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6.125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doc-topics" table:style-name="ta1">
        <table:shapes>
          <draw:frame draw:z-index="0" draw:style-name="gr1" draw:text-style-name="P1" svg:width="6.2988in" svg:height="3.5429in" svg:x="13.1339in" svg:y="0.374in">
            <draw:object draw:notify-on-update-of-ranges="'4doc-topics'.C1:'4doc-topics'.C1 '4doc-topics'.C2:'4doc-topics'.C4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1445in" svg:y="4.1807in">
            <draw:object draw:notify-on-update-of-ranges="'4doc-topics'.D1:'4doc-topics'.D1 '4doc-topics'.D2:'4doc-topics'.D4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9.9539in" svg:y="0.3638in">
            <draw:object draw:notify-on-update-of-ranges="'4doc-topics'.E1:'4doc-topics'.E1 '4doc-topics'.E2:'4doc-topics'.E4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9.7941in" svg:y="4.1386in">
            <draw:object draw:notify-on-update-of-ranges="'4doc-topics'.F1:'4doc-topics'.F1 '4doc-topics'.F2:'4doc-topics'.F4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traducción</text:p>
          </table:table-cell>
          <table:table-cell office:value-type="string" calcext:value-type="string">
            <text:p>novela</text:p>
          </table:table-cell>
          <table:table-cell office:value-type="string" calcext:value-type="string">
            <text:p>didáctica</text:p>
          </table:table-cell>
          <table:table-cell office:value-type="string" calcext:value-type="string">
            <text:p>poe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le:/data/Diego/UNAM/Titulacion/codigo/mio/analisis2/topic_modeling/textos_individuales/001.txt</text:p>
          </table:table-cell>
          <table:table-cell office:value-type="float" office:value="0.0256165781403404" calcext:value-type="float">
            <text:p>0.02561657814034</text:p>
          </table:table-cell>
          <table:table-cell office:value-type="float" office:value="0.962854788639058" calcext:value-type="float">
            <text:p>0.962854788639058</text:p>
          </table:table-cell>
          <table:table-cell office:value-type="float" office:value="0.00819700205937872" calcext:value-type="float">
            <text:p>0.008197002059379</text:p>
          </table:table-cell>
          <table:table-cell office:value-type="float" office:value="0.00333163116122284" calcext:value-type="float">
            <text:p>0.003331631161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:/data/Diego/UNAM/Titulacion/codigo/mio/analisis2/topic_modeling/textos_individuales/002.txt</text:p>
          </table:table-cell>
          <table:table-cell office:value-type="float" office:value="0.0000784007508315893" calcext:value-type="float">
            <text:p>7.84007508315893E-05</text:p>
          </table:table-cell>
          <table:table-cell office:value-type="float" office:value="0.0450308554889809" calcext:value-type="float">
            <text:p>0.045030855488981</text:p>
          </table:table-cell>
          <table:table-cell office:value-type="float" office:value="0.95247094058963" calcext:value-type="float">
            <text:p>0.95247094058963</text:p>
          </table:table-cell>
          <table:table-cell office:value-type="float" office:value="0.00241980317055756" calcext:value-type="float">
            <text:p>0.0024198031705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:/data/Diego/UNAM/Titulacion/codigo/mio/analisis2/topic_modeling/textos_individuales/003.txt</text:p>
          </table:table-cell>
          <table:table-cell office:value-type="float" office:value="0.0000213450639949752" calcext:value-type="float">
            <text:p>2.13450639949752E-05</text:p>
          </table:table-cell>
          <table:table-cell office:value-type="float" office:value="0.992051386423634" calcext:value-type="float">
            <text:p>0.992051386423634</text:p>
          </table:table-cell>
          <table:table-cell office:value-type="float" office:value="0.00752631476803889" calcext:value-type="float">
            <text:p>0.007526314768039</text:p>
          </table:table-cell>
          <table:table-cell office:value-type="float" office:value="0.0004009537443326" calcext:value-type="float">
            <text:p>0.000400953744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:/data/Diego/UNAM/Titulacion/codigo/mio/analisis2/topic_modeling/textos_individuales/004.txt</text:p>
          </table:table-cell>
          <table:table-cell office:value-type="float" office:value="0.0729454998211604" calcext:value-type="float">
            <text:p>0.07294549982116</text:p>
          </table:table-cell>
          <table:table-cell office:value-type="float" office:value="0.86607034452015" calcext:value-type="float">
            <text:p>0.86607034452015</text:p>
          </table:table-cell>
          <table:table-cell office:value-type="float" office:value="0.0132532995460225" calcext:value-type="float">
            <text:p>0.013253299546023</text:p>
          </table:table-cell>
          <table:table-cell office:value-type="float" office:value="0.0477308561126676" calcext:value-type="float">
            <text:p>0.047730856112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:/data/Diego/UNAM/Titulacion/codigo/mio/analisis2/topic_modeling/textos_individuales/005.txt</text:p>
          </table:table-cell>
          <table:table-cell office:value-type="float" office:value="0.0306216665199474" calcext:value-type="float">
            <text:p>0.030621666519947</text:p>
          </table:table-cell>
          <table:table-cell office:value-type="float" office:value="0.434155917668206" calcext:value-type="float">
            <text:p>0.434155917668206</text:p>
          </table:table-cell>
          <table:table-cell office:value-type="float" office:value="0.0440497386163563" calcext:value-type="float">
            <text:p>0.044049738616356</text:p>
          </table:table-cell>
          <table:table-cell office:value-type="float" office:value="0.49117267719549" calcext:value-type="float">
            <text:p>0.49117267719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le:/data/Diego/UNAM/Titulacion/codigo/mio/analisis2/topic_modeling/textos_individuales/006.txt</text:p>
          </table:table-cell>
          <table:table-cell office:value-type="float" office:value="0.0646363037427931" calcext:value-type="float">
            <text:p>0.064636303742793</text:p>
          </table:table-cell>
          <table:table-cell office:value-type="float" office:value="0.774276869410963" calcext:value-type="float">
            <text:p>0.774276869410963</text:p>
          </table:table-cell>
          <table:table-cell office:value-type="float" office:value="0.00921741516059712" calcext:value-type="float">
            <text:p>0.009217415160597</text:p>
          </table:table-cell>
          <table:table-cell office:value-type="float" office:value="0.151869411685647" calcext:value-type="float">
            <text:p>0.1518694116856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e:/data/Diego/UNAM/Titulacion/codigo/mio/analisis2/topic_modeling/textos_individuales/007.txt</text:p>
          </table:table-cell>
          <table:table-cell office:value-type="float" office:value="0.0273172186832725" calcext:value-type="float">
            <text:p>0.027317218683273</text:p>
          </table:table-cell>
          <table:table-cell office:value-type="float" office:value="0.172962683404702" calcext:value-type="float">
            <text:p>0.172962683404702</text:p>
          </table:table-cell>
          <table:table-cell office:value-type="float" office:value="0.016073189961123" calcext:value-type="float">
            <text:p>0.016073189961123</text:p>
          </table:table-cell>
          <table:table-cell office:value-type="float" office:value="0.783646907950903" calcext:value-type="float">
            <text:p>0.783646907950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le:/data/Diego/UNAM/Titulacion/codigo/mio/analisis2/topic_modeling/textos_individuales/008.txt</text:p>
          </table:table-cell>
          <table:table-cell office:value-type="float" office:value="0.0000755857478138662" calcext:value-type="float">
            <text:p>7.55857478138662E-05</text:p>
          </table:table-cell>
          <table:table-cell office:value-type="float" office:value="0.0108487304767198" calcext:value-type="float">
            <text:p>0.01084873047672</text:p>
          </table:table-cell>
          <table:table-cell office:value-type="float" office:value="0.988541241289907" calcext:value-type="float">
            <text:p>0.988541241289907</text:p>
          </table:table-cell>
          <table:table-cell office:value-type="float" office:value="0.000534442485558873" calcext:value-type="float">
            <text:p>0.000534442485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:/data/Diego/UNAM/Titulacion/codigo/mio/analisis2/topic_modeling/textos_individuales/009.txt</text:p>
          </table:table-cell>
          <table:table-cell office:value-type="float" office:value="0.00803687581699366" calcext:value-type="float">
            <text:p>0.008036875816994</text:p>
          </table:table-cell>
          <table:table-cell office:value-type="float" office:value="0.0145799296276897" calcext:value-type="float">
            <text:p>0.01457992962769</text:p>
          </table:table-cell>
          <table:table-cell office:value-type="float" office:value="0.977362774436415" calcext:value-type="float">
            <text:p>0.977362774436415</text:p>
          </table:table-cell>
          <table:table-cell office:value-type="float" office:value="0.000020420118901507" calcext:value-type="float">
            <text:p>2.042011890150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le:/data/Diego/UNAM/Titulacion/codigo/mio/analisis2/topic_modeling/textos_individuales/010.txt</text:p>
          </table:table-cell>
          <table:table-cell office:value-type="float" office:value="0.00181533476599208" calcext:value-type="float">
            <text:p>0.001815334765992</text:p>
          </table:table-cell>
          <table:table-cell office:value-type="float" office:value="0.981539465692031" calcext:value-type="float">
            <text:p>0.981539465692031</text:p>
          </table:table-cell>
          <table:table-cell office:value-type="float" office:value="0.0000493312811652388" calcext:value-type="float">
            <text:p>4.93312811652388E-05</text:p>
          </table:table-cell>
          <table:table-cell office:value-type="float" office:value="0.0165958682608115" calcext:value-type="float">
            <text:p>0.016595868260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le:/data/Diego/UNAM/Titulacion/codigo/mio/analisis2/topic_modeling/textos_individuales/011.txt</text:p>
          </table:table-cell>
          <table:table-cell office:value-type="float" office:value="0.195663475206713" calcext:value-type="float">
            <text:p>0.195663475206713</text:p>
          </table:table-cell>
          <table:table-cell office:value-type="float" office:value="0.562717162993736" calcext:value-type="float">
            <text:p>0.562717162993736</text:p>
          </table:table-cell>
          <table:table-cell office:value-type="float" office:value="0.175000479074363" calcext:value-type="float">
            <text:p>0.175000479074363</text:p>
          </table:table-cell>
          <table:table-cell office:value-type="float" office:value="0.0666188827251884" calcext:value-type="float">
            <text:p>0.066618882725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le:/data/Diego/UNAM/Titulacion/codigo/mio/analisis2/topic_modeling/textos_individuales/012.txt</text:p>
          </table:table-cell>
          <table:table-cell office:value-type="float" office:value="0.0227828425023805" calcext:value-type="float">
            <text:p>0.022782842502381</text:p>
          </table:table-cell>
          <table:table-cell office:value-type="float" office:value="0.484832326429094" calcext:value-type="float">
            <text:p>0.484832326429094</text:p>
          </table:table-cell>
          <table:table-cell office:value-type="float" office:value="0.0135917883181077" calcext:value-type="float">
            <text:p>0.013591788318108</text:p>
          </table:table-cell>
          <table:table-cell office:value-type="float" office:value="0.478793042750418" calcext:value-type="float">
            <text:p>0.478793042750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le:/data/Diego/UNAM/Titulacion/codigo/mio/analisis2/topic_modeling/textos_individuales/013.txt</text:p>
          </table:table-cell>
          <table:table-cell office:value-type="float" office:value="0.264906547218111" calcext:value-type="float">
            <text:p>0.264906547218111</text:p>
          </table:table-cell>
          <table:table-cell office:value-type="float" office:value="0.668204095539595" calcext:value-type="float">
            <text:p>0.668204095539595</text:p>
          </table:table-cell>
          <table:table-cell office:value-type="float" office:value="0.0455898307139797" calcext:value-type="float">
            <text:p>0.04558983071398</text:p>
          </table:table-cell>
          <table:table-cell office:value-type="float" office:value="0.0212995265283151" calcext:value-type="float">
            <text:p>0.021299526528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le:/data/Diego/UNAM/Titulacion/codigo/mio/analisis2/topic_modeling/textos_individuales/014.txt</text:p>
          </table:table-cell>
          <table:table-cell office:value-type="float" office:value="0.0000310580551940471" calcext:value-type="float">
            <text:p>3.10580551940471E-05</text:p>
          </table:table-cell>
          <table:table-cell office:value-type="float" office:value="0.241034120898569" calcext:value-type="float">
            <text:p>0.241034120898569</text:p>
          </table:table-cell>
          <table:table-cell office:value-type="float" office:value="0.130071349717466" calcext:value-type="float">
            <text:p>0.130071349717466</text:p>
          </table:table-cell>
          <table:table-cell office:value-type="float" office:value="0.628863471328771" calcext:value-type="float">
            <text:p>0.6288634713287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e:/data/Diego/UNAM/Titulacion/codigo/mio/analisis2/topic_modeling/textos_individuales/015.txt</text:p>
          </table:table-cell>
          <table:table-cell office:value-type="float" office:value="0.00508504282662144" calcext:value-type="float">
            <text:p>0.005085042826621</text:p>
          </table:table-cell>
          <table:table-cell office:value-type="float" office:value="0.962730980208032" calcext:value-type="float">
            <text:p>0.962730980208032</text:p>
          </table:table-cell>
          <table:table-cell office:value-type="float" office:value="0.0119048869425094" calcext:value-type="float">
            <text:p>0.011904886942509</text:p>
          </table:table-cell>
          <table:table-cell office:value-type="float" office:value="0.0202790900228375" calcext:value-type="float">
            <text:p>0.020279090022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le:/data/Diego/UNAM/Titulacion/codigo/mio/analisis2/topic_modeling/textos_individuales/016.txt</text:p>
          </table:table-cell>
          <table:table-cell office:value-type="float" office:value="0.553160747438809" calcext:value-type="float">
            <text:p>0.553160747438809</text:p>
          </table:table-cell>
          <table:table-cell office:value-type="float" office:value="0.270340317072053" calcext:value-type="float">
            <text:p>0.270340317072053</text:p>
          </table:table-cell>
          <table:table-cell office:value-type="float" office:value="0.0277995122535892" calcext:value-type="float">
            <text:p>0.027799512253589</text:p>
          </table:table-cell>
          <table:table-cell office:value-type="float" office:value="0.148699423235548" calcext:value-type="float">
            <text:p>0.148699423235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le:/data/Diego/UNAM/Titulacion/codigo/mio/analisis2/topic_modeling/textos_individuales/017.txt</text:p>
          </table:table-cell>
          <table:table-cell office:value-type="float" office:value="0.0365136207725667" calcext:value-type="float">
            <text:p>0.036513620772567</text:p>
          </table:table-cell>
          <table:table-cell office:value-type="float" office:value="0.857295421045963" calcext:value-type="float">
            <text:p>0.857295421045963</text:p>
          </table:table-cell>
          <table:table-cell office:value-type="float" office:value="0.0318216665935507" calcext:value-type="float">
            <text:p>0.031821666593551</text:p>
          </table:table-cell>
          <table:table-cell office:value-type="float" office:value="0.0743692915879194" calcext:value-type="float">
            <text:p>0.0743692915879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le:/data/Diego/UNAM/Titulacion/codigo/mio/analisis2/topic_modeling/textos_individuales/018.txt</text:p>
          </table:table-cell>
          <table:table-cell office:value-type="float" office:value="0.00914886569760263" calcext:value-type="float">
            <text:p>0.009148865697603</text:p>
          </table:table-cell>
          <table:table-cell office:value-type="float" office:value="0.829610769671105" calcext:value-type="float">
            <text:p>0.829610769671105</text:p>
          </table:table-cell>
          <table:table-cell office:value-type="float" office:value="0.00398531162200639" calcext:value-type="float">
            <text:p>0.003985311622006</text:p>
          </table:table-cell>
          <table:table-cell office:value-type="float" office:value="0.157255053009286" calcext:value-type="float">
            <text:p>0.157255053009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le:/data/Diego/UNAM/Titulacion/codigo/mio/analisis2/topic_modeling/textos_individuales/019.txt</text:p>
          </table:table-cell>
          <table:table-cell office:value-type="float" office:value="0.055972612815462" calcext:value-type="float">
            <text:p>0.055972612815462</text:p>
          </table:table-cell>
          <table:table-cell office:value-type="float" office:value="0.933514913168588" calcext:value-type="float">
            <text:p>0.933514913168588</text:p>
          </table:table-cell>
          <table:table-cell office:value-type="float" office:value="0.00272751665728315" calcext:value-type="float">
            <text:p>0.002727516657283</text:p>
          </table:table-cell>
          <table:table-cell office:value-type="float" office:value="0.00778495735866722" calcext:value-type="float">
            <text:p>0.007784957358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ile:/data/Diego/UNAM/Titulacion/codigo/mio/analisis2/topic_modeling/textos_individuales/020.txt</text:p>
          </table:table-cell>
          <table:table-cell office:value-type="float" office:value="0.00505422501561577" calcext:value-type="float">
            <text:p>0.005054225015616</text:p>
          </table:table-cell>
          <table:table-cell office:value-type="float" office:value="0.9064188871384" calcext:value-type="float">
            <text:p>0.9064188871384</text:p>
          </table:table-cell>
          <table:table-cell office:value-type="float" office:value="0.0374882721761876" calcext:value-type="float">
            <text:p>0.037488272176188</text:p>
          </table:table-cell>
          <table:table-cell office:value-type="float" office:value="0.0510386156697965" calcext:value-type="float">
            <text:p>0.0510386156697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le:/data/Diego/UNAM/Titulacion/codigo/mio/analisis2/topic_modeling/textos_individuales/021.txt</text:p>
          </table:table-cell>
          <table:table-cell office:value-type="float" office:value="0.247091704719986" calcext:value-type="float">
            <text:p>0.247091704719986</text:p>
          </table:table-cell>
          <table:table-cell office:value-type="float" office:value="0.695987979570021" calcext:value-type="float">
            <text:p>0.695987979570021</text:p>
          </table:table-cell>
          <table:table-cell office:value-type="float" office:value="0.000905559357614272" calcext:value-type="float">
            <text:p>0.000905559357614</text:p>
          </table:table-cell>
          <table:table-cell office:value-type="float" office:value="0.0560147563523784" calcext:value-type="float">
            <text:p>0.0560147563523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ile:/data/Diego/UNAM/Titulacion/codigo/mio/analisis2/topic_modeling/textos_individuales/022.txt</text:p>
          </table:table-cell>
          <table:table-cell office:value-type="float" office:value="0.182141319302923" calcext:value-type="float">
            <text:p>0.182141319302923</text:p>
          </table:table-cell>
          <table:table-cell office:value-type="float" office:value="0.102008694157054" calcext:value-type="float">
            <text:p>0.102008694157054</text:p>
          </table:table-cell>
          <table:table-cell office:value-type="float" office:value="0.137620166342333" calcext:value-type="float">
            <text:p>0.137620166342333</text:p>
          </table:table-cell>
          <table:table-cell office:value-type="float" office:value="0.578229820197691" calcext:value-type="float">
            <text:p>0.5782298201976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le:/data/Diego/UNAM/Titulacion/codigo/mio/analisis2/topic_modeling/textos_individuales/023.txt</text:p>
          </table:table-cell>
          <table:table-cell office:value-type="float" office:value="0.118932675946697" calcext:value-type="float">
            <text:p>0.118932675946697</text:p>
          </table:table-cell>
          <table:table-cell office:value-type="float" office:value="0.645279465458214" calcext:value-type="float">
            <text:p>0.645279465458214</text:p>
          </table:table-cell>
          <table:table-cell office:value-type="float" office:value="0.133293625004582" calcext:value-type="float">
            <text:p>0.133293625004582</text:p>
          </table:table-cell>
          <table:table-cell office:value-type="float" office:value="0.102494233590507" calcext:value-type="float">
            <text:p>0.1024942335905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le:/data/Diego/UNAM/Titulacion/codigo/mio/analisis2/topic_modeling/textos_individuales/024.txt</text:p>
          </table:table-cell>
          <table:table-cell office:value-type="float" office:value="0.0000162465250790346" calcext:value-type="float">
            <text:p>1.62465250790346E-05</text:p>
          </table:table-cell>
          <table:table-cell office:value-type="float" office:value="0.113494318532338" calcext:value-type="float">
            <text:p>0.113494318532338</text:p>
          </table:table-cell>
          <table:table-cell office:value-type="float" office:value="0.0162977037122287" calcext:value-type="float">
            <text:p>0.016297703712229</text:p>
          </table:table-cell>
          <table:table-cell office:value-type="float" office:value="0.870191731230355" calcext:value-type="float">
            <text:p>0.8701917312303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le:/data/Diego/UNAM/Titulacion/codigo/mio/analisis2/topic_modeling/textos_individuales/281.txt</text:p>
          </table:table-cell>
          <table:table-cell office:value-type="float" office:value="0.0517379690574604" calcext:value-type="float">
            <text:p>0.05173796905746</text:p>
          </table:table-cell>
          <table:table-cell office:value-type="float" office:value="0.21821981726264" calcext:value-type="float">
            <text:p>0.21821981726264</text:p>
          </table:table-cell>
          <table:table-cell office:value-type="float" office:value="0.0286124386682964" calcext:value-type="float">
            <text:p>0.028612438668297</text:p>
          </table:table-cell>
          <table:table-cell office:value-type="float" office:value="0.701429775011603" calcext:value-type="float">
            <text:p>0.701429775011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le:/data/Diego/UNAM/Titulacion/codigo/mio/analisis2/topic_modeling/textos_individuales/282.txt</text:p>
          </table:table-cell>
          <table:table-cell office:value-type="float" office:value="0.000030868237954313" calcext:value-type="float">
            <text:p>3.0868237954313E-05</text:p>
          </table:table-cell>
          <table:table-cell office:value-type="float" office:value="0.949739501453523" calcext:value-type="float">
            <text:p>0.949739501453523</text:p>
          </table:table-cell>
          <table:table-cell office:value-type="float" office:value="0.0000577818268482434" calcext:value-type="float">
            <text:p>5.77818268482434E-05</text:p>
          </table:table-cell>
          <table:table-cell office:value-type="float" office:value="0.050171848481674" calcext:value-type="float">
            <text:p>0.0501718484816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le:/data/Diego/UNAM/Titulacion/codigo/mio/analisis2/topic_modeling/textos_individuales/283.txt</text:p>
          </table:table-cell>
          <table:table-cell office:value-type="float" office:value="0.000617707972156337" calcext:value-type="float">
            <text:p>0.000617707972156</text:p>
          </table:table-cell>
          <table:table-cell office:value-type="float" office:value="0.647157082111782" calcext:value-type="float">
            <text:p>0.647157082111782</text:p>
          </table:table-cell>
          <table:table-cell office:value-type="float" office:value="0.001527848949777" calcext:value-type="float">
            <text:p>0.001527848949777</text:p>
          </table:table-cell>
          <table:table-cell office:value-type="float" office:value="0.350697360966284" calcext:value-type="float">
            <text:p>0.3506973609662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le:/data/Diego/UNAM/Titulacion/codigo/mio/analisis2/topic_modeling/textos_individuales/284.txt</text:p>
          </table:table-cell>
          <table:table-cell office:value-type="float" office:value="0.0117334193774395" calcext:value-type="float">
            <text:p>0.01173341937744</text:p>
          </table:table-cell>
          <table:table-cell office:value-type="float" office:value="0.438581360315393" calcext:value-type="float">
            <text:p>0.438581360315393</text:p>
          </table:table-cell>
          <table:table-cell office:value-type="float" office:value="0.00256742103829086" calcext:value-type="float">
            <text:p>0.002567421038291</text:p>
          </table:table-cell>
          <table:table-cell office:value-type="float" office:value="0.547117799268877" calcext:value-type="float">
            <text:p>0.5471177992688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le:/data/Diego/UNAM/Titulacion/codigo/mio/analisis2/topic_modeling/textos_individuales/285.txt</text:p>
          </table:table-cell>
          <table:table-cell office:value-type="float" office:value="0.529333138772882" calcext:value-type="float">
            <text:p>0.529333138772882</text:p>
          </table:table-cell>
          <table:table-cell office:value-type="float" office:value="0.413140440044276" calcext:value-type="float">
            <text:p>0.413140440044276</text:p>
          </table:table-cell>
          <table:table-cell office:value-type="float" office:value="0.0530104488010806" calcext:value-type="float">
            <text:p>0.053010448801081</text:p>
          </table:table-cell>
          <table:table-cell office:value-type="float" office:value="0.00451597238176149" calcext:value-type="float">
            <text:p>0.0045159723817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le:/data/Diego/UNAM/Titulacion/codigo/mio/analisis2/topic_modeling/textos_individuales/286.txt</text:p>
          </table:table-cell>
          <table:table-cell office:value-type="float" office:value="0.00986159714027875" calcext:value-type="float">
            <text:p>0.009861597140279</text:p>
          </table:table-cell>
          <table:table-cell office:value-type="float" office:value="0.561581905772097" calcext:value-type="float">
            <text:p>0.561581905772097</text:p>
          </table:table-cell>
          <table:table-cell office:value-type="float" office:value="0.000721729096998118" calcext:value-type="float">
            <text:p>0.000721729096998</text:p>
          </table:table-cell>
          <table:table-cell office:value-type="float" office:value="0.427834767990626" calcext:value-type="float">
            <text:p>0.4278347679906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le:/data/Diego/UNAM/Titulacion/codigo/mio/analisis2/topic_modeling/textos_individuales/287.txt</text:p>
          </table:table-cell>
          <table:table-cell office:value-type="float" office:value="0.167430011256935" calcext:value-type="float">
            <text:p>0.167430011256935</text:p>
          </table:table-cell>
          <table:table-cell office:value-type="float" office:value="0.61172573111937" calcext:value-type="float">
            <text:p>0.61172573111937</text:p>
          </table:table-cell>
          <table:table-cell office:value-type="float" office:value="0.0954903796832103" calcext:value-type="float">
            <text:p>0.09549037968321</text:p>
          </table:table-cell>
          <table:table-cell office:value-type="float" office:value="0.125353877940484" calcext:value-type="float">
            <text:p>0.1253538779404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le:/data/Diego/UNAM/Titulacion/codigo/mio/analisis2/topic_modeling/textos_individuales/288.txt</text:p>
          </table:table-cell>
          <table:table-cell office:value-type="float" office:value="0.00129282557821808" calcext:value-type="float">
            <text:p>0.001292825578218</text:p>
          </table:table-cell>
          <table:table-cell office:value-type="float" office:value="0.559937633643673" calcext:value-type="float">
            <text:p>0.559937633643673</text:p>
          </table:table-cell>
          <table:table-cell office:value-type="float" office:value="0.0332667914972171" calcext:value-type="float">
            <text:p>0.033266791497217</text:p>
          </table:table-cell>
          <table:table-cell office:value-type="float" office:value="0.405502749280892" calcext:value-type="float">
            <text:p>0.4055027492808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le:/data/Diego/UNAM/Titulacion/codigo/mio/analisis2/topic_modeling/textos_individuales/289.txt</text:p>
          </table:table-cell>
          <table:table-cell office:value-type="float" office:value="0.230168316994511" calcext:value-type="float">
            <text:p>0.230168316994511</text:p>
          </table:table-cell>
          <table:table-cell office:value-type="float" office:value="0.634036315109793" calcext:value-type="float">
            <text:p>0.634036315109793</text:p>
          </table:table-cell>
          <table:table-cell office:value-type="float" office:value="0.0581896252791073" calcext:value-type="float">
            <text:p>0.058189625279107</text:p>
          </table:table-cell>
          <table:table-cell office:value-type="float" office:value="0.0776057426165887" calcext:value-type="float">
            <text:p>0.077605742616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ile:/data/Diego/UNAM/Titulacion/codigo/mio/analisis2/topic_modeling/textos_individuales/290.txt</text:p>
          </table:table-cell>
          <table:table-cell office:value-type="float" office:value="0.00895383152645615" calcext:value-type="float">
            <text:p>0.008953831526456</text:p>
          </table:table-cell>
          <table:table-cell office:value-type="float" office:value="0.931964423078573" calcext:value-type="float">
            <text:p>0.931964423078573</text:p>
          </table:table-cell>
          <table:table-cell office:value-type="float" office:value="0.0117929118771431" calcext:value-type="float">
            <text:p>0.011792911877143</text:p>
          </table:table-cell>
          <table:table-cell office:value-type="float" office:value="0.0472888335178279" calcext:value-type="float">
            <text:p>0.0472888335178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le:/data/Diego/UNAM/Titulacion/codigo/mio/analisis2/topic_modeling/textos_individuales/291.txt</text:p>
          </table:table-cell>
          <table:table-cell office:value-type="float" office:value="0.0000271553599635665" calcext:value-type="float">
            <text:p>2.71553599635665E-05</text:p>
          </table:table-cell>
          <table:table-cell office:value-type="float" office:value="0.494782631047503" calcext:value-type="float">
            <text:p>0.494782631047503</text:p>
          </table:table-cell>
          <table:table-cell office:value-type="float" office:value="0.0000508317419911972" calcext:value-type="float">
            <text:p>5.08317419911972E-05</text:p>
          </table:table-cell>
          <table:table-cell office:value-type="float" office:value="0.505139381850542" calcext:value-type="float">
            <text:p>0.5051393818505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le:/data/Diego/UNAM/Titulacion/codigo/mio/analisis2/topic_modeling/textos_individuales/292.txt</text:p>
          </table:table-cell>
          <table:table-cell office:value-type="float" office:value="0.488099767701819" calcext:value-type="float">
            <text:p>0.488099767701819</text:p>
          </table:table-cell>
          <table:table-cell office:value-type="float" office:value="0.319455806860909" calcext:value-type="float">
            <text:p>0.319455806860909</text:p>
          </table:table-cell>
          <table:table-cell office:value-type="float" office:value="0.0883507907541103" calcext:value-type="float">
            <text:p>0.08835079075411</text:p>
          </table:table-cell>
          <table:table-cell office:value-type="float" office:value="0.104093634683161" calcext:value-type="float">
            <text:p>0.1040936346831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le:/data/Diego/UNAM/Titulacion/codigo/mio/analisis2/topic_modeling/textos_individuales/293.txt</text:p>
          </table:table-cell>
          <table:table-cell office:value-type="float" office:value="0.0000225715209545188" calcext:value-type="float">
            <text:p>2.25715209545188E-05</text:p>
          </table:table-cell>
          <table:table-cell office:value-type="float" office:value="0.865185805506524" calcext:value-type="float">
            <text:p>0.865185805506524</text:p>
          </table:table-cell>
          <table:table-cell office:value-type="float" office:value="0.0655450267696625" calcext:value-type="float">
            <text:p>0.065545026769663</text:p>
          </table:table-cell>
          <table:table-cell office:value-type="float" office:value="0.0692465962028594" calcext:value-type="float">
            <text:p>0.06924659620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ile:/data/Diego/UNAM/Titulacion/codigo/mio/analisis2/topic_modeling/textos_individuales/294.txt</text:p>
          </table:table-cell>
          <table:table-cell office:value-type="float" office:value="0.0621538838556208" calcext:value-type="float">
            <text:p>0.062153883855621</text:p>
          </table:table-cell>
          <table:table-cell office:value-type="float" office:value="0.744109586723972" calcext:value-type="float">
            <text:p>0.744109586723972</text:p>
          </table:table-cell>
          <table:table-cell office:value-type="float" office:value="0.0295883511232637" calcext:value-type="float">
            <text:p>0.029588351123264</text:p>
          </table:table-cell>
          <table:table-cell office:value-type="float" office:value="0.164148178297143" calcext:value-type="float">
            <text:p>0.1641481782971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le:/data/Diego/UNAM/Titulacion/codigo/mio/analisis2/topic_modeling/textos_individuales/295.txt</text:p>
          </table:table-cell>
          <table:table-cell office:value-type="float" office:value="0.0686415247691951" calcext:value-type="float">
            <text:p>0.068641524769195</text:p>
          </table:table-cell>
          <table:table-cell office:value-type="float" office:value="0.884300160526786" calcext:value-type="float">
            <text:p>0.884300160526786</text:p>
          </table:table-cell>
          <table:table-cell office:value-type="float" office:value="0.0102765601890945" calcext:value-type="float">
            <text:p>0.010276560189095</text:p>
          </table:table-cell>
          <table:table-cell office:value-type="float" office:value="0.0367817545149241" calcext:value-type="float">
            <text:p>0.0367817545149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le:/data/Diego/UNAM/Titulacion/codigo/mio/analisis2/topic_modeling/textos_individuales/296.txt</text:p>
          </table:table-cell>
          <table:table-cell office:value-type="float" office:value="0.198591384558803" calcext:value-type="float">
            <text:p>0.198591384558803</text:p>
          </table:table-cell>
          <table:table-cell office:value-type="float" office:value="0.676648876753359" calcext:value-type="float">
            <text:p>0.676648876753359</text:p>
          </table:table-cell>
          <table:table-cell office:value-type="float" office:value="0.0388871309540725" calcext:value-type="float">
            <text:p>0.038887130954073</text:p>
          </table:table-cell>
          <table:table-cell office:value-type="float" office:value="0.0858726077337657" calcext:value-type="float">
            <text:p>0.0858726077337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e:/data/Diego/UNAM/Titulacion/codigo/mio/analisis2/topic_modeling/textos_individuales/297.txt</text:p>
          </table:table-cell>
          <table:table-cell office:value-type="float" office:value="0.000955343820043868" calcext:value-type="float">
            <text:p>0.000955343820044</text:p>
          </table:table-cell>
          <table:table-cell office:value-type="float" office:value="0.91871223433514" calcext:value-type="float">
            <text:p>0.91871223433514</text:p>
          </table:table-cell>
          <table:table-cell office:value-type="float" office:value="0.0652038889531633" calcext:value-type="float">
            <text:p>0.065203888953163</text:p>
          </table:table-cell>
          <table:table-cell office:value-type="float" office:value="0.0151285328916528" calcext:value-type="float">
            <text:p>0.0151285328916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le:/data/Diego/UNAM/Titulacion/codigo/mio/analisis2/topic_modeling/textos_individuales/298.txt</text:p>
          </table:table-cell>
          <table:table-cell office:value-type="float" office:value="0.000637084242502585" calcext:value-type="float">
            <text:p>0.000637084242503</text:p>
          </table:table-cell>
          <table:table-cell office:value-type="float" office:value="0.21252258129235" calcext:value-type="float">
            <text:p>0.21252258129235</text:p>
          </table:table-cell>
          <table:table-cell office:value-type="float" office:value="0.0278536110373902" calcext:value-type="float">
            <text:p>0.02785361103739</text:p>
          </table:table-cell>
          <table:table-cell office:value-type="float" office:value="0.758986723427757" calcext:value-type="float">
            <text:p>0.7589867234277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ile:/data/Diego/UNAM/Titulacion/codigo/mio/analisis2/topic_modeling/textos_individuales/471.txt</text:p>
          </table:table-cell>
          <table:table-cell office:value-type="float" office:value="0.0727517043368546" calcext:value-type="float">
            <text:p>0.072751704336855</text:p>
          </table:table-cell>
          <table:table-cell office:value-type="float" office:value="0.108346265185643" calcext:value-type="float">
            <text:p>0.108346265185643</text:p>
          </table:table-cell>
          <table:table-cell office:value-type="float" office:value="0.802361503581558" calcext:value-type="float">
            <text:p>0.802361503581558</text:p>
          </table:table-cell>
          <table:table-cell office:value-type="float" office:value="0.0165405268959441" calcext:value-type="float">
            <text:p>0.0165405268959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le:/data/Diego/UNAM/Titulacion/codigo/mio/analisis2/topic_modeling/textos_individuales/472.txt</text:p>
          </table:table-cell>
          <table:table-cell office:value-type="float" office:value="0.0000199457792053858" calcext:value-type="float">
            <text:p>1.99457792053858E-05</text:p>
          </table:table-cell>
          <table:table-cell office:value-type="float" office:value="0.695824141676511" calcext:value-type="float">
            <text:p>0.695824141676511</text:p>
          </table:table-cell>
          <table:table-cell office:value-type="float" office:value="0.0351281070894253" calcext:value-type="float">
            <text:p>0.035128107089425</text:p>
          </table:table-cell>
          <table:table-cell office:value-type="float" office:value="0.269027805454858" calcext:value-type="float">
            <text:p>0.2690278054548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ile:/data/Diego/UNAM/Titulacion/codigo/mio/analisis2/topic_modeling/textos_individuales/473.txt</text:p>
          </table:table-cell>
          <table:table-cell office:value-type="float" office:value="0.000279764785615909" calcext:value-type="float">
            <text:p>0.000279764785616</text:p>
          </table:table-cell>
          <table:table-cell office:value-type="float" office:value="0.945271419473445" calcext:value-type="float">
            <text:p>0.945271419473445</text:p>
          </table:table-cell>
          <table:table-cell office:value-type="float" office:value="0.0332013740390756" calcext:value-type="float">
            <text:p>0.033201374039076</text:p>
          </table:table-cell>
          <table:table-cell office:value-type="float" office:value="0.0212474417018633" calcext:value-type="float">
            <text:p>0.0212474417018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le:/data/Diego/UNAM/Titulacion/codigo/mio/analisis2/topic_modeling/textos_individuales/474.txt</text:p>
          </table:table-cell>
          <table:table-cell office:value-type="float" office:value="0.000166523154441967" calcext:value-type="float">
            <text:p>0.000166523154442</text:p>
          </table:table-cell>
          <table:table-cell office:value-type="float" office:value="0.0195141122499619" calcext:value-type="float">
            <text:p>0.019514112249962</text:p>
          </table:table-cell>
          <table:table-cell office:value-type="float" office:value="0.980273998439967" calcext:value-type="float">
            <text:p>0.980273998439967</text:p>
          </table:table-cell>
          <table:table-cell office:value-type="float" office:value="0.000045366155629334" calcext:value-type="float">
            <text:p>4.5366155629334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ile:/data/Diego/UNAM/Titulacion/codigo/mio/analisis2/topic_modeling/textos_individuales/475.txt</text:p>
          </table:table-cell>
          <table:table-cell office:value-type="float" office:value="0.0268782969072915" calcext:value-type="float">
            <text:p>0.026878296907292</text:p>
          </table:table-cell>
          <table:table-cell office:value-type="float" office:value="0.940702161339235" calcext:value-type="float">
            <text:p>0.940702161339235</text:p>
          </table:table-cell>
          <table:table-cell office:value-type="float" office:value="0.0240931763541129" calcext:value-type="float">
            <text:p>0.024093176354113</text:p>
          </table:table-cell>
          <table:table-cell office:value-type="float" office:value="0.00832636539936103" calcext:value-type="float">
            <text:p>0.0083263653993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le:/data/Diego/UNAM/Titulacion/codigo/mio/analisis2/topic_modeling/textos_individuales/476.txt</text:p>
          </table:table-cell>
          <table:table-cell office:value-type="float" office:value="0.0186206655491726" calcext:value-type="float">
            <text:p>0.018620665549173</text:p>
          </table:table-cell>
          <table:table-cell office:value-type="float" office:value="0.0740241358435476" calcext:value-type="float">
            <text:p>0.074024135843548</text:p>
          </table:table-cell>
          <table:table-cell office:value-type="float" office:value="0.832336986019675" calcext:value-type="float">
            <text:p>0.832336986019675</text:p>
          </table:table-cell>
          <table:table-cell office:value-type="float" office:value="0.0750182125876049" calcext:value-type="float">
            <text:p>0.0750182125876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le:/data/Diego/UNAM/Titulacion/codigo/mio/analisis2/topic_modeling/textos_individuales/477.txt</text:p>
          </table:table-cell>
          <table:table-cell office:value-type="float" office:value="0.250324646186955" calcext:value-type="float">
            <text:p>0.250324646186955</text:p>
          </table:table-cell>
          <table:table-cell office:value-type="float" office:value="0.723692561403242" calcext:value-type="float">
            <text:p>0.723692561403242</text:p>
          </table:table-cell>
          <table:table-cell office:value-type="float" office:value="0.00630856507656872" calcext:value-type="float">
            <text:p>0.006308565076569</text:p>
          </table:table-cell>
          <table:table-cell office:value-type="float" office:value="0.0196742273332346" calcext:value-type="float">
            <text:p>0.0196742273332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ile:/data/Diego/UNAM/Titulacion/codigo/mio/analisis2/topic_modeling/textos_individuales/478.txt</text:p>
          </table:table-cell>
          <table:table-cell office:value-type="float" office:value="0.00541619920822966" calcext:value-type="float">
            <text:p>0.00541619920823</text:p>
          </table:table-cell>
          <table:table-cell office:value-type="float" office:value="0.0324812298916213" calcext:value-type="float">
            <text:p>0.032481229891621</text:p>
          </table:table-cell>
          <table:table-cell office:value-type="float" office:value="0.962070520613629" calcext:value-type="float">
            <text:p>0.962070520613629</text:p>
          </table:table-cell>
          <table:table-cell office:value-type="float" office:value="0.0000320502865199943" calcext:value-type="float">
            <text:p>3.20502865199943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e:/data/Diego/UNAM/Titulacion/codigo/mio/analisis2/topic_modeling/textos_individuales/479.txt</text:p>
          </table:table-cell>
          <table:table-cell office:value-type="float" office:value="0.0000182982087729631" calcext:value-type="float">
            <text:p>1.82982087729631E-05</text:p>
          </table:table-cell>
          <table:table-cell office:value-type="float" office:value="0.448403102071758" calcext:value-type="float">
            <text:p>0.448403102071758</text:p>
          </table:table-cell>
          <table:table-cell office:value-type="float" office:value="0.0341931642648379" calcext:value-type="float">
            <text:p>0.034193164264838</text:p>
          </table:table-cell>
          <table:table-cell office:value-type="float" office:value="0.517385435454631" calcext:value-type="float">
            <text:p>0.5173854354546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le:/data/Diego/UNAM/Titulacion/codigo/mio/analisis2/topic_modeling/textos_individuales/480.txt</text:p>
          </table:table-cell>
          <table:table-cell office:value-type="float" office:value="0.0476685943640601" calcext:value-type="float">
            <text:p>0.04766859436406</text:p>
          </table:table-cell>
          <table:table-cell office:value-type="float" office:value="0.145314541158953" calcext:value-type="float">
            <text:p>0.145314541158953</text:p>
          </table:table-cell>
          <table:table-cell office:value-type="float" office:value="0.8052812581566" calcext:value-type="float">
            <text:p>0.8052812581566</text:p>
          </table:table-cell>
          <table:table-cell office:value-type="float" office:value="0.00173560632038716" calcext:value-type="float">
            <text:p>0.0017356063203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le:/data/Diego/UNAM/Titulacion/codigo/mio/analisis2/topic_modeling/textos_individuales/481.txt</text:p>
          </table:table-cell>
          <table:table-cell office:value-type="float" office:value="0.0229306607105132" calcext:value-type="float">
            <text:p>0.022930660710513</text:p>
          </table:table-cell>
          <table:table-cell office:value-type="float" office:value="0.887068621134812" calcext:value-type="float">
            <text:p>0.887068621134812</text:p>
          </table:table-cell>
          <table:table-cell office:value-type="float" office:value="0.0480636917714379" calcext:value-type="float">
            <text:p>0.048063691771438</text:p>
          </table:table-cell>
          <table:table-cell office:value-type="float" office:value="0.041937026383237" calcext:value-type="float">
            <text:p>0.0419370263832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ile:/data/Diego/UNAM/Titulacion/codigo/mio/analisis2/topic_modeling/textos_individuales/482.txt</text:p>
          </table:table-cell>
          <table:table-cell office:value-type="float" office:value="0.000617037082962174" calcext:value-type="float">
            <text:p>0.000617037082962</text:p>
          </table:table-cell>
          <table:table-cell office:value-type="float" office:value="0.857822793195976" calcext:value-type="float">
            <text:p>0.857822793195976</text:p>
          </table:table-cell>
          <table:table-cell office:value-type="float" office:value="0.0100516832833757" calcext:value-type="float">
            <text:p>0.010051683283376</text:p>
          </table:table-cell>
          <table:table-cell office:value-type="float" office:value="0.131508486437686" calcext:value-type="float">
            <text:p>0.1315084864376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ile:/data/Diego/UNAM/Titulacion/codigo/mio/analisis2/topic_modeling/textos_individuales/483.txt</text:p>
          </table:table-cell>
          <table:table-cell office:value-type="float" office:value="0.0000185926666692428" calcext:value-type="float">
            <text:p>1.85926666692428E-05</text:p>
          </table:table-cell>
          <table:table-cell office:value-type="float" office:value="0.940697904551061" calcext:value-type="float">
            <text:p>0.940697904551061</text:p>
          </table:table-cell>
          <table:table-cell office:value-type="float" office:value="0.0252774238210067" calcext:value-type="float">
            <text:p>0.025277423821007</text:p>
          </table:table-cell>
          <table:table-cell office:value-type="float" office:value="0.0340060789612633" calcext:value-type="float">
            <text:p>0.0340060789612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le:/data/Diego/UNAM/Titulacion/codigo/mio/analisis2/topic_modeling/textos_individuales/484.txt</text:p>
          </table:table-cell>
          <table:table-cell office:value-type="float" office:value="0.0000358442307789517" calcext:value-type="float">
            <text:p>3.58442307789517E-05</text:p>
          </table:table-cell>
          <table:table-cell office:value-type="float" office:value="0.861138307525263" calcext:value-type="float">
            <text:p>0.861138307525263</text:p>
          </table:table-cell>
          <table:table-cell office:value-type="float" office:value="0.13876084257892" calcext:value-type="float">
            <text:p>0.13876084257892</text:p>
          </table:table-cell>
          <table:table-cell office:value-type="float" office:value="0.000065005665038371" calcext:value-type="float">
            <text:p>6.5005665038371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le:/data/Diego/UNAM/Titulacion/codigo/mio/analisis2/topic_modeling/textos_individuales/485.txt</text:p>
          </table:table-cell>
          <table:table-cell office:value-type="float" office:value="0.0265875682931988" calcext:value-type="float">
            <text:p>0.026587568293199</text:p>
          </table:table-cell>
          <table:table-cell office:value-type="float" office:value="0.850029230624443" calcext:value-type="float">
            <text:p>0.850029230624443</text:p>
          </table:table-cell>
          <table:table-cell office:value-type="float" office:value="0.0216575534493215" calcext:value-type="float">
            <text:p>0.021657553449322</text:p>
          </table:table-cell>
          <table:table-cell office:value-type="float" office:value="0.101725647633037" calcext:value-type="float">
            <text:p>0.1017256476330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:/data/Diego/UNAM/Titulacion/codigo/mio/analisis2/topic_modeling/textos_individuales/486.txt</text:p>
          </table:table-cell>
          <table:table-cell office:value-type="float" office:value="0.0328383849963445" calcext:value-type="float">
            <text:p>0.032838384996345</text:p>
          </table:table-cell>
          <table:table-cell office:value-type="float" office:value="0.595711486683486" calcext:value-type="float">
            <text:p>0.595711486683486</text:p>
          </table:table-cell>
          <table:table-cell office:value-type="float" office:value="0.0302313946496762" calcext:value-type="float">
            <text:p>0.030231394649676</text:p>
          </table:table-cell>
          <table:table-cell office:value-type="float" office:value="0.341218733670493" calcext:value-type="float">
            <text:p>0.341218733670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ile:/data/Diego/UNAM/Titulacion/codigo/mio/analisis2/topic_modeling/textos_individuales/487.txt</text:p>
          </table:table-cell>
          <table:table-cell office:value-type="float" office:value="0.000113602162572639" calcext:value-type="float">
            <text:p>0.000113602162573</text:p>
          </table:table-cell>
          <table:table-cell office:value-type="float" office:value="0.905699990295229" calcext:value-type="float">
            <text:p>0.905699990295229</text:p>
          </table:table-cell>
          <table:table-cell office:value-type="float" office:value="0.090873202839797" calcext:value-type="float">
            <text:p>0.090873202839797</text:p>
          </table:table-cell>
          <table:table-cell office:value-type="float" office:value="0.00331320470240147" calcext:value-type="float">
            <text:p>0.0033132047024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ile:/data/Diego/UNAM/Titulacion/codigo/mio/analisis2/topic_modeling/textos_individuales/488.txt</text:p>
          </table:table-cell>
          <table:table-cell office:value-type="float" office:value="0.000220416537677639" calcext:value-type="float">
            <text:p>0.000220416537678</text:p>
          </table:table-cell>
          <table:table-cell office:value-type="float" office:value="0.946451724841535" calcext:value-type="float">
            <text:p>0.946451724841535</text:p>
          </table:table-cell>
          <table:table-cell office:value-type="float" office:value="0.0235254426159625" calcext:value-type="float">
            <text:p>0.023525442615963</text:p>
          </table:table-cell>
          <table:table-cell office:value-type="float" office:value="0.0298024160048246" calcext:value-type="float">
            <text:p>0.0298024160048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le:/data/Diego/UNAM/Titulacion/codigo/mio/analisis2/topic_modeling/textos_individuales/026.txt</text:p>
          </table:table-cell>
          <table:table-cell office:value-type="float" office:value="0.00434454295542513" calcext:value-type="float">
            <text:p>0.004344542955425</text:p>
          </table:table-cell>
          <table:table-cell office:value-type="float" office:value="0.91559691474587" calcext:value-type="float">
            <text:p>0.91559691474587</text:p>
          </table:table-cell>
          <table:table-cell office:value-type="float" office:value="0.00034708083099456" calcext:value-type="float">
            <text:p>0.000347080830995</text:p>
          </table:table-cell>
          <table:table-cell office:value-type="float" office:value="0.0797114614677105" calcext:value-type="float">
            <text:p>0.0797114614677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le:/data/Diego/UNAM/Titulacion/codigo/mio/analisis2/topic_modeling/textos_individuales/027.txt</text:p>
          </table:table-cell>
          <table:table-cell office:value-type="float" office:value="0.0360613216067257" calcext:value-type="float">
            <text:p>0.036061321606726</text:p>
          </table:table-cell>
          <table:table-cell office:value-type="float" office:value="0.908723403813038" calcext:value-type="float">
            <text:p>0.908723403813038</text:p>
          </table:table-cell>
          <table:table-cell office:value-type="float" office:value="0.035798404022463" calcext:value-type="float">
            <text:p>0.035798404022463</text:p>
          </table:table-cell>
          <table:table-cell office:value-type="float" office:value="0.0194168705577734" calcext:value-type="float">
            <text:p>0.0194168705577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ile:/data/Diego/UNAM/Titulacion/codigo/mio/analisis2/topic_modeling/textos_individuales/028.txt</text:p>
          </table:table-cell>
          <table:table-cell office:value-type="float" office:value="0.00215562862058736" calcext:value-type="float">
            <text:p>0.002155628620587</text:p>
          </table:table-cell>
          <table:table-cell office:value-type="float" office:value="0.838398163743552" calcext:value-type="float">
            <text:p>0.838398163743552</text:p>
          </table:table-cell>
          <table:table-cell office:value-type="float" office:value="0.0177221822057836" calcext:value-type="float">
            <text:p>0.017722182205784</text:p>
          </table:table-cell>
          <table:table-cell office:value-type="float" office:value="0.141724025430077" calcext:value-type="float">
            <text:p>0.141724025430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ile:/data/Diego/UNAM/Titulacion/codigo/mio/analisis2/topic_modeling/textos_individuales/029.txt</text:p>
          </table:table-cell>
          <table:table-cell office:value-type="float" office:value="0.000026776929852865" calcext:value-type="float">
            <text:p>2.6776929852865E-05</text:p>
          </table:table-cell>
          <table:table-cell office:value-type="float" office:value="0.264158206281666" calcext:value-type="float">
            <text:p>0.264158206281666</text:p>
          </table:table-cell>
          <table:table-cell office:value-type="float" office:value="0.0780599876638803" calcext:value-type="float">
            <text:p>0.07805998766388</text:p>
          </table:table-cell>
          <table:table-cell office:value-type="float" office:value="0.6577550291246" calcext:value-type="float">
            <text:p>0.65775502912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ile:/data/Diego/UNAM/Titulacion/codigo/mio/analisis2/topic_modeling/textos_individuales/030.txt</text:p>
          </table:table-cell>
          <table:table-cell office:value-type="float" office:value="0.00325431109236435" calcext:value-type="float">
            <text:p>0.003254311092364</text:p>
          </table:table-cell>
          <table:table-cell office:value-type="float" office:value="0.933506487209305" calcext:value-type="float">
            <text:p>0.933506487209305</text:p>
          </table:table-cell>
          <table:table-cell office:value-type="float" office:value="0.0552088665799074" calcext:value-type="float">
            <text:p>0.055208866579908</text:p>
          </table:table-cell>
          <table:table-cell office:value-type="float" office:value="0.00803033511842374" calcext:value-type="float">
            <text:p>0.0080303351184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e:/data/Diego/UNAM/Titulacion/codigo/mio/analisis2/topic_modeling/textos_individuales/031.txt</text:p>
          </table:table-cell>
          <table:table-cell office:value-type="float" office:value="0.00228256403151432" calcext:value-type="float">
            <text:p>0.002282564031514</text:p>
          </table:table-cell>
          <table:table-cell office:value-type="float" office:value="0.170949695158213" calcext:value-type="float">
            <text:p>0.170949695158213</text:p>
          </table:table-cell>
          <table:table-cell office:value-type="float" office:value="0.826631817884841" calcext:value-type="float">
            <text:p>0.826631817884841</text:p>
          </table:table-cell>
          <table:table-cell office:value-type="float" office:value="0.000135922925431046" calcext:value-type="float">
            <text:p>0.0001359229254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le:/data/Diego/UNAM/Titulacion/codigo/mio/analisis2/topic_modeling/textos_individuales/032.txt</text:p>
          </table:table-cell>
          <table:table-cell office:value-type="float" office:value="0.0000196815152012808" calcext:value-type="float">
            <text:p>1.96815152012808E-05</text:p>
          </table:table-cell>
          <table:table-cell office:value-type="float" office:value="0.0336127865750915" calcext:value-type="float">
            <text:p>0.033612786575092</text:p>
          </table:table-cell>
          <table:table-cell office:value-type="float" office:value="0.965218466947578" calcext:value-type="float">
            <text:p>0.965218466947578</text:p>
          </table:table-cell>
          <table:table-cell office:value-type="float" office:value="0.00114906496212944" calcext:value-type="float">
            <text:p>0.0011490649621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le:/data/Diego/UNAM/Titulacion/codigo/mio/analisis2/topic_modeling/textos_individuales/033.txt</text:p>
          </table:table-cell>
          <table:table-cell office:value-type="float" office:value="0.00031350738827274" calcext:value-type="float">
            <text:p>0.000313507388273</text:p>
          </table:table-cell>
          <table:table-cell office:value-type="float" office:value="0.243336098438922" calcext:value-type="float">
            <text:p>0.243336098438922</text:p>
          </table:table-cell>
          <table:table-cell office:value-type="float" office:value="0.0323755661472238" calcext:value-type="float">
            <text:p>0.032375566147224</text:p>
          </table:table-cell>
          <table:table-cell office:value-type="float" office:value="0.723974828025581" calcext:value-type="float">
            <text:p>0.7239748280255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le:/data/Diego/UNAM/Titulacion/codigo/mio/analisis2/topic_modeling/textos_individuales/034.txt</text:p>
          </table:table-cell>
          <table:table-cell office:value-type="float" office:value="0.0251211206136277" calcext:value-type="float">
            <text:p>0.025121120613628</text:p>
          </table:table-cell>
          <table:table-cell office:value-type="float" office:value="0.929219609229553" calcext:value-type="float">
            <text:p>0.929219609229553</text:p>
          </table:table-cell>
          <table:table-cell office:value-type="float" office:value="0.014844238885786" calcext:value-type="float">
            <text:p>0.014844238885786</text:p>
          </table:table-cell>
          <table:table-cell office:value-type="float" office:value="0.0308150312710333" calcext:value-type="float">
            <text:p>0.0308150312710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le:/data/Diego/UNAM/Titulacion/codigo/mio/analisis2/topic_modeling/textos_individuales/035.txt</text:p>
          </table:table-cell>
          <table:table-cell office:value-type="float" office:value="0.0000216456350431388" calcext:value-type="float">
            <text:p>2.16456350431388E-05</text:p>
          </table:table-cell>
          <table:table-cell office:value-type="float" office:value="0.0508038085140232" calcext:value-type="float">
            <text:p>0.050803808514023</text:p>
          </table:table-cell>
          <table:table-cell office:value-type="float" office:value="0.948890394108308" calcext:value-type="float">
            <text:p>0.948890394108308</text:p>
          </table:table-cell>
          <table:table-cell office:value-type="float" office:value="0.000284151742625467" calcext:value-type="float">
            <text:p>0.0002841517426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le:/data/Diego/UNAM/Titulacion/codigo/mio/analisis2/topic_modeling/textos_individuales/036.txt</text:p>
          </table:table-cell>
          <table:table-cell office:value-type="float" office:value="0.0320272278524184" calcext:value-type="float">
            <text:p>0.032027227852419</text:p>
          </table:table-cell>
          <table:table-cell office:value-type="float" office:value="0.404349086936196" calcext:value-type="float">
            <text:p>0.404349086936196</text:p>
          </table:table-cell>
          <table:table-cell office:value-type="float" office:value="0.00269705690887393" calcext:value-type="float">
            <text:p>0.002697056908874</text:p>
          </table:table-cell>
          <table:table-cell office:value-type="float" office:value="0.560926628302512" calcext:value-type="float">
            <text:p>0.5609266283025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ile:/data/Diego/UNAM/Titulacion/codigo/mio/analisis2/topic_modeling/textos_individuales/037.txt</text:p>
          </table:table-cell>
          <table:table-cell office:value-type="float" office:value="0.0000437158095667807" calcext:value-type="float">
            <text:p>4.37158095667807E-05</text:p>
          </table:table-cell>
          <table:table-cell office:value-type="float" office:value="0.0620349101147041" calcext:value-type="float">
            <text:p>0.062034910114704</text:p>
          </table:table-cell>
          <table:table-cell office:value-type="float" office:value="0.0306972477919524" calcext:value-type="float">
            <text:p>0.030697247791953</text:p>
          </table:table-cell>
          <table:table-cell office:value-type="float" office:value="0.907224126283777" calcext:value-type="float">
            <text:p>0.9072241262837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ile:/data/Diego/UNAM/Titulacion/codigo/mio/analisis2/topic_modeling/textos_individuales/038.txt</text:p>
          </table:table-cell>
          <table:table-cell office:value-type="float" office:value="0.0000179671618367896" calcext:value-type="float">
            <text:p>1.79671618367896E-05</text:p>
          </table:table-cell>
          <table:table-cell office:value-type="float" office:value="0.0144226905759054" calcext:value-type="float">
            <text:p>0.014422690575906</text:p>
          </table:table-cell>
          <table:table-cell office:value-type="float" office:value="0.980444800612498" calcext:value-type="float">
            <text:p>0.980444800612498</text:p>
          </table:table-cell>
          <table:table-cell office:value-type="float" office:value="0.00511454164976001" calcext:value-type="float">
            <text:p>0.005114541649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le:/data/Diego/UNAM/Titulacion/codigo/mio/analisis2/topic_modeling/textos_individuales/039.txt</text:p>
          </table:table-cell>
          <table:table-cell office:value-type="float" office:value="0.00182941166397073" calcext:value-type="float">
            <text:p>0.001829411663971</text:p>
          </table:table-cell>
          <table:table-cell office:value-type="float" office:value="0.36696616421887" calcext:value-type="float">
            <text:p>0.36696616421887</text:p>
          </table:table-cell>
          <table:table-cell office:value-type="float" office:value="0.00970400212506528" calcext:value-type="float">
            <text:p>0.009704002125065</text:p>
          </table:table-cell>
          <table:table-cell office:value-type="float" office:value="0.621500421992094" calcext:value-type="float">
            <text:p>0.6215004219920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le:/data/Diego/UNAM/Titulacion/codigo/mio/analisis2/topic_modeling/textos_individuales/040.txt</text:p>
          </table:table-cell>
          <table:table-cell office:value-type="float" office:value="0.0426743095740804" calcext:value-type="float">
            <text:p>0.04267430957408</text:p>
          </table:table-cell>
          <table:table-cell office:value-type="float" office:value="0.25903385303494" calcext:value-type="float">
            <text:p>0.25903385303494</text:p>
          </table:table-cell>
          <table:table-cell office:value-type="float" office:value="0.693653623081534" calcext:value-type="float">
            <text:p>0.693653623081534</text:p>
          </table:table-cell>
          <table:table-cell office:value-type="float" office:value="0.00463821430944469" calcext:value-type="float">
            <text:p>0.0046382143094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le:/data/Diego/UNAM/Titulacion/codigo/mio/analisis2/topic_modeling/textos_individuales/041.txt</text:p>
          </table:table-cell>
          <table:table-cell office:value-type="float" office:value="0.0638439094391094" calcext:value-type="float">
            <text:p>0.06384390943911</text:p>
          </table:table-cell>
          <table:table-cell office:value-type="float" office:value="0.89454342373623" calcext:value-type="float">
            <text:p>0.89454342373623</text:p>
          </table:table-cell>
          <table:table-cell office:value-type="float" office:value="0.00219725560728469" calcext:value-type="float">
            <text:p>0.002197255607285</text:p>
          </table:table-cell>
          <table:table-cell office:value-type="float" office:value="0.0394154112173756" calcext:value-type="float">
            <text:p>0.0394154112173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ile:/data/Diego/UNAM/Titulacion/codigo/mio/analisis2/topic_modeling/textos_individuales/042.txt</text:p>
          </table:table-cell>
          <table:table-cell office:value-type="float" office:value="0.0245930847129749" calcext:value-type="float">
            <text:p>0.024593084712975</text:p>
          </table:table-cell>
          <table:table-cell office:value-type="float" office:value="0.300926068627152" calcext:value-type="float">
            <text:p>0.300926068627152</text:p>
          </table:table-cell>
          <table:table-cell office:value-type="float" office:value="0.0869314620794954" calcext:value-type="float">
            <text:p>0.086931462079495</text:p>
          </table:table-cell>
          <table:table-cell office:value-type="float" office:value="0.587549384580378" calcext:value-type="float">
            <text:p>0.5875493845803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le:/data/Diego/UNAM/Titulacion/codigo/mio/analisis2/topic_modeling/textos_individuales/043.txt</text:p>
          </table:table-cell>
          <table:table-cell office:value-type="float" office:value="0.00798629578358595" calcext:value-type="float">
            <text:p>0.007986295783586</text:p>
          </table:table-cell>
          <table:table-cell office:value-type="float" office:value="0.193820921383225" calcext:value-type="float">
            <text:p>0.193820921383225</text:p>
          </table:table-cell>
          <table:table-cell office:value-type="float" office:value="0.0167682981678698" calcext:value-type="float">
            <text:p>0.01676829816787</text:p>
          </table:table-cell>
          <table:table-cell office:value-type="float" office:value="0.78142448466532" calcext:value-type="float">
            <text:p>0.781424484665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ile:/data/Diego/UNAM/Titulacion/codigo/mio/analisis2/topic_modeling/textos_individuales/044.txt</text:p>
          </table:table-cell>
          <table:table-cell office:value-type="float" office:value="0.562942617639646" calcext:value-type="float">
            <text:p>0.562942617639646</text:p>
          </table:table-cell>
          <table:table-cell office:value-type="float" office:value="0.356851936512768" calcext:value-type="float">
            <text:p>0.356851936512768</text:p>
          </table:table-cell>
          <table:table-cell office:value-type="float" office:value="0.0519938955226711" calcext:value-type="float">
            <text:p>0.051993895522671</text:p>
          </table:table-cell>
          <table:table-cell office:value-type="float" office:value="0.0282115503249151" calcext:value-type="float">
            <text:p>0.0282115503249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ile:/data/Diego/UNAM/Titulacion/codigo/mio/analisis2/topic_modeling/textos_individuales/045.txt</text:p>
          </table:table-cell>
          <table:table-cell office:value-type="float" office:value="0.355103402962997" calcext:value-type="float">
            <text:p>0.355103402962997</text:p>
          </table:table-cell>
          <table:table-cell office:value-type="float" office:value="0.563899293551273" calcext:value-type="float">
            <text:p>0.563899293551273</text:p>
          </table:table-cell>
          <table:table-cell office:value-type="float" office:value="0.00336479670955475" calcext:value-type="float">
            <text:p>0.003364796709555</text:p>
          </table:table-cell>
          <table:table-cell office:value-type="float" office:value="0.0776325067761748" calcext:value-type="float">
            <text:p>0.0776325067761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ile:/data/Diego/UNAM/Titulacion/codigo/mio/analisis2/topic_modeling/textos_individuales/118.txt</text:p>
          </table:table-cell>
          <table:table-cell office:value-type="float" office:value="0.64275678178396" calcext:value-type="float">
            <text:p>0.64275678178396</text:p>
          </table:table-cell>
          <table:table-cell office:value-type="float" office:value="0.299133707608705" calcext:value-type="float">
            <text:p>0.299133707608705</text:p>
          </table:table-cell>
          <table:table-cell office:value-type="float" office:value="0.0224769640018097" calcext:value-type="float">
            <text:p>0.02247696400181</text:p>
          </table:table-cell>
          <table:table-cell office:value-type="float" office:value="0.0356325466055252" calcext:value-type="float">
            <text:p>0.035632546605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ile:/data/Diego/UNAM/Titulacion/codigo/mio/analisis2/topic_modeling/textos_individuales/119.txt</text:p>
          </table:table-cell>
          <table:table-cell office:value-type="float" office:value="0.309262278592759" calcext:value-type="float">
            <text:p>0.309262278592759</text:p>
          </table:table-cell>
          <table:table-cell office:value-type="float" office:value="0.591641810663276" calcext:value-type="float">
            <text:p>0.591641810663276</text:p>
          </table:table-cell>
          <table:table-cell office:value-type="float" office:value="0.0404107575851792" calcext:value-type="float">
            <text:p>0.040410757585179</text:p>
          </table:table-cell>
          <table:table-cell office:value-type="float" office:value="0.0586851531587859" calcext:value-type="float">
            <text:p>0.0586851531587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ile:/data/Diego/UNAM/Titulacion/codigo/mio/analisis2/topic_modeling/textos_individuales/120.txt</text:p>
          </table:table-cell>
          <table:table-cell office:value-type="float" office:value="0.198029523566516" calcext:value-type="float">
            <text:p>0.198029523566516</text:p>
          </table:table-cell>
          <table:table-cell office:value-type="float" office:value="0.653501473263437" calcext:value-type="float">
            <text:p>0.653501473263437</text:p>
          </table:table-cell>
          <table:table-cell office:value-type="float" office:value="0.0626230992039726" calcext:value-type="float">
            <text:p>0.062623099203973</text:p>
          </table:table-cell>
          <table:table-cell office:value-type="float" office:value="0.0858459039660741" calcext:value-type="float">
            <text:p>0.0858459039660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ile:/data/Diego/UNAM/Titulacion/codigo/mio/analisis2/topic_modeling/textos_individuales/121.txt</text:p>
          </table:table-cell>
          <table:table-cell office:value-type="float" office:value="0.0000145568166858365" calcext:value-type="float">
            <text:p>1.45568166858365E-05</text:p>
          </table:table-cell>
          <table:table-cell office:value-type="float" office:value="0.167815084761478" calcext:value-type="float">
            <text:p>0.167815084761478</text:p>
          </table:table-cell>
          <table:table-cell office:value-type="float" office:value="0.0814684586239134" calcext:value-type="float">
            <text:p>0.081468458623913</text:p>
          </table:table-cell>
          <table:table-cell office:value-type="float" office:value="0.750701899797922" calcext:value-type="float">
            <text:p>0.7507018997979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ile:/data/Diego/UNAM/Titulacion/codigo/mio/analisis2/topic_modeling/textos_individuales/122.txt</text:p>
          </table:table-cell>
          <table:table-cell office:value-type="float" office:value="0.0196731645101564" calcext:value-type="float">
            <text:p>0.019673164510157</text:p>
          </table:table-cell>
          <table:table-cell office:value-type="float" office:value="0.857871394574533" calcext:value-type="float">
            <text:p>0.857871394574533</text:p>
          </table:table-cell>
          <table:table-cell office:value-type="float" office:value="0.0839340620134526" calcext:value-type="float">
            <text:p>0.083934062013453</text:p>
          </table:table-cell>
          <table:table-cell office:value-type="float" office:value="0.038521378901858" calcext:value-type="float">
            <text:p>0.0385213789018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ile:/data/Diego/UNAM/Titulacion/codigo/mio/analisis2/topic_modeling/textos_individuales/123.txt</text:p>
          </table:table-cell>
          <table:table-cell office:value-type="float" office:value="0.125712289530792" calcext:value-type="float">
            <text:p>0.125712289530792</text:p>
          </table:table-cell>
          <table:table-cell office:value-type="float" office:value="0.122758199943239" calcext:value-type="float">
            <text:p>0.122758199943239</text:p>
          </table:table-cell>
          <table:table-cell office:value-type="float" office:value="0.084244374728794" calcext:value-type="float">
            <text:p>0.084244374728794</text:p>
          </table:table-cell>
          <table:table-cell office:value-type="float" office:value="0.667285135797175" calcext:value-type="float">
            <text:p>0.6672851357971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ile:/data/Diego/UNAM/Titulacion/codigo/mio/analisis2/topic_modeling/textos_individuales/124.txt</text:p>
          </table:table-cell>
          <table:table-cell office:value-type="float" office:value="0.0000247661454739455" calcext:value-type="float">
            <text:p>2.47661454739455E-05</text:p>
          </table:table-cell>
          <table:table-cell office:value-type="float" office:value="0.229190670929474" calcext:value-type="float">
            <text:p>0.229190670929474</text:p>
          </table:table-cell>
          <table:table-cell office:value-type="float" office:value="0.00747169012569615" calcext:value-type="float">
            <text:p>0.007471690125696</text:p>
          </table:table-cell>
          <table:table-cell office:value-type="float" office:value="0.763312872799356" calcext:value-type="float">
            <text:p>0.7633128727993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ile:/data/Diego/UNAM/Titulacion/codigo/mio/analisis2/topic_modeling/textos_individuales/125.txt</text:p>
          </table:table-cell>
          <table:table-cell office:value-type="float" office:value="0.00626054159754215" calcext:value-type="float">
            <text:p>0.006260541597542</text:p>
          </table:table-cell>
          <table:table-cell office:value-type="float" office:value="0.938663331021746" calcext:value-type="float">
            <text:p>0.938663331021746</text:p>
          </table:table-cell>
          <table:table-cell office:value-type="float" office:value="0.000692088252590427" calcext:value-type="float">
            <text:p>0.00069208825259</text:p>
          </table:table-cell>
          <table:table-cell office:value-type="float" office:value="0.0543840391281215" calcext:value-type="float">
            <text:p>0.0543840391281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ile:/data/Diego/UNAM/Titulacion/codigo/mio/analisis2/topic_modeling/textos_individuales/126.txt</text:p>
          </table:table-cell>
          <table:table-cell office:value-type="float" office:value="0.485710861019342" calcext:value-type="float">
            <text:p>0.485710861019342</text:p>
          </table:table-cell>
          <table:table-cell office:value-type="float" office:value="0.310274994126301" calcext:value-type="float">
            <text:p>0.310274994126301</text:p>
          </table:table-cell>
          <table:table-cell office:value-type="float" office:value="0.111521266421387" calcext:value-type="float">
            <text:p>0.111521266421387</text:p>
          </table:table-cell>
          <table:table-cell office:value-type="float" office:value="0.09249287843297" calcext:value-type="float">
            <text:p>0.092492878432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ile:/data/Diego/UNAM/Titulacion/codigo/mio/analisis2/topic_modeling/textos_individuales/127.txt</text:p>
          </table:table-cell>
          <table:table-cell office:value-type="float" office:value="0.0000186456163937657" calcext:value-type="float">
            <text:p>1.86456163937657E-05</text:p>
          </table:table-cell>
          <table:table-cell office:value-type="float" office:value="0.2463841013462" calcext:value-type="float">
            <text:p>0.2463841013462</text:p>
          </table:table-cell>
          <table:table-cell office:value-type="float" office:value="0.0222905745056643" calcext:value-type="float">
            <text:p>0.022290574505664</text:p>
          </table:table-cell>
          <table:table-cell office:value-type="float" office:value="0.731306678531742" calcext:value-type="float">
            <text:p>0.731306678531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ile:/data/Diego/UNAM/Titulacion/codigo/mio/analisis2/topic_modeling/textos_individuales/128.txt</text:p>
          </table:table-cell>
          <table:table-cell office:value-type="float" office:value="0.0000159532858026712" calcext:value-type="float">
            <text:p>1.59532858026712E-05</text:p>
          </table:table-cell>
          <table:table-cell office:value-type="float" office:value="0.00811326992718144" calcext:value-type="float">
            <text:p>0.008113269927181</text:p>
          </table:table-cell>
          <table:table-cell office:value-type="float" office:value="0.991029623631964" calcext:value-type="float">
            <text:p>0.991029623631964</text:p>
          </table:table-cell>
          <table:table-cell office:value-type="float" office:value="0.000841153155051867" calcext:value-type="float">
            <text:p>0.0008411531550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ile:/data/Diego/UNAM/Titulacion/codigo/mio/analisis2/topic_modeling/textos_individuales/129.txt</text:p>
          </table:table-cell>
          <table:table-cell office:value-type="float" office:value="0.0199093697477991" calcext:value-type="float">
            <text:p>0.019909369747799</text:p>
          </table:table-cell>
          <table:table-cell office:value-type="float" office:value="0.27467922310765" calcext:value-type="float">
            <text:p>0.27467922310765</text:p>
          </table:table-cell>
          <table:table-cell office:value-type="float" office:value="0.060928875939418" calcext:value-type="float">
            <text:p>0.060928875939418</text:p>
          </table:table-cell>
          <table:table-cell office:value-type="float" office:value="0.644482531205133" calcext:value-type="float">
            <text:p>0.6444825312051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le:/data/Diego/UNAM/Titulacion/codigo/mio/analisis2/topic_modeling/textos_individuales/130.txt</text:p>
          </table:table-cell>
          <table:table-cell office:value-type="float" office:value="0.0000363005892768046" calcext:value-type="float">
            <text:p>3.63005892768046E-05</text:p>
          </table:table-cell>
          <table:table-cell office:value-type="float" office:value="0.128323551442219" calcext:value-type="float">
            <text:p>0.128323551442219</text:p>
          </table:table-cell>
          <table:table-cell office:value-type="float" office:value="0.00787125920238056" calcext:value-type="float">
            <text:p>0.007871259202381</text:p>
          </table:table-cell>
          <table:table-cell office:value-type="float" office:value="0.863768888766124" calcext:value-type="float">
            <text:p>0.8637688887661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le:/data/Diego/UNAM/Titulacion/codigo/mio/analisis2/topic_modeling/textos_individuales/131.txt</text:p>
          </table:table-cell>
          <table:table-cell office:value-type="float" office:value="0.0383790268094601" calcext:value-type="float">
            <text:p>0.03837902680946</text:p>
          </table:table-cell>
          <table:table-cell office:value-type="float" office:value="0.707734959294759" calcext:value-type="float">
            <text:p>0.707734959294759</text:p>
          </table:table-cell>
          <table:table-cell office:value-type="float" office:value="0.00483028330920144" calcext:value-type="float">
            <text:p>0.004830283309201</text:p>
          </table:table-cell>
          <table:table-cell office:value-type="float" office:value="0.249055730586579" calcext:value-type="float">
            <text:p>0.2490557305865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ile:/data/Diego/UNAM/Titulacion/codigo/mio/analisis2/topic_modeling/textos_individuales/132.txt</text:p>
          </table:table-cell>
          <table:table-cell office:value-type="float" office:value="0.0000240845452076409" calcext:value-type="float">
            <text:p>2.40845452076409E-05</text:p>
          </table:table-cell>
          <table:table-cell office:value-type="float" office:value="0.470712317462591" calcext:value-type="float">
            <text:p>0.470712317462591</text:p>
          </table:table-cell>
          <table:table-cell office:value-type="float" office:value="0.0817919685464984" calcext:value-type="float">
            <text:p>0.081791968546498</text:p>
          </table:table-cell>
          <table:table-cell office:value-type="float" office:value="0.447471629445703" calcext:value-type="float">
            <text:p>0.447471629445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ile:/data/Diego/UNAM/Titulacion/codigo/mio/analisis2/topic_modeling/textos_individuales/133.txt</text:p>
          </table:table-cell>
          <table:table-cell office:value-type="float" office:value="0.0124255726563002" calcext:value-type="float">
            <text:p>0.0124255726563</text:p>
          </table:table-cell>
          <table:table-cell office:value-type="float" office:value="0.872842979962306" calcext:value-type="float">
            <text:p>0.872842979962306</text:p>
          </table:table-cell>
          <table:table-cell office:value-type="float" office:value="0.0419088347054303" calcext:value-type="float">
            <text:p>0.04190883470543</text:p>
          </table:table-cell>
          <table:table-cell office:value-type="float" office:value="0.0728226126759634" calcext:value-type="float">
            <text:p>0.0728226126759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ile:/data/Diego/UNAM/Titulacion/codigo/mio/analisis2/topic_modeling/textos_individuales/134.txt</text:p>
          </table:table-cell>
          <table:table-cell office:value-type="float" office:value="0.438673660313998" calcext:value-type="float">
            <text:p>0.438673660313998</text:p>
          </table:table-cell>
          <table:table-cell office:value-type="float" office:value="0.222293115352746" calcext:value-type="float">
            <text:p>0.222293115352746</text:p>
          </table:table-cell>
          <table:table-cell office:value-type="float" office:value="0.0308298233916726" calcext:value-type="float">
            <text:p>0.030829823391673</text:p>
          </table:table-cell>
          <table:table-cell office:value-type="float" office:value="0.308203400941584" calcext:value-type="float">
            <text:p>0.3082034009415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ile:/data/Diego/UNAM/Titulacion/codigo/mio/analisis2/topic_modeling/textos_individuales/135.txt</text:p>
          </table:table-cell>
          <table:table-cell office:value-type="float" office:value="0.325017671944543" calcext:value-type="float">
            <text:p>0.325017671944543</text:p>
          </table:table-cell>
          <table:table-cell office:value-type="float" office:value="0.294469366937613" calcext:value-type="float">
            <text:p>0.294469366937613</text:p>
          </table:table-cell>
          <table:table-cell office:value-type="float" office:value="0.0061981717347505" calcext:value-type="float">
            <text:p>0.006198171734751</text:p>
          </table:table-cell>
          <table:table-cell office:value-type="float" office:value="0.374314789383094" calcext:value-type="float">
            <text:p>0.3743147893830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ile:/data/Diego/UNAM/Titulacion/codigo/mio/analisis2/topic_modeling/textos_individuales/025.txt</text:p>
          </table:table-cell>
          <table:table-cell office:value-type="float" office:value="0.00239922086138963" calcext:value-type="float">
            <text:p>0.00239922086139</text:p>
          </table:table-cell>
          <table:table-cell office:value-type="float" office:value="0.939027560907475" calcext:value-type="float">
            <text:p>0.939027560907475</text:p>
          </table:table-cell>
          <table:table-cell office:value-type="float" office:value="0.00346215345761179" calcext:value-type="float">
            <text:p>0.003462153457612</text:p>
          </table:table-cell>
          <table:table-cell office:value-type="float" office:value="0.0551110647735235" calcext:value-type="float">
            <text:p>0.0551110647735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ile:/data/Diego/UNAM/Titulacion/codigo/mio/analisis2/topic_modeling/textos_individuales/046.txt</text:p>
          </table:table-cell>
          <table:table-cell office:value-type="float" office:value="0.00194774495606527" calcext:value-type="float">
            <text:p>0.001947744956065</text:p>
          </table:table-cell>
          <table:table-cell office:value-type="float" office:value="0.522719528644641" calcext:value-type="float">
            <text:p>0.522719528644641</text:p>
          </table:table-cell>
          <table:table-cell office:value-type="float" office:value="0.0917075710419175" calcext:value-type="float">
            <text:p>0.091707571041918</text:p>
          </table:table-cell>
          <table:table-cell office:value-type="float" office:value="0.383625155357376" calcext:value-type="float">
            <text:p>0.3836251553573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ile:/data/Diego/UNAM/Titulacion/codigo/mio/analisis2/topic_modeling/textos_individuales/080.txt</text:p>
          </table:table-cell>
          <table:table-cell office:value-type="float" office:value="0.020458117086076" calcext:value-type="float">
            <text:p>0.020458117086076</text:p>
          </table:table-cell>
          <table:table-cell office:value-type="float" office:value="0.337475863225785" calcext:value-type="float">
            <text:p>0.337475863225785</text:p>
          </table:table-cell>
          <table:table-cell office:value-type="float" office:value="0.0159731152341326" calcext:value-type="float">
            <text:p>0.015973115234133</text:p>
          </table:table-cell>
          <table:table-cell office:value-type="float" office:value="0.626092904454007" calcext:value-type="float">
            <text:p>0.6260929044540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ile:/data/Diego/UNAM/Titulacion/codigo/mio/analisis2/topic_modeling/textos_individuales/117.txt</text:p>
          </table:table-cell>
          <table:table-cell office:value-type="float" office:value="0.0283290703808032" calcext:value-type="float">
            <text:p>0.028329070380803</text:p>
          </table:table-cell>
          <table:table-cell office:value-type="float" office:value="0.790984893802643" calcext:value-type="float">
            <text:p>0.790984893802643</text:p>
          </table:table-cell>
          <table:table-cell office:value-type="float" office:value="0.140451882559238" calcext:value-type="float">
            <text:p>0.140451882559238</text:p>
          </table:table-cell>
          <table:table-cell office:value-type="float" office:value="0.0402341532573158" calcext:value-type="float">
            <text:p>0.0402341532573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ile:/data/Diego/UNAM/Titulacion/codigo/mio/analisis2/topic_modeling/textos_individuales/136.txt</text:p>
          </table:table-cell>
          <table:table-cell office:value-type="float" office:value="0.00766757621654813" calcext:value-type="float">
            <text:p>0.007667576216548</text:p>
          </table:table-cell>
          <table:table-cell office:value-type="float" office:value="0.788566154683275" calcext:value-type="float">
            <text:p>0.788566154683275</text:p>
          </table:table-cell>
          <table:table-cell office:value-type="float" office:value="0.00328256166758638" calcext:value-type="float">
            <text:p>0.003282561667586</text:p>
          </table:table-cell>
          <table:table-cell office:value-type="float" office:value="0.20048370743259" calcext:value-type="float">
            <text:p>0.200483707432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le:/data/Diego/UNAM/Titulacion/codigo/mio/analisis2/topic_modeling/textos_individuales/155.txt</text:p>
          </table:table-cell>
          <table:table-cell office:value-type="float" office:value="0.684533881113568" calcext:value-type="float">
            <text:p>0.684533881113568</text:p>
          </table:table-cell>
          <table:table-cell office:value-type="float" office:value="0.195091650570211" calcext:value-type="float">
            <text:p>0.195091650570211</text:p>
          </table:table-cell>
          <table:table-cell office:value-type="float" office:value="0.0872696160103332" calcext:value-type="float">
            <text:p>0.087269616010333</text:p>
          </table:table-cell>
          <table:table-cell office:value-type="float" office:value="0.0331048523058879" calcext:value-type="float">
            <text:p>0.0331048523058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ile:/data/Diego/UNAM/Titulacion/codigo/mio/analisis2/topic_modeling/textos_individuales/174.txt</text:p>
          </table:table-cell>
          <table:table-cell office:value-type="float" office:value="0.0000189190028958672" calcext:value-type="float">
            <text:p>1.89190028958672E-05</text:p>
          </table:table-cell>
          <table:table-cell office:value-type="float" office:value="0.810265449162293" calcext:value-type="float">
            <text:p>0.810265449162293</text:p>
          </table:table-cell>
          <table:table-cell office:value-type="float" office:value="0.0207980022172571" calcext:value-type="float">
            <text:p>0.020798002217257</text:p>
          </table:table-cell>
          <table:table-cell office:value-type="float" office:value="0.168917629617554" calcext:value-type="float">
            <text:p>0.1689176296175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ile:/data/Diego/UNAM/Titulacion/codigo/mio/analisis2/topic_modeling/textos_individuales/193.txt</text:p>
          </table:table-cell>
          <table:table-cell office:value-type="float" office:value="0.0298795026499604" calcext:value-type="float">
            <text:p>0.02987950264996</text:p>
          </table:table-cell>
          <table:table-cell office:value-type="float" office:value="0.933092645734476" calcext:value-type="float">
            <text:p>0.933092645734476</text:p>
          </table:table-cell>
          <table:table-cell office:value-type="float" office:value="0.00934924804746228" calcext:value-type="float">
            <text:p>0.009349248047462</text:p>
          </table:table-cell>
          <table:table-cell office:value-type="float" office:value="0.0276786035681009" calcext:value-type="float">
            <text:p>0.027678603568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ile:/data/Diego/UNAM/Titulacion/codigo/mio/analisis2/topic_modeling/textos_individuales/211.txt</text:p>
          </table:table-cell>
          <table:table-cell office:value-type="float" office:value="0.0210434502614045" calcext:value-type="float">
            <text:p>0.021043450261405</text:p>
          </table:table-cell>
          <table:table-cell office:value-type="float" office:value="0.0509804847916057" calcext:value-type="float">
            <text:p>0.050980484791606</text:p>
          </table:table-cell>
          <table:table-cell office:value-type="float" office:value="0.909356298469219" calcext:value-type="float">
            <text:p>0.909356298469219</text:p>
          </table:table-cell>
          <table:table-cell office:value-type="float" office:value="0.018619766477771" calcext:value-type="float">
            <text:p>0.0186197664777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ile:/data/Diego/UNAM/Titulacion/codigo/mio/analisis2/topic_modeling/textos_individuales/230.txt</text:p>
          </table:table-cell>
          <table:table-cell office:value-type="float" office:value="0.0729759507532856" calcext:value-type="float">
            <text:p>0.072975950753286</text:p>
          </table:table-cell>
          <table:table-cell office:value-type="float" office:value="0.887529090508621" calcext:value-type="float">
            <text:p>0.887529090508621</text:p>
          </table:table-cell>
          <table:table-cell office:value-type="float" office:value="0.0268862500129061" calcext:value-type="float">
            <text:p>0.026886250012906</text:p>
          </table:table-cell>
          <table:table-cell office:value-type="float" office:value="0.0126087087251869" calcext:value-type="float">
            <text:p>0.0126087087251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ile:/data/Diego/UNAM/Titulacion/codigo/mio/analisis2/topic_modeling/textos_individuales/250.txt</text:p>
          </table:table-cell>
          <table:table-cell office:value-type="float" office:value="0.0000230422679338195" calcext:value-type="float">
            <text:p>2.30422679338195E-05</text:p>
          </table:table-cell>
          <table:table-cell office:value-type="float" office:value="0.936151517904862" calcext:value-type="float">
            <text:p>0.936151517904862</text:p>
          </table:table-cell>
          <table:table-cell office:value-type="float" office:value="0.048141806189086" calcext:value-type="float">
            <text:p>0.048141806189086</text:p>
          </table:table-cell>
          <table:table-cell office:value-type="float" office:value="0.0156836336381188" calcext:value-type="float">
            <text:p>0.015683633638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le:/data/Diego/UNAM/Titulacion/codigo/mio/analisis2/topic_modeling/textos_individuales/280.txt</text:p>
          </table:table-cell>
          <table:table-cell office:value-type="float" office:value="0.0000107620208358043" calcext:value-type="float">
            <text:p>1.07620208358043E-05</text:p>
          </table:table-cell>
          <table:table-cell office:value-type="float" office:value="0.215387755475188" calcext:value-type="float">
            <text:p>0.215387755475188</text:p>
          </table:table-cell>
          <table:table-cell office:value-type="float" office:value="0.00994360121029043" calcext:value-type="float">
            <text:p>0.00994360121029</text:p>
          </table:table-cell>
          <table:table-cell office:value-type="float" office:value="0.774657881293685" calcext:value-type="float">
            <text:p>0.7746578812936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ile:/data/Diego/UNAM/Titulacion/codigo/mio/analisis2/topic_modeling/textos_individuales/299.txt</text:p>
          </table:table-cell>
          <table:table-cell office:value-type="float" office:value="0.0848972045438422" calcext:value-type="float">
            <text:p>0.084897204543842</text:p>
          </table:table-cell>
          <table:table-cell office:value-type="float" office:value="0.148847717848521" calcext:value-type="float">
            <text:p>0.148847717848521</text:p>
          </table:table-cell>
          <table:table-cell office:value-type="float" office:value="0.0755956089016679" calcext:value-type="float">
            <text:p>0.075595608901668</text:p>
          </table:table-cell>
          <table:table-cell office:value-type="float" office:value="0.690659468705969" calcext:value-type="float">
            <text:p>0.6906594687059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le:/data/Diego/UNAM/Titulacion/codigo/mio/analisis2/topic_modeling/textos_individuales/317.txt</text:p>
          </table:table-cell>
          <table:table-cell office:value-type="float" office:value="0.0000236463942185934" calcext:value-type="float">
            <text:p>2.36463942185934E-05</text:p>
          </table:table-cell>
          <table:table-cell office:value-type="float" office:value="0.517394469117965" calcext:value-type="float">
            <text:p>0.517394469117965</text:p>
          </table:table-cell>
          <table:table-cell office:value-type="float" office:value="0.0356260765085004" calcext:value-type="float">
            <text:p>0.0356260765085</text:p>
          </table:table-cell>
          <table:table-cell office:value-type="float" office:value="0.446955807979317" calcext:value-type="float">
            <text:p>0.4469558079793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ile:/data/Diego/UNAM/Titulacion/codigo/mio/analisis2/topic_modeling/textos_individuales/336.txt</text:p>
          </table:table-cell>
          <table:table-cell office:value-type="float" office:value="0.0000207244609560072" calcext:value-type="float">
            <text:p>2.07244609560072E-05</text:p>
          </table:table-cell>
          <table:table-cell office:value-type="float" office:value="0.236924396634472" calcext:value-type="float">
            <text:p>0.236924396634472</text:p>
          </table:table-cell>
          <table:table-cell office:value-type="float" office:value="0.156315736136897" calcext:value-type="float">
            <text:p>0.156315736136897</text:p>
          </table:table-cell>
          <table:table-cell office:value-type="float" office:value="0.606739142767674" calcext:value-type="float">
            <text:p>0.6067391427676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ile:/data/Diego/UNAM/Titulacion/codigo/mio/analisis2/topic_modeling/textos_individuales/355.txt</text:p>
          </table:table-cell>
          <table:table-cell office:value-type="float" office:value="0.483284426920705" calcext:value-type="float">
            <text:p>0.483284426920705</text:p>
          </table:table-cell>
          <table:table-cell office:value-type="float" office:value="0.432285019849367" calcext:value-type="float">
            <text:p>0.432285019849367</text:p>
          </table:table-cell>
          <table:table-cell office:value-type="float" office:value="0.0784247802474591" calcext:value-type="float">
            <text:p>0.078424780247459</text:p>
          </table:table-cell>
          <table:table-cell office:value-type="float" office:value="0.00600577298246914" calcext:value-type="float">
            <text:p>0.0060057729824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le:/data/Diego/UNAM/Titulacion/codigo/mio/analisis2/topic_modeling/textos_individuales/374.txt</text:p>
          </table:table-cell>
          <table:table-cell office:value-type="float" office:value="0.0106296421449641" calcext:value-type="float">
            <text:p>0.010629642144964</text:p>
          </table:table-cell>
          <table:table-cell office:value-type="float" office:value="0.93865537585151" calcext:value-type="float">
            <text:p>0.93865537585151</text:p>
          </table:table-cell>
          <table:table-cell office:value-type="float" office:value="0.0336315718180038" calcext:value-type="float">
            <text:p>0.033631571818004</text:p>
          </table:table-cell>
          <table:table-cell office:value-type="float" office:value="0.017083410185522" calcext:value-type="float">
            <text:p>0.0170834101855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le:/data/Diego/UNAM/Titulacion/codigo/mio/analisis2/topic_modeling/textos_individuales/393.txt</text:p>
          </table:table-cell>
          <table:table-cell office:value-type="float" office:value="0.313784884210311" calcext:value-type="float">
            <text:p>0.313784884210311</text:p>
          </table:table-cell>
          <table:table-cell office:value-type="float" office:value="0.596765666618488" calcext:value-type="float">
            <text:p>0.596765666618488</text:p>
          </table:table-cell>
          <table:table-cell office:value-type="float" office:value="0.0756890697225331" calcext:value-type="float">
            <text:p>0.075689069722533</text:p>
          </table:table-cell>
          <table:table-cell office:value-type="float" office:value="0.0137603794486687" calcext:value-type="float">
            <text:p>0.0137603794486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ile:/data/Diego/UNAM/Titulacion/codigo/mio/analisis2/topic_modeling/textos_individuales/411.txt</text:p>
          </table:table-cell>
          <table:table-cell office:value-type="float" office:value="0.272248230829179" calcext:value-type="float">
            <text:p>0.272248230829179</text:p>
          </table:table-cell>
          <table:table-cell office:value-type="float" office:value="0.608526560352488" calcext:value-type="float">
            <text:p>0.608526560352488</text:p>
          </table:table-cell>
          <table:table-cell office:value-type="float" office:value="0.080978045943846" calcext:value-type="float">
            <text:p>0.080978045943846</text:p>
          </table:table-cell>
          <table:table-cell office:value-type="float" office:value="0.0382471628744862" calcext:value-type="float">
            <text:p>0.0382471628744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ile:/data/Diego/UNAM/Titulacion/codigo/mio/analisis2/topic_modeling/textos_individuales/430.txt</text:p>
          </table:table-cell>
          <table:table-cell office:value-type="float" office:value="0.0232118461292425" calcext:value-type="float">
            <text:p>0.023211846129243</text:p>
          </table:table-cell>
          <table:table-cell office:value-type="float" office:value="0.905118957680273" calcext:value-type="float">
            <text:p>0.905118957680273</text:p>
          </table:table-cell>
          <table:table-cell office:value-type="float" office:value="0.01876958286969" calcext:value-type="float">
            <text:p>0.01876958286969</text:p>
          </table:table-cell>
          <table:table-cell office:value-type="float" office:value="0.0528996133207946" calcext:value-type="float">
            <text:p>0.0528996133207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ile:/data/Diego/UNAM/Titulacion/codigo/mio/analisis2/topic_modeling/textos_individuales/450.txt</text:p>
          </table:table-cell>
          <table:table-cell office:value-type="float" office:value="0.426452348733316" calcext:value-type="float">
            <text:p>0.426452348733316</text:p>
          </table:table-cell>
          <table:table-cell office:value-type="float" office:value="0.535649341028964" calcext:value-type="float">
            <text:p>0.535649341028964</text:p>
          </table:table-cell>
          <table:table-cell office:value-type="float" office:value="0.0247004029359085" calcext:value-type="float">
            <text:p>0.024700402935909</text:p>
          </table:table-cell>
          <table:table-cell office:value-type="float" office:value="0.0131979073018118" calcext:value-type="float">
            <text:p>0.0131979073018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ile:/data/Diego/UNAM/Titulacion/codigo/mio/analisis2/topic_modeling/textos_individuales/470.txt</text:p>
          </table:table-cell>
          <table:table-cell office:value-type="float" office:value="0.0219960907038825" calcext:value-type="float">
            <text:p>0.021996090703883</text:p>
          </table:table-cell>
          <table:table-cell office:value-type="float" office:value="0.872545981090934" calcext:value-type="float">
            <text:p>0.872545981090934</text:p>
          </table:table-cell>
          <table:table-cell office:value-type="float" office:value="0.0801906892828957" calcext:value-type="float">
            <text:p>0.080190689282896</text:p>
          </table:table-cell>
          <table:table-cell office:value-type="float" office:value="0.0252672389222881" calcext:value-type="float">
            <text:p>0.025267238922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ile:/data/Diego/UNAM/Titulacion/codigo/mio/analisis2/topic_modeling/textos_individuales/489.txt</text:p>
          </table:table-cell>
          <table:table-cell office:value-type="float" office:value="0.0256961349072643" calcext:value-type="float">
            <text:p>0.025696134907264</text:p>
          </table:table-cell>
          <table:table-cell office:value-type="float" office:value="0.60578147009404" calcext:value-type="float">
            <text:p>0.60578147009404</text:p>
          </table:table-cell>
          <table:table-cell office:value-type="float" office:value="0.0102145843420632" calcext:value-type="float">
            <text:p>0.010214584342063</text:p>
          </table:table-cell>
          <table:table-cell office:value-type="float" office:value="0.358307810656632" calcext:value-type="float">
            <text:p>0.3583078106566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ile:/data/Diego/UNAM/Titulacion/codigo/mio/analisis2/topic_modeling/textos_individuales/137.txt</text:p>
          </table:table-cell>
          <table:table-cell office:value-type="float" office:value="0.00254292118288013" calcext:value-type="float">
            <text:p>0.00254292118288</text:p>
          </table:table-cell>
          <table:table-cell office:value-type="float" office:value="0.885985340974101" calcext:value-type="float">
            <text:p>0.885985340974101</text:p>
          </table:table-cell>
          <table:table-cell office:value-type="float" office:value="0.0688162342654895" calcext:value-type="float">
            <text:p>0.06881623426549</text:p>
          </table:table-cell>
          <table:table-cell office:value-type="float" office:value="0.0426555035775295" calcext:value-type="float">
            <text:p>0.042655503577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le:/data/Diego/UNAM/Titulacion/codigo/mio/analisis2/topic_modeling/textos_individuales/138.txt</text:p>
          </table:table-cell>
          <table:table-cell office:value-type="float" office:value="0.0000117475558957769" calcext:value-type="float">
            <text:p>1.17475558957769E-05</text:p>
          </table:table-cell>
          <table:table-cell office:value-type="float" office:value="0.794398993921599" calcext:value-type="float">
            <text:p>0.794398993921599</text:p>
          </table:table-cell>
          <table:table-cell office:value-type="float" office:value="0.0026137432645647" calcext:value-type="float">
            <text:p>0.002613743264565</text:p>
          </table:table-cell>
          <table:table-cell office:value-type="float" office:value="0.202975515257941" calcext:value-type="float">
            <text:p>0.2029755152579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ile:/data/Diego/UNAM/Titulacion/codigo/mio/analisis2/topic_modeling/textos_individuales/139.txt</text:p>
          </table:table-cell>
          <table:table-cell office:value-type="float" office:value="0.0147654216799831" calcext:value-type="float">
            <text:p>0.014765421679983</text:p>
          </table:table-cell>
          <table:table-cell office:value-type="float" office:value="0.961129990992072" calcext:value-type="float">
            <text:p>0.961129990992072</text:p>
          </table:table-cell>
          <table:table-cell office:value-type="float" office:value="0.0189806061133116" calcext:value-type="float">
            <text:p>0.018980606113312</text:p>
          </table:table-cell>
          <table:table-cell office:value-type="float" office:value="0.00512398121463362" calcext:value-type="float">
            <text:p>0.0051239812146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ile:/data/Diego/UNAM/Titulacion/codigo/mio/analisis2/topic_modeling/textos_individuales/140.txt</text:p>
          </table:table-cell>
          <table:table-cell office:value-type="float" office:value="0.0000179616850060063" calcext:value-type="float">
            <text:p>1.79616850060063E-05</text:p>
          </table:table-cell>
          <table:table-cell office:value-type="float" office:value="0.169777171372915" calcext:value-type="float">
            <text:p>0.169777171372915</text:p>
          </table:table-cell>
          <table:table-cell office:value-type="float" office:value="0.430344181342047" calcext:value-type="float">
            <text:p>0.430344181342047</text:p>
          </table:table-cell>
          <table:table-cell office:value-type="float" office:value="0.399860685600032" calcext:value-type="float">
            <text:p>0.3998606856000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le:/data/Diego/UNAM/Titulacion/codigo/mio/analisis2/topic_modeling/textos_individuales/141.txt</text:p>
          </table:table-cell>
          <table:table-cell office:value-type="float" office:value="0.0000313444198064749" calcext:value-type="float">
            <text:p>3.13444198064749E-05</text:p>
          </table:table-cell>
          <table:table-cell office:value-type="float" office:value="0.254781904057562" calcext:value-type="float">
            <text:p>0.254781904057562</text:p>
          </table:table-cell>
          <table:table-cell office:value-type="float" office:value="0.202905291688711" calcext:value-type="float">
            <text:p>0.202905291688711</text:p>
          </table:table-cell>
          <table:table-cell office:value-type="float" office:value="0.54228145983392" calcext:value-type="float">
            <text:p>0.542281459833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le:/data/Diego/UNAM/Titulacion/codigo/mio/analisis2/topic_modeling/textos_individuales/142.txt</text:p>
          </table:table-cell>
          <table:table-cell office:value-type="float" office:value="0.00121430098867633" calcext:value-type="float">
            <text:p>0.001214300988676</text:p>
          </table:table-cell>
          <table:table-cell office:value-type="float" office:value="0.960225863439519" calcext:value-type="float">
            <text:p>0.960225863439519</text:p>
          </table:table-cell>
          <table:table-cell office:value-type="float" office:value="0.0199489609159705" calcext:value-type="float">
            <text:p>0.019948960915971</text:p>
          </table:table-cell>
          <table:table-cell office:value-type="float" office:value="0.0186108746558338" calcext:value-type="float">
            <text:p>0.0186108746558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ile:/data/Diego/UNAM/Titulacion/codigo/mio/analisis2/topic_modeling/textos_individuales/143.txt</text:p>
          </table:table-cell>
          <table:table-cell office:value-type="float" office:value="0.01890973909201" calcext:value-type="float">
            <text:p>0.01890973909201</text:p>
          </table:table-cell>
          <table:table-cell office:value-type="float" office:value="0.638711227702305" calcext:value-type="float">
            <text:p>0.638711227702305</text:p>
          </table:table-cell>
          <table:table-cell office:value-type="float" office:value="0.322965774865045" calcext:value-type="float">
            <text:p>0.322965774865045</text:p>
          </table:table-cell>
          <table:table-cell office:value-type="float" office:value="0.0194132583406405" calcext:value-type="float">
            <text:p>0.0194132583406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ile:/data/Diego/UNAM/Titulacion/codigo/mio/analisis2/topic_modeling/textos_individuales/144.txt</text:p>
          </table:table-cell>
          <table:table-cell office:value-type="float" office:value="0.000418396857201537" calcext:value-type="float">
            <text:p>0.000418396857202</text:p>
          </table:table-cell>
          <table:table-cell office:value-type="float" office:value="0.950369853222153" calcext:value-type="float">
            <text:p>0.950369853222153</text:p>
          </table:table-cell>
          <table:table-cell office:value-type="float" office:value="0.0288869647187219" calcext:value-type="float">
            <text:p>0.028886964718722</text:p>
          </table:table-cell>
          <table:table-cell office:value-type="float" office:value="0.0203247852019236" calcext:value-type="float">
            <text:p>0.0203247852019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ile:/data/Diego/UNAM/Titulacion/codigo/mio/analisis2/topic_modeling/textos_individuales/145.txt</text:p>
          </table:table-cell>
          <table:table-cell office:value-type="float" office:value="0.00132635647087031" calcext:value-type="float">
            <text:p>0.00132635647087</text:p>
          </table:table-cell>
          <table:table-cell office:value-type="float" office:value="0.20187092548478" calcext:value-type="float">
            <text:p>0.20187092548478</text:p>
          </table:table-cell>
          <table:table-cell office:value-type="float" office:value="0.0250668172371261" calcext:value-type="float">
            <text:p>0.025066817237126</text:p>
          </table:table-cell>
          <table:table-cell office:value-type="float" office:value="0.771735900807223" calcext:value-type="float">
            <text:p>0.7717359008072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ile:/data/Diego/UNAM/Titulacion/codigo/mio/analisis2/topic_modeling/textos_individuales/146.txt</text:p>
          </table:table-cell>
          <table:table-cell office:value-type="float" office:value="0.000157856040978408" calcext:value-type="float">
            <text:p>0.000157856040978</text:p>
          </table:table-cell>
          <table:table-cell office:value-type="float" office:value="0.317771562133681" calcext:value-type="float">
            <text:p>0.317771562133681</text:p>
          </table:table-cell>
          <table:table-cell office:value-type="float" office:value="0.0180195547080829" calcext:value-type="float">
            <text:p>0.018019554708083</text:p>
          </table:table-cell>
          <table:table-cell office:value-type="float" office:value="0.664051027117258" calcext:value-type="float">
            <text:p>0.6640510271172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ile:/data/Diego/UNAM/Titulacion/codigo/mio/analisis2/topic_modeling/textos_individuales/147.txt</text:p>
          </table:table-cell>
          <table:table-cell office:value-type="float" office:value="0.444078060883003" calcext:value-type="float">
            <text:p>0.444078060883003</text:p>
          </table:table-cell>
          <table:table-cell office:value-type="float" office:value="0.374290870103127" calcext:value-type="float">
            <text:p>0.374290870103127</text:p>
          </table:table-cell>
          <table:table-cell office:value-type="float" office:value="0.116714862928856" calcext:value-type="float">
            <text:p>0.116714862928856</text:p>
          </table:table-cell>
          <table:table-cell office:value-type="float" office:value="0.0649162060850138" calcext:value-type="float">
            <text:p>0.0649162060850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ile:/data/Diego/UNAM/Titulacion/codigo/mio/analisis2/topic_modeling/textos_individuales/148.txt</text:p>
          </table:table-cell>
          <table:table-cell office:value-type="float" office:value="0.0000130511313482314" calcext:value-type="float">
            <text:p>1.30511313482314E-05</text:p>
          </table:table-cell>
          <table:table-cell office:value-type="float" office:value="0.0931654614357165" calcext:value-type="float">
            <text:p>0.093165461435717</text:p>
          </table:table-cell>
          <table:table-cell office:value-type="float" office:value="0.906723988965706" calcext:value-type="float">
            <text:p>0.906723988965706</text:p>
          </table:table-cell>
          <table:table-cell office:value-type="float" office:value="0.0000974984672291641" calcext:value-type="float">
            <text:p>9.74984672291641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le:/data/Diego/UNAM/Titulacion/codigo/mio/analisis2/topic_modeling/textos_individuales/149.txt</text:p>
          </table:table-cell>
          <table:table-cell office:value-type="float" office:value="0.0004986528277264" calcext:value-type="float">
            <text:p>0.000498652827726</text:p>
          </table:table-cell>
          <table:table-cell office:value-type="float" office:value="0.867248188022614" calcext:value-type="float">
            <text:p>0.867248188022614</text:p>
          </table:table-cell>
          <table:table-cell office:value-type="float" office:value="0.126074218820472" calcext:value-type="float">
            <text:p>0.126074218820472</text:p>
          </table:table-cell>
          <table:table-cell office:value-type="float" office:value="0.00617894032918731" calcext:value-type="float">
            <text:p>0.0061789403291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ile:/data/Diego/UNAM/Titulacion/codigo/mio/analisis2/topic_modeling/textos_individuales/150.txt</text:p>
          </table:table-cell>
          <table:table-cell office:value-type="float" office:value="0.00596866974408622" calcext:value-type="float">
            <text:p>0.005968669744086</text:p>
          </table:table-cell>
          <table:table-cell office:value-type="float" office:value="0.903474298013027" calcext:value-type="float">
            <text:p>0.903474298013027</text:p>
          </table:table-cell>
          <table:table-cell office:value-type="float" office:value="0.0397331001033032" calcext:value-type="float">
            <text:p>0.039733100103303</text:p>
          </table:table-cell>
          <table:table-cell office:value-type="float" office:value="0.0508239321395833" calcext:value-type="float">
            <text:p>0.0508239321395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ile:/data/Diego/UNAM/Titulacion/codigo/mio/analisis2/topic_modeling/textos_individuales/151.txt</text:p>
          </table:table-cell>
          <table:table-cell office:value-type="float" office:value="0.422963174756624" calcext:value-type="float">
            <text:p>0.422963174756624</text:p>
          </table:table-cell>
          <table:table-cell office:value-type="float" office:value="0.159695012060085" calcext:value-type="float">
            <text:p>0.159695012060085</text:p>
          </table:table-cell>
          <table:table-cell office:value-type="float" office:value="0.00256679660807909" calcext:value-type="float">
            <text:p>0.002566796608079</text:p>
          </table:table-cell>
          <table:table-cell office:value-type="float" office:value="0.414775016575212" calcext:value-type="float">
            <text:p>0.4147750165752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ile:/data/Diego/UNAM/Titulacion/codigo/mio/analisis2/topic_modeling/textos_individuales/152.txt</text:p>
          </table:table-cell>
          <table:table-cell office:value-type="float" office:value="0.0000237927971497054" calcext:value-type="float">
            <text:p>2.37927971497054E-05</text:p>
          </table:table-cell>
          <table:table-cell office:value-type="float" office:value="0.683726257297598" calcext:value-type="float">
            <text:p>0.683726257297598</text:p>
          </table:table-cell>
          <table:table-cell office:value-type="float" office:value="0.0585931045982879" calcext:value-type="float">
            <text:p>0.058593104598288</text:p>
          </table:table-cell>
          <table:table-cell office:value-type="float" office:value="0.257656845306965" calcext:value-type="float">
            <text:p>0.2576568453069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ile:/data/Diego/UNAM/Titulacion/codigo/mio/analisis2/topic_modeling/textos_individuales/153.txt</text:p>
          </table:table-cell>
          <table:table-cell office:value-type="float" office:value="0.00670884828871153" calcext:value-type="float">
            <text:p>0.006708848288712</text:p>
          </table:table-cell>
          <table:table-cell office:value-type="float" office:value="0.950813492319871" calcext:value-type="float">
            <text:p>0.950813492319871</text:p>
          </table:table-cell>
          <table:table-cell office:value-type="float" office:value="0.0254118378031797" calcext:value-type="float">
            <text:p>0.02541183780318</text:p>
          </table:table-cell>
          <table:table-cell office:value-type="float" office:value="0.0170658215882375" calcext:value-type="float">
            <text:p>0.0170658215882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ile:/data/Diego/UNAM/Titulacion/codigo/mio/analisis2/topic_modeling/textos_individuales/154.txt</text:p>
          </table:table-cell>
          <table:table-cell office:value-type="float" office:value="0.00231327998475336" calcext:value-type="float">
            <text:p>0.002313279984753</text:p>
          </table:table-cell>
          <table:table-cell office:value-type="float" office:value="0.90812232263585" calcext:value-type="float">
            <text:p>0.90812232263585</text:p>
          </table:table-cell>
          <table:table-cell office:value-type="float" office:value="0.0127911174623393" calcext:value-type="float">
            <text:p>0.012791117462339</text:p>
          </table:table-cell>
          <table:table-cell office:value-type="float" office:value="0.0767732799170574" calcext:value-type="float">
            <text:p>0.0767732799170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ile:/data/Diego/UNAM/Titulacion/codigo/mio/analisis2/topic_modeling/textos_individuales/156.txt</text:p>
          </table:table-cell>
          <table:table-cell office:value-type="float" office:value="0.0000170817147109885" calcext:value-type="float">
            <text:p>1.70817147109885E-05</text:p>
          </table:table-cell>
          <table:table-cell office:value-type="float" office:value="0.871788290327422" calcext:value-type="float">
            <text:p>0.871788290327422</text:p>
          </table:table-cell>
          <table:table-cell office:value-type="float" office:value="0.000901647021996242" calcext:value-type="float">
            <text:p>0.000901647021996</text:p>
          </table:table-cell>
          <table:table-cell office:value-type="float" office:value="0.127292980935871" calcext:value-type="float">
            <text:p>0.1272929809358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ile:/data/Diego/UNAM/Titulacion/codigo/mio/analisis2/topic_modeling/textos_individuales/157.txt</text:p>
          </table:table-cell>
          <table:table-cell office:value-type="float" office:value="0.00745055246525435" calcext:value-type="float">
            <text:p>0.007450552465254</text:p>
          </table:table-cell>
          <table:table-cell office:value-type="float" office:value="0.149060398434488" calcext:value-type="float">
            <text:p>0.149060398434488</text:p>
          </table:table-cell>
          <table:table-cell office:value-type="float" office:value="0.0410939817200636" calcext:value-type="float">
            <text:p>0.041093981720064</text:p>
          </table:table-cell>
          <table:table-cell office:value-type="float" office:value="0.802395067380194" calcext:value-type="float">
            <text:p>0.802395067380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ile:/data/Diego/UNAM/Titulacion/codigo/mio/analisis2/topic_modeling/textos_individuales/158.txt</text:p>
          </table:table-cell>
          <table:table-cell office:value-type="float" office:value="0.5143127978696" calcext:value-type="float">
            <text:p>0.5143127978696</text:p>
          </table:table-cell>
          <table:table-cell office:value-type="float" office:value="0.3623432024509" calcext:value-type="float">
            <text:p>0.3623432024509</text:p>
          </table:table-cell>
          <table:table-cell office:value-type="float" office:value="0.120760658040409" calcext:value-type="float">
            <text:p>0.120760658040409</text:p>
          </table:table-cell>
          <table:table-cell office:value-type="float" office:value="0.00258334163909045" calcext:value-type="float">
            <text:p>0.002583341639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ile:/data/Diego/UNAM/Titulacion/codigo/mio/analisis2/topic_modeling/textos_individuales/159.txt</text:p>
          </table:table-cell>
          <table:table-cell office:value-type="float" office:value="0.306948215778386" calcext:value-type="float">
            <text:p>0.306948215778386</text:p>
          </table:table-cell>
          <table:table-cell office:value-type="float" office:value="0.539318112250455" calcext:value-type="float">
            <text:p>0.539318112250455</text:p>
          </table:table-cell>
          <table:table-cell office:value-type="float" office:value="0.0765018595300466" calcext:value-type="float">
            <text:p>0.076501859530047</text:p>
          </table:table-cell>
          <table:table-cell office:value-type="float" office:value="0.0772318124411115" calcext:value-type="float">
            <text:p>0.0772318124411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le:/data/Diego/UNAM/Titulacion/codigo/mio/analisis2/topic_modeling/textos_individuales/160.txt</text:p>
          </table:table-cell>
          <table:table-cell office:value-type="float" office:value="0.00856520664517119" calcext:value-type="float">
            <text:p>0.008565206645171</text:p>
          </table:table-cell>
          <table:table-cell office:value-type="float" office:value="0.94917362492886" calcext:value-type="float">
            <text:p>0.94917362492886</text:p>
          </table:table-cell>
          <table:table-cell office:value-type="float" office:value="0.0410172171135571" calcext:value-type="float">
            <text:p>0.041017217113557</text:p>
          </table:table-cell>
          <table:table-cell office:value-type="float" office:value="0.00124395131241147" calcext:value-type="float">
            <text:p>0.0012439513124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ile:/data/Diego/UNAM/Titulacion/codigo/mio/analisis2/topic_modeling/textos_individuales/161.txt</text:p>
          </table:table-cell>
          <table:table-cell office:value-type="float" office:value="0.000745210282679302" calcext:value-type="float">
            <text:p>0.000745210282679</text:p>
          </table:table-cell>
          <table:table-cell office:value-type="float" office:value="0.940284376636423" calcext:value-type="float">
            <text:p>0.940284376636423</text:p>
          </table:table-cell>
          <table:table-cell office:value-type="float" office:value="0.0556133525673251" calcext:value-type="float">
            <text:p>0.055613352567325</text:p>
          </table:table-cell>
          <table:table-cell office:value-type="float" office:value="0.00335706051357265" calcext:value-type="float">
            <text:p>0.00335706051357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ile:/data/Diego/UNAM/Titulacion/codigo/mio/analisis2/topic_modeling/textos_individuales/162.txt</text:p>
          </table:table-cell>
          <table:table-cell office:value-type="float" office:value="0.329473885975046" calcext:value-type="float">
            <text:p>0.329473885975046</text:p>
          </table:table-cell>
          <table:table-cell office:value-type="float" office:value="0.517394477300115" calcext:value-type="float">
            <text:p>0.517394477300115</text:p>
          </table:table-cell>
          <table:table-cell office:value-type="float" office:value="0.0776426787758969" calcext:value-type="float">
            <text:p>0.077642678775897</text:p>
          </table:table-cell>
          <table:table-cell office:value-type="float" office:value="0.0754889579489417" calcext:value-type="float">
            <text:p>0.0754889579489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ile:/data/Diego/UNAM/Titulacion/codigo/mio/analisis2/topic_modeling/textos_individuales/163.txt</text:p>
          </table:table-cell>
          <table:table-cell office:value-type="float" office:value="0.0000176690479346934" calcext:value-type="float">
            <text:p>1.76690479346934E-05</text:p>
          </table:table-cell>
          <table:table-cell office:value-type="float" office:value="0.374612932298656" calcext:value-type="float">
            <text:p>0.374612932298656</text:p>
          </table:table-cell>
          <table:table-cell office:value-type="float" office:value="0.0170250385853141" calcext:value-type="float">
            <text:p>0.017025038585314</text:p>
          </table:table-cell>
          <table:table-cell office:value-type="float" office:value="0.608344360068095" calcext:value-type="float">
            <text:p>0.6083443600680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ile:/data/Diego/UNAM/Titulacion/codigo/mio/analisis2/topic_modeling/textos_individuales/164.txt</text:p>
          </table:table-cell>
          <table:table-cell office:value-type="float" office:value="0.0000226206225735001" calcext:value-type="float">
            <text:p>2.26206225735001E-05</text:p>
          </table:table-cell>
          <table:table-cell office:value-type="float" office:value="0.182591220798292" calcext:value-type="float">
            <text:p>0.182591220798292</text:p>
          </table:table-cell>
          <table:table-cell office:value-type="float" office:value="0.0513557015183435" calcext:value-type="float">
            <text:p>0.051355701518344</text:p>
          </table:table-cell>
          <table:table-cell office:value-type="float" office:value="0.766030457060791" calcext:value-type="float">
            <text:p>0.7660304570607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ile:/data/Diego/UNAM/Titulacion/codigo/mio/analisis2/topic_modeling/textos_individuales/165.txt</text:p>
          </table:table-cell>
          <table:table-cell office:value-type="float" office:value="0.0000180497169355804" calcext:value-type="float">
            <text:p>1.80497169355804E-05</text:p>
          </table:table-cell>
          <table:table-cell office:value-type="float" office:value="0.490201520074631" calcext:value-type="float">
            <text:p>0.490201520074631</text:p>
          </table:table-cell>
          <table:table-cell office:value-type="float" office:value="0.078042886861982" calcext:value-type="float">
            <text:p>0.078042886861982</text:p>
          </table:table-cell>
          <table:table-cell office:value-type="float" office:value="0.431737543346451" calcext:value-type="float">
            <text:p>0.4317375433464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ile:/data/Diego/UNAM/Titulacion/codigo/mio/analisis2/topic_modeling/textos_individuales/166.txt</text:p>
          </table:table-cell>
          <table:table-cell office:value-type="float" office:value="0.0268661861677042" calcext:value-type="float">
            <text:p>0.026866186167704</text:p>
          </table:table-cell>
          <table:table-cell office:value-type="float" office:value="0.373153172982648" calcext:value-type="float">
            <text:p>0.373153172982648</text:p>
          </table:table-cell>
          <table:table-cell office:value-type="float" office:value="0.00482124936634498" calcext:value-type="float">
            <text:p>0.004821249366345</text:p>
          </table:table-cell>
          <table:table-cell office:value-type="float" office:value="0.595159391483303" calcext:value-type="float">
            <text:p>0.595159391483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ile:/data/Diego/UNAM/Titulacion/codigo/mio/analisis2/topic_modeling/textos_individuales/167.txt</text:p>
          </table:table-cell>
          <table:table-cell office:value-type="float" office:value="0.00719837490977204" calcext:value-type="float">
            <text:p>0.007198374909772</text:p>
          </table:table-cell>
          <table:table-cell office:value-type="float" office:value="0.473484111869585" calcext:value-type="float">
            <text:p>0.473484111869585</text:p>
          </table:table-cell>
          <table:table-cell office:value-type="float" office:value="0.00378483875143776" calcext:value-type="float">
            <text:p>0.003784838751438</text:p>
          </table:table-cell>
          <table:table-cell office:value-type="float" office:value="0.515532674469205" calcext:value-type="float">
            <text:p>0.5155326744692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ile:/data/Diego/UNAM/Titulacion/codigo/mio/analisis2/topic_modeling/textos_individuales/168.txt</text:p>
          </table:table-cell>
          <table:table-cell office:value-type="float" office:value="0.0286789882034623" calcext:value-type="float">
            <text:p>0.028678988203462</text:p>
          </table:table-cell>
          <table:table-cell office:value-type="float" office:value="0.779697296338631" calcext:value-type="float">
            <text:p>0.779697296338631</text:p>
          </table:table-cell>
          <table:table-cell office:value-type="float" office:value="0.105752610005109" calcext:value-type="float">
            <text:p>0.105752610005109</text:p>
          </table:table-cell>
          <table:table-cell office:value-type="float" office:value="0.0858711054527979" calcext:value-type="float">
            <text:p>0.0858711054527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ile:/data/Diego/UNAM/Titulacion/codigo/mio/analisis2/topic_modeling/textos_individuales/169.txt</text:p>
          </table:table-cell>
          <table:table-cell office:value-type="float" office:value="0.0212684129582625" calcext:value-type="float">
            <text:p>0.021268412958263</text:p>
          </table:table-cell>
          <table:table-cell office:value-type="float" office:value="0.807995474119307" calcext:value-type="float">
            <text:p>0.807995474119307</text:p>
          </table:table-cell>
          <table:table-cell office:value-type="float" office:value="0.138995900983715" calcext:value-type="float">
            <text:p>0.138995900983715</text:p>
          </table:table-cell>
          <table:table-cell office:value-type="float" office:value="0.0317402119387149" calcext:value-type="float">
            <text:p>0.0317402119387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le:/data/Diego/UNAM/Titulacion/codigo/mio/analisis2/topic_modeling/textos_individuales/170.txt</text:p>
          </table:table-cell>
          <table:table-cell office:value-type="float" office:value="0.0000135503379802842" calcext:value-type="float">
            <text:p>1.35503379802842E-05</text:p>
          </table:table-cell>
          <table:table-cell office:value-type="float" office:value="0.887945837180956" calcext:value-type="float">
            <text:p>0.887945837180956</text:p>
          </table:table-cell>
          <table:table-cell office:value-type="float" office:value="0.0678636576357977" calcext:value-type="float">
            <text:p>0.067863657635798</text:p>
          </table:table-cell>
          <table:table-cell office:value-type="float" office:value="0.0441769548452663" calcext:value-type="float">
            <text:p>0.0441769548452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ile:/data/Diego/UNAM/Titulacion/codigo/mio/analisis2/topic_modeling/textos_individuales/171.txt</text:p>
          </table:table-cell>
          <table:table-cell office:value-type="float" office:value="0.000028199342169455" calcext:value-type="float">
            <text:p>2.8199342169455E-05</text:p>
          </table:table-cell>
          <table:table-cell office:value-type="float" office:value="0.854383841711377" calcext:value-type="float">
            <text:p>0.854383841711377</text:p>
          </table:table-cell>
          <table:table-cell office:value-type="float" office:value="0.126234660019717" calcext:value-type="float">
            <text:p>0.126234660019717</text:p>
          </table:table-cell>
          <table:table-cell office:value-type="float" office:value="0.0193532989267369" calcext:value-type="float">
            <text:p>0.0193532989267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ile:/data/Diego/UNAM/Titulacion/codigo/mio/analisis2/topic_modeling/textos_individuales/172.txt</text:p>
          </table:table-cell>
          <table:table-cell office:value-type="float" office:value="0.000326954427042631" calcext:value-type="float">
            <text:p>0.000326954427043</text:p>
          </table:table-cell>
          <table:table-cell office:value-type="float" office:value="0.747236901414791" calcext:value-type="float">
            <text:p>0.747236901414791</text:p>
          </table:table-cell>
          <table:table-cell office:value-type="float" office:value="0.0312915851983781" calcext:value-type="float">
            <text:p>0.031291585198378</text:p>
          </table:table-cell>
          <table:table-cell office:value-type="float" office:value="0.221144558959788" calcext:value-type="float">
            <text:p>0.2211445589597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ile:/data/Diego/UNAM/Titulacion/codigo/mio/analisis2/topic_modeling/textos_individuales/173.txt</text:p>
          </table:table-cell>
          <table:table-cell office:value-type="float" office:value="0.00000396028210726584" calcext:value-type="float">
            <text:p>3.96028210726584E-06</text:p>
          </table:table-cell>
          <table:table-cell office:value-type="float" office:value="0.74133794144441" calcext:value-type="float">
            <text:p>0.74133794144441</text:p>
          </table:table-cell>
          <table:table-cell office:value-type="float" office:value="0.012754762970364" calcext:value-type="float">
            <text:p>0.012754762970364</text:p>
          </table:table-cell>
          <table:table-cell office:value-type="float" office:value="0.245903335303119" calcext:value-type="float">
            <text:p>0.2459033353031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ile:/data/Diego/UNAM/Titulacion/codigo/mio/analisis2/topic_modeling/textos_individuales/175.txt</text:p>
          </table:table-cell>
          <table:table-cell office:value-type="float" office:value="0.000164312993203276" calcext:value-type="float">
            <text:p>0.000164312993203</text:p>
          </table:table-cell>
          <table:table-cell office:value-type="float" office:value="0.451843546251892" calcext:value-type="float">
            <text:p>0.451843546251892</text:p>
          </table:table-cell>
          <table:table-cell office:value-type="float" office:value="0.520868957258486" calcext:value-type="float">
            <text:p>0.520868957258486</text:p>
          </table:table-cell>
          <table:table-cell office:value-type="float" office:value="0.0271231834964186" calcext:value-type="float">
            <text:p>0.0271231834964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ile:/data/Diego/UNAM/Titulacion/codigo/mio/analisis2/topic_modeling/textos_individuales/176.txt</text:p>
          </table:table-cell>
          <table:table-cell office:value-type="float" office:value="0.00174898194457807" calcext:value-type="float">
            <text:p>0.001748981944578</text:p>
          </table:table-cell>
          <table:table-cell office:value-type="float" office:value="0.974483694207539" calcext:value-type="float">
            <text:p>0.974483694207539</text:p>
          </table:table-cell>
          <table:table-cell office:value-type="float" office:value="0.0171891876999286" calcext:value-type="float">
            <text:p>0.017189187699929</text:p>
          </table:table-cell>
          <table:table-cell office:value-type="float" office:value="0.00657813614795386" calcext:value-type="float">
            <text:p>0.0065781361479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ile:/data/Diego/UNAM/Titulacion/codigo/mio/analisis2/topic_modeling/textos_individuales/177.txt</text:p>
          </table:table-cell>
          <table:table-cell office:value-type="float" office:value="0.0101475271719183" calcext:value-type="float">
            <text:p>0.010147527171918</text:p>
          </table:table-cell>
          <table:table-cell office:value-type="float" office:value="0.898512488004321" calcext:value-type="float">
            <text:p>0.898512488004321</text:p>
          </table:table-cell>
          <table:table-cell office:value-type="float" office:value="0.0239307140581901" calcext:value-type="float">
            <text:p>0.02393071405819</text:p>
          </table:table-cell>
          <table:table-cell office:value-type="float" office:value="0.0674092707655701" calcext:value-type="float">
            <text:p>0.067409270765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ile:/data/Diego/UNAM/Titulacion/codigo/mio/analisis2/topic_modeling/textos_individuales/178.txt</text:p>
          </table:table-cell>
          <table:table-cell office:value-type="float" office:value="0.0000282308662722215" calcext:value-type="float">
            <text:p>2.82308662722215E-05</text:p>
          </table:table-cell>
          <table:table-cell office:value-type="float" office:value="0.85358225592927" calcext:value-type="float">
            <text:p>0.85358225592927</text:p>
          </table:table-cell>
          <table:table-cell office:value-type="float" office:value="0.0316735033007841" calcext:value-type="float">
            <text:p>0.031673503300784</text:p>
          </table:table-cell>
          <table:table-cell office:value-type="float" office:value="0.114716009903674" calcext:value-type="float">
            <text:p>0.1147160099036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ile:/data/Diego/UNAM/Titulacion/codigo/mio/analisis2/topic_modeling/textos_individuales/179.txt</text:p>
          </table:table-cell>
          <table:table-cell office:value-type="float" office:value="0.000202251120239109" calcext:value-type="float">
            <text:p>0.000202251120239</text:p>
          </table:table-cell>
          <table:table-cell office:value-type="float" office:value="0.0317671234074762" calcext:value-type="float">
            <text:p>0.031767123407476</text:p>
          </table:table-cell>
          <table:table-cell office:value-type="float" office:value="0.967164619262025" calcext:value-type="float">
            <text:p>0.967164619262025</text:p>
          </table:table-cell>
          <table:table-cell office:value-type="float" office:value="0.000866006210260182" calcext:value-type="float">
            <text:p>0.000866006210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ile:/data/Diego/UNAM/Titulacion/codigo/mio/analisis2/topic_modeling/textos_individuales/180.txt</text:p>
          </table:table-cell>
          <table:table-cell office:value-type="float" office:value="0.00311755824239093" calcext:value-type="float">
            <text:p>0.003117558242391</text:p>
          </table:table-cell>
          <table:table-cell office:value-type="float" office:value="0.0287366265403821" calcext:value-type="float">
            <text:p>0.028736626540382</text:p>
          </table:table-cell>
          <table:table-cell office:value-type="float" office:value="0.96811963545025" calcext:value-type="float">
            <text:p>0.96811963545025</text:p>
          </table:table-cell>
          <table:table-cell office:value-type="float" office:value="0.0000261797669765858" calcext:value-type="float">
            <text:p>2.61797669765858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ile:/data/Diego/UNAM/Titulacion/codigo/mio/analisis2/topic_modeling/textos_individuales/181.txt</text:p>
          </table:table-cell>
          <table:table-cell office:value-type="float" office:value="0.0227068223113462" calcext:value-type="float">
            <text:p>0.022706822311346</text:p>
          </table:table-cell>
          <table:table-cell office:value-type="float" office:value="0.054417248655733" calcext:value-type="float">
            <text:p>0.054417248655733</text:p>
          </table:table-cell>
          <table:table-cell office:value-type="float" office:value="0.9228274555731" calcext:value-type="float">
            <text:p>0.9228274555731</text:p>
          </table:table-cell>
          <table:table-cell office:value-type="float" office:value="0.0000484734598204" calcext:value-type="float">
            <text:p>4.84734598204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ile:/data/Diego/UNAM/Titulacion/codigo/mio/analisis2/topic_modeling/textos_individuales/182.txt</text:p>
          </table:table-cell>
          <table:table-cell office:value-type="float" office:value="0.878500514101203" calcext:value-type="float">
            <text:p>0.878500514101203</text:p>
          </table:table-cell>
          <table:table-cell office:value-type="float" office:value="0.077501136320016" calcext:value-type="float">
            <text:p>0.077501136320016</text:p>
          </table:table-cell>
          <table:table-cell office:value-type="float" office:value="0.0298174053859283" calcext:value-type="float">
            <text:p>0.029817405385928</text:p>
          </table:table-cell>
          <table:table-cell office:value-type="float" office:value="0.0141809441928528" calcext:value-type="float">
            <text:p>0.0141809441928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ile:/data/Diego/UNAM/Titulacion/codigo/mio/analisis2/topic_modeling/textos_individuales/183.txt</text:p>
          </table:table-cell>
          <table:table-cell office:value-type="float" office:value="0.0000181367550257428" calcext:value-type="float">
            <text:p>1.81367550257428E-05</text:p>
          </table:table-cell>
          <table:table-cell office:value-type="float" office:value="0.0813504643266022" calcext:value-type="float">
            <text:p>0.081350464326602</text:p>
          </table:table-cell>
          <table:table-cell office:value-type="float" office:value="0.916546536407623" calcext:value-type="float">
            <text:p>0.916546536407623</text:p>
          </table:table-cell>
          <table:table-cell office:value-type="float" office:value="0.0020848625107492" calcext:value-type="float">
            <text:p>0.0020848625107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ile:/data/Diego/UNAM/Titulacion/codigo/mio/analisis2/topic_modeling/textos_individuales/184.txt</text:p>
          </table:table-cell>
          <table:table-cell office:value-type="float" office:value="0.0178626728069846" calcext:value-type="float">
            <text:p>0.017862672806985</text:p>
          </table:table-cell>
          <table:table-cell office:value-type="float" office:value="0.27054426471709" calcext:value-type="float">
            <text:p>0.27054426471709</text:p>
          </table:table-cell>
          <table:table-cell office:value-type="float" office:value="0.00832379492817955" calcext:value-type="float">
            <text:p>0.00832379492818</text:p>
          </table:table-cell>
          <table:table-cell office:value-type="float" office:value="0.703269267547746" calcext:value-type="float">
            <text:p>0.7032692675477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ile:/data/Diego/UNAM/Titulacion/codigo/mio/analisis2/topic_modeling/textos_individuales/185.txt</text:p>
          </table:table-cell>
          <table:table-cell office:value-type="float" office:value="0.60219545135184" calcext:value-type="float">
            <text:p>0.60219545135184</text:p>
          </table:table-cell>
          <table:table-cell office:value-type="float" office:value="0.196969687763692" calcext:value-type="float">
            <text:p>0.196969687763692</text:p>
          </table:table-cell>
          <table:table-cell office:value-type="float" office:value="0.067700272346325" calcext:value-type="float">
            <text:p>0.067700272346325</text:p>
          </table:table-cell>
          <table:table-cell office:value-type="float" office:value="0.133134588538143" calcext:value-type="float">
            <text:p>0.133134588538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ile:/data/Diego/UNAM/Titulacion/codigo/mio/analisis2/topic_modeling/textos_individuales/186.txt</text:p>
          </table:table-cell>
          <table:table-cell office:value-type="float" office:value="0.0175222545413522" calcext:value-type="float">
            <text:p>0.017522254541352</text:p>
          </table:table-cell>
          <table:table-cell office:value-type="float" office:value="0.0330596371978687" calcext:value-type="float">
            <text:p>0.033059637197869</text:p>
          </table:table-cell>
          <table:table-cell office:value-type="float" office:value="0.945140344137796" calcext:value-type="float">
            <text:p>0.945140344137796</text:p>
          </table:table-cell>
          <table:table-cell office:value-type="float" office:value="0.00427776412298309" calcext:value-type="float">
            <text:p>0.0042777641229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ile:/data/Diego/UNAM/Titulacion/codigo/mio/analisis2/topic_modeling/textos_individuales/187.txt</text:p>
          </table:table-cell>
          <table:table-cell office:value-type="float" office:value="0.0331113617385106" calcext:value-type="float">
            <text:p>0.033111361738511</text:p>
          </table:table-cell>
          <table:table-cell office:value-type="float" office:value="0.700404372910832" calcext:value-type="float">
            <text:p>0.700404372910832</text:p>
          </table:table-cell>
          <table:table-cell office:value-type="float" office:value="0.00451298315974688" calcext:value-type="float">
            <text:p>0.004512983159747</text:p>
          </table:table-cell>
          <table:table-cell office:value-type="float" office:value="0.26197128219091" calcext:value-type="float">
            <text:p>0.261971282190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ile:/data/Diego/UNAM/Titulacion/codigo/mio/analisis2/topic_modeling/textos_individuales/188.txt</text:p>
          </table:table-cell>
          <table:table-cell office:value-type="float" office:value="0.010873390939158" calcext:value-type="float">
            <text:p>0.010873390939158</text:p>
          </table:table-cell>
          <table:table-cell office:value-type="float" office:value="0.0164232042914805" calcext:value-type="float">
            <text:p>0.016423204291481</text:p>
          </table:table-cell>
          <table:table-cell office:value-type="float" office:value="0.972671475779897" calcext:value-type="float">
            <text:p>0.972671475779897</text:p>
          </table:table-cell>
          <table:table-cell office:value-type="float" office:value="0.000031928989464571" calcext:value-type="float">
            <text:p>3.1928989464571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ile:/data/Diego/UNAM/Titulacion/codigo/mio/analisis2/topic_modeling/textos_individuales/189.txt</text:p>
          </table:table-cell>
          <table:table-cell office:value-type="float" office:value="0.0117571783176153" calcext:value-type="float">
            <text:p>0.011757178317615</text:p>
          </table:table-cell>
          <table:table-cell office:value-type="float" office:value="0.0905972793609561" calcext:value-type="float">
            <text:p>0.090597279360956</text:p>
          </table:table-cell>
          <table:table-cell office:value-type="float" office:value="0.897501041474332" calcext:value-type="float">
            <text:p>0.897501041474332</text:p>
          </table:table-cell>
          <table:table-cell office:value-type="float" office:value="0.000144500847096752" calcext:value-type="float">
            <text:p>0.0001445008470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ile:/data/Diego/UNAM/Titulacion/codigo/mio/analisis2/topic_modeling/textos_individuales/190.txt</text:p>
          </table:table-cell>
          <table:table-cell office:value-type="float" office:value="0.171844239908033" calcext:value-type="float">
            <text:p>0.171844239908033</text:p>
          </table:table-cell>
          <table:table-cell office:value-type="float" office:value="0.015162986826131" calcext:value-type="float">
            <text:p>0.015162986826131</text:p>
          </table:table-cell>
          <table:table-cell office:value-type="float" office:value="0.0748462217866324" calcext:value-type="float">
            <text:p>0.074846221786633</text:p>
          </table:table-cell>
          <table:table-cell office:value-type="float" office:value="0.738146551479204" calcext:value-type="float">
            <text:p>0.7381465514792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ile:/data/Diego/UNAM/Titulacion/codigo/mio/analisis2/topic_modeling/textos_individuales/191.txt</text:p>
          </table:table-cell>
          <table:table-cell office:value-type="float" office:value="0.469705492851938" calcext:value-type="float">
            <text:p>0.469705492851938</text:p>
          </table:table-cell>
          <table:table-cell office:value-type="float" office:value="0.124920106325921" calcext:value-type="float">
            <text:p>0.124920106325921</text:p>
          </table:table-cell>
          <table:table-cell office:value-type="float" office:value="0.305419633883857" calcext:value-type="float">
            <text:p>0.305419633883857</text:p>
          </table:table-cell>
          <table:table-cell office:value-type="float" office:value="0.0999547669382835" calcext:value-type="float">
            <text:p>0.0999547669382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ile:/data/Diego/UNAM/Titulacion/codigo/mio/analisis2/topic_modeling/textos_individuales/192.txt</text:p>
          </table:table-cell>
          <table:table-cell office:value-type="float" office:value="0.000888523394878454" calcext:value-type="float">
            <text:p>0.000888523394878</text:p>
          </table:table-cell>
          <table:table-cell office:value-type="float" office:value="0.979885829700508" calcext:value-type="float">
            <text:p>0.979885829700508</text:p>
          </table:table-cell>
          <table:table-cell office:value-type="float" office:value="0.00105454350303783" calcext:value-type="float">
            <text:p>0.001054543503038</text:p>
          </table:table-cell>
          <table:table-cell office:value-type="float" office:value="0.0181711034015761" calcext:value-type="float">
            <text:p>0.0181711034015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ile:/data/Diego/UNAM/Titulacion/codigo/mio/analisis2/topic_modeling/textos_individuales/194.txt</text:p>
          </table:table-cell>
          <table:table-cell office:value-type="float" office:value="0.604329529136207" calcext:value-type="float">
            <text:p>0.604329529136207</text:p>
          </table:table-cell>
          <table:table-cell office:value-type="float" office:value="0.244745385460347" calcext:value-type="float">
            <text:p>0.244745385460347</text:p>
          </table:table-cell>
          <table:table-cell office:value-type="float" office:value="0.0842422303810464" calcext:value-type="float">
            <text:p>0.084242230381046</text:p>
          </table:table-cell>
          <table:table-cell office:value-type="float" office:value="0.0666828550223991" calcext:value-type="float">
            <text:p>0.0666828550223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ile:/data/Diego/UNAM/Titulacion/codigo/mio/analisis2/topic_modeling/textos_individuales/195.txt</text:p>
          </table:table-cell>
          <table:table-cell office:value-type="float" office:value="0.0370438826042522" calcext:value-type="float">
            <text:p>0.037043882604252</text:p>
          </table:table-cell>
          <table:table-cell office:value-type="float" office:value="0.804164814059815" calcext:value-type="float">
            <text:p>0.804164814059815</text:p>
          </table:table-cell>
          <table:table-cell office:value-type="float" office:value="0.0939182455777309" calcext:value-type="float">
            <text:p>0.093918245577731</text:p>
          </table:table-cell>
          <table:table-cell office:value-type="float" office:value="0.0648730577582018" calcext:value-type="float">
            <text:p>0.0648730577582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ile:/data/Diego/UNAM/Titulacion/codigo/mio/analisis2/topic_modeling/textos_individuales/196.txt</text:p>
          </table:table-cell>
          <table:table-cell office:value-type="float" office:value="0.21159675297701" calcext:value-type="float">
            <text:p>0.21159675297701</text:p>
          </table:table-cell>
          <table:table-cell office:value-type="float" office:value="0.443239728999433" calcext:value-type="float">
            <text:p>0.443239728999433</text:p>
          </table:table-cell>
          <table:table-cell office:value-type="float" office:value="0.200157826725372" calcext:value-type="float">
            <text:p>0.200157826725372</text:p>
          </table:table-cell>
          <table:table-cell office:value-type="float" office:value="0.145005691298185" calcext:value-type="float">
            <text:p>0.1450056912981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ile:/data/Diego/UNAM/Titulacion/codigo/mio/analisis2/topic_modeling/textos_individuales/197.txt</text:p>
          </table:table-cell>
          <table:table-cell office:value-type="float" office:value="0.000330235287283398" calcext:value-type="float">
            <text:p>0.000330235287283</text:p>
          </table:table-cell>
          <table:table-cell office:value-type="float" office:value="0.0228593697635058" calcext:value-type="float">
            <text:p>0.022859369763506</text:p>
          </table:table-cell>
          <table:table-cell office:value-type="float" office:value="0.976777068612246" calcext:value-type="float">
            <text:p>0.976777068612246</text:p>
          </table:table-cell>
          <table:table-cell office:value-type="float" office:value="0.0000333263369644713" calcext:value-type="float">
            <text:p>3.33263369644713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ile:/data/Diego/UNAM/Titulacion/codigo/mio/analisis2/topic_modeling/textos_individuales/198.txt</text:p>
          </table:table-cell>
          <table:table-cell office:value-type="float" office:value="0.0000183723773684823" calcext:value-type="float">
            <text:p>1.83723773684823E-05</text:p>
          </table:table-cell>
          <table:table-cell office:value-type="float" office:value="0.0177619784674993" calcext:value-type="float">
            <text:p>0.017761978467499</text:p>
          </table:table-cell>
          <table:table-cell office:value-type="float" office:value="0.982186329745475" calcext:value-type="float">
            <text:p>0.982186329745475</text:p>
          </table:table-cell>
          <table:table-cell office:value-type="float" office:value="0.0000333194096572838" calcext:value-type="float">
            <text:p>3.33194096572838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le:/data/Diego/UNAM/Titulacion/codigo/mio/analisis2/topic_modeling/textos_individuales/199.txt</text:p>
          </table:table-cell>
          <table:table-cell office:value-type="float" office:value="0.0000987912014325473" calcext:value-type="float">
            <text:p>9.87912014325473E-05</text:p>
          </table:table-cell>
          <table:table-cell office:value-type="float" office:value="0.095611722428145" calcext:value-type="float">
            <text:p>0.095611722428145</text:p>
          </table:table-cell>
          <table:table-cell office:value-type="float" office:value="0.904262572533521" calcext:value-type="float">
            <text:p>0.904262572533521</text:p>
          </table:table-cell>
          <table:table-cell office:value-type="float" office:value="0.0000269138369016408" calcext:value-type="float">
            <text:p>2.69138369016408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ile:/data/Diego/UNAM/Titulacion/codigo/mio/analisis2/topic_modeling/textos_individuales/200.txt</text:p>
          </table:table-cell>
          <table:table-cell office:value-type="float" office:value="0.500346934548997" calcext:value-type="float">
            <text:p>0.500346934548997</text:p>
          </table:table-cell>
          <table:table-cell office:value-type="float" office:value="0.34528438125904" calcext:value-type="float">
            <text:p>0.34528438125904</text:p>
          </table:table-cell>
          <table:table-cell office:value-type="float" office:value="0.120452162867996" calcext:value-type="float">
            <text:p>0.120452162867996</text:p>
          </table:table-cell>
          <table:table-cell office:value-type="float" office:value="0.0339165213239674" calcext:value-type="float">
            <text:p>0.0339165213239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ile:/data/Diego/UNAM/Titulacion/codigo/mio/analisis2/topic_modeling/textos_individuales/201.txt</text:p>
          </table:table-cell>
          <table:table-cell office:value-type="float" office:value="0.687427387063545" calcext:value-type="float">
            <text:p>0.687427387063545</text:p>
          </table:table-cell>
          <table:table-cell office:value-type="float" office:value="0.25232955049631" calcext:value-type="float">
            <text:p>0.25232955049631</text:p>
          </table:table-cell>
          <table:table-cell office:value-type="float" office:value="0.0601483131221518" calcext:value-type="float">
            <text:p>0.060148313122152</text:p>
          </table:table-cell>
          <table:table-cell office:value-type="float" office:value="0.0000947493179927785" calcext:value-type="float">
            <text:p>9.47493179927785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ile:/data/Diego/UNAM/Titulacion/codigo/mio/analisis2/topic_modeling/textos_individuales/202.txt</text:p>
          </table:table-cell>
          <table:table-cell office:value-type="float" office:value="0.0000291094883116507" calcext:value-type="float">
            <text:p>2.91094883116507E-05</text:p>
          </table:table-cell>
          <table:table-cell office:value-type="float" office:value="0.0141453610207333" calcext:value-type="float">
            <text:p>0.014145361020733</text:p>
          </table:table-cell>
          <table:table-cell office:value-type="float" office:value="0.985772737685817" calcext:value-type="float">
            <text:p>0.985772737685817</text:p>
          </table:table-cell>
          <table:table-cell office:value-type="float" office:value="0.0000527918051386033" calcext:value-type="float">
            <text:p>5.27918051386033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ile:/data/Diego/UNAM/Titulacion/codigo/mio/analisis2/topic_modeling/textos_individuales/203.txt</text:p>
          </table:table-cell>
          <table:table-cell office:value-type="float" office:value="0.539141659545436" calcext:value-type="float">
            <text:p>0.539141659545436</text:p>
          </table:table-cell>
          <table:table-cell office:value-type="float" office:value="0.335420240566842" calcext:value-type="float">
            <text:p>0.335420240566842</text:p>
          </table:table-cell>
          <table:table-cell office:value-type="float" office:value="0.0959835630507347" calcext:value-type="float">
            <text:p>0.095983563050735</text:p>
          </table:table-cell>
          <table:table-cell office:value-type="float" office:value="0.0294545368369869" calcext:value-type="float">
            <text:p>0.0294545368369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ile:/data/Diego/UNAM/Titulacion/codigo/mio/analisis2/topic_modeling/textos_individuales/204.txt</text:p>
          </table:table-cell>
          <table:table-cell office:value-type="float" office:value="0.543002939819009" calcext:value-type="float">
            <text:p>0.543002939819009</text:p>
          </table:table-cell>
          <table:table-cell office:value-type="float" office:value="0.412223774345661" calcext:value-type="float">
            <text:p>0.412223774345661</text:p>
          </table:table-cell>
          <table:table-cell office:value-type="float" office:value="0.0437460181182116" calcext:value-type="float">
            <text:p>0.043746018118212</text:p>
          </table:table-cell>
          <table:table-cell office:value-type="float" office:value="0.00102726771711802" calcext:value-type="float">
            <text:p>0.0010272677171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ile:/data/Diego/UNAM/Titulacion/codigo/mio/analisis2/topic_modeling/textos_individuales/205.txt</text:p>
          </table:table-cell>
          <table:table-cell office:value-type="float" office:value="0.416182192698601" calcext:value-type="float">
            <text:p>0.416182192698601</text:p>
          </table:table-cell>
          <table:table-cell office:value-type="float" office:value="0.117290038849944" calcext:value-type="float">
            <text:p>0.117290038849944</text:p>
          </table:table-cell>
          <table:table-cell office:value-type="float" office:value="0.069669866844006" calcext:value-type="float">
            <text:p>0.069669866844006</text:p>
          </table:table-cell>
          <table:table-cell office:value-type="float" office:value="0.396857901607449" calcext:value-type="float">
            <text:p>0.3968579016074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ile:/data/Diego/UNAM/Titulacion/codigo/mio/analisis2/topic_modeling/textos_individuales/206.txt</text:p>
          </table:table-cell>
          <table:table-cell office:value-type="float" office:value="0.0000162480183629907" calcext:value-type="float">
            <text:p>1.62480183629907E-05</text:p>
          </table:table-cell>
          <table:table-cell office:value-type="float" office:value="0.0436500704954108" calcext:value-type="float">
            <text:p>0.043650070495411</text:p>
          </table:table-cell>
          <table:table-cell office:value-type="float" office:value="0.956304214729198" calcext:value-type="float">
            <text:p>0.956304214729198</text:p>
          </table:table-cell>
          <table:table-cell office:value-type="float" office:value="0.0000294667570286402" calcext:value-type="float">
            <text:p>2.94667570286402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le:/data/Diego/UNAM/Titulacion/codigo/mio/analisis2/topic_modeling/textos_individuales/207.txt</text:p>
          </table:table-cell>
          <table:table-cell office:value-type="float" office:value="0.0000251788716926633" calcext:value-type="float">
            <text:p>2.51788716926633E-05</text:p>
          </table:table-cell>
          <table:table-cell office:value-type="float" office:value="0.00311946899351118" calcext:value-type="float">
            <text:p>0.003119468993511</text:p>
          </table:table-cell>
          <table:table-cell office:value-type="float" office:value="0.996667253392159" calcext:value-type="float">
            <text:p>0.996667253392159</text:p>
          </table:table-cell>
          <table:table-cell office:value-type="float" office:value="0.000188098742637139" calcext:value-type="float">
            <text:p>0.0001880987426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ile:/data/Diego/UNAM/Titulacion/codigo/mio/analisis2/topic_modeling/textos_individuales/208.txt</text:p>
          </table:table-cell>
          <table:table-cell office:value-type="float" office:value="0.13909431416065" calcext:value-type="float">
            <text:p>0.13909431416065</text:p>
          </table:table-cell>
          <table:table-cell office:value-type="float" office:value="0.273016479760209" calcext:value-type="float">
            <text:p>0.273016479760209</text:p>
          </table:table-cell>
          <table:table-cell office:value-type="float" office:value="0.431557284586515" calcext:value-type="float">
            <text:p>0.431557284586515</text:p>
          </table:table-cell>
          <table:table-cell office:value-type="float" office:value="0.156331921492626" calcext:value-type="float">
            <text:p>0.1563319214926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ile:/data/Diego/UNAM/Titulacion/codigo/mio/analisis2/topic_modeling/textos_individuales/209.txt</text:p>
          </table:table-cell>
          <table:table-cell office:value-type="float" office:value="0.0000182171241754832" calcext:value-type="float">
            <text:p>1.82171241754832E-05</text:p>
          </table:table-cell>
          <table:table-cell office:value-type="float" office:value="0.0258561365016869" calcext:value-type="float">
            <text:p>0.025856136501687</text:p>
          </table:table-cell>
          <table:table-cell office:value-type="float" office:value="0.974092608525469" calcext:value-type="float">
            <text:p>0.974092608525469</text:p>
          </table:table-cell>
          <table:table-cell office:value-type="float" office:value="0.0000330378486685021" calcext:value-type="float">
            <text:p>3.30378486685021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ile:/data/Diego/UNAM/Titulacion/codigo/mio/analisis2/topic_modeling/textos_individuales/210.txt</text:p>
          </table:table-cell>
          <table:table-cell office:value-type="float" office:value="0.326413402139409" calcext:value-type="float">
            <text:p>0.326413402139409</text:p>
          </table:table-cell>
          <table:table-cell office:value-type="float" office:value="0.59655974013064" calcext:value-type="float">
            <text:p>0.59655974013064</text:p>
          </table:table-cell>
          <table:table-cell office:value-type="float" office:value="0.0711708385240749" calcext:value-type="float">
            <text:p>0.071170838524075</text:p>
          </table:table-cell>
          <table:table-cell office:value-type="float" office:value="0.00585601920587632" calcext:value-type="float">
            <text:p>0.0058560192058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ile:/data/Diego/UNAM/Titulacion/codigo/mio/analisis2/topic_modeling/textos_individuales/212.txt</text:p>
          </table:table-cell>
          <table:table-cell office:value-type="float" office:value="0.0907724172941375" calcext:value-type="float">
            <text:p>0.090772417294138</text:p>
          </table:table-cell>
          <table:table-cell office:value-type="float" office:value="0.133248261630599" calcext:value-type="float">
            <text:p>0.133248261630599</text:p>
          </table:table-cell>
          <table:table-cell office:value-type="float" office:value="0.50175804487885" calcext:value-type="float">
            <text:p>0.50175804487885</text:p>
          </table:table-cell>
          <table:table-cell office:value-type="float" office:value="0.274221276196413" calcext:value-type="float">
            <text:p>0.2742212761964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ile:/data/Diego/UNAM/Titulacion/codigo/mio/analisis2/topic_modeling/textos_individuales/213.txt</text:p>
          </table:table-cell>
          <table:table-cell office:value-type="float" office:value="0.518902708507955" calcext:value-type="float">
            <text:p>0.518902708507955</text:p>
          </table:table-cell>
          <table:table-cell office:value-type="float" office:value="0.255016109236226" calcext:value-type="float">
            <text:p>0.255016109236226</text:p>
          </table:table-cell>
          <table:table-cell office:value-type="float" office:value="0.050999150005461" calcext:value-type="float">
            <text:p>0.050999150005461</text:p>
          </table:table-cell>
          <table:table-cell office:value-type="float" office:value="0.175082032250357" calcext:value-type="float">
            <text:p>0.1750820322503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ile:/data/Diego/UNAM/Titulacion/codigo/mio/analisis2/topic_modeling/textos_individuales/214.txt</text:p>
          </table:table-cell>
          <table:table-cell office:value-type="float" office:value="0.0000148640431367973" calcext:value-type="float">
            <text:p>1.48640431367973E-05</text:p>
          </table:table-cell>
          <table:table-cell office:value-type="float" office:value="0.0112590596068372" calcext:value-type="float">
            <text:p>0.011259059606837</text:p>
          </table:table-cell>
          <table:table-cell office:value-type="float" office:value="0.988615034526601" calcext:value-type="float">
            <text:p>0.988615034526601</text:p>
          </table:table-cell>
          <table:table-cell office:value-type="float" office:value="0.000111041823424933" calcext:value-type="float">
            <text:p>0.0001110418234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ile:/data/Diego/UNAM/Titulacion/codigo/mio/analisis2/topic_modeling/textos_individuales/215.txt</text:p>
          </table:table-cell>
          <table:table-cell office:value-type="float" office:value="0.002274358385698" calcext:value-type="float">
            <text:p>0.002274358385698</text:p>
          </table:table-cell>
          <table:table-cell office:value-type="float" office:value="0.0157620037056212" calcext:value-type="float">
            <text:p>0.015762003705621</text:p>
          </table:table-cell>
          <table:table-cell office:value-type="float" office:value="0.979435023694407" calcext:value-type="float">
            <text:p>0.979435023694407</text:p>
          </table:table-cell>
          <table:table-cell office:value-type="float" office:value="0.0025286142142738" calcext:value-type="float">
            <text:p>0.0025286142142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ile:/data/Diego/UNAM/Titulacion/codigo/mio/analisis2/topic_modeling/textos_individuales/216.txt</text:p>
          </table:table-cell>
          <table:table-cell office:value-type="float" office:value="0.0454417120427695" calcext:value-type="float">
            <text:p>0.04544171204277</text:p>
          </table:table-cell>
          <table:table-cell office:value-type="float" office:value="0.816066573771925" calcext:value-type="float">
            <text:p>0.816066573771925</text:p>
          </table:table-cell>
          <table:table-cell office:value-type="float" office:value="0.00235218438451262" calcext:value-type="float">
            <text:p>0.002352184384513</text:p>
          </table:table-cell>
          <table:table-cell office:value-type="float" office:value="0.136139529800793" calcext:value-type="float">
            <text:p>0.1361395298007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le:/data/Diego/UNAM/Titulacion/codigo/mio/analisis2/topic_modeling/textos_individuales/217.txt</text:p>
          </table:table-cell>
          <table:table-cell office:value-type="float" office:value="0.00120378029174707" calcext:value-type="float">
            <text:p>0.001203780291747</text:p>
          </table:table-cell>
          <table:table-cell office:value-type="float" office:value="0.0278845985885693" calcext:value-type="float">
            <text:p>0.027884598588569</text:p>
          </table:table-cell>
          <table:table-cell office:value-type="float" office:value="0.969800055009224" calcext:value-type="float">
            <text:p>0.969800055009224</text:p>
          </table:table-cell>
          <table:table-cell office:value-type="float" office:value="0.00111156611045993" calcext:value-type="float">
            <text:p>0.0011115661104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ile:/data/Diego/UNAM/Titulacion/codigo/mio/analisis2/topic_modeling/textos_individuales/218.txt</text:p>
          </table:table-cell>
          <table:table-cell office:value-type="float" office:value="0.00000902703796338526" calcext:value-type="float">
            <text:p>9.02703796338526E-06</text:p>
          </table:table-cell>
          <table:table-cell office:value-type="float" office:value="0.145735607950447" calcext:value-type="float">
            <text:p>0.145735607950447</text:p>
          </table:table-cell>
          <table:table-cell office:value-type="float" office:value="0.822118854134414" calcext:value-type="float">
            <text:p>0.822118854134414</text:p>
          </table:table-cell>
          <table:table-cell office:value-type="float" office:value="0.0321365108771756" calcext:value-type="float">
            <text:p>0.0321365108771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ile:/data/Diego/UNAM/Titulacion/codigo/mio/analisis2/topic_modeling/textos_individuales/219.txt</text:p>
          </table:table-cell>
          <table:table-cell office:value-type="float" office:value="0.00365290727661525" calcext:value-type="float">
            <text:p>0.003652907276615</text:p>
          </table:table-cell>
          <table:table-cell office:value-type="float" office:value="0.950315863027796" calcext:value-type="float">
            <text:p>0.950315863027796</text:p>
          </table:table-cell>
          <table:table-cell office:value-type="float" office:value="0.0349219728218973" calcext:value-type="float">
            <text:p>0.034921972821897</text:p>
          </table:table-cell>
          <table:table-cell office:value-type="float" office:value="0.0111092568736914" calcext:value-type="float">
            <text:p>0.011109256873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ile:/data/Diego/UNAM/Titulacion/codigo/mio/analisis2/topic_modeling/textos_individuales/220.txt</text:p>
          </table:table-cell>
          <table:table-cell office:value-type="float" office:value="0.0366364290247867" calcext:value-type="float">
            <text:p>0.036636429024787</text:p>
          </table:table-cell>
          <table:table-cell office:value-type="float" office:value="0.352142846693817" calcext:value-type="float">
            <text:p>0.352142846693817</text:p>
          </table:table-cell>
          <table:table-cell office:value-type="float" office:value="0.0284926022738887" calcext:value-type="float">
            <text:p>0.028492602273889</text:p>
          </table:table-cell>
          <table:table-cell office:value-type="float" office:value="0.582728122007508" calcext:value-type="float">
            <text:p>0.5827281220075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ile:/data/Diego/UNAM/Titulacion/codigo/mio/analisis2/topic_modeling/textos_individuales/221.txt</text:p>
          </table:table-cell>
          <table:table-cell office:value-type="float" office:value="0.0835392516488194" calcext:value-type="float">
            <text:p>0.08353925164882</text:p>
          </table:table-cell>
          <table:table-cell office:value-type="float" office:value="0.756422335984623" calcext:value-type="float">
            <text:p>0.756422335984623</text:p>
          </table:table-cell>
          <table:table-cell office:value-type="float" office:value="0.150191674845873" calcext:value-type="float">
            <text:p>0.150191674845873</text:p>
          </table:table-cell>
          <table:table-cell office:value-type="float" office:value="0.00984673752068468" calcext:value-type="float">
            <text:p>0.0098467375206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ile:/data/Diego/UNAM/Titulacion/codigo/mio/analisis2/topic_modeling/textos_individuales/222.txt</text:p>
          </table:table-cell>
          <table:table-cell office:value-type="float" office:value="0.0000205390498138367" calcext:value-type="float">
            <text:p>2.05390498138367E-05</text:p>
          </table:table-cell>
          <table:table-cell office:value-type="float" office:value="0.9024219021497" calcext:value-type="float">
            <text:p>0.9024219021497</text:p>
          </table:table-cell>
          <table:table-cell office:value-type="float" office:value="0.0761416892187053" calcext:value-type="float">
            <text:p>0.076141689218705</text:p>
          </table:table-cell>
          <table:table-cell office:value-type="float" office:value="0.021415869581781" calcext:value-type="float">
            <text:p>0.0214158695817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ile:/data/Diego/UNAM/Titulacion/codigo/mio/analisis2/topic_modeling/textos_individuales/223.txt</text:p>
          </table:table-cell>
          <table:table-cell office:value-type="float" office:value="0.340048413216284" calcext:value-type="float">
            <text:p>0.340048413216284</text:p>
          </table:table-cell>
          <table:table-cell office:value-type="float" office:value="0.235428871803086" calcext:value-type="float">
            <text:p>0.235428871803086</text:p>
          </table:table-cell>
          <table:table-cell office:value-type="float" office:value="0.0248179309344036" calcext:value-type="float">
            <text:p>0.024817930934404</text:p>
          </table:table-cell>
          <table:table-cell office:value-type="float" office:value="0.399704784046227" calcext:value-type="float">
            <text:p>0.3997047840462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ile:/data/Diego/UNAM/Titulacion/codigo/mio/analisis2/topic_modeling/textos_individuales/224.txt</text:p>
          </table:table-cell>
          <table:table-cell office:value-type="float" office:value="0.394459098837474" calcext:value-type="float">
            <text:p>0.394459098837474</text:p>
          </table:table-cell>
          <table:table-cell office:value-type="float" office:value="0.45246947162299" calcext:value-type="float">
            <text:p>0.45246947162299</text:p>
          </table:table-cell>
          <table:table-cell office:value-type="float" office:value="0.133986765541032" calcext:value-type="float">
            <text:p>0.133986765541032</text:p>
          </table:table-cell>
          <table:table-cell office:value-type="float" office:value="0.019084663998504" calcext:value-type="float">
            <text:p>0.0190846639985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ile:/data/Diego/UNAM/Titulacion/codigo/mio/analisis2/topic_modeling/textos_individuales/225.txt</text:p>
          </table:table-cell>
          <table:table-cell office:value-type="float" office:value="0.0000219575190475287" calcext:value-type="float">
            <text:p>2.19575190475287E-05</text:p>
          </table:table-cell>
          <table:table-cell office:value-type="float" office:value="0.0158868772897806" calcext:value-type="float">
            <text:p>0.015886877289781</text:p>
          </table:table-cell>
          <table:table-cell office:value-type="float" office:value="0.984051343911784" calcext:value-type="float">
            <text:p>0.984051343911784</text:p>
          </table:table-cell>
          <table:table-cell office:value-type="float" office:value="0.000039821279387462" calcext:value-type="float">
            <text:p>3.9821279387462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ile:/data/Diego/UNAM/Titulacion/codigo/mio/analisis2/topic_modeling/textos_individuales/226.txt</text:p>
          </table:table-cell>
          <table:table-cell office:value-type="float" office:value="0.0812724661754721" calcext:value-type="float">
            <text:p>0.081272466175472</text:p>
          </table:table-cell>
          <table:table-cell office:value-type="float" office:value="0.0477140040802342" calcext:value-type="float">
            <text:p>0.047714004080234</text:p>
          </table:table-cell>
          <table:table-cell office:value-type="float" office:value="0.870985963295292" calcext:value-type="float">
            <text:p>0.870985963295292</text:p>
          </table:table-cell>
          <table:table-cell office:value-type="float" office:value="0.0000275664490018613" calcext:value-type="float">
            <text:p>2.75664490018613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ile:/data/Diego/UNAM/Titulacion/codigo/mio/analisis2/topic_modeling/textos_individuales/227.txt</text:p>
          </table:table-cell>
          <table:table-cell office:value-type="float" office:value="0.500627046466606" calcext:value-type="float">
            <text:p>0.500627046466606</text:p>
          </table:table-cell>
          <table:table-cell office:value-type="float" office:value="0.358710821713029" calcext:value-type="float">
            <text:p>0.358710821713029</text:p>
          </table:table-cell>
          <table:table-cell office:value-type="float" office:value="0.0112528267236001" calcext:value-type="float">
            <text:p>0.0112528267236</text:p>
          </table:table-cell>
          <table:table-cell office:value-type="float" office:value="0.129409305096765" calcext:value-type="float">
            <text:p>0.1294093050967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ile:/data/Diego/UNAM/Titulacion/codigo/mio/analisis2/topic_modeling/textos_individuales/228.txt</text:p>
          </table:table-cell>
          <table:table-cell office:value-type="float" office:value="0.449385946617858" calcext:value-type="float">
            <text:p>0.449385946617858</text:p>
          </table:table-cell>
          <table:table-cell office:value-type="float" office:value="0.27572934579261" calcext:value-type="float">
            <text:p>0.27572934579261</text:p>
          </table:table-cell>
          <table:table-cell office:value-type="float" office:value="0.08853357022446" calcext:value-type="float">
            <text:p>0.08853357022446</text:p>
          </table:table-cell>
          <table:table-cell office:value-type="float" office:value="0.186351137365072" calcext:value-type="float">
            <text:p>0.1863511373650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ile:/data/Diego/UNAM/Titulacion/codigo/mio/analisis2/topic_modeling/textos_individuales/229.txt</text:p>
          </table:table-cell>
          <table:table-cell office:value-type="float" office:value="0.00858350030366255" calcext:value-type="float">
            <text:p>0.008583500303663</text:p>
          </table:table-cell>
          <table:table-cell office:value-type="float" office:value="0.934225024460512" calcext:value-type="float">
            <text:p>0.934225024460512</text:p>
          </table:table-cell>
          <table:table-cell office:value-type="float" office:value="0.00597672632003167" calcext:value-type="float">
            <text:p>0.005976726320032</text:p>
          </table:table-cell>
          <table:table-cell office:value-type="float" office:value="0.0512147489157941" calcext:value-type="float">
            <text:p>0.0512147489157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ile:/data/Diego/UNAM/Titulacion/codigo/mio/analisis2/topic_modeling/textos_individuales/231.txt</text:p>
          </table:table-cell>
          <table:table-cell office:value-type="float" office:value="0.0174298513059322" calcext:value-type="float">
            <text:p>0.017429851305932</text:p>
          </table:table-cell>
          <table:table-cell office:value-type="float" office:value="0.842576770904277" calcext:value-type="float">
            <text:p>0.842576770904277</text:p>
          </table:table-cell>
          <table:table-cell office:value-type="float" office:value="0.0225542479109681" calcext:value-type="float">
            <text:p>0.022554247910968</text:p>
          </table:table-cell>
          <table:table-cell office:value-type="float" office:value="0.117439129878823" calcext:value-type="float">
            <text:p>0.1174391298788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ile:/data/Diego/UNAM/Titulacion/codigo/mio/analisis2/topic_modeling/textos_individuales/232.txt</text:p>
          </table:table-cell>
          <table:table-cell office:value-type="float" office:value="0.00631817885821275" calcext:value-type="float">
            <text:p>0.006318178858213</text:p>
          </table:table-cell>
          <table:table-cell office:value-type="float" office:value="0.936806326856524" calcext:value-type="float">
            <text:p>0.936806326856524</text:p>
          </table:table-cell>
          <table:table-cell office:value-type="float" office:value="0.0448346832033344" calcext:value-type="float">
            <text:p>0.044834683203334</text:p>
          </table:table-cell>
          <table:table-cell office:value-type="float" office:value="0.0120408110819285" calcext:value-type="float">
            <text:p>0.0120408110819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ile:/data/Diego/UNAM/Titulacion/codigo/mio/analisis2/topic_modeling/textos_individuales/233.txt</text:p>
          </table:table-cell>
          <table:table-cell office:value-type="float" office:value="0.0000212962060927921" calcext:value-type="float">
            <text:p>2.12962060927921E-05</text:p>
          </table:table-cell>
          <table:table-cell office:value-type="float" office:value="0.950145552918691" calcext:value-type="float">
            <text:p>0.950145552918691</text:p>
          </table:table-cell>
          <table:table-cell office:value-type="float" office:value="0.0460599172789841" calcext:value-type="float">
            <text:p>0.046059917278984</text:p>
          </table:table-cell>
          <table:table-cell office:value-type="float" office:value="0.00377323359623217" calcext:value-type="float">
            <text:p>0.0037732335962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ile:/data/Diego/UNAM/Titulacion/codigo/mio/analisis2/topic_modeling/textos_individuales/234.txt</text:p>
          </table:table-cell>
          <table:table-cell office:value-type="float" office:value="0.000016273446255629" calcext:value-type="float">
            <text:p>1.6273446255629E-05</text:p>
          </table:table-cell>
          <table:table-cell office:value-type="float" office:value="0.171310626520571" calcext:value-type="float">
            <text:p>0.171310626520571</text:p>
          </table:table-cell>
          <table:table-cell office:value-type="float" office:value="0.0193626202738043" calcext:value-type="float">
            <text:p>0.019362620273804</text:p>
          </table:table-cell>
          <table:table-cell office:value-type="float" office:value="0.80931047975937" calcext:value-type="float">
            <text:p>0.809310479759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ile:/data/Diego/UNAM/Titulacion/codigo/mio/analisis2/topic_modeling/textos_individuales/235.txt</text:p>
          </table:table-cell>
          <table:table-cell office:value-type="float" office:value="0.00755497299071786" calcext:value-type="float">
            <text:p>0.007554972990718</text:p>
          </table:table-cell>
          <table:table-cell office:value-type="float" office:value="0.922981430394619" calcext:value-type="float">
            <text:p>0.922981430394619</text:p>
          </table:table-cell>
          <table:table-cell office:value-type="float" office:value="0.0336639694852884" calcext:value-type="float">
            <text:p>0.033663969485289</text:p>
          </table:table-cell>
          <table:table-cell office:value-type="float" office:value="0.0357996271293745" calcext:value-type="float">
            <text:p>0.0357996271293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ile:/data/Diego/UNAM/Titulacion/codigo/mio/analisis2/topic_modeling/textos_individuales/236.txt</text:p>
          </table:table-cell>
          <table:table-cell office:value-type="float" office:value="0.0159506002712762" calcext:value-type="float">
            <text:p>0.015950600271276</text:p>
          </table:table-cell>
          <table:table-cell office:value-type="float" office:value="0.351840870119319" calcext:value-type="float">
            <text:p>0.351840870119319</text:p>
          </table:table-cell>
          <table:table-cell office:value-type="float" office:value="0.0226424268305516" calcext:value-type="float">
            <text:p>0.022642426830552</text:p>
          </table:table-cell>
          <table:table-cell office:value-type="float" office:value="0.609566102778853" calcext:value-type="float">
            <text:p>0.6095661027788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ile:/data/Diego/UNAM/Titulacion/codigo/mio/analisis2/topic_modeling/textos_individuales/237.txt</text:p>
          </table:table-cell>
          <table:table-cell office:value-type="float" office:value="0.034087359581753" calcext:value-type="float">
            <text:p>0.034087359581753</text:p>
          </table:table-cell>
          <table:table-cell office:value-type="float" office:value="0.883696171051111" calcext:value-type="float">
            <text:p>0.883696171051111</text:p>
          </table:table-cell>
          <table:table-cell office:value-type="float" office:value="0.0352926359271163" calcext:value-type="float">
            <text:p>0.035292635927116</text:p>
          </table:table-cell>
          <table:table-cell office:value-type="float" office:value="0.0469238334400194" calcext:value-type="float">
            <text:p>0.0469238334400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ile:/data/Diego/UNAM/Titulacion/codigo/mio/analisis2/topic_modeling/textos_individuales/238.txt</text:p>
          </table:table-cell>
          <table:table-cell office:value-type="float" office:value="0.000533518777663355" calcext:value-type="float">
            <text:p>0.000533518777663</text:p>
          </table:table-cell>
          <table:table-cell office:value-type="float" office:value="0.972431251688621" calcext:value-type="float">
            <text:p>0.972431251688621</text:p>
          </table:table-cell>
          <table:table-cell office:value-type="float" office:value="0.0269942790386172" calcext:value-type="float">
            <text:p>0.026994279038617</text:p>
          </table:table-cell>
          <table:table-cell office:value-type="float" office:value="0.000040950495098497" calcext:value-type="float">
            <text:p>4.0950495098497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ile:/data/Diego/UNAM/Titulacion/codigo/mio/analisis2/topic_modeling/textos_individuales/239.txt</text:p>
          </table:table-cell>
          <table:table-cell office:value-type="float" office:value="0.00420907537969698" calcext:value-type="float">
            <text:p>0.004209075379697</text:p>
          </table:table-cell>
          <table:table-cell office:value-type="float" office:value="0.868778036433688" calcext:value-type="float">
            <text:p>0.868778036433688</text:p>
          </table:table-cell>
          <table:table-cell office:value-type="float" office:value="0.000319737747063505" calcext:value-type="float">
            <text:p>0.000319737747064</text:p>
          </table:table-cell>
          <table:table-cell office:value-type="float" office:value="0.126693150439551" calcext:value-type="float">
            <text:p>0.1266931504395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ile:/data/Diego/UNAM/Titulacion/codigo/mio/analisis2/topic_modeling/textos_individuales/240.txt</text:p>
          </table:table-cell>
          <table:table-cell office:value-type="float" office:value="0.0677449786678069" calcext:value-type="float">
            <text:p>0.067744978667807</text:p>
          </table:table-cell>
          <table:table-cell office:value-type="float" office:value="0.841490498807928" calcext:value-type="float">
            <text:p>0.841490498807928</text:p>
          </table:table-cell>
          <table:table-cell office:value-type="float" office:value="0.0503247536160402" calcext:value-type="float">
            <text:p>0.05032475361604</text:p>
          </table:table-cell>
          <table:table-cell office:value-type="float" office:value="0.0404397689082253" calcext:value-type="float">
            <text:p>0.0404397689082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ile:/data/Diego/UNAM/Titulacion/codigo/mio/analisis2/topic_modeling/textos_individuales/241.txt</text:p>
          </table:table-cell>
          <table:table-cell office:value-type="float" office:value="0.571690084618337" calcext:value-type="float">
            <text:p>0.571690084618337</text:p>
          </table:table-cell>
          <table:table-cell office:value-type="float" office:value="0.304796394228627" calcext:value-type="float">
            <text:p>0.304796394228627</text:p>
          </table:table-cell>
          <table:table-cell office:value-type="float" office:value="0.110796967166236" calcext:value-type="float">
            <text:p>0.110796967166236</text:p>
          </table:table-cell>
          <table:table-cell office:value-type="float" office:value="0.0127165539867998" calcext:value-type="float">
            <text:p>0.01271655398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ile:/data/Diego/UNAM/Titulacion/codigo/mio/analisis2/topic_modeling/textos_individuales/242.txt</text:p>
          </table:table-cell>
          <table:table-cell office:value-type="float" office:value="0.0721094835602357" calcext:value-type="float">
            <text:p>0.072109483560236</text:p>
          </table:table-cell>
          <table:table-cell office:value-type="float" office:value="0.376593727914621" calcext:value-type="float">
            <text:p>0.376593727914621</text:p>
          </table:table-cell>
          <table:table-cell office:value-type="float" office:value="0.549503263689799" calcext:value-type="float">
            <text:p>0.549503263689799</text:p>
          </table:table-cell>
          <table:table-cell office:value-type="float" office:value="0.0017935248353435" calcext:value-type="float">
            <text:p>0.0017935248353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ile:/data/Diego/UNAM/Titulacion/codigo/mio/analisis2/topic_modeling/textos_individuales/243.txt</text:p>
          </table:table-cell>
          <table:table-cell office:value-type="float" office:value="0.0000218381659706378" calcext:value-type="float">
            <text:p>2.18381659706378E-05</text:p>
          </table:table-cell>
          <table:table-cell office:value-type="float" office:value="0.406054465920603" calcext:value-type="float">
            <text:p>0.406054465920603</text:p>
          </table:table-cell>
          <table:table-cell office:value-type="float" office:value="0.00560005155041311" calcext:value-type="float">
            <text:p>0.005600051550413</text:p>
          </table:table-cell>
          <table:table-cell office:value-type="float" office:value="0.588323644363013" calcext:value-type="float">
            <text:p>0.5883236443630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ile:/data/Diego/UNAM/Titulacion/codigo/mio/analisis2/topic_modeling/textos_individuales/244.txt</text:p>
          </table:table-cell>
          <table:table-cell office:value-type="float" office:value="0.0155588756124677" calcext:value-type="float">
            <text:p>0.015558875612468</text:p>
          </table:table-cell>
          <table:table-cell office:value-type="float" office:value="0.926390574702762" calcext:value-type="float">
            <text:p>0.926390574702762</text:p>
          </table:table-cell>
          <table:table-cell office:value-type="float" office:value="0.042081239680948" calcext:value-type="float">
            <text:p>0.042081239680948</text:p>
          </table:table-cell>
          <table:table-cell office:value-type="float" office:value="0.0159693100038226" calcext:value-type="float">
            <text:p>0.0159693100038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ile:/data/Diego/UNAM/Titulacion/codigo/mio/analisis2/topic_modeling/textos_individuales/245.txt</text:p>
          </table:table-cell>
          <table:table-cell office:value-type="float" office:value="0.00442694821142328" calcext:value-type="float">
            <text:p>0.004426948211423</text:p>
          </table:table-cell>
          <table:table-cell office:value-type="float" office:value="0.904660828847611" calcext:value-type="float">
            <text:p>0.904660828847611</text:p>
          </table:table-cell>
          <table:table-cell office:value-type="float" office:value="0.0900989202956108" calcext:value-type="float">
            <text:p>0.090098920295611</text:p>
          </table:table-cell>
          <table:table-cell office:value-type="float" office:value="0.000813302645355041" calcext:value-type="float">
            <text:p>0.00081330264535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ile:/data/Diego/UNAM/Titulacion/codigo/mio/analisis2/topic_modeling/textos_individuales/246.txt</text:p>
          </table:table-cell>
          <table:table-cell office:value-type="float" office:value="0.0433487907432173" calcext:value-type="float">
            <text:p>0.043348790743217</text:p>
          </table:table-cell>
          <table:table-cell office:value-type="float" office:value="0.909537118375572" calcext:value-type="float">
            <text:p>0.909537118375572</text:p>
          </table:table-cell>
          <table:table-cell office:value-type="float" office:value="0.0302246206633759" calcext:value-type="float">
            <text:p>0.030224620663376</text:p>
          </table:table-cell>
          <table:table-cell office:value-type="float" office:value="0.0168894702178352" calcext:value-type="float">
            <text:p>0.01688947021783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ile:/data/Diego/UNAM/Titulacion/codigo/mio/analisis2/topic_modeling/textos_individuales/247.txt</text:p>
          </table:table-cell>
          <table:table-cell office:value-type="float" office:value="0.0384134552978607" calcext:value-type="float">
            <text:p>0.038413455297861</text:p>
          </table:table-cell>
          <table:table-cell office:value-type="float" office:value="0.936409834440068" calcext:value-type="float">
            <text:p>0.936409834440068</text:p>
          </table:table-cell>
          <table:table-cell office:value-type="float" office:value="0.00128483154438805" calcext:value-type="float">
            <text:p>0.001284831544388</text:p>
          </table:table-cell>
          <table:table-cell office:value-type="float" office:value="0.0238918787176836" calcext:value-type="float">
            <text:p>0.0238918787176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ile:/data/Diego/UNAM/Titulacion/codigo/mio/analisis2/topic_modeling/textos_individuales/248.txt</text:p>
          </table:table-cell>
          <table:table-cell office:value-type="float" office:value="0.265045580042406" calcext:value-type="float">
            <text:p>0.265045580042406</text:p>
          </table:table-cell>
          <table:table-cell office:value-type="float" office:value="0.59151927943155" calcext:value-type="float">
            <text:p>0.59151927943155</text:p>
          </table:table-cell>
          <table:table-cell office:value-type="float" office:value="0.0660486678354094" calcext:value-type="float">
            <text:p>0.066048667835409</text:p>
          </table:table-cell>
          <table:table-cell office:value-type="float" office:value="0.0773864726906352" calcext:value-type="float">
            <text:p>0.0773864726906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ile:/data/Diego/UNAM/Titulacion/codigo/mio/analisis2/topic_modeling/textos_individuales/249.txt</text:p>
          </table:table-cell>
          <table:table-cell office:value-type="float" office:value="0.000015490556841755" calcext:value-type="float">
            <text:p>1.5490556841755E-05</text:p>
          </table:table-cell>
          <table:table-cell office:value-type="float" office:value="0.851921804854489" calcext:value-type="float">
            <text:p>0.851921804854489</text:p>
          </table:table-cell>
          <table:table-cell office:value-type="float" office:value="0.0633848637149057" calcext:value-type="float">
            <text:p>0.063384863714906</text:p>
          </table:table-cell>
          <table:table-cell office:value-type="float" office:value="0.0846778408737634" calcext:value-type="float">
            <text:p>0.0846778408737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ile:/data/Diego/UNAM/Titulacion/codigo/mio/analisis2/topic_modeling/textos_individuales/251.txt</text:p>
          </table:table-cell>
          <table:table-cell office:value-type="float" office:value="0.0264898659423124" calcext:value-type="float">
            <text:p>0.026489865942312</text:p>
          </table:table-cell>
          <table:table-cell office:value-type="float" office:value="0.837851448409475" calcext:value-type="float">
            <text:p>0.837851448409475</text:p>
          </table:table-cell>
          <table:table-cell office:value-type="float" office:value="0.090515178405193" calcext:value-type="float">
            <text:p>0.090515178405193</text:p>
          </table:table-cell>
          <table:table-cell office:value-type="float" office:value="0.0451435072430196" calcext:value-type="float">
            <text:p>0.045143507243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ile:/data/Diego/UNAM/Titulacion/codigo/mio/analisis2/topic_modeling/textos_individuales/252.txt</text:p>
          </table:table-cell>
          <table:table-cell office:value-type="float" office:value="0.00510661397069415" calcext:value-type="float">
            <text:p>0.005106613970694</text:p>
          </table:table-cell>
          <table:table-cell office:value-type="float" office:value="0.132827873649776" calcext:value-type="float">
            <text:p>0.132827873649776</text:p>
          </table:table-cell>
          <table:table-cell office:value-type="float" office:value="0.0441058721484936" calcext:value-type="float">
            <text:p>0.044105872148494</text:p>
          </table:table-cell>
          <table:table-cell office:value-type="float" office:value="0.817959640231036" calcext:value-type="float">
            <text:p>0.8179596402310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ile:/data/Diego/UNAM/Titulacion/codigo/mio/analisis2/topic_modeling/textos_individuales/253.txt</text:p>
          </table:table-cell>
          <table:table-cell office:value-type="float" office:value="0.816228417588728" calcext:value-type="float">
            <text:p>0.816228417588728</text:p>
          </table:table-cell>
          <table:table-cell office:value-type="float" office:value="0.168455332749572" calcext:value-type="float">
            <text:p>0.168455332749572</text:p>
          </table:table-cell>
          <table:table-cell office:value-type="float" office:value="0.0147587667461303" calcext:value-type="float">
            <text:p>0.01475876674613</text:p>
          </table:table-cell>
          <table:table-cell office:value-type="float" office:value="0.00055748291556978" calcext:value-type="float">
            <text:p>0.000557482915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ile:/data/Diego/UNAM/Titulacion/codigo/mio/analisis2/topic_modeling/textos_individuales/254.txt</text:p>
          </table:table-cell>
          <table:table-cell office:value-type="float" office:value="0.0804170445039096" calcext:value-type="float">
            <text:p>0.08041704450391</text:p>
          </table:table-cell>
          <table:table-cell office:value-type="float" office:value="0.147557844775081" calcext:value-type="float">
            <text:p>0.147557844775081</text:p>
          </table:table-cell>
          <table:table-cell office:value-type="float" office:value="0.0402422528485571" calcext:value-type="float">
            <text:p>0.040242252848557</text:p>
          </table:table-cell>
          <table:table-cell office:value-type="float" office:value="0.731782857872452" calcext:value-type="float">
            <text:p>0.7317828578724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ile:/data/Diego/UNAM/Titulacion/codigo/mio/analisis2/topic_modeling/textos_individuales/255.txt</text:p>
          </table:table-cell>
          <table:table-cell office:value-type="float" office:value="0.000826133174627984" calcext:value-type="float">
            <text:p>0.000826133174628</text:p>
          </table:table-cell>
          <table:table-cell office:value-type="float" office:value="0.251701097317134" calcext:value-type="float">
            <text:p>0.251701097317134</text:p>
          </table:table-cell>
          <table:table-cell office:value-type="float" office:value="0.152918591593275" calcext:value-type="float">
            <text:p>0.152918591593275</text:p>
          </table:table-cell>
          <table:table-cell office:value-type="float" office:value="0.594554177914963" calcext:value-type="float">
            <text:p>0.5945541779149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ile:/data/Diego/UNAM/Titulacion/codigo/mio/analisis2/topic_modeling/textos_individuales/256.txt</text:p>
          </table:table-cell>
          <table:table-cell office:value-type="float" office:value="0.000848720195394869" calcext:value-type="float">
            <text:p>0.000848720195395</text:p>
          </table:table-cell>
          <table:table-cell office:value-type="float" office:value="0.386206782346722" calcext:value-type="float">
            <text:p>0.386206782346722</text:p>
          </table:table-cell>
          <table:table-cell office:value-type="float" office:value="0.149226195437213" calcext:value-type="float">
            <text:p>0.149226195437213</text:p>
          </table:table-cell>
          <table:table-cell office:value-type="float" office:value="0.463718302020671" calcext:value-type="float">
            <text:p>0.4637183020206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ile:/data/Diego/UNAM/Titulacion/codigo/mio/analisis2/topic_modeling/textos_individuales/257.txt</text:p>
          </table:table-cell>
          <table:table-cell office:value-type="float" office:value="0.194990024624663" calcext:value-type="float">
            <text:p>0.194990024624663</text:p>
          </table:table-cell>
          <table:table-cell office:value-type="float" office:value="0.615769396754134" calcext:value-type="float">
            <text:p>0.615769396754134</text:p>
          </table:table-cell>
          <table:table-cell office:value-type="float" office:value="0.043327511315447" calcext:value-type="float">
            <text:p>0.043327511315447</text:p>
          </table:table-cell>
          <table:table-cell office:value-type="float" office:value="0.145913067305755" calcext:value-type="float">
            <text:p>0.1459130673057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ile:/data/Diego/UNAM/Titulacion/codigo/mio/analisis2/topic_modeling/textos_individuales/258.txt</text:p>
          </table:table-cell>
          <table:table-cell office:value-type="float" office:value="0.0215452995440962" calcext:value-type="float">
            <text:p>0.021545299544096</text:p>
          </table:table-cell>
          <table:table-cell office:value-type="float" office:value="0.0470040578027715" calcext:value-type="float">
            <text:p>0.047004057802772</text:p>
          </table:table-cell>
          <table:table-cell office:value-type="float" office:value="0.931409571495203" calcext:value-type="float">
            <text:p>0.931409571495203</text:p>
          </table:table-cell>
          <table:table-cell office:value-type="float" office:value="0.0000410711579298154" calcext:value-type="float">
            <text:p>4.10711579298154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ile:/data/Diego/UNAM/Titulacion/codigo/mio/analisis2/topic_modeling/textos_individuales/259.txt</text:p>
          </table:table-cell>
          <table:table-cell office:value-type="float" office:value="0.187006443667429" calcext:value-type="float">
            <text:p>0.187006443667429</text:p>
          </table:table-cell>
          <table:table-cell office:value-type="float" office:value="0.0851766567763279" calcext:value-type="float">
            <text:p>0.085176656776328</text:p>
          </table:table-cell>
          <table:table-cell office:value-type="float" office:value="0.444607328288729" calcext:value-type="float">
            <text:p>0.444607328288729</text:p>
          </table:table-cell>
          <table:table-cell office:value-type="float" office:value="0.283209571267514" calcext:value-type="float">
            <text:p>0.2832095712675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ile:/data/Diego/UNAM/Titulacion/codigo/mio/analisis2/topic_modeling/textos_individuales/260.txt</text:p>
          </table:table-cell>
          <table:table-cell office:value-type="float" office:value="0.446662055279174" calcext:value-type="float">
            <text:p>0.446662055279174</text:p>
          </table:table-cell>
          <table:table-cell office:value-type="float" office:value="0.3204235603147" calcext:value-type="float">
            <text:p>0.3204235603147</text:p>
          </table:table-cell>
          <table:table-cell office:value-type="float" office:value="0.169531205558814" calcext:value-type="float">
            <text:p>0.169531205558814</text:p>
          </table:table-cell>
          <table:table-cell office:value-type="float" office:value="0.0633831788473129" calcext:value-type="float">
            <text:p>0.0633831788473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ile:/data/Diego/UNAM/Titulacion/codigo/mio/analisis2/topic_modeling/textos_individuales/261.txt</text:p>
          </table:table-cell>
          <table:table-cell office:value-type="float" office:value="0.0000397537226993362" calcext:value-type="float">
            <text:p>3.97537226993362E-05</text:p>
          </table:table-cell>
          <table:table-cell office:value-type="float" office:value="0.850265614689358" calcext:value-type="float">
            <text:p>0.850265614689358</text:p>
          </table:table-cell>
          <table:table-cell office:value-type="float" office:value="0.0308835762912133" calcext:value-type="float">
            <text:p>0.030883576291213</text:p>
          </table:table-cell>
          <table:table-cell office:value-type="float" office:value="0.118811055296729" calcext:value-type="float">
            <text:p>0.1188110552967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ile:/data/Diego/UNAM/Titulacion/codigo/mio/analisis2/topic_modeling/textos_individuales/262.txt</text:p>
          </table:table-cell>
          <table:table-cell office:value-type="float" office:value="0.233235927981961" calcext:value-type="float">
            <text:p>0.233235927981961</text:p>
          </table:table-cell>
          <table:table-cell office:value-type="float" office:value="0.606635980879394" calcext:value-type="float">
            <text:p>0.606635980879394</text:p>
          </table:table-cell>
          <table:table-cell office:value-type="float" office:value="0.160093136951728" calcext:value-type="float">
            <text:p>0.160093136951728</text:p>
          </table:table-cell>
          <table:table-cell office:value-type="float" office:value="0.0000349541869166909" calcext:value-type="float">
            <text:p>3.49541869166909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ile:/data/Diego/UNAM/Titulacion/codigo/mio/analisis2/topic_modeling/textos_individuales/263.txt</text:p>
          </table:table-cell>
          <table:table-cell office:value-type="float" office:value="0.0000236084979856266" calcext:value-type="float">
            <text:p>2.36084979856266E-05</text:p>
          </table:table-cell>
          <table:table-cell office:value-type="float" office:value="0.0349773529013341" calcext:value-type="float">
            <text:p>0.034977352901334</text:p>
          </table:table-cell>
          <table:table-cell office:value-type="float" office:value="0.964822671333677" calcext:value-type="float">
            <text:p>0.964822671333677</text:p>
          </table:table-cell>
          <table:table-cell office:value-type="float" office:value="0.000176367267002744" calcext:value-type="float">
            <text:p>0.0001763672670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ile:/data/Diego/UNAM/Titulacion/codigo/mio/analisis2/topic_modeling/textos_individuales/264.txt</text:p>
          </table:table-cell>
          <table:table-cell office:value-type="float" office:value="0.0000253304053858207" calcext:value-type="float">
            <text:p>2.53304053858207E-05</text:p>
          </table:table-cell>
          <table:table-cell office:value-type="float" office:value="0.0138851851306051" calcext:value-type="float">
            <text:p>0.013885185130605</text:p>
          </table:table-cell>
          <table:table-cell office:value-type="float" office:value="0.985613668561686" calcext:value-type="float">
            <text:p>0.985613668561686</text:p>
          </table:table-cell>
          <table:table-cell office:value-type="float" office:value="0.000475815902322821" calcext:value-type="float">
            <text:p>0.0004758159023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ile:/data/Diego/UNAM/Titulacion/codigo/mio/analisis2/topic_modeling/textos_individuales/265.txt</text:p>
          </table:table-cell>
          <table:table-cell office:value-type="float" office:value="0.0918826196793414" calcext:value-type="float">
            <text:p>0.091882619679341</text:p>
          </table:table-cell>
          <table:table-cell office:value-type="float" office:value="0.108603612372329" calcext:value-type="float">
            <text:p>0.108603612372329</text:p>
          </table:table-cell>
          <table:table-cell office:value-type="float" office:value="0.149544944081465" calcext:value-type="float">
            <text:p>0.149544944081465</text:p>
          </table:table-cell>
          <table:table-cell office:value-type="float" office:value="0.649968823866865" calcext:value-type="float">
            <text:p>0.6499688238668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ile:/data/Diego/UNAM/Titulacion/codigo/mio/analisis2/topic_modeling/textos_individuales/266.txt</text:p>
          </table:table-cell>
          <table:table-cell office:value-type="float" office:value="0.21334783466266" calcext:value-type="float">
            <text:p>0.21334783466266</text:p>
          </table:table-cell>
          <table:table-cell office:value-type="float" office:value="0.690478278273844" calcext:value-type="float">
            <text:p>0.690478278273844</text:p>
          </table:table-cell>
          <table:table-cell office:value-type="float" office:value="0.0729650156857086" calcext:value-type="float">
            <text:p>0.072965015685709</text:p>
          </table:table-cell>
          <table:table-cell office:value-type="float" office:value="0.0232088713777877" calcext:value-type="float">
            <text:p>0.0232088713777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le:/data/Diego/UNAM/Titulacion/codigo/mio/analisis2/topic_modeling/textos_individuales/267.txt</text:p>
          </table:table-cell>
          <table:table-cell office:value-type="float" office:value="0.347777989318573" calcext:value-type="float">
            <text:p>0.347777989318573</text:p>
          </table:table-cell>
          <table:table-cell office:value-type="float" office:value="0.425006783817654" calcext:value-type="float">
            <text:p>0.425006783817654</text:p>
          </table:table-cell>
          <table:table-cell office:value-type="float" office:value="0.000753144115254253" calcext:value-type="float">
            <text:p>0.000753144115254</text:p>
          </table:table-cell>
          <table:table-cell office:value-type="float" office:value="0.226462082748518" calcext:value-type="float">
            <text:p>0.2264620827485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le:/data/Diego/UNAM/Titulacion/codigo/mio/analisis2/topic_modeling/textos_individuales/268.txt</text:p>
          </table:table-cell>
          <table:table-cell office:value-type="float" office:value="0.0000210753155653122" calcext:value-type="float">
            <text:p>2.10753155653122E-05</text:p>
          </table:table-cell>
          <table:table-cell office:value-type="float" office:value="0.905477603630033" calcext:value-type="float">
            <text:p>0.905477603630033</text:p>
          </table:table-cell>
          <table:table-cell office:value-type="float" office:value="0.0901711156534231" calcext:value-type="float">
            <text:p>0.090171115653423</text:p>
          </table:table-cell>
          <table:table-cell office:value-type="float" office:value="0.00433020540097919" calcext:value-type="float">
            <text:p>0.0043302054009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ile:/data/Diego/UNAM/Titulacion/codigo/mio/analisis2/topic_modeling/textos_individuales/269.txt</text:p>
          </table:table-cell>
          <table:table-cell office:value-type="float" office:value="0.0584073908431817" calcext:value-type="float">
            <text:p>0.058407390843182</text:p>
          </table:table-cell>
          <table:table-cell office:value-type="float" office:value="0.712514891337638" calcext:value-type="float">
            <text:p>0.712514891337638</text:p>
          </table:table-cell>
          <table:table-cell office:value-type="float" office:value="0.0770323736039201" calcext:value-type="float">
            <text:p>0.07703237360392</text:p>
          </table:table-cell>
          <table:table-cell office:value-type="float" office:value="0.15204534421526" calcext:value-type="float">
            <text:p>0.152045344215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ile:/data/Diego/UNAM/Titulacion/codigo/mio/analisis2/topic_modeling/textos_individuales/270.txt</text:p>
          </table:table-cell>
          <table:table-cell office:value-type="float" office:value="0.0069605572576677" calcext:value-type="float">
            <text:p>0.006960557257668</text:p>
          </table:table-cell>
          <table:table-cell office:value-type="float" office:value="0.0373296406471571" calcext:value-type="float">
            <text:p>0.037329640647157</text:p>
          </table:table-cell>
          <table:table-cell office:value-type="float" office:value="0.0252829858582488" calcext:value-type="float">
            <text:p>0.025282985858249</text:p>
          </table:table-cell>
          <table:table-cell office:value-type="float" office:value="0.930426816236926" calcext:value-type="float">
            <text:p>0.9304268162369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ile:/data/Diego/UNAM/Titulacion/codigo/mio/analisis2/topic_modeling/textos_individuales/271.txt</text:p>
          </table:table-cell>
          <table:table-cell office:value-type="float" office:value="0.419849311423951" calcext:value-type="float">
            <text:p>0.419849311423951</text:p>
          </table:table-cell>
          <table:table-cell office:value-type="float" office:value="0.502515287577893" calcext:value-type="float">
            <text:p>0.502515287577893</text:p>
          </table:table-cell>
          <table:table-cell office:value-type="float" office:value="0.0774377816632234" calcext:value-type="float">
            <text:p>0.077437781663224</text:p>
          </table:table-cell>
          <table:table-cell office:value-type="float" office:value="0.000197619334932661" calcext:value-type="float">
            <text:p>0.0001976193349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ile:/data/Diego/UNAM/Titulacion/codigo/mio/analisis2/topic_modeling/textos_individuales/272.txt</text:p>
          </table:table-cell>
          <table:table-cell office:value-type="float" office:value="0.0432881574080407" calcext:value-type="float">
            <text:p>0.043288157408041</text:p>
          </table:table-cell>
          <table:table-cell office:value-type="float" office:value="0.535906056343776" calcext:value-type="float">
            <text:p>0.535906056343776</text:p>
          </table:table-cell>
          <table:table-cell office:value-type="float" office:value="0.0438473274580452" calcext:value-type="float">
            <text:p>0.043847327458045</text:p>
          </table:table-cell>
          <table:table-cell office:value-type="float" office:value="0.376958458790138" calcext:value-type="float">
            <text:p>0.3769584587901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ile:/data/Diego/UNAM/Titulacion/codigo/mio/analisis2/topic_modeling/textos_individuales/273.txt</text:p>
          </table:table-cell>
          <table:table-cell office:value-type="float" office:value="0.0294162489107645" calcext:value-type="float">
            <text:p>0.029416248910765</text:p>
          </table:table-cell>
          <table:table-cell office:value-type="float" office:value="0.869348608349723" calcext:value-type="float">
            <text:p>0.869348608349723</text:p>
          </table:table-cell>
          <table:table-cell office:value-type="float" office:value="0.0733488947817605" calcext:value-type="float">
            <text:p>0.073348894781761</text:p>
          </table:table-cell>
          <table:table-cell office:value-type="float" office:value="0.0278862479577521" calcext:value-type="float">
            <text:p>0.0278862479577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ile:/data/Diego/UNAM/Titulacion/codigo/mio/analisis2/topic_modeling/textos_individuales/274.txt</text:p>
          </table:table-cell>
          <table:table-cell office:value-type="float" office:value="0.0000241668604393756" calcext:value-type="float">
            <text:p>2.41668604393756E-05</text:p>
          </table:table-cell>
          <table:table-cell office:value-type="float" office:value="0.955865999153013" calcext:value-type="float">
            <text:p>0.955865999153013</text:p>
          </table:table-cell>
          <table:table-cell office:value-type="float" office:value="0.0297114075677653" calcext:value-type="float">
            <text:p>0.029711407567765</text:p>
          </table:table-cell>
          <table:table-cell office:value-type="float" office:value="0.0143984264187827" calcext:value-type="float">
            <text:p>0.0143984264187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ile:/data/Diego/UNAM/Titulacion/codigo/mio/analisis2/topic_modeling/textos_individuales/275.txt</text:p>
          </table:table-cell>
          <table:table-cell office:value-type="float" office:value="0.00512812896343039" calcext:value-type="float">
            <text:p>0.00512812896343</text:p>
          </table:table-cell>
          <table:table-cell office:value-type="float" office:value="0.0725658767701844" calcext:value-type="float">
            <text:p>0.072565876770185</text:p>
          </table:table-cell>
          <table:table-cell office:value-type="float" office:value="0.0352697211892425" calcext:value-type="float">
            <text:p>0.035269721189243</text:p>
          </table:table-cell>
          <table:table-cell office:value-type="float" office:value="0.887036273077143" calcext:value-type="float">
            <text:p>0.8870362730771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ile:/data/Diego/UNAM/Titulacion/codigo/mio/analisis2/topic_modeling/textos_individuales/276.txt</text:p>
          </table:table-cell>
          <table:table-cell office:value-type="float" office:value="0.0000351109329957897" calcext:value-type="float">
            <text:p>3.51109329957897E-05</text:p>
          </table:table-cell>
          <table:table-cell office:value-type="float" office:value="0.224421393770247" calcext:value-type="float">
            <text:p>0.224421393770247</text:p>
          </table:table-cell>
          <table:table-cell office:value-type="float" office:value="0.0246946549917628" calcext:value-type="float">
            <text:p>0.024694654991763</text:p>
          </table:table-cell>
          <table:table-cell office:value-type="float" office:value="0.750848840304994" calcext:value-type="float">
            <text:p>0.7508488403049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ile:/data/Diego/UNAM/Titulacion/codigo/mio/analisis2/topic_modeling/textos_individuales/277.txt</text:p>
          </table:table-cell>
          <table:table-cell office:value-type="float" office:value="0.00949395899444542" calcext:value-type="float">
            <text:p>0.009493958994445</text:p>
          </table:table-cell>
          <table:table-cell office:value-type="float" office:value="0.202239679531759" calcext:value-type="float">
            <text:p>0.202239679531759</text:p>
          </table:table-cell>
          <table:table-cell office:value-type="float" office:value="0.0770226944900906" calcext:value-type="float">
            <text:p>0.077022694490091</text:p>
          </table:table-cell>
          <table:table-cell office:value-type="float" office:value="0.711243666983705" calcext:value-type="float">
            <text:p>0.7112436669837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ile:/data/Diego/UNAM/Titulacion/codigo/mio/analisis2/topic_modeling/textos_individuales/278.txt</text:p>
          </table:table-cell>
          <table:table-cell office:value-type="float" office:value="0.236469770838344" calcext:value-type="float">
            <text:p>0.236469770838344</text:p>
          </table:table-cell>
          <table:table-cell office:value-type="float" office:value="0.627004466445529" calcext:value-type="float">
            <text:p>0.627004466445529</text:p>
          </table:table-cell>
          <table:table-cell office:value-type="float" office:value="0.0242128293462857" calcext:value-type="float">
            <text:p>0.024212829346286</text:p>
          </table:table-cell>
          <table:table-cell office:value-type="float" office:value="0.112312933369841" calcext:value-type="float">
            <text:p>0.1123129333698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ile:/data/Diego/UNAM/Titulacion/codigo/mio/analisis2/topic_modeling/textos_individuales/279.txt</text:p>
          </table:table-cell>
          <table:table-cell office:value-type="float" office:value="0.0000156940953297069" calcext:value-type="float">
            <text:p>1.56940953297069E-05</text:p>
          </table:table-cell>
          <table:table-cell office:value-type="float" office:value="0.761639487718598" calcext:value-type="float">
            <text:p>0.761639487718598</text:p>
          </table:table-cell>
          <table:table-cell office:value-type="float" office:value="0.11331335091731" calcext:value-type="float">
            <text:p>0.11331335091731</text:p>
          </table:table-cell>
          <table:table-cell office:value-type="float" office:value="0.125031467268762" calcext:value-type="float">
            <text:p>0.1250314672687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ile:/data/Diego/UNAM/Titulacion/codigo/mio/analisis2/topic_modeling/textos_individuales/300.txt</text:p>
          </table:table-cell>
          <table:table-cell office:value-type="float" office:value="0.0000163532348085711" calcext:value-type="float">
            <text:p>1.63532348085711E-05</text:p>
          </table:table-cell>
          <table:table-cell office:value-type="float" office:value="0.155498894937207" calcext:value-type="float">
            <text:p>0.155498894937207</text:p>
          </table:table-cell>
          <table:table-cell office:value-type="float" office:value="0.06765487705656" calcext:value-type="float">
            <text:p>0.06765487705656</text:p>
          </table:table-cell>
          <table:table-cell office:value-type="float" office:value="0.776829874771425" calcext:value-type="float">
            <text:p>0.7768298747714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ile:/data/Diego/UNAM/Titulacion/codigo/mio/analisis2/topic_modeling/textos_individuales/301.txt</text:p>
          </table:table-cell>
          <table:table-cell office:value-type="float" office:value="0.0258522689345269" calcext:value-type="float">
            <text:p>0.025852268934527</text:p>
          </table:table-cell>
          <table:table-cell office:value-type="float" office:value="0.895519953368548" calcext:value-type="float">
            <text:p>0.895519953368548</text:p>
          </table:table-cell>
          <table:table-cell office:value-type="float" office:value="0.0169467523596482" calcext:value-type="float">
            <text:p>0.016946752359648</text:p>
          </table:table-cell>
          <table:table-cell office:value-type="float" office:value="0.0616810253372766" calcext:value-type="float">
            <text:p>0.0616810253372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le:/data/Diego/UNAM/Titulacion/codigo/mio/analisis2/topic_modeling/textos_individuales/302.txt</text:p>
          </table:table-cell>
          <table:table-cell office:value-type="float" office:value="0.000011635436764245" calcext:value-type="float">
            <text:p>1.1635436764245E-05</text:p>
          </table:table-cell>
          <table:table-cell office:value-type="float" office:value="0.271373292412811" calcext:value-type="float">
            <text:p>0.271373292412811</text:p>
          </table:table-cell>
          <table:table-cell office:value-type="float" office:value="0.0452407787481237" calcext:value-type="float">
            <text:p>0.045240778748124</text:p>
          </table:table-cell>
          <table:table-cell office:value-type="float" office:value="0.683374293402301" calcext:value-type="float">
            <text:p>0.6833742934023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ile:/data/Diego/UNAM/Titulacion/codigo/mio/analisis2/topic_modeling/textos_individuales/303.txt</text:p>
          </table:table-cell>
          <table:table-cell office:value-type="float" office:value="0.00958692321851621" calcext:value-type="float">
            <text:p>0.009586923218516</text:p>
          </table:table-cell>
          <table:table-cell office:value-type="float" office:value="0.448126671375637" calcext:value-type="float">
            <text:p>0.448126671375637</text:p>
          </table:table-cell>
          <table:table-cell office:value-type="float" office:value="0.0131970092940245" calcext:value-type="float">
            <text:p>0.013197009294025</text:p>
          </table:table-cell>
          <table:table-cell office:value-type="float" office:value="0.529089396111823" calcext:value-type="float">
            <text:p>0.5290893961118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ile:/data/Diego/UNAM/Titulacion/codigo/mio/analisis2/topic_modeling/textos_individuales/304.txt</text:p>
          </table:table-cell>
          <table:table-cell office:value-type="float" office:value="0.0178641558247574" calcext:value-type="float">
            <text:p>0.017864155824757</text:p>
          </table:table-cell>
          <table:table-cell office:value-type="float" office:value="0.966514444912417" calcext:value-type="float">
            <text:p>0.966514444912417</text:p>
          </table:table-cell>
          <table:table-cell office:value-type="float" office:value="0.0102798089267855" calcext:value-type="float">
            <text:p>0.010279808926786</text:p>
          </table:table-cell>
          <table:table-cell office:value-type="float" office:value="0.0053415903360403" calcext:value-type="float">
            <text:p>0.005341590336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le:/data/Diego/UNAM/Titulacion/codigo/mio/analisis2/topic_modeling/textos_individuales/305.txt</text:p>
          </table:table-cell>
          <table:table-cell office:value-type="float" office:value="0.0412033618343262" calcext:value-type="float">
            <text:p>0.041203361834326</text:p>
          </table:table-cell>
          <table:table-cell office:value-type="float" office:value="0.143322328117079" calcext:value-type="float">
            <text:p>0.143322328117079</text:p>
          </table:table-cell>
          <table:table-cell office:value-type="float" office:value="0.0573262332154627" calcext:value-type="float">
            <text:p>0.057326233215463</text:p>
          </table:table-cell>
          <table:table-cell office:value-type="float" office:value="0.758148076833132" calcext:value-type="float">
            <text:p>0.7581480768331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ile:/data/Diego/UNAM/Titulacion/codigo/mio/analisis2/topic_modeling/textos_individuales/306.txt</text:p>
          </table:table-cell>
          <table:table-cell office:value-type="float" office:value="0.0439958919944797" calcext:value-type="float">
            <text:p>0.04399589199448</text:p>
          </table:table-cell>
          <table:table-cell office:value-type="float" office:value="0.894386125618121" calcext:value-type="float">
            <text:p>0.894386125618121</text:p>
          </table:table-cell>
          <table:table-cell office:value-type="float" office:value="0.0605336543325029" calcext:value-type="float">
            <text:p>0.060533654332503</text:p>
          </table:table-cell>
          <table:table-cell office:value-type="float" office:value="0.0010843280548966" calcext:value-type="float">
            <text:p>0.0010843280548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ile:/data/Diego/UNAM/Titulacion/codigo/mio/analisis2/topic_modeling/textos_individuales/307.txt</text:p>
          </table:table-cell>
          <table:table-cell office:value-type="float" office:value="0.436746158627645" calcext:value-type="float">
            <text:p>0.436746158627645</text:p>
          </table:table-cell>
          <table:table-cell office:value-type="float" office:value="0.4509472756869" calcext:value-type="float">
            <text:p>0.4509472756869</text:p>
          </table:table-cell>
          <table:table-cell office:value-type="float" office:value="0.0185968115840792" calcext:value-type="float">
            <text:p>0.018596811584079</text:p>
          </table:table-cell>
          <table:table-cell office:value-type="float" office:value="0.0937097541013751" calcext:value-type="float">
            <text:p>0.093709754101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ile:/data/Diego/UNAM/Titulacion/codigo/mio/analisis2/topic_modeling/textos_individuales/308.txt</text:p>
          </table:table-cell>
          <table:table-cell office:value-type="float" office:value="0.00806469548379843" calcext:value-type="float">
            <text:p>0.008064695483798</text:p>
          </table:table-cell>
          <table:table-cell office:value-type="float" office:value="0.953970537483873" calcext:value-type="float">
            <text:p>0.953970537483873</text:p>
          </table:table-cell>
          <table:table-cell office:value-type="float" office:value="0.0344299631714643" calcext:value-type="float">
            <text:p>0.034429963171464</text:p>
          </table:table-cell>
          <table:table-cell office:value-type="float" office:value="0.00353480386086428" calcext:value-type="float">
            <text:p>0.0035348038608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ile:/data/Diego/UNAM/Titulacion/codigo/mio/analisis2/topic_modeling/textos_individuales/309.txt</text:p>
          </table:table-cell>
          <table:table-cell office:value-type="float" office:value="0.00877047121208129" calcext:value-type="float">
            <text:p>0.008770471212081</text:p>
          </table:table-cell>
          <table:table-cell office:value-type="float" office:value="0.830359109878508" calcext:value-type="float">
            <text:p>0.830359109878508</text:p>
          </table:table-cell>
          <table:table-cell office:value-type="float" office:value="0.142700289155709" calcext:value-type="float">
            <text:p>0.142700289155709</text:p>
          </table:table-cell>
          <table:table-cell office:value-type="float" office:value="0.0181701297537015" calcext:value-type="float">
            <text:p>0.0181701297537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ile:/data/Diego/UNAM/Titulacion/codigo/mio/analisis2/topic_modeling/textos_individuales/310.txt</text:p>
          </table:table-cell>
          <table:table-cell office:value-type="float" office:value="0.239051631903562" calcext:value-type="float">
            <text:p>0.239051631903562</text:p>
          </table:table-cell>
          <table:table-cell office:value-type="float" office:value="0.71331168169246" calcext:value-type="float">
            <text:p>0.71331168169246</text:p>
          </table:table-cell>
          <table:table-cell office:value-type="float" office:value="0.0154749173516148" calcext:value-type="float">
            <text:p>0.015474917351615</text:p>
          </table:table-cell>
          <table:table-cell office:value-type="float" office:value="0.0321617690523628" calcext:value-type="float">
            <text:p>0.03216176905236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ile:/data/Diego/UNAM/Titulacion/codigo/mio/analisis2/topic_modeling/textos_individuales/311.txt</text:p>
          </table:table-cell>
          <table:table-cell office:value-type="float" office:value="0.260405472779553" calcext:value-type="float">
            <text:p>0.260405472779553</text:p>
          </table:table-cell>
          <table:table-cell office:value-type="float" office:value="0.5795379054177" calcext:value-type="float">
            <text:p>0.5795379054177</text:p>
          </table:table-cell>
          <table:table-cell office:value-type="float" office:value="0.12170751870611" calcext:value-type="float">
            <text:p>0.12170751870611</text:p>
          </table:table-cell>
          <table:table-cell office:value-type="float" office:value="0.0383491030966368" calcext:value-type="float">
            <text:p>0.0383491030966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ile:/data/Diego/UNAM/Titulacion/codigo/mio/analisis2/topic_modeling/textos_individuales/312.txt</text:p>
          </table:table-cell>
          <table:table-cell office:value-type="float" office:value="0.000018404895767321" calcext:value-type="float">
            <text:p>1.8404895767321E-05</text:p>
          </table:table-cell>
          <table:table-cell office:value-type="float" office:value="0.180838096388777" calcext:value-type="float">
            <text:p>0.180838096388777</text:p>
          </table:table-cell>
          <table:table-cell office:value-type="float" office:value="0.0382447951165253" calcext:value-type="float">
            <text:p>0.038244795116525</text:p>
          </table:table-cell>
          <table:table-cell office:value-type="float" office:value="0.78089870359893" calcext:value-type="float">
            <text:p>0.780898703598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ile:/data/Diego/UNAM/Titulacion/codigo/mio/analisis2/topic_modeling/textos_individuales/313.txt</text:p>
          </table:table-cell>
          <table:table-cell office:value-type="float" office:value="0.00155435661393652" calcext:value-type="float">
            <text:p>0.001554356613937</text:p>
          </table:table-cell>
          <table:table-cell office:value-type="float" office:value="0.880747393232556" calcext:value-type="float">
            <text:p>0.880747393232556</text:p>
          </table:table-cell>
          <table:table-cell office:value-type="float" office:value="0.0129702663165129" calcext:value-type="float">
            <text:p>0.012970266316513</text:p>
          </table:table-cell>
          <table:table-cell office:value-type="float" office:value="0.104727983836995" calcext:value-type="float">
            <text:p>0.1047279838369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ile:/data/Diego/UNAM/Titulacion/codigo/mio/analisis2/topic_modeling/textos_individuales/314.txt</text:p>
          </table:table-cell>
          <table:table-cell office:value-type="float" office:value="0.0000268746301831344" calcext:value-type="float">
            <text:p>2.68746301831344E-05</text:p>
          </table:table-cell>
          <table:table-cell office:value-type="float" office:value="0.87946778597007" calcext:value-type="float">
            <text:p>0.87946778597007</text:p>
          </table:table-cell>
          <table:table-cell office:value-type="float" office:value="0.0281755139034898" calcext:value-type="float">
            <text:p>0.02817551390349</text:p>
          </table:table-cell>
          <table:table-cell office:value-type="float" office:value="0.0923298254962568" calcext:value-type="float">
            <text:p>0.0923298254962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ile:/data/Diego/UNAM/Titulacion/codigo/mio/analisis2/topic_modeling/textos_individuales/315.txt</text:p>
          </table:table-cell>
          <table:table-cell office:value-type="float" office:value="0.000137157480253993" calcext:value-type="float">
            <text:p>0.000137157480254</text:p>
          </table:table-cell>
          <table:table-cell office:value-type="float" office:value="0.955146805251219" calcext:value-type="float">
            <text:p>0.955146805251219</text:p>
          </table:table-cell>
          <table:table-cell office:value-type="float" office:value="0.0198527129073861" calcext:value-type="float">
            <text:p>0.019852712907386</text:p>
          </table:table-cell>
          <table:table-cell office:value-type="float" office:value="0.0248633243611413" calcext:value-type="float">
            <text:p>0.0248633243611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ile:/data/Diego/UNAM/Titulacion/codigo/mio/analisis2/topic_modeling/textos_individuales/316.txt</text:p>
          </table:table-cell>
          <table:table-cell office:value-type="float" office:value="0.0000313499785802032" calcext:value-type="float">
            <text:p>3.13499785802032E-05</text:p>
          </table:table-cell>
          <table:table-cell office:value-type="float" office:value="0.983537378413238" calcext:value-type="float">
            <text:p>0.983537378413238</text:p>
          </table:table-cell>
          <table:table-cell office:value-type="float" office:value="0.0163744165393949" calcext:value-type="float">
            <text:p>0.016374416539395</text:p>
          </table:table-cell>
          <table:table-cell office:value-type="float" office:value="0.000056855068786732" calcext:value-type="float">
            <text:p>5.6855068786732E-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ile:/data/Diego/UNAM/Titulacion/codigo/mio/analisis2/topic_modeling/textos_individuales/318.txt</text:p>
          </table:table-cell>
          <table:table-cell office:value-type="float" office:value="0.0000134401033559349" calcext:value-type="float">
            <text:p>1.34401033559349E-05</text:p>
          </table:table-cell>
          <table:table-cell office:value-type="float" office:value="0.279858338726803" calcext:value-type="float">
            <text:p>0.279858338726803</text:p>
          </table:table-cell>
          <table:table-cell office:value-type="float" office:value="0.0611531559640835" calcext:value-type="float">
            <text:p>0.061153155964084</text:p>
          </table:table-cell>
          <table:table-cell office:value-type="float" office:value="0.658975065205757" calcext:value-type="float">
            <text:p>0.6589750652057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ile:/data/Diego/UNAM/Titulacion/codigo/mio/analisis2/topic_modeling/textos_individuales/319.txt</text:p>
          </table:table-cell>
          <table:table-cell office:value-type="float" office:value="0.103381946486139" calcext:value-type="float">
            <text:p>0.103381946486139</text:p>
          </table:table-cell>
          <table:table-cell office:value-type="float" office:value="0.774731052417972" calcext:value-type="float">
            <text:p>0.774731052417972</text:p>
          </table:table-cell>
          <table:table-cell office:value-type="float" office:value="0.106831867425602" calcext:value-type="float">
            <text:p>0.106831867425602</text:p>
          </table:table-cell>
          <table:table-cell office:value-type="float" office:value="0.0150551336702865" calcext:value-type="float">
            <text:p>0.0150551336702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ile:/data/Diego/UNAM/Titulacion/codigo/mio/analisis2/topic_modeling/textos_individuales/320.txt</text:p>
          </table:table-cell>
          <table:table-cell office:value-type="float" office:value="0.00150441257205357" calcext:value-type="float">
            <text:p>0.001504412572054</text:p>
          </table:table-cell>
          <table:table-cell office:value-type="float" office:value="0.947670561033462" calcext:value-type="float">
            <text:p>0.947670561033462</text:p>
          </table:table-cell>
          <table:table-cell office:value-type="float" office:value="0.00308169813313243" calcext:value-type="float">
            <text:p>0.003081698133132</text:p>
          </table:table-cell>
          <table:table-cell office:value-type="float" office:value="0.0477433282613515" calcext:value-type="float">
            <text:p>0.04774332826135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ile:/data/Diego/UNAM/Titulacion/codigo/mio/analisis2/topic_modeling/textos_individuales/321.txt</text:p>
          </table:table-cell>
          <table:table-cell office:value-type="float" office:value="0.12234019672861" calcext:value-type="float">
            <text:p>0.12234019672861</text:p>
          </table:table-cell>
          <table:table-cell office:value-type="float" office:value="0.017170469530278" calcext:value-type="float">
            <text:p>0.017170469530278</text:p>
          </table:table-cell>
          <table:table-cell office:value-type="float" office:value="0.109089201093396" calcext:value-type="float">
            <text:p>0.109089201093396</text:p>
          </table:table-cell>
          <table:table-cell office:value-type="float" office:value="0.751400132647716" calcext:value-type="float">
            <text:p>0.7514001326477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ile:/data/Diego/UNAM/Titulacion/codigo/mio/analisis2/topic_modeling/textos_individuales/322.txt</text:p>
          </table:table-cell>
          <table:table-cell office:value-type="float" office:value="0.0492225146137945" calcext:value-type="float">
            <text:p>0.049222514613795</text:p>
          </table:table-cell>
          <table:table-cell office:value-type="float" office:value="0.943786409167915" calcext:value-type="float">
            <text:p>0.943786409167915</text:p>
          </table:table-cell>
          <table:table-cell office:value-type="float" office:value="0.00675823887930669" calcext:value-type="float">
            <text:p>0.006758238879307</text:p>
          </table:table-cell>
          <table:table-cell office:value-type="float" office:value="0.000232837338983611" calcext:value-type="float">
            <text:p>0.0002328373389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ile:/data/Diego/UNAM/Titulacion/codigo/mio/analisis2/topic_modeling/textos_individuales/323.txt</text:p>
          </table:table-cell>
          <table:table-cell office:value-type="float" office:value="0.0167232732611795" calcext:value-type="float">
            <text:p>0.01672327326118</text:p>
          </table:table-cell>
          <table:table-cell office:value-type="float" office:value="0.817352358506961" calcext:value-type="float">
            <text:p>0.817352358506961</text:p>
          </table:table-cell>
          <table:table-cell office:value-type="float" office:value="0.0621064638587384" calcext:value-type="float">
            <text:p>0.062106463858739</text:p>
          </table:table-cell>
          <table:table-cell office:value-type="float" office:value="0.103817904373121" calcext:value-type="float">
            <text:p>0.1038179043731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ile:/data/Diego/UNAM/Titulacion/codigo/mio/analisis2/topic_modeling/textos_individuales/324.txt</text:p>
          </table:table-cell>
          <table:table-cell office:value-type="float" office:value="0.000448524000393872" calcext:value-type="float">
            <text:p>0.000448524000394</text:p>
          </table:table-cell>
          <table:table-cell office:value-type="float" office:value="0.545256049089068" calcext:value-type="float">
            <text:p>0.545256049089068</text:p>
          </table:table-cell>
          <table:table-cell office:value-type="float" office:value="0.0230604468954037" calcext:value-type="float">
            <text:p>0.023060446895404</text:p>
          </table:table-cell>
          <table:table-cell office:value-type="float" office:value="0.431234980015134" calcext:value-type="float">
            <text:p>0.4312349800151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ile:/data/Diego/UNAM/Titulacion/codigo/mio/analisis2/topic_modeling/textos_individuales/325.txt</text:p>
          </table:table-cell>
          <table:table-cell office:value-type="float" office:value="0.0696495582564908" calcext:value-type="float">
            <text:p>0.069649558256491</text:p>
          </table:table-cell>
          <table:table-cell office:value-type="float" office:value="0.748520259458783" calcext:value-type="float">
            <text:p>0.748520259458783</text:p>
          </table:table-cell>
          <table:table-cell office:value-type="float" office:value="0.000257436477809342" calcext:value-type="float">
            <text:p>0.000257436477809</text:p>
          </table:table-cell>
          <table:table-cell office:value-type="float" office:value="0.181572745806917" calcext:value-type="float">
            <text:p>0.1815727458069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ile:/data/Diego/UNAM/Titulacion/codigo/mio/analisis2/topic_modeling/textos_individuales/326.txt</text:p>
          </table:table-cell>
          <table:table-cell office:value-type="float" office:value="0.336462603142226" calcext:value-type="float">
            <text:p>0.336462603142226</text:p>
          </table:table-cell>
          <table:table-cell office:value-type="float" office:value="0.491292015585113" calcext:value-type="float">
            <text:p>0.491292015585113</text:p>
          </table:table-cell>
          <table:table-cell office:value-type="float" office:value="0.00679212199248966" calcext:value-type="float">
            <text:p>0.00679212199249</text:p>
          </table:table-cell>
          <table:table-cell office:value-type="float" office:value="0.165453259280172" calcext:value-type="float">
            <text:p>0.1654532592801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ile:/data/Diego/UNAM/Titulacion/codigo/mio/analisis2/topic_modeling/textos_individuales/327.txt</text:p>
          </table:table-cell>
          <table:table-cell office:value-type="float" office:value="0.000902682803697961" calcext:value-type="float">
            <text:p>0.000902682803698</text:p>
          </table:table-cell>
          <table:table-cell office:value-type="float" office:value="0.933706491946636" calcext:value-type="float">
            <text:p>0.933706491946636</text:p>
          </table:table-cell>
          <table:table-cell office:value-type="float" office:value="0.0179563691842108" calcext:value-type="float">
            <text:p>0.017956369184211</text:p>
          </table:table-cell>
          <table:table-cell office:value-type="float" office:value="0.0474344560654553" calcext:value-type="float">
            <text:p>0.0474344560654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e:/data/Diego/UNAM/Titulacion/codigo/mio/analisis2/topic_modeling/textos_individuales/328.txt</text:p>
          </table:table-cell>
          <table:table-cell office:value-type="float" office:value="0.00389452203583498" calcext:value-type="float">
            <text:p>0.003894522035835</text:p>
          </table:table-cell>
          <table:table-cell office:value-type="float" office:value="0.243459364820728" calcext:value-type="float">
            <text:p>0.243459364820728</text:p>
          </table:table-cell>
          <table:table-cell office:value-type="float" office:value="0.0127030973188735" calcext:value-type="float">
            <text:p>0.012703097318874</text:p>
          </table:table-cell>
          <table:table-cell office:value-type="float" office:value="0.739943015824564" calcext:value-type="float">
            <text:p>0.7399430158245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ile:/data/Diego/UNAM/Titulacion/codigo/mio/analisis2/topic_modeling/textos_individuales/329.txt</text:p>
          </table:table-cell>
          <table:table-cell office:value-type="float" office:value="0.00027426588230342" calcext:value-type="float">
            <text:p>0.000274265882303</text:p>
          </table:table-cell>
          <table:table-cell office:value-type="float" office:value="0.513423204706629" calcext:value-type="float">
            <text:p>0.513423204706629</text:p>
          </table:table-cell>
          <table:table-cell office:value-type="float" office:value="0.00823146401091213" calcext:value-type="float">
            <text:p>0.008231464010912</text:p>
          </table:table-cell>
          <table:table-cell office:value-type="float" office:value="0.478071065400155" calcext:value-type="float">
            <text:p>0.4780710654001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ile:/data/Diego/UNAM/Titulacion/codigo/mio/analisis2/topic_modeling/textos_individuales/330.txt</text:p>
          </table:table-cell>
          <table:table-cell office:value-type="float" office:value="0.0349088568223854" calcext:value-type="float">
            <text:p>0.034908856822385</text:p>
          </table:table-cell>
          <table:table-cell office:value-type="float" office:value="0.926449396803098" calcext:value-type="float">
            <text:p>0.926449396803098</text:p>
          </table:table-cell>
          <table:table-cell office:value-type="float" office:value="0.024968885922916" calcext:value-type="float">
            <text:p>0.024968885922916</text:p>
          </table:table-cell>
          <table:table-cell office:value-type="float" office:value="0.0136728604516006" calcext:value-type="float">
            <text:p>0.0136728604516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ile:/data/Diego/UNAM/Titulacion/codigo/mio/analisis2/topic_modeling/textos_individuales/331.txt</text:p>
          </table:table-cell>
          <table:table-cell office:value-type="float" office:value="0.00206101740061107" calcext:value-type="float">
            <text:p>0.002061017400611</text:p>
          </table:table-cell>
          <table:table-cell office:value-type="float" office:value="0.0817386041410732" calcext:value-type="float">
            <text:p>0.081738604141073</text:p>
          </table:table-cell>
          <table:table-cell office:value-type="float" office:value="0.915613639020641" calcext:value-type="float">
            <text:p>0.915613639020641</text:p>
          </table:table-cell>
          <table:table-cell office:value-type="float" office:value="0.00058673943767453" calcext:value-type="float">
            <text:p>0.0005867394376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ile:/data/Diego/UNAM/Titulacion/codigo/mio/analisis2/topic_modeling/textos_individuales/332.txt</text:p>
          </table:table-cell>
          <table:table-cell office:value-type="float" office:value="0.29935956227404" calcext:value-type="float">
            <text:p>0.29935956227404</text:p>
          </table:table-cell>
          <table:table-cell office:value-type="float" office:value="0.417537927349329" calcext:value-type="float">
            <text:p>0.417537927349329</text:p>
          </table:table-cell>
          <table:table-cell office:value-type="float" office:value="0.0983554562401159" calcext:value-type="float">
            <text:p>0.098355456240116</text:p>
          </table:table-cell>
          <table:table-cell office:value-type="float" office:value="0.184747054136516" calcext:value-type="float">
            <text:p>0.1847470541365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ile:/data/Diego/UNAM/Titulacion/codigo/mio/analisis2/topic_modeling/textos_individuales/333.txt</text:p>
          </table:table-cell>
          <table:table-cell office:value-type="float" office:value="0.0937679841942816" calcext:value-type="float">
            <text:p>0.093767984194282</text:p>
          </table:table-cell>
          <table:table-cell office:value-type="float" office:value="0.509018643195419" calcext:value-type="float">
            <text:p>0.509018643195419</text:p>
          </table:table-cell>
          <table:table-cell office:value-type="float" office:value="0.00751132305554048" calcext:value-type="float">
            <text:p>0.00751132305554</text:p>
          </table:table-cell>
          <table:table-cell office:value-type="float" office:value="0.389702049554759" calcext:value-type="float">
            <text:p>0.3897020495547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ile:/data/Diego/UNAM/Titulacion/codigo/mio/analisis2/topic_modeling/textos_individuales/334.txt</text:p>
          </table:table-cell>
          <table:table-cell office:value-type="float" office:value="0.36368540792387" calcext:value-type="float">
            <text:p>0.36368540792387</text:p>
          </table:table-cell>
          <table:table-cell office:value-type="float" office:value="0.429147757166557" calcext:value-type="float">
            <text:p>0.429147757166557</text:p>
          </table:table-cell>
          <table:table-cell office:value-type="float" office:value="0.157296208779483" calcext:value-type="float">
            <text:p>0.157296208779483</text:p>
          </table:table-cell>
          <table:table-cell office:value-type="float" office:value="0.0498706261300901" calcext:value-type="float">
            <text:p>0.049870626130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ile:/data/Diego/UNAM/Titulacion/codigo/mio/analisis2/topic_modeling/textos_individuales/335.txt</text:p>
          </table:table-cell>
          <table:table-cell office:value-type="float" office:value="0.00838556424723604" calcext:value-type="float">
            <text:p>0.008385564247236</text:p>
          </table:table-cell>
          <table:table-cell office:value-type="float" office:value="0.889902266018958" calcext:value-type="float">
            <text:p>0.889902266018958</text:p>
          </table:table-cell>
          <table:table-cell office:value-type="float" office:value="0.0774505438926329" calcext:value-type="float">
            <text:p>0.077450543892633</text:p>
          </table:table-cell>
          <table:table-cell office:value-type="float" office:value="0.0242616258411732" calcext:value-type="float">
            <text:p>0.0242616258411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ile:/data/Diego/UNAM/Titulacion/codigo/mio/analisis2/topic_modeling/textos_individuales/337.txt</text:p>
          </table:table-cell>
          <table:table-cell office:value-type="float" office:value="0.0150475836927469" calcext:value-type="float">
            <text:p>0.015047583692747</text:p>
          </table:table-cell>
          <table:table-cell office:value-type="float" office:value="0.961913862422288" calcext:value-type="float">
            <text:p>0.961913862422288</text:p>
          </table:table-cell>
          <table:table-cell office:value-type="float" office:value="0.0220383301578973" calcext:value-type="float">
            <text:p>0.022038330157897</text:p>
          </table:table-cell>
          <table:table-cell office:value-type="float" office:value="0.00100022372706783" calcext:value-type="float">
            <text:p>0.0010002237270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ile:/data/Diego/UNAM/Titulacion/codigo/mio/analisis2/topic_modeling/textos_individuales/338.txt</text:p>
          </table:table-cell>
          <table:table-cell office:value-type="float" office:value="0.0310554953203528" calcext:value-type="float">
            <text:p>0.031055495320353</text:p>
          </table:table-cell>
          <table:table-cell office:value-type="float" office:value="0.494635046411358" calcext:value-type="float">
            <text:p>0.494635046411358</text:p>
          </table:table-cell>
          <table:table-cell office:value-type="float" office:value="0.0463666789453471" calcext:value-type="float">
            <text:p>0.046366678945347</text:p>
          </table:table-cell>
          <table:table-cell office:value-type="float" office:value="0.427942779322942" calcext:value-type="float">
            <text:p>0.42794277932294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ile:/data/Diego/UNAM/Titulacion/codigo/mio/analisis2/topic_modeling/textos_individuales/339.txt</text:p>
          </table:table-cell>
          <table:table-cell office:value-type="float" office:value="0.000102993342320356" calcext:value-type="float">
            <text:p>0.00010299334232</text:p>
          </table:table-cell>
          <table:table-cell office:value-type="float" office:value="0.426659940603492" calcext:value-type="float">
            <text:p>0.426659940603492</text:p>
          </table:table-cell>
          <table:table-cell office:value-type="float" office:value="0.00300470107751793" calcext:value-type="float">
            <text:p>0.003004701077518</text:p>
          </table:table-cell>
          <table:table-cell office:value-type="float" office:value="0.57023236497667" calcext:value-type="float">
            <text:p>0.570232364976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ile:/data/Diego/UNAM/Titulacion/codigo/mio/analisis2/topic_modeling/textos_individuales/340.txt</text:p>
          </table:table-cell>
          <table:table-cell office:value-type="float" office:value="0.0653251554745508" calcext:value-type="float">
            <text:p>0.065325155474551</text:p>
          </table:table-cell>
          <table:table-cell office:value-type="float" office:value="0.871501454467332" calcext:value-type="float">
            <text:p>0.871501454467332</text:p>
          </table:table-cell>
          <table:table-cell office:value-type="float" office:value="0.0468361381350518" calcext:value-type="float">
            <text:p>0.046836138135052</text:p>
          </table:table-cell>
          <table:table-cell office:value-type="float" office:value="0.0163372519230656" calcext:value-type="float">
            <text:p>0.0163372519230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ile:/data/Diego/UNAM/Titulacion/codigo/mio/analisis2/topic_modeling/textos_individuales/341.txt</text:p>
          </table:table-cell>
          <table:table-cell office:value-type="float" office:value="0.0673808558661056" calcext:value-type="float">
            <text:p>0.067380855866106</text:p>
          </table:table-cell>
          <table:table-cell office:value-type="float" office:value="0.749184021840028" calcext:value-type="float">
            <text:p>0.749184021840028</text:p>
          </table:table-cell>
          <table:table-cell office:value-type="float" office:value="0.00274832165957601" calcext:value-type="float">
            <text:p>0.002748321659576</text:p>
          </table:table-cell>
          <table:table-cell office:value-type="float" office:value="0.180686800634291" calcext:value-type="float">
            <text:p>0.1806868006342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ile:/data/Diego/UNAM/Titulacion/codigo/mio/analisis2/topic_modeling/textos_individuales/342.txt</text:p>
          </table:table-cell>
          <table:table-cell office:value-type="float" office:value="0.000361501129957963" calcext:value-type="float">
            <text:p>0.000361501129958</text:p>
          </table:table-cell>
          <table:table-cell office:value-type="float" office:value="0.0304857990746304" calcext:value-type="float">
            <text:p>0.03048579907463</text:p>
          </table:table-cell>
          <table:table-cell office:value-type="float" office:value="0.969116218205061" calcext:value-type="float">
            <text:p>0.969116218205061</text:p>
          </table:table-cell>
          <table:table-cell office:value-type="float" office:value="0.0000364815903506926" calcext:value-type="float">
            <text:p>3.64815903506926E-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ile:/data/Diego/UNAM/Titulacion/codigo/mio/analisis2/topic_modeling/textos_individuales/343.txt</text:p>
          </table:table-cell>
          <table:table-cell office:value-type="float" office:value="0.558163705142687" calcext:value-type="float">
            <text:p>0.558163705142687</text:p>
          </table:table-cell>
          <table:table-cell office:value-type="float" office:value="0.158319709791256" calcext:value-type="float">
            <text:p>0.158319709791256</text:p>
          </table:table-cell>
          <table:table-cell office:value-type="float" office:value="0.16632998986195" calcext:value-type="float">
            <text:p>0.16632998986195</text:p>
          </table:table-cell>
          <table:table-cell office:value-type="float" office:value="0.117186595204107" calcext:value-type="float">
            <text:p>0.117186595204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ile:/data/Diego/UNAM/Titulacion/codigo/mio/analisis2/topic_modeling/textos_individuales/344.txt</text:p>
          </table:table-cell>
          <table:table-cell office:value-type="float" office:value="0.005084197687859" calcext:value-type="float">
            <text:p>0.005084197687859</text:p>
          </table:table-cell>
          <table:table-cell office:value-type="float" office:value="0.962699379556167" calcext:value-type="float">
            <text:p>0.962699379556167</text:p>
          </table:table-cell>
          <table:table-cell office:value-type="float" office:value="0.0149866998328839" calcext:value-type="float">
            <text:p>0.014986699832884</text:p>
          </table:table-cell>
          <table:table-cell office:value-type="float" office:value="0.0172297229230901" calcext:value-type="float">
            <text:p>0.017229722923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ile:/data/Diego/UNAM/Titulacion/codigo/mio/analisis2/topic_modeling/textos_individuales/345.txt</text:p>
          </table:table-cell>
          <table:table-cell office:value-type="float" office:value="0.0621180272040107" calcext:value-type="float">
            <text:p>0.062118027204011</text:p>
          </table:table-cell>
          <table:table-cell office:value-type="float" office:value="0.433040145295307" calcext:value-type="float">
            <text:p>0.433040145295307</text:p>
          </table:table-cell>
          <table:table-cell office:value-type="float" office:value="0.0210272870674054" calcext:value-type="float">
            <text:p>0.021027287067406</text:p>
          </table:table-cell>
          <table:table-cell office:value-type="float" office:value="0.483814540433276" calcext:value-type="float">
            <text:p>0.4838145404332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ile:/data/Diego/UNAM/Titulacion/codigo/mio/analisis2/topic_modeling/textos_individuales/346.txt</text:p>
          </table:table-cell>
          <table:table-cell office:value-type="float" office:value="0.469624529566227" calcext:value-type="float">
            <text:p>0.469624529566227</text:p>
          </table:table-cell>
          <table:table-cell office:value-type="float" office:value="0.224070344138742" calcext:value-type="float">
            <text:p>0.224070344138742</text:p>
          </table:table-cell>
          <table:table-cell office:value-type="float" office:value="0.0355735271891368" calcext:value-type="float">
            <text:p>0.035573527189137</text:p>
          </table:table-cell>
          <table:table-cell office:value-type="float" office:value="0.270731599105894" calcext:value-type="float">
            <text:p>0.2707315991058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ile:/data/Diego/UNAM/Titulacion/codigo/mio/analisis2/topic_modeling/textos_individuales/347.txt</text:p>
          </table:table-cell>
          <table:table-cell office:value-type="float" office:value="0.174474039628824" calcext:value-type="float">
            <text:p>0.174474039628824</text:p>
          </table:table-cell>
          <table:table-cell office:value-type="float" office:value="0.0285143510482529" calcext:value-type="float">
            <text:p>0.028514351048253</text:p>
          </table:table-cell>
          <table:table-cell office:value-type="float" office:value="0.78645245990468" calcext:value-type="float">
            <text:p>0.78645245990468</text:p>
          </table:table-cell>
          <table:table-cell office:value-type="float" office:value="0.0105591494182425" calcext:value-type="float">
            <text:p>0.0105591494182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ile:/data/Diego/UNAM/Titulacion/codigo/mio/analisis2/topic_modeling/textos_individuales/348.txt</text:p>
          </table:table-cell>
          <table:table-cell office:value-type="float" office:value="0.0121427186532944" calcext:value-type="float">
            <text:p>0.012142718653294</text:p>
          </table:table-cell>
          <table:table-cell office:value-type="float" office:value="0.968180742935848" calcext:value-type="float">
            <text:p>0.968180742935848</text:p>
          </table:table-cell>
          <table:table-cell office:value-type="float" office:value="0.0189713395796037" calcext:value-type="float">
            <text:p>0.018971339579604</text:p>
          </table:table-cell>
          <table:table-cell office:value-type="float" office:value="0.000705198831254387" calcext:value-type="float">
            <text:p>0.0007051988312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ile:/data/Diego/UNAM/Titulacion/codigo/mio/analisis2/topic_modeling/textos_individuales/349.txt</text:p>
          </table:table-cell>
          <table:table-cell office:value-type="float" office:value="0.000325431485643936" calcext:value-type="float">
            <text:p>0.000325431485644</text:p>
          </table:table-cell>
          <table:table-cell office:value-type="float" office:value="0.916528286379554" calcext:value-type="float">
            <text:p>0.916528286379554</text:p>
          </table:table-cell>
          <table:table-cell office:value-type="float" office:value="0.00822916710024938" calcext:value-type="float">
            <text:p>0.008229167100249</text:p>
          </table:table-cell>
          <table:table-cell office:value-type="float" office:value="0.0749171150345529" calcext:value-type="float">
            <text:p>0.0749171150345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ile:/data/Diego/UNAM/Titulacion/codigo/mio/analisis2/topic_modeling/textos_individuales/350.txt</text:p>
          </table:table-cell>
          <table:table-cell office:value-type="float" office:value="0.0000249197614872207" calcext:value-type="float">
            <text:p>2.49197614872207E-05</text:p>
          </table:table-cell>
          <table:table-cell office:value-type="float" office:value="0.979160712112354" calcext:value-type="float">
            <text:p>0.979160712112354</text:p>
          </table:table-cell>
          <table:table-cell office:value-type="float" office:value="0.00512155169562158" calcext:value-type="float">
            <text:p>0.005121551695622</text:p>
          </table:table-cell>
          <table:table-cell office:value-type="float" office:value="0.0156928164305377" calcext:value-type="float">
            <text:p>0.0156928164305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ile:/data/Diego/UNAM/Titulacion/codigo/mio/analisis2/topic_modeling/textos_individuales/351.txt</text:p>
          </table:table-cell>
          <table:table-cell office:value-type="float" office:value="0.0213867923538346" calcext:value-type="float">
            <text:p>0.021386792353835</text:p>
          </table:table-cell>
          <table:table-cell office:value-type="float" office:value="0.761315752756181" calcext:value-type="float">
            <text:p>0.761315752756181</text:p>
          </table:table-cell>
          <table:table-cell office:value-type="float" office:value="0.0000456054610185106" calcext:value-type="float">
            <text:p>4.56054610185106E-05</text:p>
          </table:table-cell>
          <table:table-cell office:value-type="float" office:value="0.217251849428966" calcext:value-type="float">
            <text:p>0.21725184942896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ile:/data/Diego/UNAM/Titulacion/codigo/mio/analisis2/topic_modeling/textos_individuales/352.txt</text:p>
          </table:table-cell>
          <table:table-cell office:value-type="float" office:value="0.0000178222468062275" calcext:value-type="float">
            <text:p>1.78222468062275E-05</text:p>
          </table:table-cell>
          <table:table-cell office:value-type="float" office:value="0.990036196861788" calcext:value-type="float">
            <text:p>0.990036196861788</text:p>
          </table:table-cell>
          <table:table-cell office:value-type="float" office:value="0.00991365917655988" calcext:value-type="float">
            <text:p>0.00991365917656</text:p>
          </table:table-cell>
          <table:table-cell office:value-type="float" office:value="0.0000323217148461482" calcext:value-type="float">
            <text:p>3.23217148461482E-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ile:/data/Diego/UNAM/Titulacion/codigo/mio/analisis2/topic_modeling/textos_individuales/353.txt</text:p>
          </table:table-cell>
          <table:table-cell office:value-type="float" office:value="0.0440231474908015" calcext:value-type="float">
            <text:p>0.044023147490802</text:p>
          </table:table-cell>
          <table:table-cell office:value-type="float" office:value="0.942114231322235" calcext:value-type="float">
            <text:p>0.942114231322235</text:p>
          </table:table-cell>
          <table:table-cell office:value-type="float" office:value="0.00341254598481632" calcext:value-type="float">
            <text:p>0.003412545984816</text:p>
          </table:table-cell>
          <table:table-cell office:value-type="float" office:value="0.0104500752021468" calcext:value-type="float">
            <text:p>0.01045007520214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ile:/data/Diego/UNAM/Titulacion/codigo/mio/analisis2/topic_modeling/textos_individuales/354.txt</text:p>
          </table:table-cell>
          <table:table-cell office:value-type="float" office:value="0.224672194694149" calcext:value-type="float">
            <text:p>0.224672194694149</text:p>
          </table:table-cell>
          <table:table-cell office:value-type="float" office:value="0.478684798603586" calcext:value-type="float">
            <text:p>0.478684798603586</text:p>
          </table:table-cell>
          <table:table-cell office:value-type="float" office:value="0.0615310435881672" calcext:value-type="float">
            <text:p>0.061531043588167</text:p>
          </table:table-cell>
          <table:table-cell office:value-type="float" office:value="0.235111963114098" calcext:value-type="float">
            <text:p>0.2351119631140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ile:/data/Diego/UNAM/Titulacion/codigo/mio/analisis2/topic_modeling/textos_individuales/356.txt</text:p>
          </table:table-cell>
          <table:table-cell office:value-type="float" office:value="0.0331390610035061" calcext:value-type="float">
            <text:p>0.033139061003506</text:p>
          </table:table-cell>
          <table:table-cell office:value-type="float" office:value="0.708661174248173" calcext:value-type="float">
            <text:p>0.708661174248173</text:p>
          </table:table-cell>
          <table:table-cell office:value-type="float" office:value="0.254900210599647" calcext:value-type="float">
            <text:p>0.254900210599647</text:p>
          </table:table-cell>
          <table:table-cell office:value-type="float" office:value="0.00329955414867337" calcext:value-type="float">
            <text:p>0.0032995541486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ile:/data/Diego/UNAM/Titulacion/codigo/mio/analisis2/topic_modeling/textos_individuales/357.txt</text:p>
          </table:table-cell>
          <table:table-cell office:value-type="float" office:value="0.000147766706859227" calcext:value-type="float">
            <text:p>0.000147766706859</text:p>
          </table:table-cell>
          <table:table-cell office:value-type="float" office:value="0.937362477810032" calcext:value-type="float">
            <text:p>0.937362477810032</text:p>
          </table:table-cell>
          <table:table-cell office:value-type="float" office:value="0.0614449446770935" calcext:value-type="float">
            <text:p>0.061444944677094</text:p>
          </table:table-cell>
          <table:table-cell office:value-type="float" office:value="0.00104481080601556" calcext:value-type="float">
            <text:p>0.0010448108060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le:/data/Diego/UNAM/Titulacion/codigo/mio/analisis2/topic_modeling/textos_individuales/358.txt</text:p>
          </table:table-cell>
          <table:table-cell office:value-type="float" office:value="0.125925411138448" calcext:value-type="float">
            <text:p>0.125925411138448</text:p>
          </table:table-cell>
          <table:table-cell office:value-type="float" office:value="0.809862902960418" calcext:value-type="float">
            <text:p>0.809862902960418</text:p>
          </table:table-cell>
          <table:table-cell office:value-type="float" office:value="0.0640392114279468" calcext:value-type="float">
            <text:p>0.064039211427947</text:p>
          </table:table-cell>
          <table:table-cell office:value-type="float" office:value="0.000172474473187414" calcext:value-type="float">
            <text:p>0.0001724744731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ile:/data/Diego/UNAM/Titulacion/codigo/mio/analisis2/topic_modeling/textos_individuales/359.txt</text:p>
          </table:table-cell>
          <table:table-cell office:value-type="float" office:value="0.00439278467590118" calcext:value-type="float">
            <text:p>0.004392784675901</text:p>
          </table:table-cell>
          <table:table-cell office:value-type="float" office:value="0.991377149539738" calcext:value-type="float">
            <text:p>0.991377149539738</text:p>
          </table:table-cell>
          <table:table-cell office:value-type="float" office:value="0.000248663133204784" calcext:value-type="float">
            <text:p>0.000248663133205</text:p>
          </table:table-cell>
          <table:table-cell office:value-type="float" office:value="0.00398140265115574" calcext:value-type="float">
            <text:p>0.00398140265115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ile:/data/Diego/UNAM/Titulacion/codigo/mio/analisis2/topic_modeling/textos_individuales/360.txt</text:p>
          </table:table-cell>
          <table:table-cell office:value-type="float" office:value="0.0000871121199876675" calcext:value-type="float">
            <text:p>8.71121199876675E-05</text:p>
          </table:table-cell>
          <table:table-cell office:value-type="float" office:value="0.505961799933393" calcext:value-type="float">
            <text:p>0.505961799933393</text:p>
          </table:table-cell>
          <table:table-cell office:value-type="float" office:value="0.016902470786603" calcext:value-type="float">
            <text:p>0.016902470786603</text:p>
          </table:table-cell>
          <table:table-cell office:value-type="float" office:value="0.477048617160017" calcext:value-type="float">
            <text:p>0.4770486171600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ile:/data/Diego/UNAM/Titulacion/codigo/mio/analisis2/topic_modeling/textos_individuales/361.txt</text:p>
          </table:table-cell>
          <table:table-cell office:value-type="float" office:value="0.441769657892144" calcext:value-type="float">
            <text:p>0.441769657892144</text:p>
          </table:table-cell>
          <table:table-cell office:value-type="float" office:value="0.456290241683632" calcext:value-type="float">
            <text:p>0.456290241683632</text:p>
          </table:table-cell>
          <table:table-cell office:value-type="float" office:value="0.101913609140904" calcext:value-type="float">
            <text:p>0.101913609140904</text:p>
          </table:table-cell>
          <table:table-cell office:value-type="float" office:value="0.0000264912833209429" calcext:value-type="float">
            <text:p>2.64912833209429E-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ile:/data/Diego/UNAM/Titulacion/codigo/mio/analisis2/topic_modeling/textos_individuales/362.txt</text:p>
          </table:table-cell>
          <table:table-cell office:value-type="float" office:value="0.0189483658438972" calcext:value-type="float">
            <text:p>0.018948365843897</text:p>
          </table:table-cell>
          <table:table-cell office:value-type="float" office:value="0.87788389819028" calcext:value-type="float">
            <text:p>0.87788389819028</text:p>
          </table:table-cell>
          <table:table-cell office:value-type="float" office:value="0.0790686193226836" calcext:value-type="float">
            <text:p>0.079068619322684</text:p>
          </table:table-cell>
          <table:table-cell office:value-type="float" office:value="0.0240991166431393" calcext:value-type="float">
            <text:p>0.0240991166431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ile:/data/Diego/UNAM/Titulacion/codigo/mio/analisis2/topic_modeling/textos_individuales/363.txt</text:p>
          </table:table-cell>
          <table:table-cell office:value-type="float" office:value="0.00357569938140723" calcext:value-type="float">
            <text:p>0.003575699381407</text:p>
          </table:table-cell>
          <table:table-cell office:value-type="float" office:value="0.845287050706181" calcext:value-type="float">
            <text:p>0.845287050706181</text:p>
          </table:table-cell>
          <table:table-cell office:value-type="float" office:value="0.010802081665837" calcext:value-type="float">
            <text:p>0.010802081665837</text:p>
          </table:table-cell>
          <table:table-cell office:value-type="float" office:value="0.140335168246574" calcext:value-type="float">
            <text:p>0.14033516824657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ile:/data/Diego/UNAM/Titulacion/codigo/mio/analisis2/topic_modeling/textos_individuales/364.txt</text:p>
          </table:table-cell>
          <table:table-cell office:value-type="float" office:value="0.000523456615172972" calcext:value-type="float">
            <text:p>0.000523456615173</text:p>
          </table:table-cell>
          <table:table-cell office:value-type="float" office:value="0.199344147431305" calcext:value-type="float">
            <text:p>0.199344147431305</text:p>
          </table:table-cell>
          <table:table-cell office:value-type="float" office:value="0.000725375923346858" calcext:value-type="float">
            <text:p>0.000725375923347</text:p>
          </table:table-cell>
          <table:table-cell office:value-type="float" office:value="0.799407020030176" calcext:value-type="float">
            <text:p>0.7994070200301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ile:/data/Diego/UNAM/Titulacion/codigo/mio/analisis2/topic_modeling/textos_individuales/365.txt</text:p>
          </table:table-cell>
          <table:table-cell office:value-type="float" office:value="0.00268817940190887" calcext:value-type="float">
            <text:p>0.002688179401909</text:p>
          </table:table-cell>
          <table:table-cell office:value-type="float" office:value="0.98193184055874" calcext:value-type="float">
            <text:p>0.98193184055874</text:p>
          </table:table-cell>
          <table:table-cell office:value-type="float" office:value="0.015084178290135" calcext:value-type="float">
            <text:p>0.015084178290135</text:p>
          </table:table-cell>
          <table:table-cell office:value-type="float" office:value="0.000295801749216122" calcext:value-type="float">
            <text:p>0.0002958017492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ile:/data/Diego/UNAM/Titulacion/codigo/mio/analisis2/topic_modeling/textos_individuales/366.txt</text:p>
          </table:table-cell>
          <table:table-cell office:value-type="float" office:value="0.29384338401098" calcext:value-type="float">
            <text:p>0.29384338401098</text:p>
          </table:table-cell>
          <table:table-cell office:value-type="float" office:value="0.694628404291789" calcext:value-type="float">
            <text:p>0.694628404291789</text:p>
          </table:table-cell>
          <table:table-cell office:value-type="float" office:value="0.0000445374072590226" calcext:value-type="float">
            <text:p>4.45374072590226E-05</text:p>
          </table:table-cell>
          <table:table-cell office:value-type="float" office:value="0.0114836742899724" calcext:value-type="float">
            <text:p>0.0114836742899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ile:/data/Diego/UNAM/Titulacion/codigo/mio/analisis2/topic_modeling/textos_individuales/367.txt</text:p>
          </table:table-cell>
          <table:table-cell office:value-type="float" office:value="0.00758854241176483" calcext:value-type="float">
            <text:p>0.007588542411765</text:p>
          </table:table-cell>
          <table:table-cell office:value-type="float" office:value="0.906865109770311" calcext:value-type="float">
            <text:p>0.906865109770311</text:p>
          </table:table-cell>
          <table:table-cell office:value-type="float" office:value="0.0855065808735385" calcext:value-type="float">
            <text:p>0.085506580873539</text:p>
          </table:table-cell>
          <table:table-cell office:value-type="float" office:value="0.0000397669443854141" calcext:value-type="float">
            <text:p>3.97669443854141E-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ile:/data/Diego/UNAM/Titulacion/codigo/mio/analisis2/topic_modeling/textos_individuales/368.txt</text:p>
          </table:table-cell>
          <table:table-cell office:value-type="float" office:value="0.0000221667764910327" calcext:value-type="float">
            <text:p>2.21667764910327E-05</text:p>
          </table:table-cell>
          <table:table-cell office:value-type="float" office:value="0.987231131924152" calcext:value-type="float">
            <text:p>0.987231131924152</text:p>
          </table:table-cell>
          <table:table-cell office:value-type="float" office:value="0.0124557083044295" calcext:value-type="float">
            <text:p>0.01245570830443</text:p>
          </table:table-cell>
          <table:table-cell office:value-type="float" office:value="0.000290992994927758" calcext:value-type="float">
            <text:p>0.00029099299492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ile:/data/Diego/UNAM/Titulacion/codigo/mio/analisis2/topic_modeling/textos_individuales/369.txt</text:p>
          </table:table-cell>
          <table:table-cell office:value-type="float" office:value="0.000253034054840735" calcext:value-type="float">
            <text:p>0.000253034054841</text:p>
          </table:table-cell>
          <table:table-cell office:value-type="float" office:value="0.931433944078481" calcext:value-type="float">
            <text:p>0.931433944078481</text:p>
          </table:table-cell>
          <table:table-cell office:value-type="float" office:value="0.00480543226821986" calcext:value-type="float">
            <text:p>0.00480543226822</text:p>
          </table:table-cell>
          <table:table-cell office:value-type="float" office:value="0.0635075895984581" calcext:value-type="float">
            <text:p>0.0635075895984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ile:/data/Diego/UNAM/Titulacion/codigo/mio/analisis2/topic_modeling/textos_individuales/370.txt</text:p>
          </table:table-cell>
          <table:table-cell office:value-type="float" office:value="0.000397010940476004" calcext:value-type="float">
            <text:p>0.000397010940476</text:p>
          </table:table-cell>
          <table:table-cell office:value-type="float" office:value="0.25443262238234" calcext:value-type="float">
            <text:p>0.25443262238234</text:p>
          </table:table-cell>
          <table:table-cell office:value-type="float" office:value="0.0425321692154728" calcext:value-type="float">
            <text:p>0.042532169215473</text:p>
          </table:table-cell>
          <table:table-cell office:value-type="float" office:value="0.702638197461712" calcext:value-type="float">
            <text:p>0.7026381974617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ile:/data/Diego/UNAM/Titulacion/codigo/mio/analisis2/topic_modeling/textos_individuales/371.txt</text:p>
          </table:table-cell>
          <table:table-cell office:value-type="float" office:value="0.0503368664941062" calcext:value-type="float">
            <text:p>0.050336866494106</text:p>
          </table:table-cell>
          <table:table-cell office:value-type="float" office:value="0.883193363155502" calcext:value-type="float">
            <text:p>0.883193363155502</text:p>
          </table:table-cell>
          <table:table-cell office:value-type="float" office:value="0.0172400745878189" calcext:value-type="float">
            <text:p>0.017240074587819</text:p>
          </table:table-cell>
          <table:table-cell office:value-type="float" office:value="0.0492296957625732" calcext:value-type="float">
            <text:p>0.0492296957625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ile:/data/Diego/UNAM/Titulacion/codigo/mio/analisis2/topic_modeling/textos_individuales/372.txt</text:p>
          </table:table-cell>
          <table:table-cell office:value-type="float" office:value="0.660434289678248" calcext:value-type="float">
            <text:p>0.660434289678248</text:p>
          </table:table-cell>
          <table:table-cell office:value-type="float" office:value="0.262271362623395" calcext:value-type="float">
            <text:p>0.262271362623395</text:p>
          </table:table-cell>
          <table:table-cell office:value-type="float" office:value="0.0473065816013645" calcext:value-type="float">
            <text:p>0.047306581601365</text:p>
          </table:table-cell>
          <table:table-cell office:value-type="float" office:value="0.0299877660969924" calcext:value-type="float">
            <text:p>0.02998776609699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ile:/data/Diego/UNAM/Titulacion/codigo/mio/analisis2/topic_modeling/textos_individuales/373.txt</text:p>
          </table:table-cell>
          <table:table-cell office:value-type="float" office:value="0.0370753498994133" calcext:value-type="float">
            <text:p>0.037075349899413</text:p>
          </table:table-cell>
          <table:table-cell office:value-type="float" office:value="0.941150780382636" calcext:value-type="float">
            <text:p>0.941150780382636</text:p>
          </table:table-cell>
          <table:table-cell office:value-type="float" office:value="0.0058675988275524" calcext:value-type="float">
            <text:p>0.005867598827552</text:p>
          </table:table-cell>
          <table:table-cell office:value-type="float" office:value="0.0159062708903986" calcext:value-type="float">
            <text:p>0.01590627089039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ile:/data/Diego/UNAM/Titulacion/codigo/mio/analisis2/topic_modeling/textos_individuales/375.txt</text:p>
          </table:table-cell>
          <table:table-cell office:value-type="float" office:value="0.283575238218664" calcext:value-type="float">
            <text:p>0.283575238218664</text:p>
          </table:table-cell>
          <table:table-cell office:value-type="float" office:value="0.529275040889954" calcext:value-type="float">
            <text:p>0.529275040889954</text:p>
          </table:table-cell>
          <table:table-cell office:value-type="float" office:value="0.0796268998258249" calcext:value-type="float">
            <text:p>0.079626899825825</text:p>
          </table:table-cell>
          <table:table-cell office:value-type="float" office:value="0.107522821065557" calcext:value-type="float">
            <text:p>0.1075228210655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ile:/data/Diego/UNAM/Titulacion/codigo/mio/analisis2/topic_modeling/textos_individuales/376.txt</text:p>
          </table:table-cell>
          <table:table-cell office:value-type="float" office:value="0.007099841110692" calcext:value-type="float">
            <text:p>0.007099841110692</text:p>
          </table:table-cell>
          <table:table-cell office:value-type="float" office:value="0.892532512563711" calcext:value-type="float">
            <text:p>0.892532512563711</text:p>
          </table:table-cell>
          <table:table-cell office:value-type="float" office:value="0.00743319738890944" calcext:value-type="float">
            <text:p>0.007433197388909</text:p>
          </table:table-cell>
          <table:table-cell office:value-type="float" office:value="0.092934448936688" calcext:value-type="float">
            <text:p>0.0929344489366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ile:/data/Diego/UNAM/Titulacion/codigo/mio/analisis2/topic_modeling/textos_individuales/377.txt</text:p>
          </table:table-cell>
          <table:table-cell office:value-type="float" office:value="0.0354234390563699" calcext:value-type="float">
            <text:p>0.03542343905637</text:p>
          </table:table-cell>
          <table:table-cell office:value-type="float" office:value="0.946383757533779" calcext:value-type="float">
            <text:p>0.946383757533779</text:p>
          </table:table-cell>
          <table:table-cell office:value-type="float" office:value="0.00477530120392849" calcext:value-type="float">
            <text:p>0.004775301203928</text:p>
          </table:table-cell>
          <table:table-cell office:value-type="float" office:value="0.013417502205923" calcext:value-type="float">
            <text:p>0.0134175022059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ile:/data/Diego/UNAM/Titulacion/codigo/mio/analisis2/topic_modeling/textos_individuales/378.txt</text:p>
          </table:table-cell>
          <table:table-cell office:value-type="float" office:value="0.000771417513093077" calcext:value-type="float">
            <text:p>0.000771417513093</text:p>
          </table:table-cell>
          <table:table-cell office:value-type="float" office:value="0.82239958914436" calcext:value-type="float">
            <text:p>0.82239958914436</text:p>
          </table:table-cell>
          <table:table-cell office:value-type="float" office:value="0.0469890664483645" calcext:value-type="float">
            <text:p>0.046989066448365</text:p>
          </table:table-cell>
          <table:table-cell office:value-type="float" office:value="0.129839926894182" calcext:value-type="float">
            <text:p>0.1298399268941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ile:/data/Diego/UNAM/Titulacion/codigo/mio/analisis2/topic_modeling/textos_individuales/379.txt</text:p>
          </table:table-cell>
          <table:table-cell office:value-type="float" office:value="0.145064334909915" calcext:value-type="float">
            <text:p>0.145064334909915</text:p>
          </table:table-cell>
          <table:table-cell office:value-type="float" office:value="0.831356756413666" calcext:value-type="float">
            <text:p>0.831356756413666</text:p>
          </table:table-cell>
          <table:table-cell office:value-type="float" office:value="0.00647183072220727" calcext:value-type="float">
            <text:p>0.006471830722207</text:p>
          </table:table-cell>
          <table:table-cell office:value-type="float" office:value="0.0171070779542122" calcext:value-type="float">
            <text:p>0.0171070779542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ile:/data/Diego/UNAM/Titulacion/codigo/mio/analisis2/topic_modeling/textos_individuales/380.txt</text:p>
          </table:table-cell>
          <table:table-cell office:value-type="float" office:value="0.00547676742836707" calcext:value-type="float">
            <text:p>0.005476767428367</text:p>
          </table:table-cell>
          <table:table-cell office:value-type="float" office:value="0.930365282027871" calcext:value-type="float">
            <text:p>0.930365282027871</text:p>
          </table:table-cell>
          <table:table-cell office:value-type="float" office:value="0.0584923637976087" calcext:value-type="float">
            <text:p>0.058492363797609</text:p>
          </table:table-cell>
          <table:table-cell office:value-type="float" office:value="0.00566558674615375" calcext:value-type="float">
            <text:p>0.0056655867461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ile:/data/Diego/UNAM/Titulacion/codigo/mio/analisis2/topic_modeling/textos_individuales/381.txt</text:p>
          </table:table-cell>
          <table:table-cell office:value-type="float" office:value="0.00773160923127083" calcext:value-type="float">
            <text:p>0.007731609231271</text:p>
          </table:table-cell>
          <table:table-cell office:value-type="float" office:value="0.965077781585794" calcext:value-type="float">
            <text:p>0.965077781585794</text:p>
          </table:table-cell>
          <table:table-cell office:value-type="float" office:value="0.0247890794074868" calcext:value-type="float">
            <text:p>0.024789079407487</text:p>
          </table:table-cell>
          <table:table-cell office:value-type="float" office:value="0.00240152977544808" calcext:value-type="float">
            <text:p>0.0024015297754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ile:/data/Diego/UNAM/Titulacion/codigo/mio/analisis2/topic_modeling/textos_individuales/382.txt</text:p>
          </table:table-cell>
          <table:table-cell office:value-type="float" office:value="0.00750428685116437" calcext:value-type="float">
            <text:p>0.007504286851164</text:p>
          </table:table-cell>
          <table:table-cell office:value-type="float" office:value="0.864840874375349" calcext:value-type="float">
            <text:p>0.864840874375349</text:p>
          </table:table-cell>
          <table:table-cell office:value-type="float" office:value="0.0440455018835939" calcext:value-type="float">
            <text:p>0.044045501883594</text:p>
          </table:table-cell>
          <table:table-cell office:value-type="float" office:value="0.0836093368898931" calcext:value-type="float">
            <text:p>0.0836093368898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ile:/data/Diego/UNAM/Titulacion/codigo/mio/analisis2/topic_modeling/textos_individuales/383.txt</text:p>
          </table:table-cell>
          <table:table-cell office:value-type="float" office:value="0.0510078375391747" calcext:value-type="float">
            <text:p>0.051007837539175</text:p>
          </table:table-cell>
          <table:table-cell office:value-type="float" office:value="0.369448349452012" calcext:value-type="float">
            <text:p>0.369448349452012</text:p>
          </table:table-cell>
          <table:table-cell office:value-type="float" office:value="0.134987795071423" calcext:value-type="float">
            <text:p>0.134987795071423</text:p>
          </table:table-cell>
          <table:table-cell office:value-type="float" office:value="0.44455601793739" calcext:value-type="float">
            <text:p>0.444556017937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ile:/data/Diego/UNAM/Titulacion/codigo/mio/analisis2/topic_modeling/textos_individuales/384.txt</text:p>
          </table:table-cell>
          <table:table-cell office:value-type="float" office:value="0.000229889014482536" calcext:value-type="float">
            <text:p>0.000229889014483</text:p>
          </table:table-cell>
          <table:table-cell office:value-type="float" office:value="0.988940497863109" calcext:value-type="float">
            <text:p>0.988940497863109</text:p>
          </table:table-cell>
          <table:table-cell office:value-type="float" office:value="0.0107340478705717" calcext:value-type="float">
            <text:p>0.010734047870572</text:p>
          </table:table-cell>
          <table:table-cell office:value-type="float" office:value="0.0000955652518364687" calcext:value-type="float">
            <text:p>9.55652518364687E-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ile:/data/Diego/UNAM/Titulacion/codigo/mio/analisis2/topic_modeling/textos_individuales/385.txt</text:p>
          </table:table-cell>
          <table:table-cell office:value-type="float" office:value="0.0000275747164123176" calcext:value-type="float">
            <text:p>2.75747164123176E-05</text:p>
          </table:table-cell>
          <table:table-cell office:value-type="float" office:value="0.983647996697288" calcext:value-type="float">
            <text:p>0.983647996697288</text:p>
          </table:table-cell>
          <table:table-cell office:value-type="float" office:value="0.0158064546979553" calcext:value-type="float">
            <text:p>0.015806454697955</text:p>
          </table:table-cell>
          <table:table-cell office:value-type="float" office:value="0.000517973888343977" calcext:value-type="float">
            <text:p>0.0005179738883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ile:/data/Diego/UNAM/Titulacion/codigo/mio/analisis2/topic_modeling/textos_individuales/386.txt</text:p>
          </table:table-cell>
          <table:table-cell office:value-type="float" office:value="0.0000150015361725515" calcext:value-type="float">
            <text:p>1.50015361725515E-05</text:p>
          </table:table-cell>
          <table:table-cell office:value-type="float" office:value="0.469113032680655" calcext:value-type="float">
            <text:p>0.469113032680655</text:p>
          </table:table-cell>
          <table:table-cell office:value-type="float" office:value="0.0777623861142321" calcext:value-type="float">
            <text:p>0.077762386114232</text:p>
          </table:table-cell>
          <table:table-cell office:value-type="float" office:value="0.45310957966894" calcext:value-type="float">
            <text:p>0.4531095796689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ile:/data/Diego/UNAM/Titulacion/codigo/mio/analisis2/topic_modeling/textos_individuales/387.txt</text:p>
          </table:table-cell>
          <table:table-cell office:value-type="float" office:value="0.00116980814009806" calcext:value-type="float">
            <text:p>0.001169808140098</text:p>
          </table:table-cell>
          <table:table-cell office:value-type="float" office:value="0.917693035843763" calcext:value-type="float">
            <text:p>0.917693035843763</text:p>
          </table:table-cell>
          <table:table-cell office:value-type="float" office:value="0.0720942209882038" calcext:value-type="float">
            <text:p>0.072094220988204</text:p>
          </table:table-cell>
          <table:table-cell office:value-type="float" office:value="0.00904293502793497" calcext:value-type="float">
            <text:p>0.0090429350279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ile:/data/Diego/UNAM/Titulacion/codigo/mio/analisis2/topic_modeling/textos_individuales/388.txt</text:p>
          </table:table-cell>
          <table:table-cell office:value-type="float" office:value="0.0158097769322259" calcext:value-type="float">
            <text:p>0.015809776932226</text:p>
          </table:table-cell>
          <table:table-cell office:value-type="float" office:value="0.858322739539375" calcext:value-type="float">
            <text:p>0.858322739539375</text:p>
          </table:table-cell>
          <table:table-cell office:value-type="float" office:value="0.0433809503922933" calcext:value-type="float">
            <text:p>0.043380950392293</text:p>
          </table:table-cell>
          <table:table-cell office:value-type="float" office:value="0.0824865331361063" calcext:value-type="float">
            <text:p>0.0824865331361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ile:/data/Diego/UNAM/Titulacion/codigo/mio/analisis2/topic_modeling/textos_individuales/389.txt</text:p>
          </table:table-cell>
          <table:table-cell office:value-type="float" office:value="0.0845656807628948" calcext:value-type="float">
            <text:p>0.084565680762895</text:p>
          </table:table-cell>
          <table:table-cell office:value-type="float" office:value="0.481913929033204" calcext:value-type="float">
            <text:p>0.481913929033204</text:p>
          </table:table-cell>
          <table:table-cell office:value-type="float" office:value="0.0509617128369573" calcext:value-type="float">
            <text:p>0.050961712836957</text:p>
          </table:table-cell>
          <table:table-cell office:value-type="float" office:value="0.382558677366943" calcext:value-type="float">
            <text:p>0.3825586773669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ile:/data/Diego/UNAM/Titulacion/codigo/mio/analisis2/topic_modeling/textos_individuales/390.txt</text:p>
          </table:table-cell>
          <table:table-cell office:value-type="float" office:value="0.0000227516346059646" calcext:value-type="float">
            <text:p>2.27516346059646E-05</text:p>
          </table:table-cell>
          <table:table-cell office:value-type="float" office:value="0.371557472363863" calcext:value-type="float">
            <text:p>0.371557472363863</text:p>
          </table:table-cell>
          <table:table-cell office:value-type="float" office:value="0.0596328248016315" calcext:value-type="float">
            <text:p>0.059632824801632</text:p>
          </table:table-cell>
          <table:table-cell office:value-type="float" office:value="0.5687869511999" calcext:value-type="float">
            <text:p>0.568786951199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ile:/data/Diego/UNAM/Titulacion/codigo/mio/analisis2/topic_modeling/textos_individuales/391.txt</text:p>
          </table:table-cell>
          <table:table-cell office:value-type="float" office:value="0.441905678345589" calcext:value-type="float">
            <text:p>0.441905678345589</text:p>
          </table:table-cell>
          <table:table-cell office:value-type="float" office:value="0.409317246593847" calcext:value-type="float">
            <text:p>0.409317246593847</text:p>
          </table:table-cell>
          <table:table-cell office:value-type="float" office:value="0.146014567505847" calcext:value-type="float">
            <text:p>0.146014567505847</text:p>
          </table:table-cell>
          <table:table-cell office:value-type="float" office:value="0.00276250755471678" calcext:value-type="float">
            <text:p>0.0027625075547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ile:/data/Diego/UNAM/Titulacion/codigo/mio/analisis2/topic_modeling/textos_individuales/392.txt</text:p>
          </table:table-cell>
          <table:table-cell office:value-type="float" office:value="0.0000202705571658293" calcext:value-type="float">
            <text:p>2.02705571658293E-05</text:p>
          </table:table-cell>
          <table:table-cell office:value-type="float" office:value="0.764947607551921" calcext:value-type="float">
            <text:p>0.764947607551921</text:p>
          </table:table-cell>
          <table:table-cell office:value-type="float" office:value="0.0166649941005005" calcext:value-type="float">
            <text:p>0.016664994100501</text:p>
          </table:table-cell>
          <table:table-cell office:value-type="float" office:value="0.218367127790413" calcext:value-type="float">
            <text:p>0.2183671277904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ile:/data/Diego/UNAM/Titulacion/codigo/mio/analisis2/topic_modeling/textos_individuales/394.txt</text:p>
          </table:table-cell>
          <table:table-cell office:value-type="float" office:value="0.00133962574623455" calcext:value-type="float">
            <text:p>0.001339625746235</text:p>
          </table:table-cell>
          <table:table-cell office:value-type="float" office:value="0.661719117080322" calcext:value-type="float">
            <text:p>0.661719117080322</text:p>
          </table:table-cell>
          <table:table-cell office:value-type="float" office:value="0.119568682190218" calcext:value-type="float">
            <text:p>0.119568682190218</text:p>
          </table:table-cell>
          <table:table-cell office:value-type="float" office:value="0.217372574983226" calcext:value-type="float">
            <text:p>0.2173725749832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ile:/data/Diego/UNAM/Titulacion/codigo/mio/analisis2/topic_modeling/textos_individuales/395.txt</text:p>
          </table:table-cell>
          <table:table-cell office:value-type="float" office:value="0.0696591976614795" calcext:value-type="float">
            <text:p>0.06965919766148</text:p>
          </table:table-cell>
          <table:table-cell office:value-type="float" office:value="0.783755201322825" calcext:value-type="float">
            <text:p>0.783755201322825</text:p>
          </table:table-cell>
          <table:table-cell office:value-type="float" office:value="0.140783355171232" calcext:value-type="float">
            <text:p>0.140783355171232</text:p>
          </table:table-cell>
          <table:table-cell office:value-type="float" office:value="0.00580224584446366" calcext:value-type="float">
            <text:p>0.00580224584446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ile:/data/Diego/UNAM/Titulacion/codigo/mio/analisis2/topic_modeling/textos_individuales/396.txt</text:p>
          </table:table-cell>
          <table:table-cell office:value-type="float" office:value="0.00212273286338245" calcext:value-type="float">
            <text:p>0.002122732863382</text:p>
          </table:table-cell>
          <table:table-cell office:value-type="float" office:value="0.040921036319714" calcext:value-type="float">
            <text:p>0.040921036319714</text:p>
          </table:table-cell>
          <table:table-cell office:value-type="float" office:value="0.956618756652952" calcext:value-type="float">
            <text:p>0.956618756652952</text:p>
          </table:table-cell>
          <table:table-cell office:value-type="float" office:value="0.000337474163951866" calcext:value-type="float">
            <text:p>0.0003374741639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ile:/data/Diego/UNAM/Titulacion/codigo/mio/analisis2/topic_modeling/textos_individuales/397.txt</text:p>
          </table:table-cell>
          <table:table-cell office:value-type="float" office:value="0.000558942495654874" calcext:value-type="float">
            <text:p>0.000558942495655</text:p>
          </table:table-cell>
          <table:table-cell office:value-type="float" office:value="0.664012173762757" calcext:value-type="float">
            <text:p>0.664012173762757</text:p>
          </table:table-cell>
          <table:table-cell office:value-type="float" office:value="0.0119125595605538" calcext:value-type="float">
            <text:p>0.011912559560554</text:p>
          </table:table-cell>
          <table:table-cell office:value-type="float" office:value="0.323516324181034" calcext:value-type="float">
            <text:p>0.3235163241810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ile:/data/Diego/UNAM/Titulacion/codigo/mio/analisis2/topic_modeling/textos_individuales/398.txt</text:p>
          </table:table-cell>
          <table:table-cell office:value-type="float" office:value="0.41280830127469" calcext:value-type="float">
            <text:p>0.41280830127469</text:p>
          </table:table-cell>
          <table:table-cell office:value-type="float" office:value="0.500223142816424" calcext:value-type="float">
            <text:p>0.500223142816424</text:p>
          </table:table-cell>
          <table:table-cell office:value-type="float" office:value="0.0375127173851207" calcext:value-type="float">
            <text:p>0.037512717385121</text:p>
          </table:table-cell>
          <table:table-cell office:value-type="float" office:value="0.049455838523766" calcext:value-type="float">
            <text:p>0.04945583852376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ile:/data/Diego/UNAM/Titulacion/codigo/mio/analisis2/topic_modeling/textos_individuales/399.txt</text:p>
          </table:table-cell>
          <table:table-cell office:value-type="float" office:value="0.000337917656621715" calcext:value-type="float">
            <text:p>0.000337917656622</text:p>
          </table:table-cell>
          <table:table-cell office:value-type="float" office:value="0.978138127106743" calcext:value-type="float">
            <text:p>0.978138127106743</text:p>
          </table:table-cell>
          <table:table-cell office:value-type="float" office:value="0.0213189496715602" calcext:value-type="float">
            <text:p>0.02131894967156</text:p>
          </table:table-cell>
          <table:table-cell office:value-type="float" office:value="0.000205005565075162" calcext:value-type="float">
            <text:p>0.0002050055650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ile:/data/Diego/UNAM/Titulacion/codigo/mio/analisis2/topic_modeling/textos_individuales/400.txt</text:p>
          </table:table-cell>
          <table:table-cell office:value-type="float" office:value="0.0700382881517403" calcext:value-type="float">
            <text:p>0.07003828815174</text:p>
          </table:table-cell>
          <table:table-cell office:value-type="float" office:value="0.408041090835216" calcext:value-type="float">
            <text:p>0.408041090835216</text:p>
          </table:table-cell>
          <table:table-cell office:value-type="float" office:value="0.0626920710686804" calcext:value-type="float">
            <text:p>0.062692071068681</text:p>
          </table:table-cell>
          <table:table-cell office:value-type="float" office:value="0.459228549944363" calcext:value-type="float">
            <text:p>0.4592285499443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ile:/data/Diego/UNAM/Titulacion/codigo/mio/analisis2/topic_modeling/textos_individuales/401.txt</text:p>
          </table:table-cell>
          <table:table-cell office:value-type="float" office:value="0.0000174596313954759" calcext:value-type="float">
            <text:p>1.74596313954759E-05</text:p>
          </table:table-cell>
          <table:table-cell office:value-type="float" office:value="0.905594683550865" calcext:value-type="float">
            <text:p>0.905594683550865</text:p>
          </table:table-cell>
          <table:table-cell office:value-type="float" office:value="0.00013145051564756" calcext:value-type="float">
            <text:p>0.000131450515648</text:p>
          </table:table-cell>
          <table:table-cell office:value-type="float" office:value="0.0942564063020918" calcext:value-type="float">
            <text:p>0.0942564063020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ile:/data/Diego/UNAM/Titulacion/codigo/mio/analisis2/topic_modeling/textos_individuales/402.txt</text:p>
          </table:table-cell>
          <table:table-cell office:value-type="float" office:value="0.096771513275965" calcext:value-type="float">
            <text:p>0.096771513275965</text:p>
          </table:table-cell>
          <table:table-cell office:value-type="float" office:value="0.0915728242198284" calcext:value-type="float">
            <text:p>0.091572824219829</text:p>
          </table:table-cell>
          <table:table-cell office:value-type="float" office:value="0.144930156883104" calcext:value-type="float">
            <text:p>0.144930156883104</text:p>
          </table:table-cell>
          <table:table-cell office:value-type="float" office:value="0.666725505621102" calcext:value-type="float">
            <text:p>0.66672550562110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ile:/data/Diego/UNAM/Titulacion/codigo/mio/analisis2/topic_modeling/textos_individuales/403.txt</text:p>
          </table:table-cell>
          <table:table-cell office:value-type="float" office:value="0.0000237640106233734" calcext:value-type="float">
            <text:p>2.37640106233734E-05</text:p>
          </table:table-cell>
          <table:table-cell office:value-type="float" office:value="0.887100573057623" calcext:value-type="float">
            <text:p>0.887100573057623</text:p>
          </table:table-cell>
          <table:table-cell office:value-type="float" office:value="0.0121433242556904" calcext:value-type="float">
            <text:p>0.01214332425569</text:p>
          </table:table-cell>
          <table:table-cell office:value-type="float" office:value="0.100732338676063" calcext:value-type="float">
            <text:p>0.1007323386760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ile:/data/Diego/UNAM/Titulacion/codigo/mio/analisis2/topic_modeling/textos_individuales/404.txt</text:p>
          </table:table-cell>
          <table:table-cell office:value-type="float" office:value="0.332072024125574" calcext:value-type="float">
            <text:p>0.332072024125574</text:p>
          </table:table-cell>
          <table:table-cell office:value-type="float" office:value="0.313833900842939" calcext:value-type="float">
            <text:p>0.313833900842939</text:p>
          </table:table-cell>
          <table:table-cell office:value-type="float" office:value="0.0673525619754796" calcext:value-type="float">
            <text:p>0.06735256197548</text:p>
          </table:table-cell>
          <table:table-cell office:value-type="float" office:value="0.286741513056007" calcext:value-type="float">
            <text:p>0.28674151305600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ile:/data/Diego/UNAM/Titulacion/codigo/mio/analisis2/topic_modeling/textos_individuales/405.txt</text:p>
          </table:table-cell>
          <table:table-cell office:value-type="float" office:value="0.00596169342281906" calcext:value-type="float">
            <text:p>0.005961693422819</text:p>
          </table:table-cell>
          <table:table-cell office:value-type="float" office:value="0.918567884865742" calcext:value-type="float">
            <text:p>0.918567884865742</text:p>
          </table:table-cell>
          <table:table-cell office:value-type="float" office:value="0.0258743951408681" calcext:value-type="float">
            <text:p>0.025874395140868</text:p>
          </table:table-cell>
          <table:table-cell office:value-type="float" office:value="0.0495960265705706" calcext:value-type="float">
            <text:p>0.0495960265705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ile:/data/Diego/UNAM/Titulacion/codigo/mio/analisis2/topic_modeling/textos_individuales/406.txt</text:p>
          </table:table-cell>
          <table:table-cell office:value-type="float" office:value="0.0247316246183109" calcext:value-type="float">
            <text:p>0.024731624618311</text:p>
          </table:table-cell>
          <table:table-cell office:value-type="float" office:value="0.888233500587625" calcext:value-type="float">
            <text:p>0.888233500587625</text:p>
          </table:table-cell>
          <table:table-cell office:value-type="float" office:value="0.082763182008117" calcext:value-type="float">
            <text:p>0.082763182008117</text:p>
          </table:table-cell>
          <table:table-cell office:value-type="float" office:value="0.00427169278594738" calcext:value-type="float">
            <text:p>0.0042716927859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ile:/data/Diego/UNAM/Titulacion/codigo/mio/analisis2/topic_modeling/textos_individuales/407.txt</text:p>
          </table:table-cell>
          <table:table-cell office:value-type="float" office:value="0.000014902889524958" calcext:value-type="float">
            <text:p>1.4902889524958E-05</text:p>
          </table:table-cell>
          <table:table-cell office:value-type="float" office:value="0.228710409631239" calcext:value-type="float">
            <text:p>0.228710409631239</text:p>
          </table:table-cell>
          <table:table-cell office:value-type="float" office:value="0.000786639174501224" calcext:value-type="float">
            <text:p>0.000786639174501</text:p>
          </table:table-cell>
          <table:table-cell office:value-type="float" office:value="0.770488048304735" calcext:value-type="float">
            <text:p>0.7704880483047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ile:/data/Diego/UNAM/Titulacion/codigo/mio/analisis2/topic_modeling/textos_individuales/408.txt</text:p>
          </table:table-cell>
          <table:table-cell office:value-type="float" office:value="0.00543681126924465" calcext:value-type="float">
            <text:p>0.005436811269245</text:p>
          </table:table-cell>
          <table:table-cell office:value-type="float" office:value="0.420148435742544" calcext:value-type="float">
            <text:p>0.420148435742544</text:p>
          </table:table-cell>
          <table:table-cell office:value-type="float" office:value="0.0143997508100812" calcext:value-type="float">
            <text:p>0.014399750810081</text:p>
          </table:table-cell>
          <table:table-cell office:value-type="float" office:value="0.56001500217813" calcext:value-type="float">
            <text:p>0.560015002178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ile:/data/Diego/UNAM/Titulacion/codigo/mio/analisis2/topic_modeling/textos_individuales/409.txt</text:p>
          </table:table-cell>
          <table:table-cell office:value-type="float" office:value="0.297129609404971" calcext:value-type="float">
            <text:p>0.297129609404971</text:p>
          </table:table-cell>
          <table:table-cell office:value-type="float" office:value="0.615669102399491" calcext:value-type="float">
            <text:p>0.615669102399491</text:p>
          </table:table-cell>
          <table:table-cell office:value-type="float" office:value="0.0180203921781363" calcext:value-type="float">
            <text:p>0.018020392178136</text:p>
          </table:table-cell>
          <table:table-cell office:value-type="float" office:value="0.0691808960174009" calcext:value-type="float">
            <text:p>0.0691808960174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ile:/data/Diego/UNAM/Titulacion/codigo/mio/analisis2/topic_modeling/textos_individuales/410.txt</text:p>
          </table:table-cell>
          <table:table-cell office:value-type="float" office:value="0.0778137734839113" calcext:value-type="float">
            <text:p>0.077813773483911</text:p>
          </table:table-cell>
          <table:table-cell office:value-type="float" office:value="0.204182534920871" calcext:value-type="float">
            <text:p>0.204182534920871</text:p>
          </table:table-cell>
          <table:table-cell office:value-type="float" office:value="0.0556386604894454" calcext:value-type="float">
            <text:p>0.055638660489445</text:p>
          </table:table-cell>
          <table:table-cell office:value-type="float" office:value="0.662365031105772" calcext:value-type="float">
            <text:p>0.66236503110577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ile:/data/Diego/UNAM/Titulacion/codigo/mio/analisis2/topic_modeling/textos_individuales/412.txt</text:p>
          </table:table-cell>
          <table:table-cell office:value-type="float" office:value="0.00861949627667231" calcext:value-type="float">
            <text:p>0.008619496276672</text:p>
          </table:table-cell>
          <table:table-cell office:value-type="float" office:value="0.58928043866929" calcext:value-type="float">
            <text:p>0.58928043866929</text:p>
          </table:table-cell>
          <table:table-cell office:value-type="float" office:value="0.048126717922262" calcext:value-type="float">
            <text:p>0.048126717922262</text:p>
          </table:table-cell>
          <table:table-cell office:value-type="float" office:value="0.353973347131776" calcext:value-type="float">
            <text:p>0.35397334713177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ile:/data/Diego/UNAM/Titulacion/codigo/mio/analisis2/topic_modeling/textos_individuales/413.txt</text:p>
          </table:table-cell>
          <table:table-cell office:value-type="float" office:value="0.0305919941438995" calcext:value-type="float">
            <text:p>0.0305919941439</text:p>
          </table:table-cell>
          <table:table-cell office:value-type="float" office:value="0.125743335627367" calcext:value-type="float">
            <text:p>0.125743335627367</text:p>
          </table:table-cell>
          <table:table-cell office:value-type="float" office:value="0.828385352354547" calcext:value-type="float">
            <text:p>0.828385352354547</text:p>
          </table:table-cell>
          <table:table-cell office:value-type="float" office:value="0.0152793178741859" calcext:value-type="float">
            <text:p>0.01527931787418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ile:/data/Diego/UNAM/Titulacion/codigo/mio/analisis2/topic_modeling/textos_individuales/414.txt</text:p>
          </table:table-cell>
          <table:table-cell office:value-type="float" office:value="0.730664189823607" calcext:value-type="float">
            <text:p>0.730664189823607</text:p>
          </table:table-cell>
          <table:table-cell office:value-type="float" office:value="0.160771250786172" calcext:value-type="float">
            <text:p>0.160771250786172</text:p>
          </table:table-cell>
          <table:table-cell office:value-type="float" office:value="0.0416328702906862" calcext:value-type="float">
            <text:p>0.041632870290686</text:p>
          </table:table-cell>
          <table:table-cell office:value-type="float" office:value="0.0669316890995348" calcext:value-type="float">
            <text:p>0.0669316890995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ile:/data/Diego/UNAM/Titulacion/codigo/mio/analisis2/topic_modeling/textos_individuales/415.txt</text:p>
          </table:table-cell>
          <table:table-cell office:value-type="float" office:value="0.0339089523059606" calcext:value-type="float">
            <text:p>0.033908952305961</text:p>
          </table:table-cell>
          <table:table-cell office:value-type="float" office:value="0.785031407036918" calcext:value-type="float">
            <text:p>0.785031407036918</text:p>
          </table:table-cell>
          <table:table-cell office:value-type="float" office:value="0.0105735756728916" calcext:value-type="float">
            <text:p>0.010573575672892</text:p>
          </table:table-cell>
          <table:table-cell office:value-type="float" office:value="0.17048606498423" calcext:value-type="float">
            <text:p>0.170486064984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ile:/data/Diego/UNAM/Titulacion/codigo/mio/analisis2/topic_modeling/textos_individuales/416.txt</text:p>
          </table:table-cell>
          <table:table-cell office:value-type="float" office:value="0.0420429481830174" calcext:value-type="float">
            <text:p>0.042042948183018</text:p>
          </table:table-cell>
          <table:table-cell office:value-type="float" office:value="0.8703164813232" calcext:value-type="float">
            <text:p>0.8703164813232</text:p>
          </table:table-cell>
          <table:table-cell office:value-type="float" office:value="0.0403568232828376" calcext:value-type="float">
            <text:p>0.040356823282838</text:p>
          </table:table-cell>
          <table:table-cell office:value-type="float" office:value="0.047283747210945" calcext:value-type="float">
            <text:p>0.0472837472109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ile:/data/Diego/UNAM/Titulacion/codigo/mio/analisis2/topic_modeling/textos_individuales/417.txt</text:p>
          </table:table-cell>
          <table:table-cell office:value-type="float" office:value="0.000157391555398832" calcext:value-type="float">
            <text:p>0.000157391555399</text:p>
          </table:table-cell>
          <table:table-cell office:value-type="float" office:value="0.926996384414731" calcext:value-type="float">
            <text:p>0.926996384414731</text:p>
          </table:table-cell>
          <table:table-cell office:value-type="float" office:value="0.0396337612958571" calcext:value-type="float">
            <text:p>0.039633761295857</text:p>
          </table:table-cell>
          <table:table-cell office:value-type="float" office:value="0.0332124627340126" calcext:value-type="float">
            <text:p>0.0332124627340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ile:/data/Diego/UNAM/Titulacion/codigo/mio/analisis2/topic_modeling/textos_individuales/418.txt</text:p>
          </table:table-cell>
          <table:table-cell office:value-type="float" office:value="0.000020753658119391" calcext:value-type="float">
            <text:p>2.0753658119391E-05</text:p>
          </table:table-cell>
          <table:table-cell office:value-type="float" office:value="0.910442296739414" calcext:value-type="float">
            <text:p>0.910442296739414</text:p>
          </table:table-cell>
          <table:table-cell office:value-type="float" office:value="0.031620035594167" calcext:value-type="float">
            <text:p>0.031620035594167</text:p>
          </table:table-cell>
          <table:table-cell office:value-type="float" office:value="0.0579169140082996" calcext:value-type="float">
            <text:p>0.057916914008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ile:/data/Diego/UNAM/Titulacion/codigo/mio/analisis2/topic_modeling/textos_individuales/419.txt</text:p>
          </table:table-cell>
          <table:table-cell office:value-type="float" office:value="0.00163165129656495" calcext:value-type="float">
            <text:p>0.001631651296565</text:p>
          </table:table-cell>
          <table:table-cell office:value-type="float" office:value="0.58816991285816" calcext:value-type="float">
            <text:p>0.58816991285816</text:p>
          </table:table-cell>
          <table:table-cell office:value-type="float" office:value="0.0612119212863441" calcext:value-type="float">
            <text:p>0.061211921286344</text:p>
          </table:table-cell>
          <table:table-cell office:value-type="float" office:value="0.348986514558931" calcext:value-type="float">
            <text:p>0.3489865145589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ile:/data/Diego/UNAM/Titulacion/codigo/mio/analisis2/topic_modeling/textos_individuales/420.txt</text:p>
          </table:table-cell>
          <table:table-cell office:value-type="float" office:value="0.0000127489897804404" calcext:value-type="float">
            <text:p>1.27489897804404E-05</text:p>
          </table:table-cell>
          <table:table-cell office:value-type="float" office:value="0.013839946255327" calcext:value-type="float">
            <text:p>0.013839946255327</text:p>
          </table:table-cell>
          <table:table-cell office:value-type="float" office:value="0.985691462134541" calcext:value-type="float">
            <text:p>0.985691462134541</text:p>
          </table:table-cell>
          <table:table-cell office:value-type="float" office:value="0.000455842620351416" calcext:value-type="float">
            <text:p>0.0004558426203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ile:/data/Diego/UNAM/Titulacion/codigo/mio/analisis2/topic_modeling/textos_individuales/421.txt</text:p>
          </table:table-cell>
          <table:table-cell office:value-type="float" office:value="0.00671821345307342" calcext:value-type="float">
            <text:p>0.006718213453073</text:p>
          </table:table-cell>
          <table:table-cell office:value-type="float" office:value="0.0184145163558881" calcext:value-type="float">
            <text:p>0.018414516355888</text:p>
          </table:table-cell>
          <table:table-cell office:value-type="float" office:value="0.820302318145774" calcext:value-type="float">
            <text:p>0.820302318145774</text:p>
          </table:table-cell>
          <table:table-cell office:value-type="float" office:value="0.154564952045264" calcext:value-type="float">
            <text:p>0.1545649520452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ile:/data/Diego/UNAM/Titulacion/codigo/mio/analisis2/topic_modeling/textos_individuales/422.txt</text:p>
          </table:table-cell>
          <table:table-cell office:value-type="float" office:value="0.0821396275914146" calcext:value-type="float">
            <text:p>0.082139627591415</text:p>
          </table:table-cell>
          <table:table-cell office:value-type="float" office:value="0.038488360675496" calcext:value-type="float">
            <text:p>0.038488360675496</text:p>
          </table:table-cell>
          <table:table-cell office:value-type="float" office:value="0.316979447830446" calcext:value-type="float">
            <text:p>0.316979447830446</text:p>
          </table:table-cell>
          <table:table-cell office:value-type="float" office:value="0.562392563902644" calcext:value-type="float">
            <text:p>0.5623925639026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ile:/data/Diego/UNAM/Titulacion/codigo/mio/analisis2/topic_modeling/textos_individuales/423.txt</text:p>
          </table:table-cell>
          <table:table-cell office:value-type="float" office:value="0.00673001244745689" calcext:value-type="float">
            <text:p>0.006730012447457</text:p>
          </table:table-cell>
          <table:table-cell office:value-type="float" office:value="0.95623968423235" calcext:value-type="float">
            <text:p>0.95623968423235</text:p>
          </table:table-cell>
          <table:table-cell office:value-type="float" office:value="0.0105681056173664" calcext:value-type="float">
            <text:p>0.010568105617367</text:p>
          </table:table-cell>
          <table:table-cell office:value-type="float" office:value="0.0264621977028269" calcext:value-type="float">
            <text:p>0.0264621977028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ile:/data/Diego/UNAM/Titulacion/codigo/mio/analisis2/topic_modeling/textos_individuales/424.txt</text:p>
          </table:table-cell>
          <table:table-cell office:value-type="float" office:value="0.0179234958999181" calcext:value-type="float">
            <text:p>0.017923495899918</text:p>
          </table:table-cell>
          <table:table-cell office:value-type="float" office:value="0.959824538661114" calcext:value-type="float">
            <text:p>0.959824538661114</text:p>
          </table:table-cell>
          <table:table-cell office:value-type="float" office:value="0.0199048614999501" calcext:value-type="float">
            <text:p>0.01990486149995</text:p>
          </table:table-cell>
          <table:table-cell office:value-type="float" office:value="0.00234710393901761" calcext:value-type="float">
            <text:p>0.002347103939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ile:/data/Diego/UNAM/Titulacion/codigo/mio/analisis2/topic_modeling/textos_individuales/425.txt</text:p>
          </table:table-cell>
          <table:table-cell office:value-type="float" office:value="0.00242200427998122" calcext:value-type="float">
            <text:p>0.002422004279981</text:p>
          </table:table-cell>
          <table:table-cell office:value-type="float" office:value="0.958848268674674" calcext:value-type="float">
            <text:p>0.958848268674674</text:p>
          </table:table-cell>
          <table:table-cell office:value-type="float" office:value="0.00989310176883117" calcext:value-type="float">
            <text:p>0.009893101768831</text:p>
          </table:table-cell>
          <table:table-cell office:value-type="float" office:value="0.0288366252765141" calcext:value-type="float">
            <text:p>0.02883662527651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ile:/data/Diego/UNAM/Titulacion/codigo/mio/analisis2/topic_modeling/textos_individuales/426.txt</text:p>
          </table:table-cell>
          <table:table-cell office:value-type="float" office:value="0.0134896023359655" calcext:value-type="float">
            <text:p>0.013489602335966</text:p>
          </table:table-cell>
          <table:table-cell office:value-type="float" office:value="0.959814033380397" calcext:value-type="float">
            <text:p>0.959814033380397</text:p>
          </table:table-cell>
          <table:table-cell office:value-type="float" office:value="0.00337850045396764" calcext:value-type="float">
            <text:p>0.003378500453968</text:p>
          </table:table-cell>
          <table:table-cell office:value-type="float" office:value="0.0233178638296703" calcext:value-type="float">
            <text:p>0.0233178638296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ile:/data/Diego/UNAM/Titulacion/codigo/mio/analisis2/topic_modeling/textos_individuales/427.txt</text:p>
          </table:table-cell>
          <table:table-cell office:value-type="float" office:value="0.00180881474217272" calcext:value-type="float">
            <text:p>0.001808814742173</text:p>
          </table:table-cell>
          <table:table-cell office:value-type="float" office:value="0.183168846454615" calcext:value-type="float">
            <text:p>0.183168846454615</text:p>
          </table:table-cell>
          <table:table-cell office:value-type="float" office:value="0.688953683977404" calcext:value-type="float">
            <text:p>0.688953683977404</text:p>
          </table:table-cell>
          <table:table-cell office:value-type="float" office:value="0.126068654825808" calcext:value-type="float">
            <text:p>0.1260686548258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ile:/data/Diego/UNAM/Titulacion/codigo/mio/analisis2/topic_modeling/textos_individuales/428.txt</text:p>
          </table:table-cell>
          <table:table-cell office:value-type="float" office:value="0.00488228916583768" calcext:value-type="float">
            <text:p>0.004882289165838</text:p>
          </table:table-cell>
          <table:table-cell office:value-type="float" office:value="0.958925872482952" calcext:value-type="float">
            <text:p>0.958925872482952</text:p>
          </table:table-cell>
          <table:table-cell office:value-type="float" office:value="0.0272413795005312" calcext:value-type="float">
            <text:p>0.027241379500531</text:p>
          </table:table-cell>
          <table:table-cell office:value-type="float" office:value="0.00895045885067958" calcext:value-type="float">
            <text:p>0.0089504588506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ile:/data/Diego/UNAM/Titulacion/codigo/mio/analisis2/topic_modeling/textos_individuales/429.txt</text:p>
          </table:table-cell>
          <table:table-cell office:value-type="float" office:value="0.386033693207615" calcext:value-type="float">
            <text:p>0.386033693207615</text:p>
          </table:table-cell>
          <table:table-cell office:value-type="float" office:value="0.490764146366809" calcext:value-type="float">
            <text:p>0.490764146366809</text:p>
          </table:table-cell>
          <table:table-cell office:value-type="float" office:value="0.0192554295690144" calcext:value-type="float">
            <text:p>0.019255429569014</text:p>
          </table:table-cell>
          <table:table-cell office:value-type="float" office:value="0.103946730856561" calcext:value-type="float">
            <text:p>0.1039467308565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file:/data/Diego/UNAM/Titulacion/codigo/mio/analisis2/topic_modeling/textos_individuales/431.txt</text:p>
          </table:table-cell>
          <table:table-cell office:value-type="float" office:value="0.0244897633068361" calcext:value-type="float">
            <text:p>0.024489763306836</text:p>
          </table:table-cell>
          <table:table-cell office:value-type="float" office:value="0.888513882615026" calcext:value-type="float">
            <text:p>0.888513882615026</text:p>
          </table:table-cell>
          <table:table-cell office:value-type="float" office:value="0.0688191766596927" calcext:value-type="float">
            <text:p>0.068819176659693</text:p>
          </table:table-cell>
          <table:table-cell office:value-type="float" office:value="0.018177177418445" calcext:value-type="float">
            <text:p>0.0181771774184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file:/data/Diego/UNAM/Titulacion/codigo/mio/analisis2/topic_modeling/textos_individuales/432.txt</text:p>
          </table:table-cell>
          <table:table-cell office:value-type="float" office:value="0.0087541374115501" calcext:value-type="float">
            <text:p>0.00875413741155</text:p>
          </table:table-cell>
          <table:table-cell office:value-type="float" office:value="0.104588849051114" calcext:value-type="float">
            <text:p>0.104588849051114</text:p>
          </table:table-cell>
          <table:table-cell office:value-type="float" office:value="0.886622009736066" calcext:value-type="float">
            <text:p>0.886622009736066</text:p>
          </table:table-cell>
          <table:table-cell office:value-type="float" office:value="0.0000350038012703181" calcext:value-type="float">
            <text:p>3.50038012703181E-0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ile:/data/Diego/UNAM/Titulacion/codigo/mio/analisis2/topic_modeling/textos_individuales/433.txt</text:p>
          </table:table-cell>
          <table:table-cell office:value-type="float" office:value="0.0000128855987526503" calcext:value-type="float">
            <text:p>1.28855987526503E-05</text:p>
          </table:table-cell>
          <table:table-cell office:value-type="float" office:value="0.022808304052552" calcext:value-type="float">
            <text:p>0.022808304052552</text:p>
          </table:table-cell>
          <table:table-cell office:value-type="float" office:value="0.977009655443651" calcext:value-type="float">
            <text:p>0.977009655443651</text:p>
          </table:table-cell>
          <table:table-cell office:value-type="float" office:value="0.00016915490504395" calcext:value-type="float">
            <text:p>0.0001691549050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file:/data/Diego/UNAM/Titulacion/codigo/mio/analisis2/topic_modeling/textos_individuales/434.txt</text:p>
          </table:table-cell>
          <table:table-cell office:value-type="float" office:value="0.00242385159019111" calcext:value-type="float">
            <text:p>0.002423851590191</text:p>
          </table:table-cell>
          <table:table-cell office:value-type="float" office:value="0.104285267964399" calcext:value-type="float">
            <text:p>0.104285267964399</text:p>
          </table:table-cell>
          <table:table-cell office:value-type="float" office:value="0.026341169135994" calcext:value-type="float">
            <text:p>0.026341169135994</text:p>
          </table:table-cell>
          <table:table-cell office:value-type="float" office:value="0.866949711309416" calcext:value-type="float">
            <text:p>0.8669497113094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file:/data/Diego/UNAM/Titulacion/codigo/mio/analisis2/topic_modeling/textos_individuales/435.txt</text:p>
          </table:table-cell>
          <table:table-cell office:value-type="float" office:value="0.0150995524023732" calcext:value-type="float">
            <text:p>0.015099552402373</text:p>
          </table:table-cell>
          <table:table-cell office:value-type="float" office:value="0.982064113808678" calcext:value-type="float">
            <text:p>0.982064113808678</text:p>
          </table:table-cell>
          <table:table-cell office:value-type="float" office:value="0.00215892342792371" calcext:value-type="float">
            <text:p>0.002158923427924</text:p>
          </table:table-cell>
          <table:table-cell office:value-type="float" office:value="0.000677410361025461" calcext:value-type="float">
            <text:p>0.0006774103610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ile:/data/Diego/UNAM/Titulacion/codigo/mio/analisis2/topic_modeling/textos_individuales/436.txt</text:p>
          </table:table-cell>
          <table:table-cell office:value-type="float" office:value="0.0019405008901884" calcext:value-type="float">
            <text:p>0.001940500890188</text:p>
          </table:table-cell>
          <table:table-cell office:value-type="float" office:value="0.937332981835744" calcext:value-type="float">
            <text:p>0.937332981835744</text:p>
          </table:table-cell>
          <table:table-cell office:value-type="float" office:value="0.0393295306360821" calcext:value-type="float">
            <text:p>0.039329530636082</text:p>
          </table:table-cell>
          <table:table-cell office:value-type="float" office:value="0.0213969866379854" calcext:value-type="float">
            <text:p>0.0213969866379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ile:/data/Diego/UNAM/Titulacion/codigo/mio/analisis2/topic_modeling/textos_individuales/437.txt</text:p>
          </table:table-cell>
          <table:table-cell office:value-type="float" office:value="0.00232758554240652" calcext:value-type="float">
            <text:p>0.002327585542407</text:p>
          </table:table-cell>
          <table:table-cell office:value-type="float" office:value="0.888602607668591" calcext:value-type="float">
            <text:p>0.888602607668591</text:p>
          </table:table-cell>
          <table:table-cell office:value-type="float" office:value="0.0111080334498463" calcext:value-type="float">
            <text:p>0.011108033449846</text:p>
          </table:table-cell>
          <table:table-cell office:value-type="float" office:value="0.0979617733391567" calcext:value-type="float">
            <text:p>0.09796177333915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le:/data/Diego/UNAM/Titulacion/codigo/mio/analisis2/topic_modeling/textos_individuales/438.txt</text:p>
          </table:table-cell>
          <table:table-cell office:value-type="float" office:value="0.307598976516412" calcext:value-type="float">
            <text:p>0.307598976516412</text:p>
          </table:table-cell>
          <table:table-cell office:value-type="float" office:value="0.154364905569" calcext:value-type="float">
            <text:p>0.154364905569</text:p>
          </table:table-cell>
          <table:table-cell office:value-type="float" office:value="0.0229344436251983" calcext:value-type="float">
            <text:p>0.022934443625198</text:p>
          </table:table-cell>
          <table:table-cell office:value-type="float" office:value="0.51510167428939" calcext:value-type="float">
            <text:p>0.5151016742893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file:/data/Diego/UNAM/Titulacion/codigo/mio/analisis2/topic_modeling/textos_individuales/439.txt</text:p>
          </table:table-cell>
          <table:table-cell office:value-type="float" office:value="0.00823266536373528" calcext:value-type="float">
            <text:p>0.008232665363735</text:p>
          </table:table-cell>
          <table:table-cell office:value-type="float" office:value="0.97546846864656" calcext:value-type="float">
            <text:p>0.97546846864656</text:p>
          </table:table-cell>
          <table:table-cell office:value-type="float" office:value="0.00756312458450289" calcext:value-type="float">
            <text:p>0.007563124584503</text:p>
          </table:table-cell>
          <table:table-cell office:value-type="float" office:value="0.00873574140520165" calcext:value-type="float">
            <text:p>0.00873574140520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ile:/data/Diego/UNAM/Titulacion/codigo/mio/analisis2/topic_modeling/textos_individuales/440.txt</text:p>
          </table:table-cell>
          <table:table-cell office:value-type="float" office:value="0.0000237321071805902" calcext:value-type="float">
            <text:p>2.37321071805902E-05</text:p>
          </table:table-cell>
          <table:table-cell office:value-type="float" office:value="0.984986933735259" calcext:value-type="float">
            <text:p>0.984986933735259</text:p>
          </table:table-cell>
          <table:table-cell office:value-type="float" office:value="0.0149462945560265" calcext:value-type="float">
            <text:p>0.014946294556027</text:p>
          </table:table-cell>
          <table:table-cell office:value-type="float" office:value="0.0000430396015344839" calcext:value-type="float">
            <text:p>4.30396015344839E-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ile:/data/Diego/UNAM/Titulacion/codigo/mio/analisis2/topic_modeling/textos_individuales/441.txt</text:p>
          </table:table-cell>
          <table:table-cell office:value-type="float" office:value="0.0635905697108432" calcext:value-type="float">
            <text:p>0.063590569710843</text:p>
          </table:table-cell>
          <table:table-cell office:value-type="float" office:value="0.929324262523599" calcext:value-type="float">
            <text:p>0.929324262523599</text:p>
          </table:table-cell>
          <table:table-cell office:value-type="float" office:value="0.00444071313503989" calcext:value-type="float">
            <text:p>0.00444071313504</text:p>
          </table:table-cell>
          <table:table-cell office:value-type="float" office:value="0.00264445463051796" calcext:value-type="float">
            <text:p>0.0026444546305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ile:/data/Diego/UNAM/Titulacion/codigo/mio/analisis2/topic_modeling/textos_individuales/442.txt</text:p>
          </table:table-cell>
          <table:table-cell office:value-type="float" office:value="0.0558469136375967" calcext:value-type="float">
            <text:p>0.055846913637597</text:p>
          </table:table-cell>
          <table:table-cell office:value-type="float" office:value="0.904063552919182" calcext:value-type="float">
            <text:p>0.904063552919182</text:p>
          </table:table-cell>
          <table:table-cell office:value-type="float" office:value="0.0400434101765191" calcext:value-type="float">
            <text:p>0.040043410176519</text:p>
          </table:table-cell>
          <table:table-cell office:value-type="float" office:value="0.0000461232667024655" calcext:value-type="float">
            <text:p>4.61232667024655E-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file:/data/Diego/UNAM/Titulacion/codigo/mio/analisis2/topic_modeling/textos_individuales/443.txt</text:p>
          </table:table-cell>
          <table:table-cell office:value-type="float" office:value="0.000223586132332732" calcext:value-type="float">
            <text:p>0.000223586132333</text:p>
          </table:table-cell>
          <table:table-cell office:value-type="float" office:value="0.408279735435785" calcext:value-type="float">
            <text:p>0.408279735435785</text:p>
          </table:table-cell>
          <table:table-cell office:value-type="float" office:value="0.530245941344697" calcext:value-type="float">
            <text:p>0.530245941344697</text:p>
          </table:table-cell>
          <table:table-cell office:value-type="float" office:value="0.0612507370871855" calcext:value-type="float">
            <text:p>0.06125073708718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file:/data/Diego/UNAM/Titulacion/codigo/mio/analisis2/topic_modeling/textos_individuales/444.txt</text:p>
          </table:table-cell>
          <table:table-cell office:value-type="float" office:value="0.0286393698898104" calcext:value-type="float">
            <text:p>0.028639369889811</text:p>
          </table:table-cell>
          <table:table-cell office:value-type="float" office:value="0.150555970802471" calcext:value-type="float">
            <text:p>0.150555970802471</text:p>
          </table:table-cell>
          <table:table-cell office:value-type="float" office:value="0.135557262604917" calcext:value-type="float">
            <text:p>0.135557262604917</text:p>
          </table:table-cell>
          <table:table-cell office:value-type="float" office:value="0.685247396702802" calcext:value-type="float">
            <text:p>0.6852473967028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ile:/data/Diego/UNAM/Titulacion/codigo/mio/analisis2/topic_modeling/textos_individuales/445.txt</text:p>
          </table:table-cell>
          <table:table-cell office:value-type="float" office:value="0.0023231025787112" calcext:value-type="float">
            <text:p>0.002323102578711</text:p>
          </table:table-cell>
          <table:table-cell office:value-type="float" office:value="0.606413466034613" calcext:value-type="float">
            <text:p>0.606413466034613</text:p>
          </table:table-cell>
          <table:table-cell office:value-type="float" office:value="0.0749617375591324" calcext:value-type="float">
            <text:p>0.074961737559132</text:p>
          </table:table-cell>
          <table:table-cell office:value-type="float" office:value="0.316301693827544" calcext:value-type="float">
            <text:p>0.3163016938275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ile:/data/Diego/UNAM/Titulacion/codigo/mio/analisis2/topic_modeling/textos_individuales/446.txt</text:p>
          </table:table-cell>
          <table:table-cell office:value-type="float" office:value="0.0104734369910325" calcext:value-type="float">
            <text:p>0.010473436991033</text:p>
          </table:table-cell>
          <table:table-cell office:value-type="float" office:value="0.941188983285969" calcext:value-type="float">
            <text:p>0.941188983285969</text:p>
          </table:table-cell>
          <table:table-cell office:value-type="float" office:value="0.0401679496659451" calcext:value-type="float">
            <text:p>0.040167949665945</text:p>
          </table:table-cell>
          <table:table-cell office:value-type="float" office:value="0.00816963005705344" calcext:value-type="float">
            <text:p>0.0081696300570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file:/data/Diego/UNAM/Titulacion/codigo/mio/analisis2/topic_modeling/textos_individuales/447.txt</text:p>
          </table:table-cell>
          <table:table-cell office:value-type="float" office:value="0.227101467589796" calcext:value-type="float">
            <text:p>0.227101467589796</text:p>
          </table:table-cell>
          <table:table-cell office:value-type="float" office:value="0.740787939651255" calcext:value-type="float">
            <text:p>0.740787939651255</text:p>
          </table:table-cell>
          <table:table-cell office:value-type="float" office:value="0.00668320211227871" calcext:value-type="float">
            <text:p>0.006683202112279</text:p>
          </table:table-cell>
          <table:table-cell office:value-type="float" office:value="0.0254273906466699" calcext:value-type="float">
            <text:p>0.025427390646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file:/data/Diego/UNAM/Titulacion/codigo/mio/analisis2/topic_modeling/textos_individuales/448.txt</text:p>
          </table:table-cell>
          <table:table-cell office:value-type="float" office:value="0.0719866931316891" calcext:value-type="float">
            <text:p>0.071986693131689</text:p>
          </table:table-cell>
          <table:table-cell office:value-type="float" office:value="0.868414349034123" calcext:value-type="float">
            <text:p>0.868414349034123</text:p>
          </table:table-cell>
          <table:table-cell office:value-type="float" office:value="0.0165137247872998" calcext:value-type="float">
            <text:p>0.0165137247873</text:p>
          </table:table-cell>
          <table:table-cell office:value-type="float" office:value="0.0430852330468885" calcext:value-type="float">
            <text:p>0.0430852330468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ile:/data/Diego/UNAM/Titulacion/codigo/mio/analisis2/topic_modeling/textos_individuales/449.txt</text:p>
          </table:table-cell>
          <table:table-cell office:value-type="float" office:value="0.0000104986864794647" calcext:value-type="float">
            <text:p>1.04986864794647E-05</text:p>
          </table:table-cell>
          <table:table-cell office:value-type="float" office:value="0.176561869453898" calcext:value-type="float">
            <text:p>0.176561869453898</text:p>
          </table:table-cell>
          <table:table-cell office:value-type="float" office:value="0.104428030567615" calcext:value-type="float">
            <text:p>0.104428030567615</text:p>
          </table:table-cell>
          <table:table-cell office:value-type="float" office:value="0.718999601292008" calcext:value-type="float">
            <text:p>0.7189996012920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ile:/data/Diego/UNAM/Titulacion/codigo/mio/analisis2/topic_modeling/textos_individuales/451.txt</text:p>
          </table:table-cell>
          <table:table-cell office:value-type="float" office:value="0.0304884013326639" calcext:value-type="float">
            <text:p>0.030488401332664</text:p>
          </table:table-cell>
          <table:table-cell office:value-type="float" office:value="0.950116970473364" calcext:value-type="float">
            <text:p>0.950116970473364</text:p>
          </table:table-cell>
          <table:table-cell office:value-type="float" office:value="0.0117342409166748" calcext:value-type="float">
            <text:p>0.011734240916675</text:p>
          </table:table-cell>
          <table:table-cell office:value-type="float" office:value="0.00766038727729739" calcext:value-type="float">
            <text:p>0.00766038727729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ile:/data/Diego/UNAM/Titulacion/codigo/mio/analisis2/topic_modeling/textos_individuales/452.txt</text:p>
          </table:table-cell>
          <table:table-cell office:value-type="float" office:value="0.00197667540843838" calcext:value-type="float">
            <text:p>0.001976675408438</text:p>
          </table:table-cell>
          <table:table-cell office:value-type="float" office:value="0.533607070345018" calcext:value-type="float">
            <text:p>0.533607070345018</text:p>
          </table:table-cell>
          <table:table-cell office:value-type="float" office:value="0.0284624405239751" calcext:value-type="float">
            <text:p>0.028462440523975</text:p>
          </table:table-cell>
          <table:table-cell office:value-type="float" office:value="0.435953813722569" calcext:value-type="float">
            <text:p>0.4359538137225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ile:/data/Diego/UNAM/Titulacion/codigo/mio/analisis2/topic_modeling/textos_individuales/453.txt</text:p>
          </table:table-cell>
          <table:table-cell office:value-type="float" office:value="0.00167017230860968" calcext:value-type="float">
            <text:p>0.00167017230861</text:p>
          </table:table-cell>
          <table:table-cell office:value-type="float" office:value="0.750391461231044" calcext:value-type="float">
            <text:p>0.750391461231044</text:p>
          </table:table-cell>
          <table:table-cell office:value-type="float" office:value="0.0661567432869675" calcext:value-type="float">
            <text:p>0.066156743286968</text:p>
          </table:table-cell>
          <table:table-cell office:value-type="float" office:value="0.181781623173379" calcext:value-type="float">
            <text:p>0.1817816231733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ile:/data/Diego/UNAM/Titulacion/codigo/mio/analisis2/topic_modeling/textos_individuales/454.txt</text:p>
          </table:table-cell>
          <table:table-cell office:value-type="float" office:value="0.00501238630484941" calcext:value-type="float">
            <text:p>0.005012386304849</text:p>
          </table:table-cell>
          <table:table-cell office:value-type="float" office:value="0.255061891391708" calcext:value-type="float">
            <text:p>0.255061891391708</text:p>
          </table:table-cell>
          <table:table-cell office:value-type="float" office:value="0.112550723819866" calcext:value-type="float">
            <text:p>0.112550723819866</text:p>
          </table:table-cell>
          <table:table-cell office:value-type="float" office:value="0.627374998483576" calcext:value-type="float">
            <text:p>0.6273749984835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ile:/data/Diego/UNAM/Titulacion/codigo/mio/analisis2/topic_modeling/textos_individuales/455.txt</text:p>
          </table:table-cell>
          <table:table-cell office:value-type="float" office:value="0.241163085101445" calcext:value-type="float">
            <text:p>0.241163085101445</text:p>
          </table:table-cell>
          <table:table-cell office:value-type="float" office:value="0.136119495386422" calcext:value-type="float">
            <text:p>0.136119495386422</text:p>
          </table:table-cell>
          <table:table-cell office:value-type="float" office:value="0.0030794825192076" calcext:value-type="float">
            <text:p>0.003079482519208</text:p>
          </table:table-cell>
          <table:table-cell office:value-type="float" office:value="0.619637936992925" calcext:value-type="float">
            <text:p>0.6196379369929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ile:/data/Diego/UNAM/Titulacion/codigo/mio/analisis2/topic_modeling/textos_individuales/456.txt</text:p>
          </table:table-cell>
          <table:table-cell office:value-type="float" office:value="0.56861743822338" calcext:value-type="float">
            <text:p>0.56861743822338</text:p>
          </table:table-cell>
          <table:table-cell office:value-type="float" office:value="0.306698841896399" calcext:value-type="float">
            <text:p>0.306698841896399</text:p>
          </table:table-cell>
          <table:table-cell office:value-type="float" office:value="0.0716370942958895" calcext:value-type="float">
            <text:p>0.07163709429589</text:p>
          </table:table-cell>
          <table:table-cell office:value-type="float" office:value="0.0530466255843313" calcext:value-type="float">
            <text:p>0.0530466255843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ile:/data/Diego/UNAM/Titulacion/codigo/mio/analisis2/topic_modeling/textos_individuales/457.txt</text:p>
          </table:table-cell>
          <table:table-cell office:value-type="float" office:value="0.0000361669053965003" calcext:value-type="float">
            <text:p>3.61669053965003E-05</text:p>
          </table:table-cell>
          <table:table-cell office:value-type="float" office:value="0.947659075587292" calcext:value-type="float">
            <text:p>0.947659075587292</text:p>
          </table:table-cell>
          <table:table-cell office:value-type="float" office:value="0.0479426929552499" calcext:value-type="float">
            <text:p>0.04794269295525</text:p>
          </table:table-cell>
          <table:table-cell office:value-type="float" office:value="0.00436206455206184" calcext:value-type="float">
            <text:p>0.0043620645520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ile:/data/Diego/UNAM/Titulacion/codigo/mio/analisis2/topic_modeling/textos_individuales/458.txt</text:p>
          </table:table-cell>
          <table:table-cell office:value-type="float" office:value="0.0000115676725827424" calcext:value-type="float">
            <text:p>1.15676725827424E-05</text:p>
          </table:table-cell>
          <table:table-cell office:value-type="float" office:value="0.374427583919513" calcext:value-type="float">
            <text:p>0.374427583919513</text:p>
          </table:table-cell>
          <table:table-cell office:value-type="float" office:value="0.00453684919503463" calcext:value-type="float">
            <text:p>0.004536849195035</text:p>
          </table:table-cell>
          <table:table-cell office:value-type="float" office:value="0.62102399921287" calcext:value-type="float">
            <text:p>0.6210239992128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ile:/data/Diego/UNAM/Titulacion/codigo/mio/analisis2/topic_modeling/textos_individuales/459.txt</text:p>
          </table:table-cell>
          <table:table-cell office:value-type="float" office:value="0.0000312115981182989" calcext:value-type="float">
            <text:p>3.12115981182989E-05</text:p>
          </table:table-cell>
          <table:table-cell office:value-type="float" office:value="0.0381199275239424" calcext:value-type="float">
            <text:p>0.038119927523942</text:p>
          </table:table-cell>
          <table:table-cell office:value-type="float" office:value="0.956318831252056" calcext:value-type="float">
            <text:p>0.956318831252056</text:p>
          </table:table-cell>
          <table:table-cell office:value-type="float" office:value="0.00553002962588354" calcext:value-type="float">
            <text:p>0.0055300296258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ile:/data/Diego/UNAM/Titulacion/codigo/mio/analisis2/topic_modeling/textos_individuales/460.txt</text:p>
          </table:table-cell>
          <table:table-cell office:value-type="float" office:value="0.00896424199225289" calcext:value-type="float">
            <text:p>0.008964241992253</text:p>
          </table:table-cell>
          <table:table-cell office:value-type="float" office:value="0.950119433958979" calcext:value-type="float">
            <text:p>0.950119433958979</text:p>
          </table:table-cell>
          <table:table-cell office:value-type="float" office:value="0.031828809109215" calcext:value-type="float">
            <text:p>0.031828809109215</text:p>
          </table:table-cell>
          <table:table-cell office:value-type="float" office:value="0.00908751493955363" calcext:value-type="float">
            <text:p>0.00908751493955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file:/data/Diego/UNAM/Titulacion/codigo/mio/analisis2/topic_modeling/textos_individuales/461.txt</text:p>
          </table:table-cell>
          <table:table-cell office:value-type="float" office:value="0.00343855315352414" calcext:value-type="float">
            <text:p>0.003438553153524</text:p>
          </table:table-cell>
          <table:table-cell office:value-type="float" office:value="0.961140314202509" calcext:value-type="float">
            <text:p>0.961140314202509</text:p>
          </table:table-cell>
          <table:table-cell office:value-type="float" office:value="0.0133107191979801" calcext:value-type="float">
            <text:p>0.01331071919798</text:p>
          </table:table-cell>
          <table:table-cell office:value-type="float" office:value="0.0221104134459865" calcext:value-type="float">
            <text:p>0.0221104134459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ile:/data/Diego/UNAM/Titulacion/codigo/mio/analisis2/topic_modeling/textos_individuales/462.txt</text:p>
          </table:table-cell>
          <table:table-cell office:value-type="float" office:value="0.0000133993533241876" calcext:value-type="float">
            <text:p>1.33993533241876E-05</text:p>
          </table:table-cell>
          <table:table-cell office:value-type="float" office:value="0.985156349220766" calcext:value-type="float">
            <text:p>0.985156349220766</text:p>
          </table:table-cell>
          <table:table-cell office:value-type="float" office:value="0.00699862017855806" calcext:value-type="float">
            <text:p>0.006998620178558</text:p>
          </table:table-cell>
          <table:table-cell office:value-type="float" office:value="0.00783163124735203" calcext:value-type="float">
            <text:p>0.00783163124735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ile:/data/Diego/UNAM/Titulacion/codigo/mio/analisis2/topic_modeling/textos_individuales/463.txt</text:p>
          </table:table-cell>
          <table:table-cell office:value-type="float" office:value="0.00885827501906987" calcext:value-type="float">
            <text:p>0.00885827501907</text:p>
          </table:table-cell>
          <table:table-cell office:value-type="float" office:value="0.844560578984289" calcext:value-type="float">
            <text:p>0.844560578984289</text:p>
          </table:table-cell>
          <table:table-cell office:value-type="float" office:value="0.02785175418457" calcext:value-type="float">
            <text:p>0.02785175418457</text:p>
          </table:table-cell>
          <table:table-cell office:value-type="float" office:value="0.118729391812071" calcext:value-type="float">
            <text:p>0.11872939181207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ile:/data/Diego/UNAM/Titulacion/codigo/mio/analisis2/topic_modeling/textos_individuales/464.txt</text:p>
          </table:table-cell>
          <table:table-cell office:value-type="float" office:value="0.00872440781973904" calcext:value-type="float">
            <text:p>0.008724407819739</text:p>
          </table:table-cell>
          <table:table-cell office:value-type="float" office:value="0.928039812135293" calcext:value-type="float">
            <text:p>0.928039812135293</text:p>
          </table:table-cell>
          <table:table-cell office:value-type="float" office:value="0.0536232497998435" calcext:value-type="float">
            <text:p>0.053623249799844</text:p>
          </table:table-cell>
          <table:table-cell office:value-type="float" office:value="0.00961253024512466" calcext:value-type="float">
            <text:p>0.0096125302451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ile:/data/Diego/UNAM/Titulacion/codigo/mio/analisis2/topic_modeling/textos_individuales/465.txt</text:p>
          </table:table-cell>
          <table:table-cell office:value-type="float" office:value="0.0161469490294255" calcext:value-type="float">
            <text:p>0.016146949029426</text:p>
          </table:table-cell>
          <table:table-cell office:value-type="float" office:value="0.972101586065082" calcext:value-type="float">
            <text:p>0.972101586065082</text:p>
          </table:table-cell>
          <table:table-cell office:value-type="float" office:value="0.00148391127564528" calcext:value-type="float">
            <text:p>0.001483911275645</text:p>
          </table:table-cell>
          <table:table-cell office:value-type="float" office:value="0.0102675536298472" calcext:value-type="float">
            <text:p>0.0102675536298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ile:/data/Diego/UNAM/Titulacion/codigo/mio/analisis2/topic_modeling/textos_individuales/466.txt</text:p>
          </table:table-cell>
          <table:table-cell office:value-type="float" office:value="0.00473795114855236" calcext:value-type="float">
            <text:p>0.004737951148552</text:p>
          </table:table-cell>
          <table:table-cell office:value-type="float" office:value="0.10934802886065" calcext:value-type="float">
            <text:p>0.10934802886065</text:p>
          </table:table-cell>
          <table:table-cell office:value-type="float" office:value="0.777706764977241" calcext:value-type="float">
            <text:p>0.777706764977241</text:p>
          </table:table-cell>
          <table:table-cell office:value-type="float" office:value="0.108207255013557" calcext:value-type="float">
            <text:p>0.1082072550135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ile:/data/Diego/UNAM/Titulacion/codigo/mio/analisis2/topic_modeling/textos_individuales/467.txt</text:p>
          </table:table-cell>
          <table:table-cell office:value-type="float" office:value="0.000162140802666659" calcext:value-type="float">
            <text:p>0.000162140802667</text:p>
          </table:table-cell>
          <table:table-cell office:value-type="float" office:value="0.911704026630919" calcext:value-type="float">
            <text:p>0.911704026630919</text:p>
          </table:table-cell>
          <table:table-cell office:value-type="float" office:value="0.0314603775086354" calcext:value-type="float">
            <text:p>0.031460377508636</text:p>
          </table:table-cell>
          <table:table-cell office:value-type="float" office:value="0.056673455057779" calcext:value-type="float">
            <text:p>0.05667345505777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file:/data/Diego/UNAM/Titulacion/codigo/mio/analisis2/topic_modeling/textos_individuales/468.txt</text:p>
          </table:table-cell>
          <table:table-cell office:value-type="float" office:value="0.00565789682262392" calcext:value-type="float">
            <text:p>0.005657896822624</text:p>
          </table:table-cell>
          <table:table-cell office:value-type="float" office:value="0.972969870422232" calcext:value-type="float">
            <text:p>0.972969870422232</text:p>
          </table:table-cell>
          <table:table-cell office:value-type="float" office:value="0.0209563651347243" calcext:value-type="float">
            <text:p>0.020956365134724</text:p>
          </table:table-cell>
          <table:table-cell office:value-type="float" office:value="0.000415867620420308" calcext:value-type="float">
            <text:p>0.0004158676204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ile:/data/Diego/UNAM/Titulacion/codigo/mio/analisis2/topic_modeling/textos_individuales/469.txt</text:p>
          </table:table-cell>
          <table:table-cell office:value-type="float" office:value="0.00242018255301983" calcext:value-type="float">
            <text:p>0.00242018255302</text:p>
          </table:table-cell>
          <table:table-cell office:value-type="float" office:value="0.866359772383549" calcext:value-type="float">
            <text:p>0.866359772383549</text:p>
          </table:table-cell>
          <table:table-cell office:value-type="float" office:value="0.121776011662113" calcext:value-type="float">
            <text:p>0.121776011662113</text:p>
          </table:table-cell>
          <table:table-cell office:value-type="float" office:value="0.00944403340131737" calcext:value-type="float">
            <text:p>0.0094440334013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ile:/data/Diego/UNAM/Titulacion/codigo/mio/analisis2/topic_modeling/textos_individuales/490.txt</text:p>
          </table:table-cell>
          <table:table-cell office:value-type="float" office:value="0.0000254801008537515" calcext:value-type="float">
            <text:p>2.54801008537515E-05</text:p>
          </table:table-cell>
          <table:table-cell office:value-type="float" office:value="0.996132990430747" calcext:value-type="float">
            <text:p>0.996132990430747</text:p>
          </table:table-cell>
          <table:table-cell office:value-type="float" office:value="0.00365118039353406" calcext:value-type="float">
            <text:p>0.003651180393534</text:p>
          </table:table-cell>
          <table:table-cell office:value-type="float" office:value="0.000190349074865602" calcext:value-type="float">
            <text:p>0.0001903490748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file:/data/Diego/UNAM/Titulacion/codigo/mio/analisis2/topic_modeling/textos_individuales/491.txt</text:p>
          </table:table-cell>
          <table:table-cell office:value-type="float" office:value="0.0000193433940232916" calcext:value-type="float">
            <text:p>1.93433940232916E-05</text:p>
          </table:table-cell>
          <table:table-cell office:value-type="float" office:value="0.340955604952317" calcext:value-type="float">
            <text:p>0.340955604952317</text:p>
          </table:table-cell>
          <table:table-cell office:value-type="float" office:value="0.024000153170041" calcext:value-type="float">
            <text:p>0.024000153170041</text:p>
          </table:table-cell>
          <table:table-cell office:value-type="float" office:value="0.635024898483618" calcext:value-type="float">
            <text:p>0.6350248984836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ile:/data/Diego/UNAM/Titulacion/codigo/mio/analisis2/topic_modeling/textos_individuales/492.txt</text:p>
          </table:table-cell>
          <table:table-cell office:value-type="float" office:value="0.3022249924417" calcext:value-type="float">
            <text:p>0.3022249924417</text:p>
          </table:table-cell>
          <table:table-cell office:value-type="float" office:value="0.574233128887741" calcext:value-type="float">
            <text:p>0.574233128887741</text:p>
          </table:table-cell>
          <table:table-cell office:value-type="float" office:value="0.0498044040317068" calcext:value-type="float">
            <text:p>0.049804404031707</text:p>
          </table:table-cell>
          <table:table-cell office:value-type="float" office:value="0.0737374746388524" calcext:value-type="float">
            <text:p>0.0737374746388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ile:/data/Diego/UNAM/Titulacion/codigo/mio/analisis2/topic_modeling/textos_individuales/081.txt</text:p>
          </table:table-cell>
          <table:table-cell office:value-type="float" office:value="0.00467217452419119" calcext:value-type="float">
            <text:p>0.004672174524191</text:p>
          </table:table-cell>
          <table:table-cell office:value-type="float" office:value="0.364620883947857" calcext:value-type="float">
            <text:p>0.364620883947857</text:p>
          </table:table-cell>
          <table:table-cell office:value-type="float" office:value="0.105270656157832" calcext:value-type="float">
            <text:p>0.105270656157832</text:p>
          </table:table-cell>
          <table:table-cell office:value-type="float" office:value="0.525436285370119" calcext:value-type="float">
            <text:p>0.5254362853701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ile:/data/Diego/UNAM/Titulacion/codigo/mio/analisis2/topic_modeling/textos_individuales/082.txt</text:p>
          </table:table-cell>
          <table:table-cell office:value-type="float" office:value="0.0110327763509548" calcext:value-type="float">
            <text:p>0.011032776350955</text:p>
          </table:table-cell>
          <table:table-cell office:value-type="float" office:value="0.961303031886594" calcext:value-type="float">
            <text:p>0.961303031886594</text:p>
          </table:table-cell>
          <table:table-cell office:value-type="float" office:value="0.0000383576286689198" calcext:value-type="float">
            <text:p>3.83576286689198E-05</text:p>
          </table:table-cell>
          <table:table-cell office:value-type="float" office:value="0.0276258341337825" calcext:value-type="float">
            <text:p>0.0276258341337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file:/data/Diego/UNAM/Titulacion/codigo/mio/analisis2/topic_modeling/textos_individuales/083.txt</text:p>
          </table:table-cell>
          <table:table-cell office:value-type="float" office:value="0.0838535361332922" calcext:value-type="float">
            <text:p>0.083853536133292</text:p>
          </table:table-cell>
          <table:table-cell office:value-type="float" office:value="0.831421701537201" calcext:value-type="float">
            <text:p>0.831421701537201</text:p>
          </table:table-cell>
          <table:table-cell office:value-type="float" office:value="0.0117510875841269" calcext:value-type="float">
            <text:p>0.011751087584127</text:p>
          </table:table-cell>
          <table:table-cell office:value-type="float" office:value="0.0729736747453797" calcext:value-type="float">
            <text:p>0.0729736747453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file:/data/Diego/UNAM/Titulacion/codigo/mio/analisis2/topic_modeling/textos_individuales/084.txt</text:p>
          </table:table-cell>
          <table:table-cell office:value-type="float" office:value="0.000309608573205335" calcext:value-type="float">
            <text:p>0.000309608573205</text:p>
          </table:table-cell>
          <table:table-cell office:value-type="float" office:value="0.856796039949101" calcext:value-type="float">
            <text:p>0.856796039949101</text:p>
          </table:table-cell>
          <table:table-cell office:value-type="float" office:value="0.00303395284209026" calcext:value-type="float">
            <text:p>0.00303395284209</text:p>
          </table:table-cell>
          <table:table-cell office:value-type="float" office:value="0.139860398635603" calcext:value-type="float">
            <text:p>0.13986039863560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ile:/data/Diego/UNAM/Titulacion/codigo/mio/analisis2/topic_modeling/textos_individuales/085.txt</text:p>
          </table:table-cell>
          <table:table-cell office:value-type="float" office:value="0.520619060460866" calcext:value-type="float">
            <text:p>0.520619060460866</text:p>
          </table:table-cell>
          <table:table-cell office:value-type="float" office:value="0.407926432144015" calcext:value-type="float">
            <text:p>0.407926432144015</text:p>
          </table:table-cell>
          <table:table-cell office:value-type="float" office:value="0.0700394514490248" calcext:value-type="float">
            <text:p>0.070039451449025</text:p>
          </table:table-cell>
          <table:table-cell office:value-type="float" office:value="0.00141505594609413" calcext:value-type="float">
            <text:p>0.00141505594609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ile:/data/Diego/UNAM/Titulacion/codigo/mio/analisis2/topic_modeling/textos_individuales/086.txt</text:p>
          </table:table-cell>
          <table:table-cell office:value-type="float" office:value="0.000981005971068228" calcext:value-type="float">
            <text:p>0.000981005971068</text:p>
          </table:table-cell>
          <table:table-cell office:value-type="float" office:value="0.0665553539445206" calcext:value-type="float">
            <text:p>0.066555353944521</text:p>
          </table:table-cell>
          <table:table-cell office:value-type="float" office:value="0.0152180182787414" calcext:value-type="float">
            <text:p>0.015218018278741</text:p>
          </table:table-cell>
          <table:table-cell office:value-type="float" office:value="0.91724562180567" calcext:value-type="float">
            <text:p>0.917245621805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ile:/data/Diego/UNAM/Titulacion/codigo/mio/analisis2/topic_modeling/textos_individuales/087.txt</text:p>
          </table:table-cell>
          <table:table-cell office:value-type="float" office:value="0.270096060456766" calcext:value-type="float">
            <text:p>0.270096060456766</text:p>
          </table:table-cell>
          <table:table-cell office:value-type="float" office:value="0.729840072421636" calcext:value-type="float">
            <text:p>0.729840072421636</text:p>
          </table:table-cell>
          <table:table-cell office:value-type="float" office:value="0.0000324389432231943" calcext:value-type="float">
            <text:p>3.24389432231943E-05</text:p>
          </table:table-cell>
          <table:table-cell office:value-type="float" office:value="0.0000314281783746982" calcext:value-type="float">
            <text:p>3.14281783746982E-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ile:/data/Diego/UNAM/Titulacion/codigo/mio/analisis2/topic_modeling/textos_individuales/088.txt</text:p>
          </table:table-cell>
          <table:table-cell office:value-type="float" office:value="0.0346454052960375" calcext:value-type="float">
            <text:p>0.034645405296038</text:p>
          </table:table-cell>
          <table:table-cell office:value-type="float" office:value="0.286848724584357" calcext:value-type="float">
            <text:p>0.286848724584357</text:p>
          </table:table-cell>
          <table:table-cell office:value-type="float" office:value="0.000873293154212604" calcext:value-type="float">
            <text:p>0.000873293154213</text:p>
          </table:table-cell>
          <table:table-cell office:value-type="float" office:value="0.677632576965393" calcext:value-type="float">
            <text:p>0.6776325769653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file:/data/Diego/UNAM/Titulacion/codigo/mio/analisis2/topic_modeling/textos_individuales/089.txt</text:p>
          </table:table-cell>
          <table:table-cell office:value-type="float" office:value="0.000559500399087233" calcext:value-type="float">
            <text:p>0.000559500399087</text:p>
          </table:table-cell>
          <table:table-cell office:value-type="float" office:value="0.206740454203938" calcext:value-type="float">
            <text:p>0.206740454203938</text:p>
          </table:table-cell>
          <table:table-cell office:value-type="float" office:value="0.0273343679237414" calcext:value-type="float">
            <text:p>0.027334367923741</text:p>
          </table:table-cell>
          <table:table-cell office:value-type="float" office:value="0.765365677473233" calcext:value-type="float">
            <text:p>0.7653656774732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ile:/data/Diego/UNAM/Titulacion/codigo/mio/analisis2/topic_modeling/textos_individuales/090.txt</text:p>
          </table:table-cell>
          <table:table-cell office:value-type="float" office:value="0.0033597122776412" calcext:value-type="float">
            <text:p>0.003359712277641</text:p>
          </table:table-cell>
          <table:table-cell office:value-type="float" office:value="0.903542249156473" calcext:value-type="float">
            <text:p>0.903542249156473</text:p>
          </table:table-cell>
          <table:table-cell office:value-type="float" office:value="0.0819793301129567" calcext:value-type="float">
            <text:p>0.081979330112957</text:p>
          </table:table-cell>
          <table:table-cell office:value-type="float" office:value="0.0111187084529291" calcext:value-type="float">
            <text:p>0.0111187084529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ile:/data/Diego/UNAM/Titulacion/codigo/mio/analisis2/topic_modeling/textos_individuales/091.txt</text:p>
          </table:table-cell>
          <table:table-cell office:value-type="float" office:value="0.0000283576706663003" calcext:value-type="float">
            <text:p>2.83576706663003E-05</text:p>
          </table:table-cell>
          <table:table-cell office:value-type="float" office:value="0.147247484743531" calcext:value-type="float">
            <text:p>0.147247484743531</text:p>
          </table:table-cell>
          <table:table-cell office:value-type="float" office:value="0.0417616633652133" calcext:value-type="float">
            <text:p>0.041761663365213</text:p>
          </table:table-cell>
          <table:table-cell office:value-type="float" office:value="0.81096249422059" calcext:value-type="float">
            <text:p>0.810962494220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ile:/data/Diego/UNAM/Titulacion/codigo/mio/analisis2/topic_modeling/textos_individuales/092.txt</text:p>
          </table:table-cell>
          <table:table-cell office:value-type="float" office:value="0.0000462792072944067" calcext:value-type="float">
            <text:p>4.62792072944067E-05</text:p>
          </table:table-cell>
          <table:table-cell office:value-type="float" office:value="0.985122436148252" calcext:value-type="float">
            <text:p>0.985122436148252</text:p>
          </table:table-cell>
          <table:table-cell office:value-type="float" office:value="0.000872025395148736" calcext:value-type="float">
            <text:p>0.000872025395149</text:p>
          </table:table-cell>
          <table:table-cell office:value-type="float" office:value="0.0139592592493054" calcext:value-type="float">
            <text:p>0.0139592592493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file:/data/Diego/UNAM/Titulacion/codigo/mio/analisis2/topic_modeling/textos_individuales/093.txt</text:p>
          </table:table-cell>
          <table:table-cell office:value-type="float" office:value="0.0132317442680066" calcext:value-type="float">
            <text:p>0.013231744268007</text:p>
          </table:table-cell>
          <table:table-cell office:value-type="float" office:value="0.30461858441411" calcext:value-type="float">
            <text:p>0.30461858441411</text:p>
          </table:table-cell>
          <table:table-cell office:value-type="float" office:value="0.010583742034339" calcext:value-type="float">
            <text:p>0.010583742034339</text:p>
          </table:table-cell>
          <table:table-cell office:value-type="float" office:value="0.671565929283545" calcext:value-type="float">
            <text:p>0.6715659292835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ile:/data/Diego/UNAM/Titulacion/codigo/mio/analisis2/topic_modeling/textos_individuales/094.txt</text:p>
          </table:table-cell>
          <table:table-cell office:value-type="float" office:value="0.006656151159117" calcext:value-type="float">
            <text:p>0.006656151159117</text:p>
          </table:table-cell>
          <table:table-cell office:value-type="float" office:value="0.775331307226761" calcext:value-type="float">
            <text:p>0.775331307226761</text:p>
          </table:table-cell>
          <table:table-cell office:value-type="float" office:value="0.16125168170418" calcext:value-type="float">
            <text:p>0.16125168170418</text:p>
          </table:table-cell>
          <table:table-cell office:value-type="float" office:value="0.0567608599099417" calcext:value-type="float">
            <text:p>0.0567608599099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ile:/data/Diego/UNAM/Titulacion/codigo/mio/analisis2/topic_modeling/textos_individuales/095.txt</text:p>
          </table:table-cell>
          <table:table-cell office:value-type="float" office:value="0.0230066087067851" calcext:value-type="float">
            <text:p>0.023006608706785</text:p>
          </table:table-cell>
          <table:table-cell office:value-type="float" office:value="0.896327593218432" calcext:value-type="float">
            <text:p>0.896327593218432</text:p>
          </table:table-cell>
          <table:table-cell office:value-type="float" office:value="0.0571804155460276" calcext:value-type="float">
            <text:p>0.057180415546028</text:p>
          </table:table-cell>
          <table:table-cell office:value-type="float" office:value="0.0234853825287558" calcext:value-type="float">
            <text:p>0.0234853825287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ile:/data/Diego/UNAM/Titulacion/codigo/mio/analisis2/topic_modeling/textos_individuales/096.txt</text:p>
          </table:table-cell>
          <table:table-cell office:value-type="float" office:value="0.0148409247616266" calcext:value-type="float">
            <text:p>0.014840924761627</text:p>
          </table:table-cell>
          <table:table-cell office:value-type="float" office:value="0.337835152047749" calcext:value-type="float">
            <text:p>0.337835152047749</text:p>
          </table:table-cell>
          <table:table-cell office:value-type="float" office:value="0.0133779322663167" calcext:value-type="float">
            <text:p>0.013377932266317</text:p>
          </table:table-cell>
          <table:table-cell office:value-type="float" office:value="0.633945990924308" calcext:value-type="float">
            <text:p>0.6339459909243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ile:/data/Diego/UNAM/Titulacion/codigo/mio/analisis2/topic_modeling/textos_individuales/097.txt</text:p>
          </table:table-cell>
          <table:table-cell office:value-type="float" office:value="0.0000215296395064127" calcext:value-type="float">
            <text:p>2.15296395064127E-05</text:p>
          </table:table-cell>
          <table:table-cell office:value-type="float" office:value="0.138708867097662" calcext:value-type="float">
            <text:p>0.138708867097662</text:p>
          </table:table-cell>
          <table:table-cell office:value-type="float" office:value="0.000527468482244421" calcext:value-type="float">
            <text:p>0.000527468482244</text:p>
          </table:table-cell>
          <table:table-cell office:value-type="float" office:value="0.860742134780587" calcext:value-type="float">
            <text:p>0.8607421347805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ile:/data/Diego/UNAM/Titulacion/codigo/mio/analisis2/topic_modeling/textos_individuales/098.txt</text:p>
          </table:table-cell>
          <table:table-cell office:value-type="float" office:value="0.00886003296785569" calcext:value-type="float">
            <text:p>0.008860032967856</text:p>
          </table:table-cell>
          <table:table-cell office:value-type="float" office:value="0.160187803806952" calcext:value-type="float">
            <text:p>0.160187803806952</text:p>
          </table:table-cell>
          <table:table-cell office:value-type="float" office:value="0.0603459890353383" calcext:value-type="float">
            <text:p>0.060345989035338</text:p>
          </table:table-cell>
          <table:table-cell office:value-type="float" office:value="0.770606174189854" calcext:value-type="float">
            <text:p>0.77060617418985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ile:/data/Diego/UNAM/Titulacion/codigo/mio/analisis2/topic_modeling/textos_individuales/099.txt</text:p>
          </table:table-cell>
          <table:table-cell office:value-type="float" office:value="0.328455736316504" calcext:value-type="float">
            <text:p>0.328455736316504</text:p>
          </table:table-cell>
          <table:table-cell office:value-type="float" office:value="0.421260211567413" calcext:value-type="float">
            <text:p>0.421260211567413</text:p>
          </table:table-cell>
          <table:table-cell office:value-type="float" office:value="0.0114268946437115" calcext:value-type="float">
            <text:p>0.011426894643712</text:p>
          </table:table-cell>
          <table:table-cell office:value-type="float" office:value="0.238857157472371" calcext:value-type="float">
            <text:p>0.2388571574723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le:/data/Diego/UNAM/Titulacion/codigo/mio/analisis2/topic_modeling/textos_individuales/100.txt</text:p>
          </table:table-cell>
          <table:table-cell office:value-type="float" office:value="0.0134036827052501" calcext:value-type="float">
            <text:p>0.01340368270525</text:p>
          </table:table-cell>
          <table:table-cell office:value-type="float" office:value="0.78931781032422" calcext:value-type="float">
            <text:p>0.78931781032422</text:p>
          </table:table-cell>
          <table:table-cell office:value-type="float" office:value="0.0302657901617886" calcext:value-type="float">
            <text:p>0.030265790161789</text:p>
          </table:table-cell>
          <table:table-cell office:value-type="float" office:value="0.167012716808741" calcext:value-type="float">
            <text:p>0.16701271680874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file:/data/Diego/UNAM/Titulacion/codigo/mio/analisis2/topic_modeling/textos_individuales/101.txt</text:p>
          </table:table-cell>
          <table:table-cell office:value-type="float" office:value="0.0521100143172008" calcext:value-type="float">
            <text:p>0.052110014317201</text:p>
          </table:table-cell>
          <table:table-cell office:value-type="float" office:value="0.297037790414998" calcext:value-type="float">
            <text:p>0.297037790414998</text:p>
          </table:table-cell>
          <table:table-cell office:value-type="float" office:value="0.11557620439254" calcext:value-type="float">
            <text:p>0.11557620439254</text:p>
          </table:table-cell>
          <table:table-cell office:value-type="float" office:value="0.535275990875262" calcext:value-type="float">
            <text:p>0.5352759908752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file:/data/Diego/UNAM/Titulacion/codigo/mio/analisis2/topic_modeling/textos_individuales/102.txt</text:p>
          </table:table-cell>
          <table:table-cell office:value-type="float" office:value="0.0105555164265209" calcext:value-type="float">
            <text:p>0.010555516426521</text:p>
          </table:table-cell>
          <table:table-cell office:value-type="float" office:value="0.835262571933246" calcext:value-type="float">
            <text:p>0.835262571933246</text:p>
          </table:table-cell>
          <table:table-cell office:value-type="float" office:value="0.0182349764455413" calcext:value-type="float">
            <text:p>0.018234976445541</text:p>
          </table:table-cell>
          <table:table-cell office:value-type="float" office:value="0.135946935194692" calcext:value-type="float">
            <text:p>0.13594693519469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file:/data/Diego/UNAM/Titulacion/codigo/mio/analisis2/topic_modeling/textos_individuales/103.txt</text:p>
          </table:table-cell>
          <table:table-cell office:value-type="float" office:value="0.000737590282601296" calcext:value-type="float">
            <text:p>0.000737590282601</text:p>
          </table:table-cell>
          <table:table-cell office:value-type="float" office:value="0.601282671201769" calcext:value-type="float">
            <text:p>0.601282671201769</text:p>
          </table:table-cell>
          <table:table-cell office:value-type="float" office:value="0.264065408180998" calcext:value-type="float">
            <text:p>0.264065408180998</text:p>
          </table:table-cell>
          <table:table-cell office:value-type="float" office:value="0.133914330334632" calcext:value-type="float">
            <text:p>0.13391433033463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ile:/data/Diego/UNAM/Titulacion/codigo/mio/analisis2/topic_modeling/textos_individuales/104.txt</text:p>
          </table:table-cell>
          <table:table-cell office:value-type="float" office:value="0.0410969116656049" calcext:value-type="float">
            <text:p>0.041096911665605</text:p>
          </table:table-cell>
          <table:table-cell office:value-type="float" office:value="0.753026711463059" calcext:value-type="float">
            <text:p>0.753026711463059</text:p>
          </table:table-cell>
          <table:table-cell office:value-type="float" office:value="0.152700941181975" calcext:value-type="float">
            <text:p>0.152700941181975</text:p>
          </table:table-cell>
          <table:table-cell office:value-type="float" office:value="0.0531754356893605" calcext:value-type="float">
            <text:p>0.0531754356893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ile:/data/Diego/UNAM/Titulacion/codigo/mio/analisis2/topic_modeling/textos_individuales/105.txt</text:p>
          </table:table-cell>
          <table:table-cell office:value-type="float" office:value="0.0000136181902522414" calcext:value-type="float">
            <text:p>1.36181902522414E-05</text:p>
          </table:table-cell>
          <table:table-cell office:value-type="float" office:value="0.942235274075355" calcext:value-type="float">
            <text:p>0.942235274075355</text:p>
          </table:table-cell>
          <table:table-cell office:value-type="float" office:value="0.010964784685626" calcext:value-type="float">
            <text:p>0.010964784685626</text:p>
          </table:table-cell>
          <table:table-cell office:value-type="float" office:value="0.0467863230487672" calcext:value-type="float">
            <text:p>0.04678632304876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ile:/data/Diego/UNAM/Titulacion/codigo/mio/analisis2/topic_modeling/textos_individuales/106.txt</text:p>
          </table:table-cell>
          <table:table-cell office:value-type="float" office:value="0.624211509654556" calcext:value-type="float">
            <text:p>0.624211509654556</text:p>
          </table:table-cell>
          <table:table-cell office:value-type="float" office:value="0.337227954851968" calcext:value-type="float">
            <text:p>0.337227954851968</text:p>
          </table:table-cell>
          <table:table-cell office:value-type="float" office:value="0.0332259548319968" calcext:value-type="float">
            <text:p>0.033225954831997</text:p>
          </table:table-cell>
          <table:table-cell office:value-type="float" office:value="0.00533458066147866" calcext:value-type="float">
            <text:p>0.00533458066147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ile:/data/Diego/UNAM/Titulacion/codigo/mio/analisis2/topic_modeling/textos_individuales/107.txt</text:p>
          </table:table-cell>
          <table:table-cell office:value-type="float" office:value="0.0131045221041742" calcext:value-type="float">
            <text:p>0.013104522104174</text:p>
          </table:table-cell>
          <table:table-cell office:value-type="float" office:value="0.843479902459881" calcext:value-type="float">
            <text:p>0.843479902459881</text:p>
          </table:table-cell>
          <table:table-cell office:value-type="float" office:value="0.0232874176385162" calcext:value-type="float">
            <text:p>0.023287417638516</text:p>
          </table:table-cell>
          <table:table-cell office:value-type="float" office:value="0.120128157797429" calcext:value-type="float">
            <text:p>0.1201281577974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ile:/data/Diego/UNAM/Titulacion/codigo/mio/analisis2/topic_modeling/textos_individuales/108.txt</text:p>
          </table:table-cell>
          <table:table-cell office:value-type="float" office:value="0.00000580448569396139" calcext:value-type="float">
            <text:p>5.80448569396139E-06</text:p>
          </table:table-cell>
          <table:table-cell office:value-type="float" office:value="0.209980555154567" calcext:value-type="float">
            <text:p>0.209980555154567</text:p>
          </table:table-cell>
          <table:table-cell office:value-type="float" office:value="0.00588844181228427" calcext:value-type="float">
            <text:p>0.005888441812284</text:p>
          </table:table-cell>
          <table:table-cell office:value-type="float" office:value="0.784125198547455" calcext:value-type="float">
            <text:p>0.7841251985474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file:/data/Diego/UNAM/Titulacion/codigo/mio/analisis2/topic_modeling/textos_individuales/109.txt</text:p>
          </table:table-cell>
          <table:table-cell office:value-type="float" office:value="0.0254609917816585" calcext:value-type="float">
            <text:p>0.025460991781659</text:p>
          </table:table-cell>
          <table:table-cell office:value-type="float" office:value="0.266180884694242" calcext:value-type="float">
            <text:p>0.266180884694242</text:p>
          </table:table-cell>
          <table:table-cell office:value-type="float" office:value="0.000309760880602994" calcext:value-type="float">
            <text:p>0.000309760880603</text:p>
          </table:table-cell>
          <table:table-cell office:value-type="float" office:value="0.708048362643496" calcext:value-type="float">
            <text:p>0.70804836264349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file:/data/Diego/UNAM/Titulacion/codigo/mio/analisis2/topic_modeling/textos_individuales/110.txt</text:p>
          </table:table-cell>
          <table:table-cell office:value-type="float" office:value="0.0138088122942671" calcext:value-type="float">
            <text:p>0.013808812294267</text:p>
          </table:table-cell>
          <table:table-cell office:value-type="float" office:value="0.853005631092392" calcext:value-type="float">
            <text:p>0.853005631092392</text:p>
          </table:table-cell>
          <table:table-cell office:value-type="float" office:value="0.0219747902466128" calcext:value-type="float">
            <text:p>0.021974790246613</text:p>
          </table:table-cell>
          <table:table-cell office:value-type="float" office:value="0.111210766366728" calcext:value-type="float">
            <text:p>0.1112107663667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ile:/data/Diego/UNAM/Titulacion/codigo/mio/analisis2/topic_modeling/textos_individuales/111.txt</text:p>
          </table:table-cell>
          <table:table-cell office:value-type="float" office:value="0.999935462241581" calcext:value-type="float">
            <text:p>0.999935462241581</text:p>
          </table:table-cell>
          <table:table-cell office:value-type="float" office:value="0.0000374540524563099" calcext:value-type="float">
            <text:p>3.74540524563099E-05</text:p>
          </table:table-cell>
          <table:table-cell office:value-type="float" office:value="0.000013756167148395" calcext:value-type="float">
            <text:p>1.3756167148395E-05</text:p>
          </table:table-cell>
          <table:table-cell office:value-type="float" office:value="0.0000133275388139894" calcext:value-type="float">
            <text:p>1.33275388139894E-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ile:/data/Diego/UNAM/Titulacion/codigo/mio/analisis2/topic_modeling/textos_individuales/112.txt</text:p>
          </table:table-cell>
          <table:table-cell office:value-type="float" office:value="0.000464533340597242" calcext:value-type="float">
            <text:p>0.000464533340597</text:p>
          </table:table-cell>
          <table:table-cell office:value-type="float" office:value="0.0187941668284686" calcext:value-type="float">
            <text:p>0.018794166828469</text:p>
          </table:table-cell>
          <table:table-cell office:value-type="float" office:value="0.0618446001075529" calcext:value-type="float">
            <text:p>0.061844600107553</text:p>
          </table:table-cell>
          <table:table-cell office:value-type="float" office:value="0.918896699723381" calcext:value-type="float">
            <text:p>0.91889669972338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file:/data/Diego/UNAM/Titulacion/codigo/mio/analisis2/topic_modeling/textos_individuales/113.txt</text:p>
          </table:table-cell>
          <table:table-cell office:value-type="float" office:value="0.000646327200738203" calcext:value-type="float">
            <text:p>0.000646327200738</text:p>
          </table:table-cell>
          <table:table-cell office:value-type="float" office:value="0.323845206694001" calcext:value-type="float">
            <text:p>0.323845206694001</text:p>
          </table:table-cell>
          <table:table-cell office:value-type="float" office:value="0.0721304209378943" calcext:value-type="float">
            <text:p>0.072130420937894</text:p>
          </table:table-cell>
          <table:table-cell office:value-type="float" office:value="0.603378045167366" calcext:value-type="float">
            <text:p>0.6033780451673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le:/data/Diego/UNAM/Titulacion/codigo/mio/analisis2/topic_modeling/textos_individuales/114.txt</text:p>
          </table:table-cell>
          <table:table-cell office:value-type="float" office:value="0.233119993107367" calcext:value-type="float">
            <text:p>0.233119993107367</text:p>
          </table:table-cell>
          <table:table-cell office:value-type="float" office:value="0.698902772505803" calcext:value-type="float">
            <text:p>0.698902772505803</text:p>
          </table:table-cell>
          <table:table-cell office:value-type="float" office:value="0.015885186371597" calcext:value-type="float">
            <text:p>0.015885186371597</text:p>
          </table:table-cell>
          <table:table-cell office:value-type="float" office:value="0.0520920480152331" calcext:value-type="float">
            <text:p>0.0520920480152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ile:/data/Diego/UNAM/Titulacion/codigo/mio/analisis2/topic_modeling/textos_individuales/115.txt</text:p>
          </table:table-cell>
          <table:table-cell office:value-type="float" office:value="0.000478593497625566" calcext:value-type="float">
            <text:p>0.000478593497626</text:p>
          </table:table-cell>
          <table:table-cell office:value-type="float" office:value="0.323137759687655" calcext:value-type="float">
            <text:p>0.323137759687655</text:p>
          </table:table-cell>
          <table:table-cell office:value-type="float" office:value="0.147540050150691" calcext:value-type="float">
            <text:p>0.147540050150691</text:p>
          </table:table-cell>
          <table:table-cell office:value-type="float" office:value="0.528843596664029" calcext:value-type="float">
            <text:p>0.5288435966640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ile:/data/Diego/UNAM/Titulacion/codigo/mio/analisis2/topic_modeling/textos_individuales/116.txt</text:p>
          </table:table-cell>
          <table:table-cell office:value-type="float" office:value="0.00288792245715634" calcext:value-type="float">
            <text:p>0.002887922457156</text:p>
          </table:table-cell>
          <table:table-cell office:value-type="float" office:value="0.883321549437027" calcext:value-type="float">
            <text:p>0.883321549437027</text:p>
          </table:table-cell>
          <table:table-cell office:value-type="float" office:value="0.0351128121031905" calcext:value-type="float">
            <text:p>0.035112812103191</text:p>
          </table:table-cell>
          <table:table-cell office:value-type="float" office:value="0.0786777160026265" calcext:value-type="float">
            <text:p>0.0786777160026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ile:/data/Diego/UNAM/Titulacion/codigo/mio/analisis2/topic_modeling/textos_individuales/047.txt</text:p>
          </table:table-cell>
          <table:table-cell office:value-type="float" office:value="0.132988548672387" calcext:value-type="float">
            <text:p>0.132988548672387</text:p>
          </table:table-cell>
          <table:table-cell office:value-type="float" office:value="0.800913876348334" calcext:value-type="float">
            <text:p>0.800913876348334</text:p>
          </table:table-cell>
          <table:table-cell office:value-type="float" office:value="0.0223149750110294" calcext:value-type="float">
            <text:p>0.02231497501103</text:p>
          </table:table-cell>
          <table:table-cell office:value-type="float" office:value="0.0437825999682492" calcext:value-type="float">
            <text:p>0.0437825999682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ile:/data/Diego/UNAM/Titulacion/codigo/mio/analisis2/topic_modeling/textos_individuales/048.txt</text:p>
          </table:table-cell>
          <table:table-cell office:value-type="float" office:value="0.00265841472779908" calcext:value-type="float">
            <text:p>0.002658414727799</text:p>
          </table:table-cell>
          <table:table-cell office:value-type="float" office:value="0.896117513031941" calcext:value-type="float">
            <text:p>0.896117513031941</text:p>
          </table:table-cell>
          <table:table-cell office:value-type="float" office:value="0.0750888680464047" calcext:value-type="float">
            <text:p>0.075088868046405</text:p>
          </table:table-cell>
          <table:table-cell office:value-type="float" office:value="0.0261352041938551" calcext:value-type="float">
            <text:p>0.0261352041938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ile:/data/Diego/UNAM/Titulacion/codigo/mio/analisis2/topic_modeling/textos_individuales/049.txt</text:p>
          </table:table-cell>
          <table:table-cell office:value-type="float" office:value="0.000701403668852529" calcext:value-type="float">
            <text:p>0.000701403668853</text:p>
          </table:table-cell>
          <table:table-cell office:value-type="float" office:value="0.183046021075052" calcext:value-type="float">
            <text:p>0.183046021075052</text:p>
          </table:table-cell>
          <table:table-cell office:value-type="float" office:value="0.00766280458643474" calcext:value-type="float">
            <text:p>0.007662804586435</text:p>
          </table:table-cell>
          <table:table-cell office:value-type="float" office:value="0.808589770669661" calcext:value-type="float">
            <text:p>0.8085897706696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ile:/data/Diego/UNAM/Titulacion/codigo/mio/analisis2/topic_modeling/textos_individuales/050.txt</text:p>
          </table:table-cell>
          <table:table-cell office:value-type="float" office:value="0.0000184895980317379" calcext:value-type="float">
            <text:p>1.84895980317379E-05</text:p>
          </table:table-cell>
          <table:table-cell office:value-type="float" office:value="0.91404125700035" calcext:value-type="float">
            <text:p>0.91404125700035</text:p>
          </table:table-cell>
          <table:table-cell office:value-type="float" office:value="0.0472067444701909" calcext:value-type="float">
            <text:p>0.047206744470191</text:p>
          </table:table-cell>
          <table:table-cell office:value-type="float" office:value="0.0387335089314274" calcext:value-type="float">
            <text:p>0.0387335089314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ile:/data/Diego/UNAM/Titulacion/codigo/mio/analisis2/topic_modeling/textos_individuales/051.txt</text:p>
          </table:table-cell>
          <table:table-cell office:value-type="float" office:value="0.111988052082448" calcext:value-type="float">
            <text:p>0.111988052082448</text:p>
          </table:table-cell>
          <table:table-cell office:value-type="float" office:value="0.172343869520942" calcext:value-type="float">
            <text:p>0.172343869520942</text:p>
          </table:table-cell>
          <table:table-cell office:value-type="float" office:value="0.0737573745886376" calcext:value-type="float">
            <text:p>0.073757374588638</text:p>
          </table:table-cell>
          <table:table-cell office:value-type="float" office:value="0.641910703807973" calcext:value-type="float">
            <text:p>0.6419107038079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ile:/data/Diego/UNAM/Titulacion/codigo/mio/analisis2/topic_modeling/textos_individuales/052.txt</text:p>
          </table:table-cell>
          <table:table-cell office:value-type="float" office:value="0.00740061192366282" calcext:value-type="float">
            <text:p>0.007400611923663</text:p>
          </table:table-cell>
          <table:table-cell office:value-type="float" office:value="0.88420137144734" calcext:value-type="float">
            <text:p>0.88420137144734</text:p>
          </table:table-cell>
          <table:table-cell office:value-type="float" office:value="0.00316443336464554" calcext:value-type="float">
            <text:p>0.003164433364646</text:p>
          </table:table-cell>
          <table:table-cell office:value-type="float" office:value="0.105233583264351" calcext:value-type="float">
            <text:p>0.10523358326435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ile:/data/Diego/UNAM/Titulacion/codigo/mio/analisis2/topic_modeling/textos_individuales/053.txt</text:p>
          </table:table-cell>
          <table:table-cell office:value-type="float" office:value="0.0226621606812905" calcext:value-type="float">
            <text:p>0.022662160681291</text:p>
          </table:table-cell>
          <table:table-cell office:value-type="float" office:value="0.944532455966358" calcext:value-type="float">
            <text:p>0.944532455966358</text:p>
          </table:table-cell>
          <table:table-cell office:value-type="float" office:value="0.0264615780072683" calcext:value-type="float">
            <text:p>0.026461578007268</text:p>
          </table:table-cell>
          <table:table-cell office:value-type="float" office:value="0.00634380534508349" calcext:value-type="float">
            <text:p>0.00634380534508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ile:/data/Diego/UNAM/Titulacion/codigo/mio/analisis2/topic_modeling/textos_individuales/054.txt</text:p>
          </table:table-cell>
          <table:table-cell office:value-type="float" office:value="0.0108419388181935" calcext:value-type="float">
            <text:p>0.010841938818194</text:p>
          </table:table-cell>
          <table:table-cell office:value-type="float" office:value="0.186534446139736" calcext:value-type="float">
            <text:p>0.186534446139736</text:p>
          </table:table-cell>
          <table:table-cell office:value-type="float" office:value="0.0194365268190248" calcext:value-type="float">
            <text:p>0.019436526819025</text:p>
          </table:table-cell>
          <table:table-cell office:value-type="float" office:value="0.783187088223046" calcext:value-type="float">
            <text:p>0.78318708822304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ile:/data/Diego/UNAM/Titulacion/codigo/mio/analisis2/topic_modeling/textos_individuales/055.txt</text:p>
          </table:table-cell>
          <table:table-cell office:value-type="float" office:value="0.0187730308713549" calcext:value-type="float">
            <text:p>0.018773030871355</text:p>
          </table:table-cell>
          <table:table-cell office:value-type="float" office:value="0.849399712916877" calcext:value-type="float">
            <text:p>0.849399712916877</text:p>
          </table:table-cell>
          <table:table-cell office:value-type="float" office:value="0.000125441549837678" calcext:value-type="float">
            <text:p>0.000125441549838</text:p>
          </table:table-cell>
          <table:table-cell office:value-type="float" office:value="0.131701814661931" calcext:value-type="float">
            <text:p>0.1317018146619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ile:/data/Diego/UNAM/Titulacion/codigo/mio/analisis2/topic_modeling/textos_individuales/056.txt</text:p>
          </table:table-cell>
          <table:table-cell office:value-type="float" office:value="0.00303865526880672" calcext:value-type="float">
            <text:p>0.003038655268807</text:p>
          </table:table-cell>
          <table:table-cell office:value-type="float" office:value="0.86611069446216" calcext:value-type="float">
            <text:p>0.86611069446216</text:p>
          </table:table-cell>
          <table:table-cell office:value-type="float" office:value="0.0712030512718238" calcext:value-type="float">
            <text:p>0.071203051271824</text:p>
          </table:table-cell>
          <table:table-cell office:value-type="float" office:value="0.059647598997209" calcext:value-type="float">
            <text:p>0.0596475989972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ile:/data/Diego/UNAM/Titulacion/codigo/mio/analisis2/topic_modeling/textos_individuales/057.txt</text:p>
          </table:table-cell>
          <table:table-cell office:value-type="float" office:value="0.014385139788957" calcext:value-type="float">
            <text:p>0.014385139788957</text:p>
          </table:table-cell>
          <table:table-cell office:value-type="float" office:value="0.119506261123924" calcext:value-type="float">
            <text:p>0.119506261123924</text:p>
          </table:table-cell>
          <table:table-cell office:value-type="float" office:value="0.00221573341289792" calcext:value-type="float">
            <text:p>0.002215733412898</text:p>
          </table:table-cell>
          <table:table-cell office:value-type="float" office:value="0.863892865674221" calcext:value-type="float">
            <text:p>0.8638928656742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ile:/data/Diego/UNAM/Titulacion/codigo/mio/analisis2/topic_modeling/textos_individuales/058.txt</text:p>
          </table:table-cell>
          <table:table-cell office:value-type="float" office:value="0.668245688567997" calcext:value-type="float">
            <text:p>0.668245688567997</text:p>
          </table:table-cell>
          <table:table-cell office:value-type="float" office:value="0.260743200539165" calcext:value-type="float">
            <text:p>0.260743200539165</text:p>
          </table:table-cell>
          <table:table-cell office:value-type="float" office:value="0.0524797805310118" calcext:value-type="float">
            <text:p>0.052479780531012</text:p>
          </table:table-cell>
          <table:table-cell office:value-type="float" office:value="0.0185313303618257" calcext:value-type="float">
            <text:p>0.0185313303618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ile:/data/Diego/UNAM/Titulacion/codigo/mio/analisis2/topic_modeling/textos_individuales/059.txt</text:p>
          </table:table-cell>
          <table:table-cell office:value-type="float" office:value="0.148808717936396" calcext:value-type="float">
            <text:p>0.148808717936396</text:p>
          </table:table-cell>
          <table:table-cell office:value-type="float" office:value="0.00891529963269505" calcext:value-type="float">
            <text:p>0.008915299632695</text:p>
          </table:table-cell>
          <table:table-cell office:value-type="float" office:value="0.0351069453439863" calcext:value-type="float">
            <text:p>0.035106945343986</text:p>
          </table:table-cell>
          <table:table-cell office:value-type="float" office:value="0.807169037086922" calcext:value-type="float">
            <text:p>0.8071690370869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ile:/data/Diego/UNAM/Titulacion/codigo/mio/analisis2/topic_modeling/textos_individuales/060.txt</text:p>
          </table:table-cell>
          <table:table-cell office:value-type="float" office:value="0.0265628864055807" calcext:value-type="float">
            <text:p>0.026562886405581</text:p>
          </table:table-cell>
          <table:table-cell office:value-type="float" office:value="0.875678381037204" calcext:value-type="float">
            <text:p>0.875678381037204</text:p>
          </table:table-cell>
          <table:table-cell office:value-type="float" office:value="0.0557423020499445" calcext:value-type="float">
            <text:p>0.055742302049945</text:p>
          </table:table-cell>
          <table:table-cell office:value-type="float" office:value="0.0420164305072704" calcext:value-type="float">
            <text:p>0.0420164305072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ile:/data/Diego/UNAM/Titulacion/codigo/mio/analisis2/topic_modeling/textos_individuales/061.txt</text:p>
          </table:table-cell>
          <table:table-cell office:value-type="float" office:value="0.0000208172017272489" calcext:value-type="float">
            <text:p>2.08172017272489E-05</text:p>
          </table:table-cell>
          <table:table-cell office:value-type="float" office:value="0.9426703027052" calcext:value-type="float">
            <text:p>0.9426703027052</text:p>
          </table:table-cell>
          <table:table-cell office:value-type="float" office:value="0.0551514172396164" calcext:value-type="float">
            <text:p>0.055151417239616</text:p>
          </table:table-cell>
          <table:table-cell office:value-type="float" office:value="0.0021574628534561" calcext:value-type="float">
            <text:p>0.0021574628534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ile:/data/Diego/UNAM/Titulacion/codigo/mio/analisis2/topic_modeling/textos_individuales/062.txt</text:p>
          </table:table-cell>
          <table:table-cell office:value-type="float" office:value="0.217538084637479" calcext:value-type="float">
            <text:p>0.217538084637479</text:p>
          </table:table-cell>
          <table:table-cell office:value-type="float" office:value="0.0904367369039903" calcext:value-type="float">
            <text:p>0.09043673690399</text:p>
          </table:table-cell>
          <table:table-cell office:value-type="float" office:value="0.0413208400898055" calcext:value-type="float">
            <text:p>0.041320840089806</text:p>
          </table:table-cell>
          <table:table-cell office:value-type="float" office:value="0.650704338368725" calcext:value-type="float">
            <text:p>0.6507043383687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ile:/data/Diego/UNAM/Titulacion/codigo/mio/analisis2/topic_modeling/textos_individuales/063.txt</text:p>
          </table:table-cell>
          <table:table-cell office:value-type="float" office:value="0.250665220830629" calcext:value-type="float">
            <text:p>0.250665220830629</text:p>
          </table:table-cell>
          <table:table-cell office:value-type="float" office:value="0.611668039841009" calcext:value-type="float">
            <text:p>0.611668039841009</text:p>
          </table:table-cell>
          <table:table-cell office:value-type="float" office:value="0.0167086470226707" calcext:value-type="float">
            <text:p>0.016708647022671</text:p>
          </table:table-cell>
          <table:table-cell office:value-type="float" office:value="0.120958092305691" calcext:value-type="float">
            <text:p>0.1209580923056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ile:/data/Diego/UNAM/Titulacion/codigo/mio/analisis2/topic_modeling/textos_individuales/064.txt</text:p>
          </table:table-cell>
          <table:table-cell office:value-type="float" office:value="0.000422784977753604" calcext:value-type="float">
            <text:p>0.000422784977754</text:p>
          </table:table-cell>
          <table:table-cell office:value-type="float" office:value="0.79330018911632" calcext:value-type="float">
            <text:p>0.79330018911632</text:p>
          </table:table-cell>
          <table:table-cell office:value-type="float" office:value="0.0351362365047859" calcext:value-type="float">
            <text:p>0.035136236504786</text:p>
          </table:table-cell>
          <table:table-cell office:value-type="float" office:value="0.17114078940114" calcext:value-type="float">
            <text:p>0.171140789401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ile:/data/Diego/UNAM/Titulacion/codigo/mio/analisis2/topic_modeling/textos_individuales/065.txt</text:p>
          </table:table-cell>
          <table:table-cell office:value-type="float" office:value="0.0465652281873469" calcext:value-type="float">
            <text:p>0.046565228187347</text:p>
          </table:table-cell>
          <table:table-cell office:value-type="float" office:value="0.803501589121277" calcext:value-type="float">
            <text:p>0.803501589121277</text:p>
          </table:table-cell>
          <table:table-cell office:value-type="float" office:value="0.00258587684909532" calcext:value-type="float">
            <text:p>0.002585876849095</text:p>
          </table:table-cell>
          <table:table-cell office:value-type="float" office:value="0.14734730584228" calcext:value-type="float">
            <text:p>0.147347305842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ile:/data/Diego/UNAM/Titulacion/codigo/mio/analisis2/topic_modeling/textos_individuales/066.txt</text:p>
          </table:table-cell>
          <table:table-cell office:value-type="float" office:value="0.225635418845404" calcext:value-type="float">
            <text:p>0.225635418845404</text:p>
          </table:table-cell>
          <table:table-cell office:value-type="float" office:value="0.653636336563794" calcext:value-type="float">
            <text:p>0.653636336563794</text:p>
          </table:table-cell>
          <table:table-cell office:value-type="float" office:value="0.0139111516765893" calcext:value-type="float">
            <text:p>0.013911151676589</text:p>
          </table:table-cell>
          <table:table-cell office:value-type="float" office:value="0.106817092914212" calcext:value-type="float">
            <text:p>0.1068170929142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ile:/data/Diego/UNAM/Titulacion/codigo/mio/analisis2/topic_modeling/textos_individuales/067.txt</text:p>
          </table:table-cell>
          <table:table-cell office:value-type="float" office:value="0.0000129602309015451" calcext:value-type="float">
            <text:p>1.29602309015451E-05</text:p>
          </table:table-cell>
          <table:table-cell office:value-type="float" office:value="0.131813536698573" calcext:value-type="float">
            <text:p>0.131813536698573</text:p>
          </table:table-cell>
          <table:table-cell office:value-type="float" office:value="0.00325013056972119" calcext:value-type="float">
            <text:p>0.003250130569721</text:p>
          </table:table-cell>
          <table:table-cell office:value-type="float" office:value="0.864923372500804" calcext:value-type="float">
            <text:p>0.8649233725008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ile:/data/Diego/UNAM/Titulacion/codigo/mio/analisis2/topic_modeling/textos_individuales/068.txt</text:p>
          </table:table-cell>
          <table:table-cell office:value-type="float" office:value="0.016943922402046" calcext:value-type="float">
            <text:p>0.016943922402046</text:p>
          </table:table-cell>
          <table:table-cell office:value-type="float" office:value="0.895739596214018" calcext:value-type="float">
            <text:p>0.895739596214018</text:p>
          </table:table-cell>
          <table:table-cell office:value-type="float" office:value="0.017800030010678" calcext:value-type="float">
            <text:p>0.017800030010678</text:p>
          </table:table-cell>
          <table:table-cell office:value-type="float" office:value="0.0695164513732577" calcext:value-type="float">
            <text:p>0.0695164513732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ile:/data/Diego/UNAM/Titulacion/codigo/mio/analisis2/topic_modeling/textos_individuales/069.txt</text:p>
          </table:table-cell>
          <table:table-cell office:value-type="float" office:value="0.605864261748607" calcext:value-type="float">
            <text:p>0.605864261748607</text:p>
          </table:table-cell>
          <table:table-cell office:value-type="float" office:value="0.268193387262847" calcext:value-type="float">
            <text:p>0.268193387262847</text:p>
          </table:table-cell>
          <table:table-cell office:value-type="float" office:value="0.0512321450160988" calcext:value-type="float">
            <text:p>0.051232145016099</text:p>
          </table:table-cell>
          <table:table-cell office:value-type="float" office:value="0.0747102059724476" calcext:value-type="float">
            <text:p>0.07471020597244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ile:/data/Diego/UNAM/Titulacion/codigo/mio/analisis2/topic_modeling/textos_individuales/070.txt</text:p>
          </table:table-cell>
          <table:table-cell office:value-type="float" office:value="0.049112559615311" calcext:value-type="float">
            <text:p>0.049112559615311</text:p>
          </table:table-cell>
          <table:table-cell office:value-type="float" office:value="0.800944249613778" calcext:value-type="float">
            <text:p>0.800944249613778</text:p>
          </table:table-cell>
          <table:table-cell office:value-type="float" office:value="0.00651894208944842" calcext:value-type="float">
            <text:p>0.006518942089448</text:p>
          </table:table-cell>
          <table:table-cell office:value-type="float" office:value="0.143424248681463" calcext:value-type="float">
            <text:p>0.1434242486814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ile:/data/Diego/UNAM/Titulacion/codigo/mio/analisis2/topic_modeling/textos_individuales/071.txt</text:p>
          </table:table-cell>
          <table:table-cell office:value-type="float" office:value="0.0714721652351855" calcext:value-type="float">
            <text:p>0.071472165235186</text:p>
          </table:table-cell>
          <table:table-cell office:value-type="float" office:value="0.225956883002423" calcext:value-type="float">
            <text:p>0.225956883002423</text:p>
          </table:table-cell>
          <table:table-cell office:value-type="float" office:value="0.0842535740197961" calcext:value-type="float">
            <text:p>0.084253574019796</text:p>
          </table:table-cell>
          <table:table-cell office:value-type="float" office:value="0.618317377742595" calcext:value-type="float">
            <text:p>0.6183173777425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ile:/data/Diego/UNAM/Titulacion/codigo/mio/analisis2/topic_modeling/textos_individuales/072.txt</text:p>
          </table:table-cell>
          <table:table-cell office:value-type="float" office:value="0.570872210977953" calcext:value-type="float">
            <text:p>0.570872210977953</text:p>
          </table:table-cell>
          <table:table-cell office:value-type="float" office:value="0.406431756717163" calcext:value-type="float">
            <text:p>0.406431756717163</text:p>
          </table:table-cell>
          <table:table-cell office:value-type="float" office:value="0.00399332457063383" calcext:value-type="float">
            <text:p>0.003993324570634</text:p>
          </table:table-cell>
          <table:table-cell office:value-type="float" office:value="0.0187027077342507" calcext:value-type="float">
            <text:p>0.0187027077342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ile:/data/Diego/UNAM/Titulacion/codigo/mio/analisis2/topic_modeling/textos_individuales/073.txt</text:p>
          </table:table-cell>
          <table:table-cell office:value-type="float" office:value="0.877829451041507" calcext:value-type="float">
            <text:p>0.877829451041507</text:p>
          </table:table-cell>
          <table:table-cell office:value-type="float" office:value="0.0781721993797123" calcext:value-type="float">
            <text:p>0.078172199379712</text:p>
          </table:table-cell>
          <table:table-cell office:value-type="float" office:value="0.0325016576247134" calcext:value-type="float">
            <text:p>0.032501657624713</text:p>
          </table:table-cell>
          <table:table-cell office:value-type="float" office:value="0.0114966919540678" calcext:value-type="float">
            <text:p>0.0114966919540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ile:/data/Diego/UNAM/Titulacion/codigo/mio/analisis2/topic_modeling/textos_individuales/074.txt</text:p>
          </table:table-cell>
          <table:table-cell office:value-type="float" office:value="0.280756717390435" calcext:value-type="float">
            <text:p>0.280756717390435</text:p>
          </table:table-cell>
          <table:table-cell office:value-type="float" office:value="0.667144079613044" calcext:value-type="float">
            <text:p>0.667144079613044</text:p>
          </table:table-cell>
          <table:table-cell office:value-type="float" office:value="0.0517747687465521" calcext:value-type="float">
            <text:p>0.051774768746552</text:p>
          </table:table-cell>
          <table:table-cell office:value-type="float" office:value="0.000324434249968961" calcext:value-type="float">
            <text:p>0.00032443424996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ile:/data/Diego/UNAM/Titulacion/codigo/mio/analisis2/topic_modeling/textos_individuales/075.txt</text:p>
          </table:table-cell>
          <table:table-cell office:value-type="float" office:value="0.0577946844404543" calcext:value-type="float">
            <text:p>0.057794684440454</text:p>
          </table:table-cell>
          <table:table-cell office:value-type="float" office:value="0.627214153523407" calcext:value-type="float">
            <text:p>0.627214153523407</text:p>
          </table:table-cell>
          <table:table-cell office:value-type="float" office:value="0.0365462472454569" calcext:value-type="float">
            <text:p>0.036546247245457</text:p>
          </table:table-cell>
          <table:table-cell office:value-type="float" office:value="0.278444914790682" calcext:value-type="float">
            <text:p>0.2784449147906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ile:/data/Diego/UNAM/Titulacion/codigo/mio/analisis2/topic_modeling/textos_individuales/076.txt</text:p>
          </table:table-cell>
          <table:table-cell office:value-type="float" office:value="0.716465374358937" calcext:value-type="float">
            <text:p>0.716465374358937</text:p>
          </table:table-cell>
          <table:table-cell office:value-type="float" office:value="0.151739111258275" calcext:value-type="float">
            <text:p>0.151739111258275</text:p>
          </table:table-cell>
          <table:table-cell office:value-type="float" office:value="0.0791246452531077" calcext:value-type="float">
            <text:p>0.079124645253108</text:p>
          </table:table-cell>
          <table:table-cell office:value-type="float" office:value="0.0526708691296803" calcext:value-type="float">
            <text:p>0.0526708691296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ile:/data/Diego/UNAM/Titulacion/codigo/mio/analisis2/topic_modeling/textos_individuales/077.txt</text:p>
          </table:table-cell>
          <table:table-cell office:value-type="float" office:value="0.0000251968162789854" calcext:value-type="float">
            <text:p>2.51968162789854E-05</text:p>
          </table:table-cell>
          <table:table-cell office:value-type="float" office:value="0.430162119395993" calcext:value-type="float">
            <text:p>0.430162119395993</text:p>
          </table:table-cell>
          <table:table-cell office:value-type="float" office:value="0.0165814411239096" calcext:value-type="float">
            <text:p>0.01658144112391</text:p>
          </table:table-cell>
          <table:table-cell office:value-type="float" office:value="0.553231242663818" calcext:value-type="float">
            <text:p>0.5532312426638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ile:/data/Diego/UNAM/Titulacion/codigo/mio/analisis2/topic_modeling/textos_individuales/078.txt</text:p>
          </table:table-cell>
          <table:table-cell office:value-type="float" office:value="0.0000228871358856058" calcext:value-type="float">
            <text:p>2.28871358856058E-05</text:p>
          </table:table-cell>
          <table:table-cell office:value-type="float" office:value="0.266179832379979" calcext:value-type="float">
            <text:p>0.266179832379979</text:p>
          </table:table-cell>
          <table:table-cell office:value-type="float" office:value="0.0115657732708962" calcext:value-type="float">
            <text:p>0.011565773270896</text:p>
          </table:table-cell>
          <table:table-cell office:value-type="float" office:value="0.722231507213239" calcext:value-type="float">
            <text:p>0.7222315072132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ile:/data/Diego/UNAM/Titulacion/codigo/mio/analisis2/topic_modeling/textos_individuales/079.txt</text:p>
          </table:table-cell>
          <table:table-cell office:value-type="float" office:value="0.00204926981580653" calcext:value-type="float">
            <text:p>0.002049269815807</text:p>
          </table:table-cell>
          <table:table-cell office:value-type="float" office:value="0.975839589158874" calcext:value-type="float">
            <text:p>0.975839589158874</text:p>
          </table:table-cell>
          <table:table-cell office:value-type="float" office:value="0.0154106359991676" calcext:value-type="float">
            <text:p>0.015410635999168</text:p>
          </table:table-cell>
          <table:table-cell office:value-type="float" office:value="0.00670050502615138" calcext:value-type="float">
            <text:p>0.006700505026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4T20:07:47.936232442</dc:date>
    <meta:editing-duration>PT5H45M42S</meta:editing-duration>
    <meta:editing-cycles>1</meta:editing-cycles>
    <meta:document-statistic meta:table-count="1" meta:cell-count="2956" meta:object-count="4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'4doc-topics'.C1:'4doc-topics'.C493" chart:data-source-has-labels="row" svg:x="0.32cm" svg:y="0.18cm" svg:width="13.017cm" svg:height="8.64cm">
          <chart:coordinate-region svg:x="1.047cm" svg:y="0.301cm" svg:width="12.29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doc-topics'.C2:'4doc-topics'.C493" chart:label-cell-address="'4doc-topics'.C1:'4doc-topics'.C1" chart:class="chart:bar">
            <chart:data-point chart:repeated="4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ucción</text:p>
                <draw:g>
                  <svg:desc>'4doc-topics'.C1:'4doc-topic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6165781403404">
                <text:p>0.0256165781403404</text:p>
                <draw:g>
                  <svg:desc>'4doc-topics'.C2:'4doc-topics'.C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84007508315893">
                <text:p>0.000078400750831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13450639949752">
                <text:p>0.0000213450639949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9454998211604">
                <text:p>0.0729454998211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6216665199474">
                <text:p>0.030621666519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46363037427931">
                <text:p>0.0646363037427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3172186832725">
                <text:p>0.0273172186832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55857478138662">
                <text:p>0.0000755857478138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03687581699366">
                <text:p>0.00803687581699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81533476599208">
                <text:p>0.00181533476599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5663475206713">
                <text:p>0.195663475206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7828425023805">
                <text:p>0.0227828425023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4906547218111">
                <text:p>0.264906547218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310580551940471">
                <text:p>0.0000310580551940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8504282662144">
                <text:p>0.00508504282662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3160747438809">
                <text:p>0.553160747438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136207725667">
                <text:p>0.0365136207725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14886569760263">
                <text:p>0.00914886569760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972612815462">
                <text:p>0.055972612815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05422501561577">
                <text:p>0.0050542250156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7091704719986">
                <text:p>0.247091704719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2141319302923">
                <text:p>0.182141319302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932675946697">
                <text:p>0.118932675946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62465250790346">
                <text:p>0.0000162465250790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7379690574604">
                <text:p>0.0517379690574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0868237954313">
                <text:p>0.000030868237954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17707972156337">
                <text:p>0.000617707972156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7334193774395">
                <text:p>0.0117334193774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9333138772882">
                <text:p>0.529333138772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86159714027875">
                <text:p>0.00986159714027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430011256935">
                <text:p>0.167430011256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29282557821808">
                <text:p>0.00129282557821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168316994511">
                <text:p>0.230168316994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95383152645615">
                <text:p>0.008953831526456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271553599635665">
                <text:p>0.0000271553599635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8099767701819">
                <text:p>0.488099767701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225715209545188">
                <text:p>0.0000225715209545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21538838556208">
                <text:p>0.0621538838556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6415247691951">
                <text:p>0.0686415247691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8591384558803">
                <text:p>0.198591384558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55343820043868">
                <text:p>0.000955343820043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37084242502585">
                <text:p>0.000637084242502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27517043368546">
                <text:p>0.0727517043368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99457792053858">
                <text:p>0.0000199457792053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79764785615909">
                <text:p>0.0002797647856159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66523154441967">
                <text:p>0.000166523154441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8782969072915">
                <text:p>0.0268782969072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6206655491726">
                <text:p>0.0186206655491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0324646186955">
                <text:p>0.2503246461869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41619920822966">
                <text:p>0.00541619920822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82982087729631">
                <text:p>0.0000182982087729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76685943640601">
                <text:p>0.0476685943640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9306607105132">
                <text:p>0.0229306607105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17037082962174">
                <text:p>0.000617037082962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185926666692428">
                <text:p>0.00001859266666924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358442307789517">
                <text:p>0.0000358442307789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65875682931988">
                <text:p>0.0265875682931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8383849963445">
                <text:p>0.0328383849963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113602162572639">
                <text:p>0.000113602162572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20416537677639">
                <text:p>0.000220416537677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34454295542513">
                <text:p>0.00434454295542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0613216067257">
                <text:p>0.03606132160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15562862058736">
                <text:p>0.00215562862058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776929852865">
                <text:p>0.000026776929852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25431109236435">
                <text:p>0.00325431109236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8256403151432">
                <text:p>0.00228256403151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96815152012808">
                <text:p>0.0000196815152012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1350738827274">
                <text:p>0.00031350738827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1211206136277">
                <text:p>0.0251211206136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16456350431388">
                <text:p>0.0000216456350431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20272278524184">
                <text:p>0.0320272278524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437158095667807">
                <text:p>0.0000437158095667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179671618367896">
                <text:p>0.0000179671618367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82941166397073">
                <text:p>0.001829411663970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6743095740804">
                <text:p>0.0426743095740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38439094391094">
                <text:p>0.0638439094391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5930847129749">
                <text:p>0.0245930847129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98629578358595">
                <text:p>0.00798629578358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2942617639646">
                <text:p>0.562942617639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5103402962997">
                <text:p>0.355103402962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5678178396">
                <text:p>0.64275678178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9262278592759">
                <text:p>0.309262278592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8029523566516">
                <text:p>0.1980295235665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145568166858365">
                <text:p>0.00001455681668583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6731645101564">
                <text:p>0.0196731645101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5712289530792">
                <text:p>0.125712289530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247661454739455">
                <text:p>0.0000247661454739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626054159754215">
                <text:p>0.00626054159754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5710861019342">
                <text:p>0.4857108610193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86456163937657">
                <text:p>0.0000186456163937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59532858026712">
                <text:p>0.0000159532858026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9093697477991">
                <text:p>0.0199093697477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63005892768046">
                <text:p>0.00003630058927680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3790268094601">
                <text:p>0.0383790268094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40845452076409">
                <text:p>0.00002408454520764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24255726563002">
                <text:p>0.0124255726563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8673660313998">
                <text:p>0.438673660313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017671944543">
                <text:p>0.325017671944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39922086138963">
                <text:p>0.002399220861389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94774495606527">
                <text:p>0.00194774495606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0458117086076">
                <text:p>0.020458117086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83290703808032">
                <text:p>0.0283290703808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66757621654813">
                <text:p>0.007667576216548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84533881113568">
                <text:p>0.6845338811135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189190028958672">
                <text:p>0.0000189190028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8795026499604">
                <text:p>0.0298795026499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10434502614045">
                <text:p>0.0210434502614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29759507532856">
                <text:p>0.0729759507532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230422679338195">
                <text:p>0.00002304226793381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107620208358043">
                <text:p>0.0000107620208358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48972045438422">
                <text:p>0.08489720454384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236463942185934">
                <text:p>0.0000236463942185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207244609560072">
                <text:p>0.0000207244609560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83284426920705">
                <text:p>0.483284426920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06296421449641">
                <text:p>0.0106296421449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3784884210311">
                <text:p>0.3137848842103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2248230829179">
                <text:p>0.2722482308291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32118461292425">
                <text:p>0.02321184612924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6452348733316">
                <text:p>0.426452348733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19960907038825">
                <text:p>0.0219960907038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56961349072643">
                <text:p>0.02569613490726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54292118288013">
                <text:p>0.00254292118288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117475558957769">
                <text:p>0.00001174755589577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47654216799831">
                <text:p>0.0147654216799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179616850060063">
                <text:p>0.00001796168500600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313444198064749">
                <text:p>0.0000313444198064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21430098867633">
                <text:p>0.001214300988676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90973909201">
                <text:p>0.01890973909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18396857201537">
                <text:p>0.0004183968572015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2635647087031">
                <text:p>0.001326356470870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157856040978408">
                <text:p>0.0001578560409784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44078060883003">
                <text:p>0.4440780608830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130511313482314">
                <text:p>0.0000130511313482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4986528277264">
                <text:p>0.0004986528277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596866974408622">
                <text:p>0.00596866974408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22963174756624">
                <text:p>0.422963174756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237927971497054">
                <text:p>0.00002379279714970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70884828871153">
                <text:p>0.006708848288711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31327998475336">
                <text:p>0.00231327998475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70817147109885">
                <text:p>0.0000170817147109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45055246525435">
                <text:p>0.007450552465254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143127978696">
                <text:p>0.51431279786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06948215778386">
                <text:p>0.3069482157783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56520664517119">
                <text:p>0.008565206645171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745210282679302">
                <text:p>0.0007452102826793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29473885975046">
                <text:p>0.329473885975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176690479346934">
                <text:p>0.00001766904793469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226206225735001">
                <text:p>0.0000226206225735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180497169355804">
                <text:p>0.00001804971693558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68661861677042">
                <text:p>0.02686618616770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19837490977204">
                <text:p>0.00719837490977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86789882034623">
                <text:p>0.02867898820346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2684129582625">
                <text:p>0.0212684129582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135503379802842">
                <text:p>0.0000135503379802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28199342169455">
                <text:p>0.0000281993421694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326954427042631">
                <text:p>0.0003269544270426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396028210726584">
                <text:p>0.000003960282107265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64312993203276">
                <text:p>0.0001643129932032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4898194457807">
                <text:p>0.001748981944578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01475271719183">
                <text:p>0.0101475271719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282308662722215">
                <text:p>0.0000282308662722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02251120239109">
                <text:p>0.0002022511202391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11755824239093">
                <text:p>0.003117558242390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27068223113462">
                <text:p>0.0227068223113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78500514101203">
                <text:p>0.8785005141012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181367550257428">
                <text:p>0.00001813675502574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78626728069846">
                <text:p>0.0178626728069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219545135184">
                <text:p>0.602195451351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5222545413522">
                <text:p>0.01752225454135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31113617385106">
                <text:p>0.03311136173851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0873390939158">
                <text:p>0.0108733909391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7571783176153">
                <text:p>0.01175717831761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844239908033">
                <text:p>0.171844239908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9705492851938">
                <text:p>0.469705492851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888523394878454">
                <text:p>0.0008885233948784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04329529136207">
                <text:p>0.6043295291362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70438826042522">
                <text:p>0.03704388260425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159675297701">
                <text:p>0.21159675297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30235287283398">
                <text:p>0.000330235287283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183723773684823">
                <text:p>0.0000183723773684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987912014325473">
                <text:p>0.00009879120143254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00346934548997">
                <text:p>0.500346934548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7427387063545">
                <text:p>0.6874273870635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291094883116507">
                <text:p>0.00002910948831165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39141659545436">
                <text:p>0.5391416595454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3002939819009">
                <text:p>0.543002939819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16182192698601">
                <text:p>0.4161821926986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162480183629907">
                <text:p>0.00001624801836299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251788716926633">
                <text:p>0.00002517887169266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909431416065">
                <text:p>0.139094314160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182171241754832">
                <text:p>0.0000182171241754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6413402139409">
                <text:p>0.3264134021394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907724172941375">
                <text:p>0.0907724172941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18902708507955">
                <text:p>0.5189027085079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148640431367973">
                <text:p>0.0000148640431367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274358385698">
                <text:p>0.0022743583856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54417120427695">
                <text:p>0.04544171204276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20378029174707">
                <text:p>0.001203780291747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902703796338526">
                <text:p>0.000009027037963385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65290727661525">
                <text:p>0.00365290727661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66364290247867">
                <text:p>0.03663642902478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35392516488194">
                <text:p>0.0835392516488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205390498138367">
                <text:p>0.0000205390498138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40048413216284">
                <text:p>0.3400484132162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4459098837474">
                <text:p>0.3944590988374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219575190475287">
                <text:p>0.00002195751904752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12724661754721">
                <text:p>0.0812724661754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0627046466606">
                <text:p>0.5006270464666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49385946617858">
                <text:p>0.4493859466178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858350030366255">
                <text:p>0.008583500303662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74298513059322">
                <text:p>0.01742985130593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631817885821275">
                <text:p>0.00631817885821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212962060927921">
                <text:p>0.00002129620609279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16273446255629">
                <text:p>0.0000162734462556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55497299071786">
                <text:p>0.00755497299071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59506002712762">
                <text:p>0.01595060027127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4087359581753">
                <text:p>0.0340873595817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533518777663355">
                <text:p>0.000533518777663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420907537969698">
                <text:p>0.00420907537969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77449786678069">
                <text:p>0.0677449786678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1690084618337">
                <text:p>0.5716900846183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21094835602357">
                <text:p>0.07210948356023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218381659706378">
                <text:p>0.0000218381659706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5588756124677">
                <text:p>0.01555887561246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42694821142328">
                <text:p>0.004426948211423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33487907432173">
                <text:p>0.04334879074321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84134552978607">
                <text:p>0.03841345529786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65045580042406">
                <text:p>0.265045580042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15490556841755">
                <text:p>0.0000154905568417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64898659423124">
                <text:p>0.02648986594231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10661397069415">
                <text:p>0.00510661397069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16228417588728">
                <text:p>0.8162284175887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04170445039096">
                <text:p>0.08041704450390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826133174627984">
                <text:p>0.0008261331746279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848720195394869">
                <text:p>0.0008487201953948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94990024624663">
                <text:p>0.1949900246246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15452995440962">
                <text:p>0.0215452995440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7006443667429">
                <text:p>0.1870064436674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46662055279174">
                <text:p>0.4466620552791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397537226993362">
                <text:p>0.0000397537226993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3235927981961">
                <text:p>0.2332359279819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236084979856266">
                <text:p>0.00002360849798562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253304053858207">
                <text:p>0.00002533040538582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18826196793414">
                <text:p>0.09188261967934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334783466266">
                <text:p>0.21334783466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47777989318573">
                <text:p>0.3477779893185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210753155653122">
                <text:p>0.0000210753155653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84073908431817">
                <text:p>0.05840739084318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9605572576677">
                <text:p>0.00696055725766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19849311423951">
                <text:p>0.4198493114239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32881574080407">
                <text:p>0.04328815740804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94162489107645">
                <text:p>0.02941624891076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241668604393756">
                <text:p>0.00002416686043937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12812896343039">
                <text:p>0.005128128963430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351109329957897">
                <text:p>0.0000351109329957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949395899444542">
                <text:p>0.009493958994445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6469770838344">
                <text:p>0.2364697708383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156940953297069">
                <text:p>0.00001569409532970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163532348085711">
                <text:p>0.00001635323480857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58522689345269">
                <text:p>0.02585226893452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11635436764245">
                <text:p>0.0000116354367642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958692321851621">
                <text:p>0.009586923218516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78641558247574">
                <text:p>0.01786415582475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12033618343262">
                <text:p>0.04120336183432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39958919944797">
                <text:p>0.04399589199447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36746158627645">
                <text:p>0.4367461586276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806469548379843">
                <text:p>0.008064695483798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877047121208129">
                <text:p>0.00877047121208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39051631903562">
                <text:p>0.2390516319035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0405472779553">
                <text:p>0.2604054727795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18404895767321">
                <text:p>0.0000184048957673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55435661393652">
                <text:p>0.001554356613936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268746301831344">
                <text:p>0.0000268746301831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37157480253993">
                <text:p>0.0001371574802539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313499785802032">
                <text:p>0.00003134997858020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134401033559349">
                <text:p>0.00001344010335593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3381946486139">
                <text:p>0.103381946486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150441257205357">
                <text:p>0.001504412572053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234019672861">
                <text:p>0.122340196728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92225146137945">
                <text:p>0.0492225146137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67232732611795">
                <text:p>0.0167232732611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48524000393872">
                <text:p>0.000448524000393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96495582564908">
                <text:p>0.06964955825649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6462603142226">
                <text:p>0.3364626031422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902682803697961">
                <text:p>0.0009026828036979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89452203583498">
                <text:p>0.003894522035834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27426588230342">
                <text:p>0.00027426588230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49088568223854">
                <text:p>0.03490885682238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06101740061107">
                <text:p>0.002061017400611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935956227404">
                <text:p>0.29935956227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37679841942816">
                <text:p>0.09376798419428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6368540792387">
                <text:p>0.363685407923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38556424723604">
                <text:p>0.008385564247236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50475836927469">
                <text:p>0.01504758369274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10554953203528">
                <text:p>0.03105549532035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02993342320356">
                <text:p>0.000102993342320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53251554745508">
                <text:p>0.06532515547455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73808558661056">
                <text:p>0.06738085586610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361501129957963">
                <text:p>0.000361501129957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58163705142687">
                <text:p>0.5581637051426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5084197687859">
                <text:p>0.0050841976878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21180272040107">
                <text:p>0.06211802720401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69624529566227">
                <text:p>0.4696245295662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74474039628824">
                <text:p>0.174474039628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21427186532944">
                <text:p>0.01214271865329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325431485643936">
                <text:p>0.0003254314856439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249197614872207">
                <text:p>0.00002491976148722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13867923538346">
                <text:p>0.02138679235383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178222468062275">
                <text:p>0.00001782224680622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40231474908015">
                <text:p>0.04402314749080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24672194694149">
                <text:p>0.2246721946941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31390610035061">
                <text:p>0.03313906100350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47766706859227">
                <text:p>0.0001477667068592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925411138448">
                <text:p>0.1259254111384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39278467590118">
                <text:p>0.004392784675901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871121199876675">
                <text:p>0.00008711211998766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41769657892144">
                <text:p>0.4417696578921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89483658438972">
                <text:p>0.01894836584389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57569938140723">
                <text:p>0.003575699381407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23456615172972">
                <text:p>0.0005234566151729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17940190887">
                <text:p>0.002688179401908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384338401098">
                <text:p>0.293843384010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758854241176483">
                <text:p>0.007588542411764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221667764910327">
                <text:p>0.00002216677649103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253034054840735">
                <text:p>0.0002530340548407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397010940476004">
                <text:p>0.0003970109404760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03368664941062">
                <text:p>0.05033686649410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60434289678248">
                <text:p>0.6604342896782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70753498994133">
                <text:p>0.03707534989941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83575238218664">
                <text:p>0.283575238218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099841110692">
                <text:p>0.0070998411106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54234390563699">
                <text:p>0.03542343905636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71417513093077">
                <text:p>0.0007714175130930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45064334909915">
                <text:p>0.1450643349099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47676742836707">
                <text:p>0.005476767428367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773160923127083">
                <text:p>0.00773160923127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750428685116437">
                <text:p>0.007504286851164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10078375391747">
                <text:p>0.05100783753917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229889014482536">
                <text:p>0.000229889014482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275747164123176">
                <text:p>0.00002757471641231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150015361725515">
                <text:p>0.00001500153617255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116980814009806">
                <text:p>0.001169808140098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58097769322259">
                <text:p>0.01580977693222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45656807628948">
                <text:p>0.08456568076289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227516346059646">
                <text:p>0.00002275163460596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41905678345589">
                <text:p>0.4419056783455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202705571658293">
                <text:p>0.00002027055716582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33962574623455">
                <text:p>0.00133962574623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96591976614795">
                <text:p>0.06965919766147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12273286338245">
                <text:p>0.00212273286338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58942495654874">
                <text:p>0.0005589424956548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1280830127469">
                <text:p>0.412808301274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337917656621715">
                <text:p>0.0003379176566217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00382881517403">
                <text:p>0.07003828815174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174596313954759">
                <text:p>0.00001745963139547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6771513275965">
                <text:p>0.0967715132759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237640106233734">
                <text:p>0.00002376401062337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32072024125574">
                <text:p>0.3320720241255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96169342281906">
                <text:p>0.005961693422819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47316246183109">
                <text:p>0.02473162461831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14902889524958">
                <text:p>0.0000149028895249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543681126924465">
                <text:p>0.005436811269244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97129609404971">
                <text:p>0.2971296094049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778137734839113">
                <text:p>0.07781377348391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861949627667231">
                <text:p>0.008619496276672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05919941438995">
                <text:p>0.03059199414389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0664189823607">
                <text:p>0.7306641898236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39089523059606">
                <text:p>0.03390895230596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20429481830174">
                <text:p>0.04204294818301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7391555398832">
                <text:p>0.0001573915553988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20753658119391">
                <text:p>0.0000207536581193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163165129656495">
                <text:p>0.001631651296564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127489897804404">
                <text:p>0.00001274898978044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71821345307342">
                <text:p>0.006718213453073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821396275914146">
                <text:p>0.08213962759141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673001244745689">
                <text:p>0.006730012447456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79234958999181">
                <text:p>0.01792349589991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42200427998122">
                <text:p>0.00242200427998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34896023359655">
                <text:p>0.0134896023359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80881474217272">
                <text:p>0.001808814742172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88228916583768">
                <text:p>0.004882289165837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6033693207615">
                <text:p>0.3860336932076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44897633068361">
                <text:p>0.02448976330683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87541374115501">
                <text:p>0.0087541374115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128855987526503">
                <text:p>0.00001288559875265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42385159019111">
                <text:p>0.002423851590191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50995524023732">
                <text:p>0.01509955240237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9405008901884">
                <text:p>0.00194050089018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32758554240652">
                <text:p>0.002327585542406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07598976516412">
                <text:p>0.3075989765164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823266536373528">
                <text:p>0.008232665363735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237321071805902">
                <text:p>0.00002373210718059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35905697108432">
                <text:p>0.06359056971084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58469136375967">
                <text:p>0.05584691363759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223586132332732">
                <text:p>0.0002235861323327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86393698898104">
                <text:p>0.0286393698898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3231025787112">
                <text:p>0.0023231025787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04734369910325">
                <text:p>0.01047343699103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27101467589796">
                <text:p>0.227101467589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19866931316891">
                <text:p>0.07198669313168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104986864794647">
                <text:p>0.00001049868647946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04884013326639">
                <text:p>0.03048840133266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97667540843838">
                <text:p>0.001976675408438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67017230860968">
                <text:p>0.001670172308609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501238630484941">
                <text:p>0.005012386304849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41163085101445">
                <text:p>0.2411630851014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6861743822338">
                <text:p>0.568617438223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361669053965003">
                <text:p>0.00003616690539650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115676725827424">
                <text:p>0.00001156767258274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312115981182989">
                <text:p>0.00003121159811829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896424199225289">
                <text:p>0.008964241992252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3855315352414">
                <text:p>0.0034385531535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133993533241876">
                <text:p>0.00001339935332418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85827501906987">
                <text:p>0.008858275019069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872440781973904">
                <text:p>0.008724407819739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61469490294255">
                <text:p>0.01614694902942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73795114855236">
                <text:p>0.004737951148552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62140802666659">
                <text:p>0.0001621408026666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565789682262392">
                <text:p>0.005657896822623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242018255301983">
                <text:p>0.002420182553019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254801008537515">
                <text:p>0.00002548010085375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193433940232916">
                <text:p>0.00001934339402329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022249924417">
                <text:p>0.30222499244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67217452419119">
                <text:p>0.004672174524191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10327763509548">
                <text:p>0.01103277635095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38535361332922">
                <text:p>0.08385353613329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309608573205335">
                <text:p>0.000309608573205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20619060460866">
                <text:p>0.5206190604608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981005971068228">
                <text:p>0.0009810059710682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70096060456766">
                <text:p>0.2700960604567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46454052960375">
                <text:p>0.0346454052960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559500399087233">
                <text:p>0.0005595003990872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3597122776412">
                <text:p>0.0033597122776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283576706663003">
                <text:p>0.0000283576706663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462792072944067">
                <text:p>0.00004627920729440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32317442680066">
                <text:p>0.0132317442680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6656151159117">
                <text:p>0.0066561511591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30066087067851">
                <text:p>0.02300660870678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48409247616266">
                <text:p>0.0148409247616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215296395064127">
                <text:p>0.00002152963950641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886003296785569">
                <text:p>0.008860032967855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28455736316504">
                <text:p>0.3284557363165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34036827052501">
                <text:p>0.01340368270525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521100143172008">
                <text:p>0.05211001431720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05555164265209">
                <text:p>0.0105555164265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37590282601296">
                <text:p>0.0007375902826012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10969116656049">
                <text:p>0.04109691166560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136181902522414">
                <text:p>0.00001361819025224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24211509654556">
                <text:p>0.6242115096545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31045221041742">
                <text:p>0.01310452210417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580448569396139">
                <text:p>0.000005804485693961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4609917816585">
                <text:p>0.02546099178165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38088122942671">
                <text:p>0.01380881229426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9935462241581">
                <text:p>0.9999354622415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464533340597242">
                <text:p>0.0004645333405972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646327200738203">
                <text:p>0.0006463272007382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33119993107367">
                <text:p>0.2331199931073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478593497625566">
                <text:p>0.0004785934976255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288792245715634">
                <text:p>0.002887922457156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32988548672387">
                <text:p>0.1329885486723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265841472779908">
                <text:p>0.002658414727799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01403668852529">
                <text:p>0.0007014036688525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184895980317379">
                <text:p>0.00001848959803173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1988052082448">
                <text:p>0.1119880520824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740061192366282">
                <text:p>0.007400611923662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26621606812905">
                <text:p>0.02266216068129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08419388181935">
                <text:p>0.01084193881819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87730308713549">
                <text:p>0.01877303087135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03865526880672">
                <text:p>0.003038655268806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4385139788957">
                <text:p>0.0143851397889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68245688567997">
                <text:p>0.668245688567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48808717936396">
                <text:p>0.1488087179363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65628864055807">
                <text:p>0.02656288640558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208172017272489">
                <text:p>0.00002081720172724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17538084637479">
                <text:p>0.2175380846374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50665220830629">
                <text:p>0.2506652208306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422784977753604">
                <text:p>0.0004227849777536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65652281873469">
                <text:p>0.04656522818734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25635418845404">
                <text:p>0.2256354188454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129602309015451">
                <text:p>0.00001296023090154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6943922402046">
                <text:p>0.0169439224020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05864261748607">
                <text:p>0.6058642617486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9112559615311">
                <text:p>0.049112559615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14721652351855">
                <text:p>0.0714721652351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0872210977953">
                <text:p>0.5708722109779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77829451041507">
                <text:p>0.8778294510415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80756717390435">
                <text:p>0.2807567173904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577946844404543">
                <text:p>0.05779468444045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16465374358937">
                <text:p>0.7164653743589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251968162789854">
                <text:p>0.00002519681627898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228871358856058">
                <text:p>0.00002288713588560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204926981580653">
                <text:p>0.00204926981580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'4doc-topics'.D1:'4doc-topics'.D493" chart:data-source-has-labels="row" svg:x="0.32cm" svg:y="0.18cm" svg:width="13.6cm" svg:height="8.64cm">
          <chart:coordinate-region svg:x="1.047cm" svg:y="0.301cm" svg:width="12.873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doc-topics'.D2:'4doc-topics'.D493" chart:label-cell-address="'4doc-topics'.D1:'4doc-topics'.D1" chart:class="chart:bar">
            <chart:data-point chart:repeated="4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ela</text:p>
                <draw:g>
                  <svg:desc>'4doc-topics'.D1:'4doc-topic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2854788639058">
                <text:p>0.962854788639058</text:p>
                <draw:g>
                  <svg:desc>'4doc-topics'.D2:'4doc-topics'.D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0308554889809">
                <text:p>0.0450308554889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051386423634">
                <text:p>0.992051386423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607034452015">
                <text:p>0.86607034452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4155917668206">
                <text:p>0.434155917668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4276869410963">
                <text:p>0.774276869410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2962683404702">
                <text:p>0.172962683404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487304767198">
                <text:p>0.0108487304767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5799296276897">
                <text:p>0.0145799296276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1539465692031">
                <text:p>0.981539465692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2717162993736">
                <text:p>0.562717162993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4832326429094">
                <text:p>0.484832326429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8204095539595">
                <text:p>0.668204095539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1034120898569">
                <text:p>0.241034120898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2730980208032">
                <text:p>0.962730980208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0340317072053">
                <text:p>0.270340317072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7295421045963">
                <text:p>0.857295421045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9610769671105">
                <text:p>0.829610769671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33514913168588">
                <text:p>0.933514913168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64188871384">
                <text:p>0.9064188871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5987979570021">
                <text:p>0.695987979570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008694157054">
                <text:p>0.1020086941570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5279465458214">
                <text:p>0.645279465458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3494318532338">
                <text:p>0.113494318532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821981726264">
                <text:p>0.21821981726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9739501453523">
                <text:p>0.949739501453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7157082111782">
                <text:p>0.6471570821117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8581360315393">
                <text:p>0.438581360315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3140440044276">
                <text:p>0.413140440044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1581905772097">
                <text:p>0.56158190577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172573111937">
                <text:p>0.61172573111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59937633643673">
                <text:p>0.559937633643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34036315109793">
                <text:p>0.634036315109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1964423078573">
                <text:p>0.931964423078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4782631047503">
                <text:p>0.494782631047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9455806860909">
                <text:p>0.31945580686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5185805506524">
                <text:p>0.865185805506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4109586723972">
                <text:p>0.744109586723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4300160526786">
                <text:p>0.884300160526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6648876753359">
                <text:p>0.676648876753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1871223433514">
                <text:p>0.91871223433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252258129235">
                <text:p>0.21252258129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8346265185643">
                <text:p>0.1083462651856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5824141676511">
                <text:p>0.695824141676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5271419473445">
                <text:p>0.945271419473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5141122499619">
                <text:p>0.0195141122499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0702161339235">
                <text:p>0.940702161339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40241358435476">
                <text:p>0.0740241358435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3692561403242">
                <text:p>0.723692561403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24812298916213">
                <text:p>0.0324812298916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8403102071758">
                <text:p>0.448403102071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5314541158953">
                <text:p>0.1453145411589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7068621134812">
                <text:p>0.887068621134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7822793195976">
                <text:p>0.857822793195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0697904551061">
                <text:p>0.940697904551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1138307525263">
                <text:p>0.861138307525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50029230624443">
                <text:p>0.850029230624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5711486683486">
                <text:p>0.595711486683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5699990295229">
                <text:p>0.905699990295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6451724841535">
                <text:p>0.9464517248415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559691474587">
                <text:p>0.91559691474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8723403813038">
                <text:p>0.908723403813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398163743552">
                <text:p>0.838398163743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4158206281666">
                <text:p>0.264158206281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3506487209305">
                <text:p>0.933506487209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0949695158213">
                <text:p>0.170949695158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6127865750915">
                <text:p>0.0336127865750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3336098438922">
                <text:p>0.243336098438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9219609229553">
                <text:p>0.929219609229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08038085140232">
                <text:p>0.0508038085140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4349086936196">
                <text:p>0.404349086936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20349101147041">
                <text:p>0.0620349101147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44226905759054">
                <text:p>0.01442269057590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696616421887">
                <text:p>0.36696616421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903385303494">
                <text:p>0.25903385303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454342373623">
                <text:p>0.89454342373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0926068627152">
                <text:p>0.300926068627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3820921383225">
                <text:p>0.193820921383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6851936512768">
                <text:p>0.356851936512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3899293551273">
                <text:p>0.563899293551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9133707608705">
                <text:p>0.2991337076087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1641810663276">
                <text:p>0.591641810663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53501473263437">
                <text:p>0.6535014732634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7815084761478">
                <text:p>0.16781508476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7871394574533">
                <text:p>0.857871394574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2758199943239">
                <text:p>0.122758199943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9190670929474">
                <text:p>0.229190670929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8663331021746">
                <text:p>0.9386633310217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0274994126301">
                <text:p>0.3102749941263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63841013462">
                <text:p>0.2463841013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11326992718144">
                <text:p>0.00811326992718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467922310765">
                <text:p>0.274679223107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8323551442219">
                <text:p>0.128323551442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7734959294759">
                <text:p>0.7077349592947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0712317462591">
                <text:p>0.470712317462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2842979962306">
                <text:p>0.872842979962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22293115352746">
                <text:p>0.222293115352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4469366937613">
                <text:p>0.29446936693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9027560907475">
                <text:p>0.939027560907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2719528644641">
                <text:p>0.522719528644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7475863225785">
                <text:p>0.337475863225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0984893802643">
                <text:p>0.790984893802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8566154683275">
                <text:p>0.788566154683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5091650570211">
                <text:p>0.195091650570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0265449162293">
                <text:p>0.810265449162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33092645734476">
                <text:p>0.9330926457344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09804847916057">
                <text:p>0.0509804847916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87529090508621">
                <text:p>0.8875290905086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36151517904862">
                <text:p>0.936151517904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5387755475188">
                <text:p>0.2153877554751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8847717848521">
                <text:p>0.148847717848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7394469117965">
                <text:p>0.5173944691179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6924396634472">
                <text:p>0.236924396634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2285019849367">
                <text:p>0.432285019849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3865537585151">
                <text:p>0.93865537585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6765666618488">
                <text:p>0.596765666618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08526560352488">
                <text:p>0.6085265603524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5118957680273">
                <text:p>0.905118957680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5649341028964">
                <text:p>0.535649341028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2545981090934">
                <text:p>0.8725459810909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578147009404">
                <text:p>0.605781470094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5985340974101">
                <text:p>0.8859853409741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94398993921599">
                <text:p>0.7943989939215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1129990992072">
                <text:p>0.961129990992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9777171372915">
                <text:p>0.1697771713729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4781904057562">
                <text:p>0.254781904057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0225863439519">
                <text:p>0.9602258634395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8711227702305">
                <text:p>0.638711227702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0369853222153">
                <text:p>0.9503698532221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187092548478">
                <text:p>0.20187092548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17771562133681">
                <text:p>0.317771562133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4290870103127">
                <text:p>0.374290870103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31654614357165">
                <text:p>0.09316546143571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7248188022614">
                <text:p>0.867248188022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3474298013027">
                <text:p>0.903474298013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9695012060085">
                <text:p>0.159695012060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3726257297598">
                <text:p>0.6837262572975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50813492319871">
                <text:p>0.950813492319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0812232263585">
                <text:p>0.908122322635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1788290327422">
                <text:p>0.871788290327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9060398434488">
                <text:p>0.1490603984344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23432024509">
                <text:p>0.36234320245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9318112250455">
                <text:p>0.539318112250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4917362492886">
                <text:p>0.94917362492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40284376636423">
                <text:p>0.940284376636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7394477300115">
                <text:p>0.517394477300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4612932298656">
                <text:p>0.374612932298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2591220798292">
                <text:p>0.1825912207982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0201520074631">
                <text:p>0.4902015200746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3153172982648">
                <text:p>0.373153172982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3484111869585">
                <text:p>0.473484111869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9697296338631">
                <text:p>0.779697296338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07995474119307">
                <text:p>0.8079954741193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7945837180956">
                <text:p>0.8879458371809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54383841711377">
                <text:p>0.8543838417113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7236901414791">
                <text:p>0.7472369014147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4133794144441">
                <text:p>0.74133794144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1843546251892">
                <text:p>0.4518435462518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4483694207539">
                <text:p>0.974483694207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98512488004321">
                <text:p>0.898512488004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5358225592927">
                <text:p>0.85358225592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17671234074762">
                <text:p>0.0317671234074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87366265403821">
                <text:p>0.0287366265403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4417248655733">
                <text:p>0.054417248655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7501136320016">
                <text:p>0.0775011363200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13504643266022">
                <text:p>0.0813504643266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054426471709">
                <text:p>0.270544264717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6969687763692">
                <text:p>0.1969696877636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30596371978687">
                <text:p>0.03305963719786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0404372910832">
                <text:p>0.700404372910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4232042914805">
                <text:p>0.0164232042914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5972793609561">
                <text:p>0.09059727936095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162986826131">
                <text:p>0.015162986826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24920106325921">
                <text:p>0.1249201063259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885829700508">
                <text:p>0.979885829700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4745385460347">
                <text:p>0.244745385460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4164814059815">
                <text:p>0.804164814059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3239728999433">
                <text:p>0.4432397289994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28593697635058">
                <text:p>0.02285936976350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7619784674993">
                <text:p>0.01776197846749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5611722428145">
                <text:p>0.0956117224281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528438125904">
                <text:p>0.345284381259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232955049631">
                <text:p>0.252329550496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41453610207333">
                <text:p>0.0141453610207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5420240566842">
                <text:p>0.3354202405668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12223774345661">
                <text:p>0.412223774345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7290038849944">
                <text:p>0.1172900388499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36500704954108">
                <text:p>0.0436500704954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11946899351118">
                <text:p>0.00311946899351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73016479760209">
                <text:p>0.2730164797602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58561365016869">
                <text:p>0.02585613650168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655974013064">
                <text:p>0.59655974013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3248261630599">
                <text:p>0.1332482616305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5016109236226">
                <text:p>0.255016109236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2590596068372">
                <text:p>0.0112590596068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57620037056212">
                <text:p>0.01576200370562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16066573771925">
                <text:p>0.816066573771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78845985885693">
                <text:p>0.02788459858856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5735607950447">
                <text:p>0.1457356079504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50315863027796">
                <text:p>0.9503158630277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52142846693817">
                <text:p>0.3521428466938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56422335984623">
                <text:p>0.7564223359846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24219021497">
                <text:p>0.90242190214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5428871803086">
                <text:p>0.2354288718030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5246947162299">
                <text:p>0.452469471622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58868772897806">
                <text:p>0.01588687728978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77140040802342">
                <text:p>0.04771400408023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8710821713029">
                <text:p>0.358710821713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572934579261">
                <text:p>0.275729345792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4225024460512">
                <text:p>0.9342250244605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2576770904277">
                <text:p>0.8425767709042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6806326856524">
                <text:p>0.9368063268565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50145552918691">
                <text:p>0.9501455529186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71310626520571">
                <text:p>0.1713106265205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22981430394619">
                <text:p>0.9229814303946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51840870119319">
                <text:p>0.351840870119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3696171051111">
                <text:p>0.8836961710511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2431251688621">
                <text:p>0.9724312516886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8778036433688">
                <text:p>0.868778036433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41490498807928">
                <text:p>0.841490498807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04796394228627">
                <text:p>0.3047963942286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6593727914621">
                <text:p>0.376593727914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06054465920603">
                <text:p>0.4060544659206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26390574702762">
                <text:p>0.9263905747027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04660828847611">
                <text:p>0.9046608288476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09537118375572">
                <text:p>0.9095371183755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6409834440068">
                <text:p>0.9364098344400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151927943155">
                <text:p>0.591519279431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51921804854489">
                <text:p>0.851921804854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37851448409475">
                <text:p>0.8378514484094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2827873649776">
                <text:p>0.132827873649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8455332749572">
                <text:p>0.1684553327495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7557844775081">
                <text:p>0.1475578447750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1701097317134">
                <text:p>0.251701097317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6206782346722">
                <text:p>0.386206782346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5769396754134">
                <text:p>0.615769396754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70040578027715">
                <text:p>0.04700405780277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51766567763279">
                <text:p>0.0851766567763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204235603147">
                <text:p>0.32042356031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50265614689358">
                <text:p>0.8502656146893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06635980879394">
                <text:p>0.6066359808793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49773529013341">
                <text:p>0.03497735290133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8851851306051">
                <text:p>0.01388518513060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8603612372329">
                <text:p>0.108603612372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90478278273844">
                <text:p>0.690478278273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25006783817654">
                <text:p>0.4250067838176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05477603630033">
                <text:p>0.9054776036300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12514891337638">
                <text:p>0.7125148913376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73296406471571">
                <text:p>0.0373296406471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02515287577893">
                <text:p>0.5025152875778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35906056343776">
                <text:p>0.5359060563437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69348608349723">
                <text:p>0.8693486083497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55865999153013">
                <text:p>0.9558659991530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25658767701844">
                <text:p>0.07256587677018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4421393770247">
                <text:p>0.224421393770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2239679531759">
                <text:p>0.202239679531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27004466445529">
                <text:p>0.627004466445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61639487718598">
                <text:p>0.761639487718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5498894937207">
                <text:p>0.1554988949372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5519953368548">
                <text:p>0.8955199533685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71373292412811">
                <text:p>0.2713732924128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48126671375637">
                <text:p>0.4481266713756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66514444912417">
                <text:p>0.9665144449124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3322328117079">
                <text:p>0.1433223281170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94386125618121">
                <text:p>0.8943861256181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09472756869">
                <text:p>0.45094727568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53970537483873">
                <text:p>0.9539705374838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0359109878508">
                <text:p>0.8303591098785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1331168169246">
                <text:p>0.713311681692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795379054177">
                <text:p>0.57953790541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80838096388777">
                <text:p>0.1808380963887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0747393232556">
                <text:p>0.8807473932325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7946778597007">
                <text:p>0.87946778597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55146805251219">
                <text:p>0.955146805251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83537378413238">
                <text:p>0.983537378413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9858338726803">
                <text:p>0.2798583387268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4731052417972">
                <text:p>0.7747310524179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47670561033462">
                <text:p>0.947670561033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7170469530278">
                <text:p>0.0171704695302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43786409167915">
                <text:p>0.9437864091679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17352358506961">
                <text:p>0.8173523585069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45256049089068">
                <text:p>0.5452560490890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48520259458783">
                <text:p>0.7485202594587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91292015585113">
                <text:p>0.4912920155851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33706491946636">
                <text:p>0.9337064919466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43459364820728">
                <text:p>0.2434593648207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13423204706629">
                <text:p>0.5134232047066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26449396803098">
                <text:p>0.9264493968030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17386041410732">
                <text:p>0.08173860414107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17537927349329">
                <text:p>0.4175379273493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09018643195419">
                <text:p>0.5090186431954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29147757166557">
                <text:p>0.4291477571665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9902266018958">
                <text:p>0.8899022660189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61913862422288">
                <text:p>0.9619138624222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4635046411358">
                <text:p>0.4946350464113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26659940603492">
                <text:p>0.4266599406034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71501454467332">
                <text:p>0.8715014544673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9184021840028">
                <text:p>0.7491840218400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04857990746304">
                <text:p>0.03048579907463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8319709791256">
                <text:p>0.1583197097912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62699379556167">
                <text:p>0.9626993795561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33040145295307">
                <text:p>0.4330401452953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24070344138742">
                <text:p>0.2240703441387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85143510482529">
                <text:p>0.02851435104825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68180742935848">
                <text:p>0.9681807429358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16528286379554">
                <text:p>0.9165282863795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0712112354">
                <text:p>0.9791607121123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1315752756181">
                <text:p>0.7613157527561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0036196861788">
                <text:p>0.990036196861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42114231322235">
                <text:p>0.9421142313222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78684798603586">
                <text:p>0.4786847986035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08661174248173">
                <text:p>0.7086611742481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7362477810032">
                <text:p>0.9373624778100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09862902960418">
                <text:p>0.8098629029604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1377149539738">
                <text:p>0.9913771495397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05961799933393">
                <text:p>0.5059617999333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56290241683632">
                <text:p>0.4562902416836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7788389819028">
                <text:p>0.877883898190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5287050706181">
                <text:p>0.8452870507061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9344147431305">
                <text:p>0.1993441474313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8193184055874">
                <text:p>0.981931840558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94628404291789">
                <text:p>0.6946284042917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06865109770311">
                <text:p>0.9068651097703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87231131924152">
                <text:p>0.9872311319241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31433944078481">
                <text:p>0.9314339440784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5443262238234">
                <text:p>0.25443262238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3193363155502">
                <text:p>0.8831933631555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62271362623395">
                <text:p>0.2622713626233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41150780382636">
                <text:p>0.9411507803826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29275040889954">
                <text:p>0.5292750408899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92532512563711">
                <text:p>0.8925325125637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46383757533779">
                <text:p>0.9463837575337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2239958914436">
                <text:p>0.822399589144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1356756413666">
                <text:p>0.8313567564136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30365282027871">
                <text:p>0.9303652820278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65077781585794">
                <text:p>0.9650777815857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64840874375349">
                <text:p>0.8648408743753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69448349452012">
                <text:p>0.369448349452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8940497863109">
                <text:p>0.9889404978631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83647996697288">
                <text:p>0.9836479966972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69113032680655">
                <text:p>0.4691130326806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17693035843763">
                <text:p>0.9176930358437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8322739539375">
                <text:p>0.858322739539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81913929033204">
                <text:p>0.4819139290332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71557472363863">
                <text:p>0.3715574723638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09317246593847">
                <text:p>0.4093172465938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64947607551921">
                <text:p>0.7649476075519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1719117080322">
                <text:p>0.6617191170803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83755201322825">
                <text:p>0.7837552013228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0921036319714">
                <text:p>0.040921036319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64012173762757">
                <text:p>0.6640121737627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00223142816424">
                <text:p>0.5002231428164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8138127106743">
                <text:p>0.9781381271067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08041090835216">
                <text:p>0.4080410908352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05594683550865">
                <text:p>0.9055946835508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15728242198284">
                <text:p>0.09157282421982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87100573057623">
                <text:p>0.8871005730576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13833900842939">
                <text:p>0.3138339008429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18567884865742">
                <text:p>0.9185678848657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88233500587625">
                <text:p>0.888233500587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8710409631239">
                <text:p>0.2287104096312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20148435742544">
                <text:p>0.4201484357425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15669102399491">
                <text:p>0.6156691023994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04182534920871">
                <text:p>0.2041825349208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8928043866929">
                <text:p>0.589280438669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25743335627367">
                <text:p>0.1257433356273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60771250786172">
                <text:p>0.1607712507861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85031407036918">
                <text:p>0.7850314070369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703164813232">
                <text:p>0.87031648132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6996384414731">
                <text:p>0.92699638441473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10442296739414">
                <text:p>0.9104422967394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8816991285816">
                <text:p>0.588169912858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3839946255327">
                <text:p>0.0138399462553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84145163558881">
                <text:p>0.01841451635588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8488360675496">
                <text:p>0.038488360675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5623968423235">
                <text:p>0.956239684232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59824538661114">
                <text:p>0.9598245386611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58848268674674">
                <text:p>0.9588482686746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59814033380397">
                <text:p>0.9598140333803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3168846454615">
                <text:p>0.1831688464546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8925872482952">
                <text:p>0.9589258724829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0764146366809">
                <text:p>0.4907641463668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88513882615026">
                <text:p>0.8885138826150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04588849051114">
                <text:p>0.104588849051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2808304052552">
                <text:p>0.0228083040525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4285267964399">
                <text:p>0.1042852679643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82064113808678">
                <text:p>0.9820641138086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37332981835744">
                <text:p>0.9373329818357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88602607668591">
                <text:p>0.8886026076685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4364905569">
                <text:p>0.1543649055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46846864656">
                <text:p>0.975468468646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84986933735259">
                <text:p>0.9849869337352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29324262523599">
                <text:p>0.9293242625235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04063552919182">
                <text:p>0.9040635529191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08279735435785">
                <text:p>0.4082797354357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0555970802471">
                <text:p>0.1505559708024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06413466034613">
                <text:p>0.606413466034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41188983285969">
                <text:p>0.9411889832859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40787939651255">
                <text:p>0.7407879396512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68414349034123">
                <text:p>0.8684143490341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76561869453898">
                <text:p>0.1765618694538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50116970473364">
                <text:p>0.9501169704733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33607070345018">
                <text:p>0.533607070345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50391461231044">
                <text:p>0.750391461231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55061891391708">
                <text:p>0.2550618913917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36119495386422">
                <text:p>0.1361194953864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06698841896399">
                <text:p>0.3066988418963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47659075587292">
                <text:p>0.9476590755872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74427583919513">
                <text:p>0.3744275839195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81199275239424">
                <text:p>0.03811992752394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50119433958979">
                <text:p>0.9501194339589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61140314202509">
                <text:p>0.9611403142025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85156349220766">
                <text:p>0.9851563492207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44560578984289">
                <text:p>0.8445605789842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28039812135293">
                <text:p>0.9280398121352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72101586065082">
                <text:p>0.9721015860650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934802886065">
                <text:p>0.109348028860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11704026630919">
                <text:p>0.9117040266309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72969870422232">
                <text:p>0.9729698704222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6359772383549">
                <text:p>0.8663597723835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6132990430747">
                <text:p>0.9961329904307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40955604952317">
                <text:p>0.3409556049523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74233128887741">
                <text:p>0.5742331288877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64620883947857">
                <text:p>0.3646208839478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61303031886594">
                <text:p>0.9613030318865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31421701537201">
                <text:p>0.8314217015372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6796039949101">
                <text:p>0.8567960399491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07926432144015">
                <text:p>0.4079264321440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65553539445206">
                <text:p>0.06655535394452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29840072421636">
                <text:p>0.7298400724216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86848724584357">
                <text:p>0.2868487245843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06740454203938">
                <text:p>0.2067404542039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03542249156473">
                <text:p>0.9035422491564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47247484743531">
                <text:p>0.1472474847435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85122436148252">
                <text:p>0.9851224361482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461858441411">
                <text:p>0.304618584414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75331307226761">
                <text:p>0.7753313072267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96327593218432">
                <text:p>0.8963275932184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7835152047749">
                <text:p>0.3378351520477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8708867097662">
                <text:p>0.1387088670976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60187803806952">
                <text:p>0.1601878038069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21260211567413">
                <text:p>0.421260211567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8931781032422">
                <text:p>0.789317810324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97037790414998">
                <text:p>0.2970377904149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35262571933246">
                <text:p>0.8352625719332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01282671201769">
                <text:p>0.6012826712017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53026711463059">
                <text:p>0.7530267114630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42235274075355">
                <text:p>0.9422352740753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7227954851968">
                <text:p>0.3372279548519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43479902459881">
                <text:p>0.8434799024598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09980555154567">
                <text:p>0.2099805551545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66180884694242">
                <text:p>0.2661808846942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53005631092392">
                <text:p>0.8530056310923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374540524563099">
                <text:p>0.00003745405245630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87941668284686">
                <text:p>0.01879416682846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23845206694001">
                <text:p>0.32384520669400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98902772505803">
                <text:p>0.6989027725058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23137759687655">
                <text:p>0.3231377596876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83321549437027">
                <text:p>0.8833215494370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00913876348334">
                <text:p>0.8009138763483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96117513031941">
                <text:p>0.8961175130319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3046021075052">
                <text:p>0.1830460210750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404125700035">
                <text:p>0.914041257000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72343869520942">
                <text:p>0.1723438695209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8420137144734">
                <text:p>0.884201371447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44532455966358">
                <text:p>0.9445324559663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534446139736">
                <text:p>0.1865344461397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49399712916877">
                <text:p>0.8493997129168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6611069446216">
                <text:p>0.866110694462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19506261123924">
                <text:p>0.1195062611239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60743200539165">
                <text:p>0.2607432005391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891529963269505">
                <text:p>0.008915299632695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75678381037204">
                <text:p>0.8756783810372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426703027052">
                <text:p>0.94267030270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04367369039903">
                <text:p>0.09043673690399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11668039841009">
                <text:p>0.6116680398410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9330018911632">
                <text:p>0.793300189116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03501589121277">
                <text:p>0.8035015891212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3636336563794">
                <text:p>0.6536363365637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31813536698573">
                <text:p>0.1318135366985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95739596214018">
                <text:p>0.8957395962140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68193387262847">
                <text:p>0.2681933872628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00944249613778">
                <text:p>0.8009442496137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25956883002423">
                <text:p>0.2259568830024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06431756717163">
                <text:p>0.4064317567171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81721993797123">
                <text:p>0.07817219937971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67144079613044">
                <text:p>0.6671440796130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27214153523407">
                <text:p>0.6272141535234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51739111258275">
                <text:p>0.1517391112582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30162119395993">
                <text:p>0.4301621193959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66179832379979">
                <text:p>0.2661798323799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75839589158874">
                <text:p>0.975839589158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4.201cm" style:legend-expansion="high" chart:style-name="ch2"/>
        <chart:plot-area chart:style-name="ch3" table:cell-range-address="'4doc-topics'.E1:'4doc-topics'.E493" chart:data-source-has-labels="row" svg:x="0.32cm" svg:y="0.18cm" svg:width="13.229cm" svg:height="8.64cm">
          <chart:coordinate-region svg:x="1.047cm" svg:y="0.301cm" svg:width="12.502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doc-topics'.E2:'4doc-topics'.E493" chart:label-cell-address="'4doc-topics'.E1:'4doc-topics'.E1" chart:class="chart:bar">
            <chart:data-point chart:repeated="4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dáctica</text:p>
                <draw:g>
                  <svg:desc>'4doc-topics'.E1:'4doc-topic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9700205937872">
                <text:p>0.00819700205937872</text:p>
                <draw:g>
                  <svg:desc>'4doc-topics'.E2:'4doc-topics'.E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247094058963">
                <text:p>0.95247094058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52631476803889">
                <text:p>0.00752631476803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2532995460225">
                <text:p>0.013253299546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0497386163563">
                <text:p>0.0440497386163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21741516059712">
                <text:p>0.00921741516059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073189961123">
                <text:p>0.01607318996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541241289907">
                <text:p>0.988541241289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7362774436415">
                <text:p>0.977362774436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93312811652388">
                <text:p>0.0000493312811652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5000479074363">
                <text:p>0.175000479074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5917883181077">
                <text:p>0.0135917883181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5898307139797">
                <text:p>0.0455898307139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0071349717466">
                <text:p>0.130071349717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9048869425094">
                <text:p>0.0119048869425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7995122535892">
                <text:p>0.0277995122535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8216665935507">
                <text:p>0.0318216665935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98531162200639">
                <text:p>0.00398531162200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2751665728315">
                <text:p>0.00272751665728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4882721761876">
                <text:p>0.037488272176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05559357614272">
                <text:p>0.000905559357614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7620166342333">
                <text:p>0.137620166342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3293625004582">
                <text:p>0.133293625004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2977037122287">
                <text:p>0.01629770371222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6124386682964">
                <text:p>0.0286124386682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577818268482434">
                <text:p>0.0000577818268482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27848949777">
                <text:p>0.001527848949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56742103829086">
                <text:p>0.00256742103829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30104488010806">
                <text:p>0.0530104488010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721729096998118">
                <text:p>0.000721729096998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54903796832103">
                <text:p>0.0954903796832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32667914972171">
                <text:p>0.0332667914972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81896252791073">
                <text:p>0.0581896252791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7929118771431">
                <text:p>0.0117929118771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508317419911972">
                <text:p>0.0000508317419911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3507907541103">
                <text:p>0.0883507907541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55450267696625">
                <text:p>0.0655450267696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5883511232637">
                <text:p>0.0295883511232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2765601890945">
                <text:p>0.0102765601890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8871309540725">
                <text:p>0.0388871309540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2038889531633">
                <text:p>0.0652038889531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8536110373902">
                <text:p>0.0278536110373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02361503581558">
                <text:p>0.802361503581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51281070894253">
                <text:p>0.0351281070894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32013740390756">
                <text:p>0.033201374039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0273998439967">
                <text:p>0.980273998439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0931763541129">
                <text:p>0.0240931763541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2336986019675">
                <text:p>0.832336986019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30856507656872">
                <text:p>0.00630856507656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2070520613629">
                <text:p>0.962070520613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1931642648379">
                <text:p>0.03419316426483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52812581566">
                <text:p>0.8052812581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80636917714379">
                <text:p>0.0480636917714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0516832833757">
                <text:p>0.0100516832833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52774238210067">
                <text:p>0.0252774238210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876084257892">
                <text:p>0.13876084257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6575534493215">
                <text:p>0.0216575534493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2313946496762">
                <text:p>0.03023139464967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0873202839797">
                <text:p>0.0908732028397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5254426159625">
                <text:p>0.0235254426159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34708083099456">
                <text:p>0.00034708083099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5798404022463">
                <text:p>0.035798404022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7221822057836">
                <text:p>0.0177221822057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80599876638803">
                <text:p>0.0780599876638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52088665799074">
                <text:p>0.05520886657990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6631817884841">
                <text:p>0.82663181788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5218466947578">
                <text:p>0.965218466947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3755661472238">
                <text:p>0.0323755661472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844238885786">
                <text:p>0.014844238885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8890394108308">
                <text:p>0.948890394108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69705690887393">
                <text:p>0.00269705690887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6972477919524">
                <text:p>0.03069724779195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0444800612498">
                <text:p>0.980444800612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70400212506528">
                <text:p>0.00970400212506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93653623081534">
                <text:p>0.693653623081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19725560728469">
                <text:p>0.00219725560728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69314620794954">
                <text:p>0.0869314620794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7682981678698">
                <text:p>0.0167682981678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9938955226711">
                <text:p>0.0519938955226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36479670955475">
                <text:p>0.00336479670955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24769640018097">
                <text:p>0.0224769640018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04107575851792">
                <text:p>0.0404107575851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6230992039726">
                <text:p>0.0626230992039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14684586239134">
                <text:p>0.0814684586239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39340620134526">
                <text:p>0.0839340620134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4244374728794">
                <text:p>0.084244374728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47169012569615">
                <text:p>0.00747169012569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692088252590427">
                <text:p>0.00069208825259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21266421387">
                <text:p>0.111521266421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22905745056643">
                <text:p>0.0222905745056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1029623631964">
                <text:p>0.991029623631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0928875939418">
                <text:p>0.0609288759394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87125920238056">
                <text:p>0.00787125920238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83028330920144">
                <text:p>0.00483028330920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7919685464984">
                <text:p>0.0817919685464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9088347054303">
                <text:p>0.0419088347054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8298233916726">
                <text:p>0.0308298233916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61981717347505">
                <text:p>0.0061981717347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46215345761179">
                <text:p>0.00346215345761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17075710419175">
                <text:p>0.0917075710419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9731152341326">
                <text:p>0.0159731152341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451882559238">
                <text:p>0.140451882559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28256166758638">
                <text:p>0.003282561667586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72696160103332">
                <text:p>0.08726961601033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7980022172571">
                <text:p>0.0207980022172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34924804746228">
                <text:p>0.009349248047462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9356298469219">
                <text:p>0.9093562984692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68862500129061">
                <text:p>0.02688625001290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8141806189086">
                <text:p>0.0481418061890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94360121029043">
                <text:p>0.00994360121029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55956089016679">
                <text:p>0.07559560890166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56260765085004">
                <text:p>0.0356260765085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6315736136897">
                <text:p>0.1563157361368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84247802474591">
                <text:p>0.0784247802474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36315718180038">
                <text:p>0.03363157181800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56890697225331">
                <text:p>0.07568906972253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0978045943846">
                <text:p>0.0809780459438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876958286969">
                <text:p>0.01876958286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7004029359085">
                <text:p>0.0247004029359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01906892828957">
                <text:p>0.0801906892828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2145843420632">
                <text:p>0.0102145843420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88162342654895">
                <text:p>0.06881623426548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137432645647">
                <text:p>0.0026137432645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9806061133116">
                <text:p>0.0189806061133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0344181342047">
                <text:p>0.430344181342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905291688711">
                <text:p>0.2029052916887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9489609159705">
                <text:p>0.01994896091597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2965774865045">
                <text:p>0.322965774865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88869647187219">
                <text:p>0.0288869647187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50668172371261">
                <text:p>0.0250668172371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0195547080829">
                <text:p>0.0180195547080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16714862928856">
                <text:p>0.116714862928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06723988965706">
                <text:p>0.9067239889657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6074218820472">
                <text:p>0.1260742188204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97331001033032">
                <text:p>0.0397331001033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56679660807909">
                <text:p>0.00256679660807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85931045982879">
                <text:p>0.05859310459828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54118378031797">
                <text:p>0.0254118378031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27911174623393">
                <text:p>0.01279111746233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901647021996242">
                <text:p>0.000901647021996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10939817200636">
                <text:p>0.04109398172006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0760658040409">
                <text:p>0.120760658040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65018595300466">
                <text:p>0.07650185953004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0172171135571">
                <text:p>0.04101721711355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56133525673251">
                <text:p>0.055613352567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76426787758969">
                <text:p>0.0776426787758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70250385853141">
                <text:p>0.01702503858531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13557015183435">
                <text:p>0.05135570151834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8042886861982">
                <text:p>0.078042886861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82124936634498">
                <text:p>0.004821249366344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78483875143776">
                <text:p>0.00378483875143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5752610005109">
                <text:p>0.105752610005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8995900983715">
                <text:p>0.1389959009837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78636576357977">
                <text:p>0.06786365763579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26234660019717">
                <text:p>0.126234660019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12915851983781">
                <text:p>0.03129158519837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2754762970364">
                <text:p>0.0127547629703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0868957258486">
                <text:p>0.520868957258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71891876999286">
                <text:p>0.0171891876999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39307140581901">
                <text:p>0.02393071405819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16735033007841">
                <text:p>0.03167350330078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7164619262025">
                <text:p>0.967164619262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6811963545025">
                <text:p>0.968119635450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28274555731">
                <text:p>0.9228274555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98174053859283">
                <text:p>0.02981740538592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16546536407623">
                <text:p>0.9165465364076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832379492817955">
                <text:p>0.00832379492817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7700272346325">
                <text:p>0.0677002723463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5140344137796">
                <text:p>0.945140344137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51298315974688">
                <text:p>0.00451298315974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2671475779897">
                <text:p>0.9726714757798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97501041474332">
                <text:p>0.89750104147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48462217866324">
                <text:p>0.0748462217866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5419633883857">
                <text:p>0.3054196338838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05454350303783">
                <text:p>0.00105454350303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42422303810464">
                <text:p>0.0842422303810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39182455777309">
                <text:p>0.0939182455777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0157826725372">
                <text:p>0.2001578267253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6777068612246">
                <text:p>0.9767770686122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2186329745475">
                <text:p>0.9821863297454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4262572533521">
                <text:p>0.904262572533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0452162867996">
                <text:p>0.120452162867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01483131221518">
                <text:p>0.0601483131221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85772737685817">
                <text:p>0.9857727376858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59835630507347">
                <text:p>0.09598356305073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37460181182116">
                <text:p>0.0437460181182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9669866844006">
                <text:p>0.0696698668440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56304214729198">
                <text:p>0.956304214729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6667253392159">
                <text:p>0.9966672533921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1557284586515">
                <text:p>0.4315572845865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4092608525469">
                <text:p>0.9740926085254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11708385240749">
                <text:p>0.0711708385240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175804487885">
                <text:p>0.501758044878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0999150005461">
                <text:p>0.0509991500054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8615034526601">
                <text:p>0.988615034526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435023694407">
                <text:p>0.979435023694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35218438451262">
                <text:p>0.002352184384512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9800055009224">
                <text:p>0.969800055009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2118854134414">
                <text:p>0.8221188541344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49219728218973">
                <text:p>0.0349219728218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4926022738887">
                <text:p>0.02849260227388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0191674845873">
                <text:p>0.1501916748458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61416892187053">
                <text:p>0.07614168921870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48179309344036">
                <text:p>0.02481793093440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3986765541032">
                <text:p>0.133986765541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84051343911784">
                <text:p>0.9840513439117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70985963295292">
                <text:p>0.8709859632952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2528267236001">
                <text:p>0.0112528267236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853357022446">
                <text:p>0.088533570224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97672632003167">
                <text:p>0.005976726320031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25542479109681">
                <text:p>0.02255424791096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48346832033344">
                <text:p>0.04483468320333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60599172789841">
                <text:p>0.0460599172789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3626202738043">
                <text:p>0.01936262027380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6639694852884">
                <text:p>0.0336639694852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26424268305516">
                <text:p>0.02264242683055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52926359271163">
                <text:p>0.0352926359271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69942790386172">
                <text:p>0.02699427903861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19737747063505">
                <text:p>0.0003197377470635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03247536160402">
                <text:p>0.05032475361604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0796967166236">
                <text:p>0.1107969671662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49503263689799">
                <text:p>0.5495032636897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60005155041311">
                <text:p>0.005600051550413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2081239680948">
                <text:p>0.042081239680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00989202956108">
                <text:p>0.0900989202956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02246206633759">
                <text:p>0.03022462066337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28483154438805">
                <text:p>0.00128483154438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660486678354094">
                <text:p>0.0660486678354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33848637149057">
                <text:p>0.0633848637149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0515178405193">
                <text:p>0.0905151784051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41058721484936">
                <text:p>0.0441058721484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47587667461303">
                <text:p>0.01475876674613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02422528485571">
                <text:p>0.04024225284855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2918591593275">
                <text:p>0.152918591593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9226195437213">
                <text:p>0.1492261954372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3327511315447">
                <text:p>0.0433275113154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31409571495203">
                <text:p>0.9314095714952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44607328288729">
                <text:p>0.4446073282887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9531205558814">
                <text:p>0.1695312055588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08835762912133">
                <text:p>0.03088357629121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0093136951728">
                <text:p>0.1600931369517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4822671333677">
                <text:p>0.9648226713336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85613668561686">
                <text:p>0.9856136685616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49544944081465">
                <text:p>0.1495449440814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729650156857086">
                <text:p>0.07296501568570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753144115254253">
                <text:p>0.0007531441152542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01711156534231">
                <text:p>0.0901711156534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70323736039201">
                <text:p>0.0770323736039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52829858582488">
                <text:p>0.02528298585824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74377816632234">
                <text:p>0.07743778166322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38473274580452">
                <text:p>0.0438473274580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33488947817605">
                <text:p>0.07334889478176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7114075677653">
                <text:p>0.02971140756776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52697211892425">
                <text:p>0.03526972118924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46946549917628">
                <text:p>0.0246946549917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770226944900906">
                <text:p>0.0770226944900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42128293462857">
                <text:p>0.02421282934628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1331335091731">
                <text:p>0.113313350917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765487705656">
                <text:p>0.06765487705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69467523596482">
                <text:p>0.0169467523596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52407787481237">
                <text:p>0.04524077874812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31970092940245">
                <text:p>0.01319700929402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02798089267855">
                <text:p>0.01027980892678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73262332154627">
                <text:p>0.05732623321546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05336543325029">
                <text:p>0.06053365433250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85968115840792">
                <text:p>0.0185968115840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44299631714643">
                <text:p>0.03442996317146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2700289155709">
                <text:p>0.1427002891557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54749173516148">
                <text:p>0.01547491735161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2170751870611">
                <text:p>0.12170751870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82447951165253">
                <text:p>0.03824479511652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29702663165129">
                <text:p>0.0129702663165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81755139034898">
                <text:p>0.0281755139034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8527129073861">
                <text:p>0.01985271290738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63744165393949">
                <text:p>0.01637441653939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11531559640835">
                <text:p>0.06115315596408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6831867425602">
                <text:p>0.1068318674256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8169813313243">
                <text:p>0.003081698133132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09089201093396">
                <text:p>0.1090892010933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75823887930669">
                <text:p>0.006758238879306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21064638587384">
                <text:p>0.0621064638587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30604468954037">
                <text:p>0.0230604468954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57436477809342">
                <text:p>0.0002574364778093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679212199248966">
                <text:p>0.00679212199248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79563691842108">
                <text:p>0.0179563691842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7030973188735">
                <text:p>0.01270309731887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23146401091213">
                <text:p>0.008231464010912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4968885922916">
                <text:p>0.0249688859229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15613639020641">
                <text:p>0.915613639020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83554562401159">
                <text:p>0.09835545624011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751132305554048">
                <text:p>0.007511323055540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7296208779483">
                <text:p>0.157296208779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74505438926329">
                <text:p>0.07745054389263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20383301578973">
                <text:p>0.02203833015789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63666789453471">
                <text:p>0.04636667894534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00470107751793">
                <text:p>0.003004701077517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68361381350518">
                <text:p>0.04683613813505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74832165957601">
                <text:p>0.002748321659576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9116218205061">
                <text:p>0.9691162182050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632998986195">
                <text:p>0.166329989861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49866998328839">
                <text:p>0.01498669983288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10272870674054">
                <text:p>0.02102728706740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55735271891368">
                <text:p>0.03557352718913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645245990468">
                <text:p>0.786452459904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89713395796037">
                <text:p>0.01897133957960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822916710024938">
                <text:p>0.00822916710024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512155169562158">
                <text:p>0.005121551695621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456054610185106">
                <text:p>0.00004560546101851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91365917655988">
                <text:p>0.009913659176559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41254598481632">
                <text:p>0.003412545984816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15310435881672">
                <text:p>0.0615310435881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54900210599647">
                <text:p>0.2549002105996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14449446770935">
                <text:p>0.06144494467709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40392114279468">
                <text:p>0.0640392114279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248663133204784">
                <text:p>0.000248663133204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6902470786603">
                <text:p>0.0169024707866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1913609140904">
                <text:p>0.1019136091409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90686193226836">
                <text:p>0.07906861932268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0802081665837">
                <text:p>0.0108020816658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725375923346858">
                <text:p>0.0007253759233468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5084178290135">
                <text:p>0.0150841782901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445374072590226">
                <text:p>0.00004453740725902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55065808735385">
                <text:p>0.08550658087353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24557083044295">
                <text:p>0.01245570830442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80543226821986">
                <text:p>0.004805432268219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25321692154728">
                <text:p>0.04253216921547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72400745878189">
                <text:p>0.01724007458781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73065816013645">
                <text:p>0.0473065816013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58675988275524">
                <text:p>0.0058675988275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96268998258249">
                <text:p>0.07962689982582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43319738890944">
                <text:p>0.007433197388909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477530120392849">
                <text:p>0.00477530120392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9890664483645">
                <text:p>0.04698906644836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47183072220727">
                <text:p>0.006471830722207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84923637976087">
                <text:p>0.05849236379760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47890794074868">
                <text:p>0.0247890794074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440455018835939">
                <text:p>0.04404550188359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987795071423">
                <text:p>0.1349877950714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07340478705717">
                <text:p>0.01073404787057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58064546979553">
                <text:p>0.01580645469795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77623861142321">
                <text:p>0.07776238611423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20942209882038">
                <text:p>0.07209422098820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33809503922933">
                <text:p>0.04338095039229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09617128369573">
                <text:p>0.05096171283695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96328248016315">
                <text:p>0.0596328248016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6014567505847">
                <text:p>0.1460145675058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66649941005005">
                <text:p>0.0166649941005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9568682190218">
                <text:p>0.1195686821902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40783355171232">
                <text:p>0.1407833551712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6618756652952">
                <text:p>0.9566187566529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19125595605538">
                <text:p>0.01191255956055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75127173851207">
                <text:p>0.03751271738512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13189496715602">
                <text:p>0.0213189496715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26920710686804">
                <text:p>0.06269207106868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3145051564756">
                <text:p>0.000131450515647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4930156883104">
                <text:p>0.144930156883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21433242556904">
                <text:p>0.01214332425569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73525619754796">
                <text:p>0.06735256197547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58743951408681">
                <text:p>0.02587439514086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2763182008117">
                <text:p>0.0827631820081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786639174501224">
                <text:p>0.0007866391745012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43997508100812">
                <text:p>0.01439975081008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0203921781363">
                <text:p>0.01802039217813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556386604894454">
                <text:p>0.05563866048944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48126717922262">
                <text:p>0.0481267179222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8385352354547">
                <text:p>0.8283853523545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416328702906862">
                <text:p>0.04163287029068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05735756728916">
                <text:p>0.01057357567289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03568232828376">
                <text:p>0.0403568232828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96337612958571">
                <text:p>0.03963376129585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1620035594167">
                <text:p>0.0316200355941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612119212863441">
                <text:p>0.06121192128634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85691462134541">
                <text:p>0.9856914621345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20302318145774">
                <text:p>0.8203023181457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16979447830446">
                <text:p>0.3169794478304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05681056173664">
                <text:p>0.01056810561736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99048614999501">
                <text:p>0.01990486149995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989310176883117">
                <text:p>0.009893101768831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37850045396764">
                <text:p>0.003378500453967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88953683977404">
                <text:p>0.688953683977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72413795005312">
                <text:p>0.02724137950053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92554295690144">
                <text:p>0.0192554295690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688191766596927">
                <text:p>0.06881917665969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86622009736066">
                <text:p>0.8866220097360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7009655443651">
                <text:p>0.9770096554436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6341169135994">
                <text:p>0.0263411691359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215892342792371">
                <text:p>0.002158923427923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93295306360821">
                <text:p>0.03932953063608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11080334498463">
                <text:p>0.01110803344984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29344436251983">
                <text:p>0.02293444362519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756312458450289">
                <text:p>0.007563124584502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49462945560265">
                <text:p>0.01494629455602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444071313503989">
                <text:p>0.004440713135039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00434101765191">
                <text:p>0.04004341017651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30245941344697">
                <text:p>0.5302459413446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35557262604917">
                <text:p>0.1355572626049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49617375591324">
                <text:p>0.07496173755913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01679496659451">
                <text:p>0.04016794966594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68320211227871">
                <text:p>0.006683202112278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65137247872998">
                <text:p>0.01651372478729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04428030567615">
                <text:p>0.1044280305676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7342409166748">
                <text:p>0.01173424091667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84624405239751">
                <text:p>0.02846244052397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61567432869675">
                <text:p>0.06615674328696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2550723819866">
                <text:p>0.1125507238198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0794825192076">
                <text:p>0.00307948251920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16370942958895">
                <text:p>0.07163709429588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79426929552499">
                <text:p>0.04794269295524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53684919503463">
                <text:p>0.004536849195034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56318831252056">
                <text:p>0.9563188312520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1828809109215">
                <text:p>0.0318288091092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33107191979801">
                <text:p>0.01331071919798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99862017855806">
                <text:p>0.006998620178558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785175418457">
                <text:p>0.027851754184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536232497998435">
                <text:p>0.05362324979984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48391127564528">
                <text:p>0.00148391127564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77706764977241">
                <text:p>0.777706764977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14603775086354">
                <text:p>0.03146037750863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09563651347243">
                <text:p>0.02095636513472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21776011662113">
                <text:p>0.1217760116621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65118039353406">
                <text:p>0.003651180393534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4000153170041">
                <text:p>0.0240001531700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98044040317068">
                <text:p>0.04980440403170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05270656157832">
                <text:p>0.1052706561578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383576286689198">
                <text:p>0.00003835762866891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17510875841269">
                <text:p>0.01175108758412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03395284209026">
                <text:p>0.003033952842090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700394514490248">
                <text:p>0.07003945144902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52180182787414">
                <text:p>0.01521801827874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324389432231943">
                <text:p>0.00003243894322319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873293154212604">
                <text:p>0.0008732931542126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73343679237414">
                <text:p>0.02733436792374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19793301129567">
                <text:p>0.08197933011295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17616633652133">
                <text:p>0.0417616633652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872025395148736">
                <text:p>0.0008720253951487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0583742034339">
                <text:p>0.0105837420343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6125168170418">
                <text:p>0.161251681704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571804155460276">
                <text:p>0.05718041554602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33779322663167">
                <text:p>0.01337793226631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527468482244421">
                <text:p>0.0005274684822444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03459890353383">
                <text:p>0.06034598903533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14268946437115">
                <text:p>0.01142689464371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02657901617886">
                <text:p>0.03026579016178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1557620439254">
                <text:p>0.11557620439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82349764455413">
                <text:p>0.0182349764455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64065408180998">
                <text:p>0.2640654081809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52700941181975">
                <text:p>0.1527009411819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0964784685626">
                <text:p>0.0109647846856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32259548319968">
                <text:p>0.03322595483199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32874176385162">
                <text:p>0.02328741763851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88844181228427">
                <text:p>0.005888441812284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309760880602994">
                <text:p>0.0003097608806029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19747902466128">
                <text:p>0.02197479024661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13756167148395">
                <text:p>0.0000137561671483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618446001075529">
                <text:p>0.06184460010755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21304209378943">
                <text:p>0.07213042093789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5885186371597">
                <text:p>0.0158851863715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47540050150691">
                <text:p>0.1475400501506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51128121031905">
                <text:p>0.03511281210319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23149750110294">
                <text:p>0.02231497501102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750888680464047">
                <text:p>0.07508886804640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66280458643474">
                <text:p>0.007662804586434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72067444701909">
                <text:p>0.04720674447019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737573745886376">
                <text:p>0.07375737458863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16443336464554">
                <text:p>0.003164433364645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64615780072683">
                <text:p>0.02646157800726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94365268190248">
                <text:p>0.01943652681902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25441549837678">
                <text:p>0.0001254415498376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12030512718238">
                <text:p>0.07120305127182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221573341289792">
                <text:p>0.002215733412897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524797805310118">
                <text:p>0.0524797805310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51069453439863">
                <text:p>0.03510694534398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57423020499445">
                <text:p>0.05574230204994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51514172396164">
                <text:p>0.05515141723961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13208400898055">
                <text:p>0.0413208400898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67086470226707">
                <text:p>0.01670864702267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51362365047859">
                <text:p>0.03513623650478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258587684909532">
                <text:p>0.002585876849095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39111516765893">
                <text:p>0.01391115167658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25013056972119">
                <text:p>0.003250130569721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7800030010678">
                <text:p>0.0178000300106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12321450160988">
                <text:p>0.05123214501609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651894208944842">
                <text:p>0.006518942089448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42535740197961">
                <text:p>0.08425357401979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399332457063383">
                <text:p>0.00399332457063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325016576247134">
                <text:p>0.03250165762471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17747687465521">
                <text:p>0.0517747687465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65462472454569">
                <text:p>0.03654624724545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91246452531077">
                <text:p>0.0791246452531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65814411239096">
                <text:p>0.01658144112390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5657732708962">
                <text:p>0.01156577327089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54106359991676">
                <text:p>0.01541063599916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'4doc-topics'.F1:'4doc-topics'.F493" chart:data-source-has-labels="row" svg:x="0.32cm" svg:y="0.18cm" svg:width="13.573cm" svg:height="8.64cm">
          <chart:coordinate-region svg:x="1.047cm" svg:y="0.301cm" svg:width="12.84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doc-topics'.F2:'4doc-topics'.F493" chart:label-cell-address="'4doc-topics'.F1:'4doc-topics'.F1" chart:class="chart:bar">
            <chart:data-point chart:repeated="4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ema</text:p>
                <draw:g>
                  <svg:desc>'4doc-topics'.F1:'4doc-topic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3163116122284">
                <text:p>0.00333163116122284</text:p>
                <draw:g>
                  <svg:desc>'4doc-topics'.F2:'4doc-topics'.F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41980317055756">
                <text:p>0.00241980317055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09537443326">
                <text:p>0.0004009537443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7308561126676">
                <text:p>0.047730856112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117267719549">
                <text:p>0.49117267719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1869411685647">
                <text:p>0.151869411685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3646907950903">
                <text:p>0.783646907950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534442485558873">
                <text:p>0.000534442485558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0420118901507">
                <text:p>0.000020420118901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5958682608115">
                <text:p>0.0165958682608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188827251884">
                <text:p>0.0666188827251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8793042750418">
                <text:p>0.478793042750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995265283151">
                <text:p>0.0212995265283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863471328771">
                <text:p>0.628863471328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2790900228375">
                <text:p>0.0202790900228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8699423235548">
                <text:p>0.148699423235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43692915879194">
                <text:p>0.0743692915879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255053009286">
                <text:p>0.157255053009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78495735866722">
                <text:p>0.00778495735866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0386156697965">
                <text:p>0.0510386156697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60147563523784">
                <text:p>0.0560147563523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8229820197691">
                <text:p>0.578229820197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2494233590507">
                <text:p>0.102494233590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0191731230355">
                <text:p>0.870191731230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1429775011603">
                <text:p>0.701429775011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171848481674">
                <text:p>0.050171848481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0697360966284">
                <text:p>0.350697360966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7117799268877">
                <text:p>0.547117799268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51597238176149">
                <text:p>0.00451597238176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7834767990626">
                <text:p>0.427834767990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353877940484">
                <text:p>0.125353877940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5502749280892">
                <text:p>0.405502749280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76057426165887">
                <text:p>0.0776057426165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72888335178279">
                <text:p>0.0472888335178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5139381850542">
                <text:p>0.505139381850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4093634683161">
                <text:p>0.104093634683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92465962028594">
                <text:p>0.0692465962028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4148178297143">
                <text:p>0.164148178297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67817545149241">
                <text:p>0.03678175451492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58726077337657">
                <text:p>0.08587260773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1285328916528">
                <text:p>0.0151285328916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8986723427757">
                <text:p>0.758986723427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5405268959441">
                <text:p>0.0165405268959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027805454858">
                <text:p>0.269027805454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2474417018633">
                <text:p>0.0212474417018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45366155629334">
                <text:p>0.000045366155629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32636539936103">
                <text:p>0.008326365399361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0182125876049">
                <text:p>0.07501821258760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6742273332346">
                <text:p>0.0196742273332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320502865199943">
                <text:p>0.0000320502865199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7385435454631">
                <text:p>0.517385435454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3560632038716">
                <text:p>0.001735606320387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1937026383237">
                <text:p>0.041937026383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508486437686">
                <text:p>0.131508486437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40060789612633">
                <text:p>0.0340060789612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65005665038371">
                <text:p>0.000065005665038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1725647633037">
                <text:p>0.101725647633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1218733670493">
                <text:p>0.341218733670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31320470240147">
                <text:p>0.00331320470240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8024160048246">
                <text:p>0.0298024160048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97114614677105">
                <text:p>0.0797114614677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4168705577734">
                <text:p>0.0194168705577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1724025430077">
                <text:p>0.141724025430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577550291246">
                <text:p>0.6577550291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03033511842374">
                <text:p>0.008030335118423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35922925431046">
                <text:p>0.00013592292543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4906496212944">
                <text:p>0.00114906496212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3974828025581">
                <text:p>0.723974828025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8150312710333">
                <text:p>0.0308150312710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4151742625467">
                <text:p>0.000284151742625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0926628302512">
                <text:p>0.560926628302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7224126283777">
                <text:p>0.9072241262837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1454164976001">
                <text:p>0.00511454164976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1500421992094">
                <text:p>0.621500421992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63821430944469">
                <text:p>0.004638214309444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94154112173756">
                <text:p>0.0394154112173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7549384580378">
                <text:p>0.587549384580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142448466532">
                <text:p>0.78142448466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82115503249151">
                <text:p>0.0282115503249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76325067761748">
                <text:p>0.0776325067761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56325466055252">
                <text:p>0.0356325466055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86851531587859">
                <text:p>0.0586851531587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58459039660741">
                <text:p>0.0858459039660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50701899797922">
                <text:p>0.7507018997979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8521378901858">
                <text:p>0.0385213789018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7285135797175">
                <text:p>0.6672851357971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3312872799356">
                <text:p>0.763312872799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43840391281215">
                <text:p>0.0543840391281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249287843297">
                <text:p>0.092492878432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1306678531742">
                <text:p>0.731306678531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41153155051867">
                <text:p>0.000841153155051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4482531205133">
                <text:p>0.644482531205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3768888766124">
                <text:p>0.863768888766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9055730586579">
                <text:p>0.249055730586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7471629445703">
                <text:p>0.4474716294457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28226126759634">
                <text:p>0.07282261267596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8203400941584">
                <text:p>0.3082034009415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4314789383094">
                <text:p>0.374314789383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51110647735235">
                <text:p>0.05511106477352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3625155357376">
                <text:p>0.383625155357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26092904454007">
                <text:p>0.626092904454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2341532573158">
                <text:p>0.0402341532573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048370743259">
                <text:p>0.20048370743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31048523058879">
                <text:p>0.0331048523058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8917629617554">
                <text:p>0.168917629617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76786035681009">
                <text:p>0.02767860356810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8619766477771">
                <text:p>0.0186197664777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6087087251869">
                <text:p>0.0126087087251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6836336381188">
                <text:p>0.0156836336381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4657881293685">
                <text:p>0.7746578812936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0659468705969">
                <text:p>0.6906594687059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6955807979317">
                <text:p>0.446955807979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06739142767674">
                <text:p>0.6067391427676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00577298246914">
                <text:p>0.00600577298246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083410185522">
                <text:p>0.017083410185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37603794486687">
                <text:p>0.01376037944866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82471628744862">
                <text:p>0.03824716287448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28996133207946">
                <text:p>0.05289961332079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1979073018118">
                <text:p>0.0131979073018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52672389222881">
                <text:p>0.0252672389222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8307810656632">
                <text:p>0.358307810656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6555035775295">
                <text:p>0.0426555035775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2975515257941">
                <text:p>0.2029755152579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12398121463362">
                <text:p>0.005123981214633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99860685600032">
                <text:p>0.3998606856000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4228145983392">
                <text:p>0.54228145983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6108746558338">
                <text:p>0.01861087465583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4132583406405">
                <text:p>0.01941325834064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03247852019236">
                <text:p>0.0203247852019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1735900807223">
                <text:p>0.771735900807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4051027117258">
                <text:p>0.6640510271172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49162060850138">
                <text:p>0.0649162060850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974984672291641">
                <text:p>0.0000974984672291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17894032918731">
                <text:p>0.006178940329187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08239321395833">
                <text:p>0.05082393213958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14775016575212">
                <text:p>0.414775016575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57656845306965">
                <text:p>0.257656845306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70658215882375">
                <text:p>0.0170658215882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767732799170574">
                <text:p>0.0767732799170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7292980935871">
                <text:p>0.127292980935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2395067380194">
                <text:p>0.8023950673801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58334163909045">
                <text:p>0.00258334163909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72318124411115">
                <text:p>0.0772318124411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395131241147">
                <text:p>0.001243951312411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35706051357265">
                <text:p>0.003357060513572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54889579489417">
                <text:p>0.0754889579489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08344360068095">
                <text:p>0.608344360068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6030457060791">
                <text:p>0.7660304570607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1737543346451">
                <text:p>0.4317375433464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5159391483303">
                <text:p>0.595159391483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15532674469205">
                <text:p>0.5155326744692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58711054527979">
                <text:p>0.0858711054527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17402119387149">
                <text:p>0.0317402119387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1769548452663">
                <text:p>0.0441769548452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3532989267369">
                <text:p>0.01935329892673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1144558959788">
                <text:p>0.221144558959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5903335303119">
                <text:p>0.245903335303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71231834964186">
                <text:p>0.02712318349641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57813614795386">
                <text:p>0.00657813614795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74092707655701">
                <text:p>0.0674092707655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4716009903674">
                <text:p>0.1147160099036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866006210260182">
                <text:p>0.000866006210260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261797669765858">
                <text:p>0.00002617976697658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484734598204">
                <text:p>0.0000484734598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1809441928528">
                <text:p>0.0141809441928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0848625107492">
                <text:p>0.0020848625107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03269267547746">
                <text:p>0.703269267547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3134588538143">
                <text:p>0.1331345885381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27776412298309">
                <text:p>0.00427776412298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197128219091">
                <text:p>0.261971282190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31928989464571">
                <text:p>0.0000319289894645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44500847096752">
                <text:p>0.000144500847096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38146551479204">
                <text:p>0.738146551479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99547669382835">
                <text:p>0.0999547669382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81711034015761">
                <text:p>0.01817110340157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66828550223991">
                <text:p>0.0666828550223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48730577582018">
                <text:p>0.0648730577582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5005691298185">
                <text:p>0.1450056912981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333263369644713">
                <text:p>0.0000333263369644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333194096572838">
                <text:p>0.00003331940965728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269138369016408">
                <text:p>0.00002691383690164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39165213239674">
                <text:p>0.03391652132396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947493179927785">
                <text:p>0.00009474931799277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527918051386033">
                <text:p>0.00005279180513860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4545368369869">
                <text:p>0.02945453683698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02726771711802">
                <text:p>0.001027267717118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6857901607449">
                <text:p>0.3968579016074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294667570286402">
                <text:p>0.00002946675702864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88098742637139">
                <text:p>0.000188098742637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56331921492626">
                <text:p>0.156331921492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330378486685021">
                <text:p>0.0000330378486685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85601920587632">
                <text:p>0.005856019205876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74221276196413">
                <text:p>0.274221276196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75082032250357">
                <text:p>0.175082032250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11041823424933">
                <text:p>0.0001110418234249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5286142142738">
                <text:p>0.00252861421427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6139529800793">
                <text:p>0.1361395298007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11156611045993">
                <text:p>0.001111566110459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21365108771756">
                <text:p>0.0321365108771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1092568736914">
                <text:p>0.0111092568736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82728122007508">
                <text:p>0.5827281220075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84673752068468">
                <text:p>0.00984673752068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1415869581781">
                <text:p>0.0214158695817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99704784046227">
                <text:p>0.3997047840462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084663998504">
                <text:p>0.0190846639985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39821279387462">
                <text:p>0.000039821279387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275664490018613">
                <text:p>0.00002756644900186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9409305096765">
                <text:p>0.1294093050967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6351137365072">
                <text:p>0.1863511373650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12147489157941">
                <text:p>0.05121474891579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7439129878823">
                <text:p>0.1174391298788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20408110819285">
                <text:p>0.01204081108192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77323359623217">
                <text:p>0.003773233596232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0931047975937">
                <text:p>0.809310479759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57996271293745">
                <text:p>0.03579962712937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09566102778853">
                <text:p>0.609566102778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69238334400194">
                <text:p>0.04692383344001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40950495098497">
                <text:p>0.0000409504950984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26693150439551">
                <text:p>0.1266931504395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4397689082253">
                <text:p>0.0404397689082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7165539867998">
                <text:p>0.0127165539867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7935248353435">
                <text:p>0.00179352483534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88323644363013">
                <text:p>0.588323644363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9693100038226">
                <text:p>0.0159693100038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13302645355041">
                <text:p>0.0008133026453550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68894702178352">
                <text:p>0.01688947021783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8918787176836">
                <text:p>0.02389187871768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73864726906352">
                <text:p>0.07738647269063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46778408737634">
                <text:p>0.08467784087376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51435072430196">
                <text:p>0.04514350724301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17959640231036">
                <text:p>0.817959640231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55748291556978">
                <text:p>0.000557482915569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31782857872452">
                <text:p>0.7317828578724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94554177914963">
                <text:p>0.594554177914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3718302020671">
                <text:p>0.4637183020206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5913067305755">
                <text:p>0.145913067305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410711579298154">
                <text:p>0.00004107115792981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83209571267514">
                <text:p>0.2832095712675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33831788473129">
                <text:p>0.06338317884731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8811055296729">
                <text:p>0.1188110552967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349541869166909">
                <text:p>0.00003495418691669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76367267002744">
                <text:p>0.000176367267002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475815902322821">
                <text:p>0.0004758159023228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9968823866865">
                <text:p>0.6499688238668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32088713777877">
                <text:p>0.02320887137778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6462082748518">
                <text:p>0.2264620827485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33020540097919">
                <text:p>0.004330205400979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204534421526">
                <text:p>0.152045344215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30426816236926">
                <text:p>0.9304268162369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97619334932661">
                <text:p>0.000197619334932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6958458790138">
                <text:p>0.3769584587901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78862479577521">
                <text:p>0.02788624795775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43984264187827">
                <text:p>0.01439842641878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87036273077143">
                <text:p>0.8870362730771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50848840304994">
                <text:p>0.750848840304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1243666983705">
                <text:p>0.711243666983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12312933369841">
                <text:p>0.1123129333698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25031467268762">
                <text:p>0.1250314672687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6829874771425">
                <text:p>0.7768298747714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16810253372766">
                <text:p>0.06168102533727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83374293402301">
                <text:p>0.6833742934023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9089396111823">
                <text:p>0.5290893961118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53415903360403">
                <text:p>0.00534159033604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8148076833132">
                <text:p>0.758148076833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843280548966">
                <text:p>0.0010843280548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937097541013751">
                <text:p>0.09370975410137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53480386086428">
                <text:p>0.00353480386086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1701297537015">
                <text:p>0.0181701297537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1617690523628">
                <text:p>0.03216176905236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83491030966368">
                <text:p>0.03834910309663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8089870359893">
                <text:p>0.780898703598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4727983836995">
                <text:p>0.1047279838369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23298254962568">
                <text:p>0.09232982549625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48633243611413">
                <text:p>0.0248633243611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56855068786732">
                <text:p>0.0000568550687867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58975065205757">
                <text:p>0.6589750652057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50551336702865">
                <text:p>0.01505513367028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77433282613515">
                <text:p>0.04774332826135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51400132647716">
                <text:p>0.7514001326477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232837338983611">
                <text:p>0.000232837338983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3817904373121">
                <text:p>0.103817904373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1234980015134">
                <text:p>0.431234980015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1572745806917">
                <text:p>0.1815727458069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5453259280172">
                <text:p>0.1654532592801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74344560654553">
                <text:p>0.04743445606545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39943015824564">
                <text:p>0.7399430158245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78071065400155">
                <text:p>0.4780710654001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36728604516006">
                <text:p>0.01367286045160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58673943767453">
                <text:p>0.00058673943767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4747054136516">
                <text:p>0.1847470541365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9702049554759">
                <text:p>0.3897020495547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98706261300901">
                <text:p>0.04987062613009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42616258411732">
                <text:p>0.02426162584117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100022372706783">
                <text:p>0.001000223727067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27942779322942">
                <text:p>0.4279427793229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7023236497667">
                <text:p>0.57023236497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3372519230656">
                <text:p>0.01633725192306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80686800634291">
                <text:p>0.1806868006342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364815903506926">
                <text:p>0.0000364815903506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7186595204107">
                <text:p>0.117186595204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72297229230901">
                <text:p>0.01722972292309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83814540433276">
                <text:p>0.4838145404332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70731599105894">
                <text:p>0.2707315991058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05591494182425">
                <text:p>0.01055914941824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705198831254387">
                <text:p>0.0007051988312543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49171150345529">
                <text:p>0.07491711503455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56928164305377">
                <text:p>0.01569281643053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17251849428966">
                <text:p>0.2172518494289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323217148461482">
                <text:p>0.00003232171484614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04500752021468">
                <text:p>0.01045007520214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35111963114098">
                <text:p>0.235111963114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29955414867337">
                <text:p>0.003299554148673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04481080601556">
                <text:p>0.00104481080601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72474473187414">
                <text:p>0.0001724744731874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98140265115574">
                <text:p>0.003981402651155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77048617160017">
                <text:p>0.4770486171600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264912833209429">
                <text:p>0.00002649128332094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40991166431393">
                <text:p>0.0240991166431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0335168246574">
                <text:p>0.1403351682465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9407020030176">
                <text:p>0.799407020030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95801749216122">
                <text:p>0.0002958017492161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14836742899724">
                <text:p>0.01148367428997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397669443854141">
                <text:p>0.00003976694438541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290992994927758">
                <text:p>0.000290992994927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35075895984581">
                <text:p>0.06350758959845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02638197461712">
                <text:p>0.7026381974617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92296957625732">
                <text:p>0.04922969576257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99877660969924">
                <text:p>0.02998776609699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9062708903986">
                <text:p>0.01590627089039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7522821065557">
                <text:p>0.1075228210655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92934448936688">
                <text:p>0.0929344489366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3417502205923">
                <text:p>0.0134175022059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29839926894182">
                <text:p>0.1298399268941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71070779542122">
                <text:p>0.0171070779542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66558674615375">
                <text:p>0.00566558674615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40152977544808">
                <text:p>0.00240152977544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36093368898931">
                <text:p>0.08360933688989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455601793739">
                <text:p>0.444556017937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955652518364687">
                <text:p>0.00009556525183646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17973888343977">
                <text:p>0.0005179738883439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310957966894">
                <text:p>0.453109579668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904293502793497">
                <text:p>0.00904293502793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24865331361063">
                <text:p>0.0824865331361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558677366943">
                <text:p>0.3825586773669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687869511999">
                <text:p>0.5687869511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76250755471678">
                <text:p>0.002762507554716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18367127790413">
                <text:p>0.218367127790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17372574983226">
                <text:p>0.2173725749832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580224584446366">
                <text:p>0.005802245844463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337474163951866">
                <text:p>0.0003374741639518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23516324181034">
                <text:p>0.3235163241810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9455838523766">
                <text:p>0.0494558385237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205005565075162">
                <text:p>0.0002050055650751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59228549944363">
                <text:p>0.459228549944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942564063020918">
                <text:p>0.09425640630209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66725505621102">
                <text:p>0.6667255056211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0732338676063">
                <text:p>0.1007323386760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86741513056007">
                <text:p>0.286741513056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95960265705706">
                <text:p>0.04959602657057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427169278594738">
                <text:p>0.004271692785947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70488048304735">
                <text:p>0.7704880483047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6001500217813">
                <text:p>0.560015002178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91808960174009">
                <text:p>0.0691808960174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62365031105772">
                <text:p>0.6623650311057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3973347131776">
                <text:p>0.3539733471317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52793178741859">
                <text:p>0.01527931787418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69316890995348">
                <text:p>0.06693168909953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7048606498423">
                <text:p>0.170486064984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7283747210945">
                <text:p>0.0472837472109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32124627340126">
                <text:p>0.03321246273401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79169140082996">
                <text:p>0.05791691400829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48986514558931">
                <text:p>0.3489865145589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455842620351416">
                <text:p>0.0004558426203514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4564952045264">
                <text:p>0.1545649520452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62392563902644">
                <text:p>0.5623925639026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64621977028269">
                <text:p>0.02646219770282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34710393901761">
                <text:p>0.00234710393901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88366252765141">
                <text:p>0.02883662527651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33178638296703">
                <text:p>0.02331786382967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26068654825808">
                <text:p>0.1260686548258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895045885067958">
                <text:p>0.008950458850679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3946730856561">
                <text:p>0.103946730856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8177177418445">
                <text:p>0.0181771774184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350038012703181">
                <text:p>0.00003500380127031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915490504395">
                <text:p>0.000169154905043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66949711309416">
                <text:p>0.8669497113094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77410361025461">
                <text:p>0.0006774103610254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13969866379854">
                <text:p>0.02139698663798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79617733391567">
                <text:p>0.09796177333915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1510167428939">
                <text:p>0.51510167428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873574140520165">
                <text:p>0.008735741405201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430396015344839">
                <text:p>0.00004303960153448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64445463051796">
                <text:p>0.002644454630517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461232667024655">
                <text:p>0.00004612326670246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612507370871855">
                <text:p>0.06125073708718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85247396702802">
                <text:p>0.6852473967028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16301693827544">
                <text:p>0.3163016938275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816963005705344">
                <text:p>0.008169630057053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54273906466699">
                <text:p>0.02542739064666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430852330468885">
                <text:p>0.04308523304688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18999601292008">
                <text:p>0.7189996012920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766038727729739">
                <text:p>0.007660387277297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35953813722569">
                <text:p>0.4359538137225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1781623173379">
                <text:p>0.1817816231733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27374998483576">
                <text:p>0.6273749984835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19637936992925">
                <text:p>0.619637936992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30466255843313">
                <text:p>0.05304662558433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36206455206184">
                <text:p>0.004362064552061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2102399921287">
                <text:p>0.621023999212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53002962588354">
                <text:p>0.005530029625883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08751493955363">
                <text:p>0.009087514939553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21104134459865">
                <text:p>0.0221104134459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783163124735203">
                <text:p>0.007831631247352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18729391812071">
                <text:p>0.1187293918120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61253024512466">
                <text:p>0.009612530245124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2675536298472">
                <text:p>0.0102675536298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8207255013557">
                <text:p>0.108207255013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6673455057779">
                <text:p>0.0566734550577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415867620420308">
                <text:p>0.0004158676204203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44403340131737">
                <text:p>0.009444033401317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90349074865602">
                <text:p>0.000190349074865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35024898483618">
                <text:p>0.6350248984836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37374746388524">
                <text:p>0.07373747463885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25436285370119">
                <text:p>0.5254362853701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76258341337825">
                <text:p>0.02762583413378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29736747453797">
                <text:p>0.07297367474537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39860398635603">
                <text:p>0.1398603986356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41505594609413">
                <text:p>0.00141505594609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1724562180567">
                <text:p>0.917245621805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314281783746982">
                <text:p>0.00003142817837469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77632576965393">
                <text:p>0.6776325769653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5365677473233">
                <text:p>0.7653656774732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11187084529291">
                <text:p>0.01111870845292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1096249422059">
                <text:p>0.810962494220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39592592493054">
                <text:p>0.01395925924930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71565929283545">
                <text:p>0.6715659292835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67608599099417">
                <text:p>0.05676085990994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34853825287558">
                <text:p>0.02348538252875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33945990924308">
                <text:p>0.6339459909243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60742134780587">
                <text:p>0.8607421347805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70606174189854">
                <text:p>0.7706061741898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38857157472371">
                <text:p>0.238857157472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67012716808741">
                <text:p>0.167012716808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35275990875262">
                <text:p>0.5352759908752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35946935194692">
                <text:p>0.1359469351946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33914330334632">
                <text:p>0.13391433033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531754356893605">
                <text:p>0.05317543568936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67863230487672">
                <text:p>0.04678632304876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33458066147866">
                <text:p>0.005334580661478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20128157797429">
                <text:p>0.1201281577974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84125198547455">
                <text:p>0.7841251985474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8048362643496">
                <text:p>0.7080483626434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11210766366728">
                <text:p>0.111210766366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133275388139894">
                <text:p>0.00001332753881398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18896699723381">
                <text:p>0.9188966997233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03378045167366">
                <text:p>0.6033780451673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520920480152331">
                <text:p>0.05209204801523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28843596664029">
                <text:p>0.5288435966640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786777160026265">
                <text:p>0.07867771600262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437825999682492">
                <text:p>0.04378259996824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61352041938551">
                <text:p>0.02613520419385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08589770669661">
                <text:p>0.8085897706696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87335089314274">
                <text:p>0.03873350893142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41910703807973">
                <text:p>0.6419107038079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05233583264351">
                <text:p>0.1052335832643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634380534508349">
                <text:p>0.006343805345083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83187088223046">
                <text:p>0.7831870882230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31701814661931">
                <text:p>0.1317018146619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59647598997209">
                <text:p>0.0596475989972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3892865674221">
                <text:p>0.8638928656742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85313303618257">
                <text:p>0.0185313303618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07169037086922">
                <text:p>0.8071690370869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20164305072704">
                <text:p>0.04201643050727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21574628534561">
                <text:p>0.00215746285345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0704338368725">
                <text:p>0.6507043383687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20958092305691">
                <text:p>0.120958092305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7114078940114">
                <text:p>0.171140789401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4734730584228">
                <text:p>0.147347305842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6817092914212">
                <text:p>0.106817092914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64923372500804">
                <text:p>0.8649233725008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695164513732577">
                <text:p>0.06951645137325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747102059724476">
                <text:p>0.07471020597244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43424248681463">
                <text:p>0.1434242486814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18317377742595">
                <text:p>0.6183173777425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87027077342507">
                <text:p>0.01870270773425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14966919540678">
                <text:p>0.01149669195406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324434249968961">
                <text:p>0.0003244342499689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78444914790682">
                <text:p>0.2784449147906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26708691296803">
                <text:p>0.05267086912968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53231242663818">
                <text:p>0.5532312426638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22231507213239">
                <text:p>0.7222315072132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70050502615138">
                <text:p>0.00670050502615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